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9mm"/>
    </style:style>
    <style:style style:name="co2" style:family="table-column">
      <style:table-column-properties fo:break-before="auto" style:column-width="9mm"/>
    </style:style>
    <style:style style:name="co3" style:family="table-column">
      <style:table-column-properties fo:break-before="auto" style:column-width="32.3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AR PL SungtiL GB" style:font-name-complex="FreeSans"/>
    </style:style>
  </office:automatic-styles>
  <office:body>
    <office:spreadsheet>
      <table:calculation-settings table:case-sensitive="false" table:automatic-find-labels="false">
        <table:iteration table:maximum-difference="0.0001"/>
      </table:calculation-settings>
      <table:table table:name="Sheet1" table:style-name="ta1">
        <table:table-column table:style-name="co1" table:default-cell-style-name="ce1"/>
        <table:table-column table:style-name="co2" table:number-columns-repeated="81" table:default-cell-style-name="Default"/>
        <table:table-column table:style-name="co3" table:default-cell-style-name="Default"/>
        <table:table-column table:style-name="co2" table:number-columns-repeated="24" table:default-cell-style-name="Default"/>
        <table:table-row table:style-name="ro1">
          <table:table-cell table:number-columns-repeated="107"/>
        </table:table-row>
        <table:table-row table:style-name="ro1">
          <table:table-cell table:style-name="ce2" office:value-type="string" calcext:value-type="string">
            <text:p>ciphertext</text:p>
          </table:table-cell>
          <table:table-cell office:value-type="string" calcext:value-type="string">
            <text:p>E TOY'P ZEPGLST OY PZED LSET YZTE. AZYLP GLSEYZOTZD HZ YPCP, SPYZW LELSEZOYLN TH ZSPPDE. YLN TE TIT QZEO, PEC L EDP'G LSES RTX, PHC PSEP RZ EEF MJE WT FRSE ZMPC LPHOY. L RYT'Y PAALS DLH ELSH ZEOY TW, MS EZMP CPHP HPXYL SE PCZX XTS PXLWMEYLN TPY ZW LSE THWL POZERT, MZZ EDTDTSEO YL XTSOY TQEY LNTOYLP YZ RDL SP. S EFM'O PPC RLP H RYT SE JCPG PCPEQ, LOTL, DPH. RY T SEJ'C PGPC PE QLELSE. PV TWE QP WPS. P GPTW PM EYL NT.</text:p>
          </table:table-cell>
          <table:table-cell table:number-columns-repeated="105"/>
        </table:table-row>
        <table:table-row table:style-name="ro1">
          <table:table-cell table:style-name="ce2"/>
          <table:table-cell table:number-columns-repeated="106"/>
        </table:table-row>
        <table:table-row table:style-name="ro1">
          <table:table-cell table:style-name="ce2" office:value-type="string" calcext:value-type="string">
            <text:p>best offset</text:p>
          </table:table-cell>
          <table:table-cell table:style-name="ce3" table:formula="of:=VLOOKUP([.CE41]; [.CE13:.CF39]; 2; 0)" office:value-type="float" office:value="11" calcext:value-type="float">
            <text:p>11</text:p>
          </table:table-cell>
          <table:table-cell table:number-columns-repeated="105"/>
        </table:table-row>
        <table:table-row table:style-name="ro1">
          <table:table-cell table:number-columns-repeated="107"/>
        </table:table-row>
        <table:table-row table:style-name="ro2">
          <table:table-cell office:value-type="string" calcext:value-type="string">
            <text:p>log of probability of letter in English</text:p>
          </table:table-cell>
          <table:table-cell office:value-type="float" office:value="-2.5478085818751" calcext:value-type="float">
            <text:p>-2.5478085818751</text:p>
          </table:table-cell>
          <table:table-cell office:value-type="float" office:value="-4.21159328903695" calcext:value-type="float">
            <text:p>-4.21159328903695</text:p>
          </table:table-cell>
          <table:table-cell office:value-type="float" office:value="-3.79520372508696" calcext:value-type="float">
            <text:p>-3.79520372508696</text:p>
          </table:table-cell>
          <table:table-cell office:value-type="float" office:value="-3.15171525377613" calcext:value-type="float">
            <text:p>-3.15171525377613</text:p>
          </table:table-cell>
          <table:table-cell office:value-type="float" office:value="-2.11196760530308" calcext:value-type="float">
            <text:p>-2.11196760530308</text:p>
          </table:table-cell>
          <table:table-cell office:value-type="float" office:value="-3.83559668031211" calcext:value-type="float">
            <text:p>-3.83559668031211</text:p>
          </table:table-cell>
          <table:table-cell office:value-type="float" office:value="-3.97417282881644" calcext:value-type="float">
            <text:p>-3.97417282881644</text:p>
          </table:table-cell>
          <table:table-cell office:value-type="float" office:value="-2.71005802889124" calcext:value-type="float">
            <text:p>-2.71005802889124</text:p>
          </table:table-cell>
          <table:table-cell office:value-type="float" office:value="-2.69982329391249" calcext:value-type="float">
            <text:p>-2.69982329391249</text:p>
          </table:table-cell>
          <table:table-cell office:value-type="float" office:value="-6.85483651280521" calcext:value-type="float">
            <text:p>-6.85483651280521</text:p>
          </table:table-cell>
          <table:table-cell office:value-type="float" office:value="-4.749296928908" calcext:value-type="float">
            <text:p>-4.749296928908</text:p>
          </table:table-cell>
          <table:table-cell office:value-type="float" office:value="-3.18535104415148" calcext:value-type="float">
            <text:p>-3.18535104415148</text:p>
          </table:table-cell>
          <table:table-cell office:value-type="float" office:value="-3.59384932773747" calcext:value-type="float">
            <text:p>-3.59384932773747</text:p>
          </table:table-cell>
          <table:table-cell office:value-type="float" office:value="-2.70409058150498" calcext:value-type="float">
            <text:p>-2.70409058150498</text:p>
          </table:table-cell>
          <table:table-cell office:value-type="float" office:value="-2.51945581397074" calcext:value-type="float">
            <text:p>-2.51945581397074</text:p>
          </table:table-cell>
          <table:table-cell office:value-type="float" office:value="-4.13281257472412" calcext:value-type="float">
            <text:p>-4.13281257472412</text:p>
          </table:table-cell>
          <table:table-cell office:value-type="float" office:value="-7.03782597089605" calcext:value-type="float">
            <text:p>-7.03782597089605</text:p>
          </table:table-cell>
          <table:table-cell office:value-type="float" office:value="-2.82033807555745" calcext:value-type="float">
            <text:p>-2.82033807555745</text:p>
          </table:table-cell>
          <table:table-cell office:value-type="float" office:value="-2.73968067784683" calcext:value-type="float">
            <text:p>-2.73968067784683</text:p>
          </table:table-cell>
          <table:table-cell office:value-type="float" office:value="-2.4141348481169" calcext:value-type="float">
            <text:p>-2.4141348481169</text:p>
          </table:table-cell>
          <table:table-cell office:value-type="float" office:value="-3.49464028519482" calcext:value-type="float">
            <text:p>-3.49464028519482</text:p>
          </table:table-cell>
          <table:table-cell office:value-type="float" office:value="-4.56322184589842" calcext:value-type="float">
            <text:p>-4.56322184589842</text:p>
          </table:table-cell>
          <table:table-cell office:value-type="float" office:value="-3.70420378637937" calcext:value-type="float">
            <text:p>-3.70420378637937</text:p>
          </table:table-cell>
          <table:table-cell office:value-type="float" office:value="-6.74080354488926" calcext:value-type="float">
            <text:p>-6.74080354488926</text:p>
          </table:table-cell>
          <table:table-cell office:value-type="float" office:value="-3.77956825501445" calcext:value-type="float">
            <text:p>-3.77956825501445</text:p>
          </table:table-cell>
          <table:table-cell office:value-type="float" office:value="-7.46642468517366" calcext:value-type="float">
            <text:p>-7.46642468517366</text:p>
          </table:table-cell>
          <table:table-cell table:number-columns-repeated="80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/>
          <table:table-cell table:formula="of:=[.B7]" office:value-type="string" office:string-value="a" calcext:value-type="string">
            <text:p>a</text:p>
          </table:table-cell>
          <table:table-cell table:formula="of:=[.C7]" office:value-type="string" office:string-value="b" calcext:value-type="string">
            <text:p>b</text:p>
          </table:table-cell>
          <table:table-cell table:formula="of:=[.D7]" office:value-type="string" office:string-value="c" calcext:value-type="string">
            <text:p>c</text:p>
          </table:table-cell>
          <table:table-cell table:formula="of:=[.E7]" office:value-type="string" office:string-value="d" calcext:value-type="string">
            <text:p>d</text:p>
          </table:table-cell>
          <table:table-cell table:formula="of:=[.F7]" office:value-type="string" office:string-value="e" calcext:value-type="string">
            <text:p>e</text:p>
          </table:table-cell>
          <table:table-cell table:formula="of:=[.G7]" office:value-type="string" office:string-value="f" calcext:value-type="string">
            <text:p>f</text:p>
          </table:table-cell>
          <table:table-cell table:formula="of:=[.H7]" office:value-type="string" office:string-value="g" calcext:value-type="string">
            <text:p>g</text:p>
          </table:table-cell>
          <table:table-cell table:formula="of:=[.I7]" office:value-type="string" office:string-value="h" calcext:value-type="string">
            <text:p>h</text:p>
          </table:table-cell>
          <table:table-cell table:formula="of:=[.J7]" office:value-type="string" office:string-value="i" calcext:value-type="string">
            <text:p>i</text:p>
          </table:table-cell>
          <table:table-cell table:formula="of:=[.K7]" office:value-type="string" office:string-value="j" calcext:value-type="string">
            <text:p>j</text:p>
          </table:table-cell>
          <table:table-cell table:formula="of:=[.L7]" office:value-type="string" office:string-value="k" calcext:value-type="string">
            <text:p>k</text:p>
          </table:table-cell>
          <table:table-cell table:formula="of:=[.M7]" office:value-type="string" office:string-value="l" calcext:value-type="string">
            <text:p>l</text:p>
          </table:table-cell>
          <table:table-cell table:formula="of:=[.N7]" office:value-type="string" office:string-value="m" calcext:value-type="string">
            <text:p>m</text:p>
          </table:table-cell>
          <table:table-cell table:formula="of:=[.O7]" office:value-type="string" office:string-value="n" calcext:value-type="string">
            <text:p>n</text:p>
          </table:table-cell>
          <table:table-cell table:formula="of:=[.P7]" office:value-type="string" office:string-value="o" calcext:value-type="string">
            <text:p>o</text:p>
          </table:table-cell>
          <table:table-cell table:formula="of:=[.Q7]" office:value-type="string" office:string-value="p" calcext:value-type="string">
            <text:p>p</text:p>
          </table:table-cell>
          <table:table-cell table:formula="of:=[.R7]" office:value-type="string" office:string-value="q" calcext:value-type="string">
            <text:p>q</text:p>
          </table:table-cell>
          <table:table-cell table:formula="of:=[.S7]" office:value-type="string" office:string-value="r" calcext:value-type="string">
            <text:p>r</text:p>
          </table:table-cell>
          <table:table-cell table:formula="of:=[.T7]" office:value-type="string" office:string-value="s" calcext:value-type="string">
            <text:p>s</text:p>
          </table:table-cell>
          <table:table-cell table:formula="of:=[.U7]" office:value-type="string" office:string-value="t" calcext:value-type="string">
            <text:p>t</text:p>
          </table:table-cell>
          <table:table-cell table:formula="of:=[.V7]" office:value-type="string" office:string-value="u" calcext:value-type="string">
            <text:p>u</text:p>
          </table:table-cell>
          <table:table-cell table:formula="of:=[.W7]" office:value-type="string" office:string-value="v" calcext:value-type="string">
            <text:p>v</text:p>
          </table:table-cell>
          <table:table-cell table:formula="of:=[.X7]" office:value-type="string" office:string-value="w" calcext:value-type="string">
            <text:p>w</text:p>
          </table:table-cell>
          <table:table-cell table:formula="of:=[.Y7]" office:value-type="string" office:string-value="x" calcext:value-type="string">
            <text:p>x</text:p>
          </table:table-cell>
          <table:table-cell table:formula="of:=[.Z7]" office:value-type="string" office:string-value="y" calcext:value-type="string">
            <text:p>y</text:p>
          </table:table-cell>
          <table:table-cell table:formula="of:=[.AA7]" office:value-type="string" office:string-value="z" calcext:value-type="string">
            <text:p>z</text:p>
          </table:table-cell>
          <table:table-cell/>
          <table:table-cell table:formula="of:=[.AC7]" office:value-type="string" office:string-value="a" calcext:value-type="string">
            <text:p>a</text:p>
          </table:table-cell>
          <table:table-cell table:formula="of:=[.AD7]" office:value-type="string" office:string-value="b" calcext:value-type="string">
            <text:p>b</text:p>
          </table:table-cell>
          <table:table-cell table:formula="of:=[.AE7]" office:value-type="string" office:string-value="c" calcext:value-type="string">
            <text:p>c</text:p>
          </table:table-cell>
          <table:table-cell table:formula="of:=[.AF7]" office:value-type="string" office:string-value="d" calcext:value-type="string">
            <text:p>d</text:p>
          </table:table-cell>
          <table:table-cell table:formula="of:=[.AG7]" office:value-type="string" office:string-value="e" calcext:value-type="string">
            <text:p>e</text:p>
          </table:table-cell>
          <table:table-cell table:formula="of:=[.AH7]" office:value-type="string" office:string-value="f" calcext:value-type="string">
            <text:p>f</text:p>
          </table:table-cell>
          <table:table-cell table:formula="of:=[.AI7]" office:value-type="string" office:string-value="g" calcext:value-type="string">
            <text:p>g</text:p>
          </table:table-cell>
          <table:table-cell table:formula="of:=[.AJ7]" office:value-type="string" office:string-value="h" calcext:value-type="string">
            <text:p>h</text:p>
          </table:table-cell>
          <table:table-cell table:formula="of:=[.AK7]" office:value-type="string" office:string-value="i" calcext:value-type="string">
            <text:p>i</text:p>
          </table:table-cell>
          <table:table-cell table:formula="of:=[.AL7]" office:value-type="string" office:string-value="j" calcext:value-type="string">
            <text:p>j</text:p>
          </table:table-cell>
          <table:table-cell table:formula="of:=[.AM7]" office:value-type="string" office:string-value="k" calcext:value-type="string">
            <text:p>k</text:p>
          </table:table-cell>
          <table:table-cell table:formula="of:=[.AN7]" office:value-type="string" office:string-value="l" calcext:value-type="string">
            <text:p>l</text:p>
          </table:table-cell>
          <table:table-cell table:formula="of:=[.AO7]" office:value-type="string" office:string-value="m" calcext:value-type="string">
            <text:p>m</text:p>
          </table:table-cell>
          <table:table-cell table:formula="of:=[.AP7]" office:value-type="string" office:string-value="n" calcext:value-type="string">
            <text:p>n</text:p>
          </table:table-cell>
          <table:table-cell table:formula="of:=[.AQ7]" office:value-type="string" office:string-value="o" calcext:value-type="string">
            <text:p>o</text:p>
          </table:table-cell>
          <table:table-cell table:formula="of:=[.AR7]" office:value-type="string" office:string-value="p" calcext:value-type="string">
            <text:p>p</text:p>
          </table:table-cell>
          <table:table-cell table:formula="of:=[.AS7]" office:value-type="string" office:string-value="q" calcext:value-type="string">
            <text:p>q</text:p>
          </table:table-cell>
          <table:table-cell table:formula="of:=[.AT7]" office:value-type="string" office:string-value="r" calcext:value-type="string">
            <text:p>r</text:p>
          </table:table-cell>
          <table:table-cell table:formula="of:=[.AU7]" office:value-type="string" office:string-value="s" calcext:value-type="string">
            <text:p>s</text:p>
          </table:table-cell>
          <table:table-cell table:formula="of:=[.AV7]" office:value-type="string" office:string-value="t" calcext:value-type="string">
            <text:p>t</text:p>
          </table:table-cell>
          <table:table-cell table:formula="of:=[.AW7]" office:value-type="string" office:string-value="u" calcext:value-type="string">
            <text:p>u</text:p>
          </table:table-cell>
          <table:table-cell table:formula="of:=[.AX7]" office:value-type="string" office:string-value="v" calcext:value-type="string">
            <text:p>v</text:p>
          </table:table-cell>
          <table:table-cell table:formula="of:=[.AY7]" office:value-type="string" office:string-value="w" calcext:value-type="string">
            <text:p>w</text:p>
          </table:table-cell>
          <table:table-cell table:formula="of:=[.AZ7]" office:value-type="string" office:string-value="x" calcext:value-type="string">
            <text:p>x</text:p>
          </table:table-cell>
          <table:table-cell table:formula="of:=[.BA7]" office:value-type="string" office:string-value="y" calcext:value-type="string">
            <text:p>y</text:p>
          </table:table-cell>
          <table:table-cell table:formula="of:=[.BB7]" office:value-type="string" office:string-value="z" calcext:value-type="string">
            <text:p>z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ounts in ciphertext</text:p>
          </table:table-cell>
          <table:table-cell table:formula="of:=LEN([.$B$2]) - LEN(SUBSTITUTE(LOWER([.$B$2]); [.B7]; &quot;&quot;))" office:value-type="float" office:value="3" calcext:value-type="float">
            <text:p>3</text:p>
          </table:table-cell>
          <table:table-cell table:formula="of:=LEN([.$B$2]) - LEN(SUBSTITUTE(LOWER([.$B$2]); [.C7]; &quot;&quot;))" office:value-type="float" office:value="0" calcext:value-type="float">
            <text:p>0</text:p>
          </table:table-cell>
          <table:table-cell table:formula="of:=LEN([.$B$2]) - LEN(SUBSTITUTE(LOWER([.$B$2]); [.D7]; &quot;&quot;))" office:value-type="float" office:value="11" calcext:value-type="float">
            <text:p>11</text:p>
          </table:table-cell>
          <table:table-cell table:formula="of:=LEN([.$B$2]) - LEN(SUBSTITUTE(LOWER([.$B$2]); [.E7]; &quot;&quot;))" office:value-type="float" office:value="9" calcext:value-type="float">
            <text:p>9</text:p>
          </table:table-cell>
          <table:table-cell table:formula="of:=LEN([.$B$2]) - LEN(SUBSTITUTE(LOWER([.$B$2]); [.F7]; &quot;&quot;))" office:value-type="float" office:value="38" calcext:value-type="float">
            <text:p>38</text:p>
          </table:table-cell>
          <table:table-cell table:formula="of:=LEN([.$B$2]) - LEN(SUBSTITUTE(LOWER([.$B$2]); [.G7]; &quot;&quot;))" office:value-type="float" office:value="3" calcext:value-type="float">
            <text:p>3</text:p>
          </table:table-cell>
          <table:table-cell table:formula="of:=LEN([.$B$2]) - LEN(SUBSTITUTE(LOWER([.$B$2]); [.H7]; &quot;&quot;))" office:value-type="float" office:value="6" calcext:value-type="float">
            <text:p>6</text:p>
          </table:table-cell>
          <table:table-cell table:formula="of:=LEN([.$B$2]) - LEN(SUBSTITUTE(LOWER([.$B$2]); [.I7]; &quot;&quot;))" office:value-type="float" office:value="11" calcext:value-type="float">
            <text:p>11</text:p>
          </table:table-cell>
          <table:table-cell table:formula="of:=LEN([.$B$2]) - LEN(SUBSTITUTE(LOWER([.$B$2]); [.J7]; &quot;&quot;))" office:value-type="float" office:value="1" calcext:value-type="float">
            <text:p>1</text:p>
          </table:table-cell>
          <table:table-cell table:formula="of:=LEN([.$B$2]) - LEN(SUBSTITUTE(LOWER([.$B$2]); [.K7]; &quot;&quot;))" office:value-type="float" office:value="3" calcext:value-type="float">
            <text:p>3</text:p>
          </table:table-cell>
          <table:table-cell table:formula="of:=LEN([.$B$2]) - LEN(SUBSTITUTE(LOWER([.$B$2]); [.L7]; &quot;&quot;))" office:value-type="float" office:value="0" calcext:value-type="float">
            <text:p>0</text:p>
          </table:table-cell>
          <table:table-cell table:formula="of:=LEN([.$B$2]) - LEN(SUBSTITUTE(LOWER([.$B$2]); [.M7]; &quot;&quot;))" office:value-type="float" office:value="30" calcext:value-type="float">
            <text:p>30</text:p>
          </table:table-cell>
          <table:table-cell table:formula="of:=LEN([.$B$2]) - LEN(SUBSTITUTE(LOWER([.$B$2]); [.N7]; &quot;&quot;))" office:value-type="float" office:value="8" calcext:value-type="float">
            <text:p>8</text:p>
          </table:table-cell>
          <table:table-cell table:formula="of:=LEN([.$B$2]) - LEN(SUBSTITUTE(LOWER([.$B$2]); [.O7]; &quot;&quot;))" office:value-type="float" office:value="5" calcext:value-type="float">
            <text:p>5</text:p>
          </table:table-cell>
          <table:table-cell table:formula="of:=LEN([.$B$2]) - LEN(SUBSTITUTE(LOWER([.$B$2]); [.P7]; &quot;&quot;))" office:value-type="float" office:value="13" calcext:value-type="float">
            <text:p>13</text:p>
          </table:table-cell>
          <table:table-cell table:formula="of:=LEN([.$B$2]) - LEN(SUBSTITUTE(LOWER([.$B$2]); [.Q7]; &quot;&quot;))" office:value-type="float" office:value="43" calcext:value-type="float">
            <text:p>43</text:p>
          </table:table-cell>
          <table:table-cell table:formula="of:=LEN([.$B$2]) - LEN(SUBSTITUTE(LOWER([.$B$2]); [.R7]; &quot;&quot;))" office:value-type="float" office:value="5" calcext:value-type="float">
            <text:p>5</text:p>
          </table:table-cell>
          <table:table-cell table:formula="of:=LEN([.$B$2]) - LEN(SUBSTITUTE(LOWER([.$B$2]); [.S7]; &quot;&quot;))" office:value-type="float" office:value="9" calcext:value-type="float">
            <text:p>9</text:p>
          </table:table-cell>
          <table:table-cell table:formula="of:=LEN([.$B$2]) - LEN(SUBSTITUTE(LOWER([.$B$2]); [.T7]; &quot;&quot;))" office:value-type="float" office:value="24" calcext:value-type="float">
            <text:p>24</text:p>
          </table:table-cell>
          <table:table-cell table:formula="of:=LEN([.$B$2]) - LEN(SUBSTITUTE(LOWER([.$B$2]); [.U7]; &quot;&quot;))" office:value-type="float" office:value="28" calcext:value-type="float">
            <text:p>28</text:p>
          </table:table-cell>
          <table:table-cell table:formula="of:=LEN([.$B$2]) - LEN(SUBSTITUTE(LOWER([.$B$2]); [.V7]; &quot;&quot;))" office:value-type="float" office:value="0" calcext:value-type="float">
            <text:p>0</text:p>
          </table:table-cell>
          <table:table-cell table:formula="of:=LEN([.$B$2]) - LEN(SUBSTITUTE(LOWER([.$B$2]); [.W7]; &quot;&quot;))" office:value-type="float" office:value="1" calcext:value-type="float">
            <text:p>1</text:p>
          </table:table-cell>
          <table:table-cell table:formula="of:=LEN([.$B$2]) - LEN(SUBSTITUTE(LOWER([.$B$2]); [.X7]; &quot;&quot;))" office:value-type="float" office:value="9" calcext:value-type="float">
            <text:p>9</text:p>
          </table:table-cell>
          <table:table-cell table:formula="of:=LEN([.$B$2]) - LEN(SUBSTITUTE(LOWER([.$B$2]); [.Y7]; &quot;&quot;))" office:value-type="float" office:value="6" calcext:value-type="float">
            <text:p>6</text:p>
          </table:table-cell>
          <table:table-cell table:formula="of:=LEN([.$B$2]) - LEN(SUBSTITUTE(LOWER([.$B$2]); [.Z7]; &quot;&quot;))" office:value-type="float" office:value="24" calcext:value-type="float">
            <text:p>24</text:p>
          </table:table-cell>
          <table:table-cell table:formula="of:=LEN([.$B$2]) - LEN(SUBSTITUTE(LOWER([.$B$2]); [.AA7]; &quot;&quot;))" office:value-type="float" office:value="21" calcext:value-type="float">
            <text:p>21</text:p>
          </table:table-cell>
          <table:table-cell table:number-columns-repeated="80"/>
        </table:table-row>
        <table:table-row table:style-name="ro1">
          <table:table-cell table:number-columns-repeated="107"/>
        </table:table-row>
        <table:table-row table:style-name="ro1">
          <table:table-cell/>
          <table:table-cell table:style-name="ce3"/>
          <table:table-cell table:number-columns-repeated="105"/>
        </table:table-row>
        <table:table-row table:style-name="ro1">
          <table:table-cell office:value-type="string" calcext:value-type="string">
            <text:p>Offset</text:p>
          </table:table-cell>
          <table:table-cell office:value-type="string" calcext:value-type="string">
            <text:p>With this offset, a, b, c... is transformed into b, c, d... or f, g, h...</text:p>
          </table:table-cell>
          <table:table-cell table:number-columns-repeated="26"/>
          <table:table-cell office:value-type="string" calcext:value-type="string">
            <text:p>With this offset, the plaintext had this many of a, b, c...</text:p>
          </table:table-cell>
          <table:table-cell table:number-columns-repeated="26"/>
          <table:table-cell office:value-type="string" calcext:value-type="string">
            <text:p>log probability of these many letters appearing</text:p>
          </table:table-cell>
          <table:table-cell table:number-columns-repeated="26"/>
          <table:table-cell office:value-type="string" calcext:value-type="string">
            <text:p>log probability of this text generated at random</text:p>
          </table:table-cell>
          <table:table-cell table:number-columns-repeated="24"/>
        </table:table-row>
        <table:table-row table:style-name="ro1">
          <table:table-cell table:number-columns-repeated="10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7]" office:value-type="string" office:string-value="a" calcext:value-type="string">
            <text:p>a</text:p>
          </table:table-cell>
          <table:table-cell table:formula="of:=[.C7]" office:value-type="string" office:string-value="b" calcext:value-type="string">
            <text:p>b</text:p>
          </table:table-cell>
          <table:table-cell table:formula="of:=[.D7]" office:value-type="string" office:string-value="c" calcext:value-type="string">
            <text:p>c</text:p>
          </table:table-cell>
          <table:table-cell table:formula="of:=[.E7]" office:value-type="string" office:string-value="d" calcext:value-type="string">
            <text:p>d</text:p>
          </table:table-cell>
          <table:table-cell table:formula="of:=[.F7]" office:value-type="string" office:string-value="e" calcext:value-type="string">
            <text:p>e</text:p>
          </table:table-cell>
          <table:table-cell table:formula="of:=[.G7]" office:value-type="string" office:string-value="f" calcext:value-type="string">
            <text:p>f</text:p>
          </table:table-cell>
          <table:table-cell table:formula="of:=[.H7]" office:value-type="string" office:string-value="g" calcext:value-type="string">
            <text:p>g</text:p>
          </table:table-cell>
          <table:table-cell table:formula="of:=[.I7]" office:value-type="string" office:string-value="h" calcext:value-type="string">
            <text:p>h</text:p>
          </table:table-cell>
          <table:table-cell table:formula="of:=[.J7]" office:value-type="string" office:string-value="i" calcext:value-type="string">
            <text:p>i</text:p>
          </table:table-cell>
          <table:table-cell table:formula="of:=[.K7]" office:value-type="string" office:string-value="j" calcext:value-type="string">
            <text:p>j</text:p>
          </table:table-cell>
          <table:table-cell table:formula="of:=[.L7]" office:value-type="string" office:string-value="k" calcext:value-type="string">
            <text:p>k</text:p>
          </table:table-cell>
          <table:table-cell table:formula="of:=[.M7]" office:value-type="string" office:string-value="l" calcext:value-type="string">
            <text:p>l</text:p>
          </table:table-cell>
          <table:table-cell table:formula="of:=[.N7]" office:value-type="string" office:string-value="m" calcext:value-type="string">
            <text:p>m</text:p>
          </table:table-cell>
          <table:table-cell table:formula="of:=[.O7]" office:value-type="string" office:string-value="n" calcext:value-type="string">
            <text:p>n</text:p>
          </table:table-cell>
          <table:table-cell table:formula="of:=[.P7]" office:value-type="string" office:string-value="o" calcext:value-type="string">
            <text:p>o</text:p>
          </table:table-cell>
          <table:table-cell table:formula="of:=[.Q7]" office:value-type="string" office:string-value="p" calcext:value-type="string">
            <text:p>p</text:p>
          </table:table-cell>
          <table:table-cell table:formula="of:=[.R7]" office:value-type="string" office:string-value="q" calcext:value-type="string">
            <text:p>q</text:p>
          </table:table-cell>
          <table:table-cell table:formula="of:=[.S7]" office:value-type="string" office:string-value="r" calcext:value-type="string">
            <text:p>r</text:p>
          </table:table-cell>
          <table:table-cell table:formula="of:=[.T7]" office:value-type="string" office:string-value="s" calcext:value-type="string">
            <text:p>s</text:p>
          </table:table-cell>
          <table:table-cell table:formula="of:=[.U7]" office:value-type="string" office:string-value="t" calcext:value-type="string">
            <text:p>t</text:p>
          </table:table-cell>
          <table:table-cell table:formula="of:=[.V7]" office:value-type="string" office:string-value="u" calcext:value-type="string">
            <text:p>u</text:p>
          </table:table-cell>
          <table:table-cell table:formula="of:=[.W7]" office:value-type="string" office:string-value="v" calcext:value-type="string">
            <text:p>v</text:p>
          </table:table-cell>
          <table:table-cell table:formula="of:=[.X7]" office:value-type="string" office:string-value="w" calcext:value-type="string">
            <text:p>w</text:p>
          </table:table-cell>
          <table:table-cell table:formula="of:=[.Y7]" office:value-type="string" office:string-value="x" calcext:value-type="string">
            <text:p>x</text:p>
          </table:table-cell>
          <table:table-cell table:formula="of:=[.Z7]" office:value-type="string" office:string-value="y" calcext:value-type="string">
            <text:p>y</text:p>
          </table:table-cell>
          <table:table-cell table:formula="of:=[.AA7]" office:value-type="string" office:string-value="z" calcext:value-type="string">
            <text:p>z</text:p>
          </table:table-cell>
          <table:table-cell/>
          <table:table-cell table:formula="of:=LEN([.$B$2]) - LEN(SUBSTITUTE(LOWER([.$B$2]); [.B13]; &quot;&quot;))" office:value-type="float" office:value="3" calcext:value-type="float">
            <text:p>3</text:p>
          </table:table-cell>
          <table:table-cell table:formula="of:=LEN([.$B$2]) - LEN(SUBSTITUTE(LOWER([.$B$2]); [.C13]; &quot;&quot;))" office:value-type="float" office:value="0" calcext:value-type="float">
            <text:p>0</text:p>
          </table:table-cell>
          <table:table-cell table:formula="of:=LEN([.$B$2]) - LEN(SUBSTITUTE(LOWER([.$B$2]); [.D13]; &quot;&quot;))" office:value-type="float" office:value="11" calcext:value-type="float">
            <text:p>11</text:p>
          </table:table-cell>
          <table:table-cell table:formula="of:=LEN([.$B$2]) - LEN(SUBSTITUTE(LOWER([.$B$2]); [.E13]; &quot;&quot;))" office:value-type="float" office:value="9" calcext:value-type="float">
            <text:p>9</text:p>
          </table:table-cell>
          <table:table-cell table:formula="of:=LEN([.$B$2]) - LEN(SUBSTITUTE(LOWER([.$B$2]); [.F13]; &quot;&quot;))" office:value-type="float" office:value="38" calcext:value-type="float">
            <text:p>38</text:p>
          </table:table-cell>
          <table:table-cell table:formula="of:=LEN([.$B$2]) - LEN(SUBSTITUTE(LOWER([.$B$2]); [.G13]; &quot;&quot;))" office:value-type="float" office:value="3" calcext:value-type="float">
            <text:p>3</text:p>
          </table:table-cell>
          <table:table-cell table:formula="of:=LEN([.$B$2]) - LEN(SUBSTITUTE(LOWER([.$B$2]); [.H13]; &quot;&quot;))" office:value-type="float" office:value="6" calcext:value-type="float">
            <text:p>6</text:p>
          </table:table-cell>
          <table:table-cell table:formula="of:=LEN([.$B$2]) - LEN(SUBSTITUTE(LOWER([.$B$2]); [.I13]; &quot;&quot;))" office:value-type="float" office:value="11" calcext:value-type="float">
            <text:p>11</text:p>
          </table:table-cell>
          <table:table-cell table:formula="of:=LEN([.$B$2]) - LEN(SUBSTITUTE(LOWER([.$B$2]); [.J13]; &quot;&quot;))" office:value-type="float" office:value="1" calcext:value-type="float">
            <text:p>1</text:p>
          </table:table-cell>
          <table:table-cell table:formula="of:=LEN([.$B$2]) - LEN(SUBSTITUTE(LOWER([.$B$2]); [.K13]; &quot;&quot;))" office:value-type="float" office:value="3" calcext:value-type="float">
            <text:p>3</text:p>
          </table:table-cell>
          <table:table-cell table:formula="of:=LEN([.$B$2]) - LEN(SUBSTITUTE(LOWER([.$B$2]); [.L13]; &quot;&quot;))" office:value-type="float" office:value="0" calcext:value-type="float">
            <text:p>0</text:p>
          </table:table-cell>
          <table:table-cell table:formula="of:=LEN([.$B$2]) - LEN(SUBSTITUTE(LOWER([.$B$2]); [.M13]; &quot;&quot;))" office:value-type="float" office:value="30" calcext:value-type="float">
            <text:p>30</text:p>
          </table:table-cell>
          <table:table-cell table:formula="of:=LEN([.$B$2]) - LEN(SUBSTITUTE(LOWER([.$B$2]); [.N13]; &quot;&quot;))" office:value-type="float" office:value="8" calcext:value-type="float">
            <text:p>8</text:p>
          </table:table-cell>
          <table:table-cell table:formula="of:=LEN([.$B$2]) - LEN(SUBSTITUTE(LOWER([.$B$2]); [.O13]; &quot;&quot;))" office:value-type="float" office:value="5" calcext:value-type="float">
            <text:p>5</text:p>
          </table:table-cell>
          <table:table-cell table:formula="of:=LEN([.$B$2]) - LEN(SUBSTITUTE(LOWER([.$B$2]); [.P13]; &quot;&quot;))" office:value-type="float" office:value="13" calcext:value-type="float">
            <text:p>13</text:p>
          </table:table-cell>
          <table:table-cell table:formula="of:=LEN([.$B$2]) - LEN(SUBSTITUTE(LOWER([.$B$2]); [.Q13]; &quot;&quot;))" office:value-type="float" office:value="43" calcext:value-type="float">
            <text:p>43</text:p>
          </table:table-cell>
          <table:table-cell table:formula="of:=LEN([.$B$2]) - LEN(SUBSTITUTE(LOWER([.$B$2]); [.R13]; &quot;&quot;))" office:value-type="float" office:value="5" calcext:value-type="float">
            <text:p>5</text:p>
          </table:table-cell>
          <table:table-cell table:formula="of:=LEN([.$B$2]) - LEN(SUBSTITUTE(LOWER([.$B$2]); [.S13]; &quot;&quot;))" office:value-type="float" office:value="9" calcext:value-type="float">
            <text:p>9</text:p>
          </table:table-cell>
          <table:table-cell table:formula="of:=LEN([.$B$2]) - LEN(SUBSTITUTE(LOWER([.$B$2]); [.T13]; &quot;&quot;))" office:value-type="float" office:value="24" calcext:value-type="float">
            <text:p>24</text:p>
          </table:table-cell>
          <table:table-cell table:formula="of:=LEN([.$B$2]) - LEN(SUBSTITUTE(LOWER([.$B$2]); [.U13]; &quot;&quot;))" office:value-type="float" office:value="28" calcext:value-type="float">
            <text:p>28</text:p>
          </table:table-cell>
          <table:table-cell table:formula="of:=LEN([.$B$2]) - LEN(SUBSTITUTE(LOWER([.$B$2]); [.V13]; &quot;&quot;))" office:value-type="float" office:value="0" calcext:value-type="float">
            <text:p>0</text:p>
          </table:table-cell>
          <table:table-cell table:formula="of:=LEN([.$B$2]) - LEN(SUBSTITUTE(LOWER([.$B$2]); [.W13]; &quot;&quot;))" office:value-type="float" office:value="1" calcext:value-type="float">
            <text:p>1</text:p>
          </table:table-cell>
          <table:table-cell table:formula="of:=LEN([.$B$2]) - LEN(SUBSTITUTE(LOWER([.$B$2]); [.X13]; &quot;&quot;))" office:value-type="float" office:value="9" calcext:value-type="float">
            <text:p>9</text:p>
          </table:table-cell>
          <table:table-cell table:formula="of:=LEN([.$B$2]) - LEN(SUBSTITUTE(LOWER([.$B$2]); [.Y13]; &quot;&quot;))" office:value-type="float" office:value="6" calcext:value-type="float">
            <text:p>6</text:p>
          </table:table-cell>
          <table:table-cell table:formula="of:=LEN([.$B$2]) - LEN(SUBSTITUTE(LOWER([.$B$2]); [.Z13]; &quot;&quot;))" office:value-type="float" office:value="24" calcext:value-type="float">
            <text:p>24</text:p>
          </table:table-cell>
          <table:table-cell table:formula="of:=LEN([.$B$2]) - LEN(SUBSTITUTE(LOWER([.$B$2]); [.AA13]; &quot;&quot;))" office:value-type="float" office:value="21" calcext:value-type="float">
            <text:p>21</text:p>
          </table:table-cell>
          <table:table-cell/>
          <table:table-cell table:formula="of:=[.AC13]*[.B$6]" office:value-type="float" office:value="-7.6434257456253" calcext:value-type="float">
            <text:p>-7.6434257456253</text:p>
          </table:table-cell>
          <table:table-cell table:formula="of:=[.AD13]*[.C$6]" office:value-type="float" office:value="-0" calcext:value-type="float">
            <text:p>0</text:p>
          </table:table-cell>
          <table:table-cell table:formula="of:=[.AE13]*[.D$6]" office:value-type="float" office:value="-41.7472409759566" calcext:value-type="float">
            <text:p>-41.7472409759566</text:p>
          </table:table-cell>
          <table:table-cell table:formula="of:=[.AF13]*[.E$6]" office:value-type="float" office:value="-28.3654372839852" calcext:value-type="float">
            <text:p>-28.3654372839852</text:p>
          </table:table-cell>
          <table:table-cell table:formula="of:=[.AG13]*[.F$6]" office:value-type="float" office:value="-80.254769001517" calcext:value-type="float">
            <text:p>-80.254769001517</text:p>
          </table:table-cell>
          <table:table-cell table:formula="of:=[.AH13]*[.G$6]" office:value-type="float" office:value="-11.5067900409363" calcext:value-type="float">
            <text:p>-11.5067900409363</text:p>
          </table:table-cell>
          <table:table-cell table:formula="of:=[.AI13]*[.H$6]" office:value-type="float" office:value="-23.8450369728986" calcext:value-type="float">
            <text:p>-23.8450369728986</text:p>
          </table:table-cell>
          <table:table-cell table:formula="of:=[.AJ13]*[.I$6]" office:value-type="float" office:value="-29.8106383178037" calcext:value-type="float">
            <text:p>-29.8106383178037</text:p>
          </table:table-cell>
          <table:table-cell table:formula="of:=[.AK13]*[.J$6]" office:value-type="float" office:value="-2.69982329391249" calcext:value-type="float">
            <text:p>-2.69982329391249</text:p>
          </table:table-cell>
          <table:table-cell table:formula="of:=[.AL13]*[.K$6]" office:value-type="float" office:value="-20.5645095384156" calcext:value-type="float">
            <text:p>-20.5645095384156</text:p>
          </table:table-cell>
          <table:table-cell table:formula="of:=[.AM13]*[.L$6]" office:value-type="float" office:value="-0" calcext:value-type="float">
            <text:p>0</text:p>
          </table:table-cell>
          <table:table-cell table:formula="of:=[.AN13]*[.M$6]" office:value-type="float" office:value="-95.5605313245444" calcext:value-type="float">
            <text:p>-95.5605313245444</text:p>
          </table:table-cell>
          <table:table-cell table:formula="of:=[.AO13]*[.N$6]" office:value-type="float" office:value="-28.7507946218997" calcext:value-type="float">
            <text:p>-28.7507946218997</text:p>
          </table:table-cell>
          <table:table-cell table:formula="of:=[.AP13]*[.O$6]" office:value-type="float" office:value="-13.5204529075249" calcext:value-type="float">
            <text:p>-13.5204529075249</text:p>
          </table:table-cell>
          <table:table-cell table:formula="of:=[.AQ13]*[.P$6]" office:value-type="float" office:value="-32.7529255816196" calcext:value-type="float">
            <text:p>-32.7529255816196</text:p>
          </table:table-cell>
          <table:table-cell table:formula="of:=[.AR13]*[.Q$6]" office:value-type="float" office:value="-177.710940713137" calcext:value-type="float">
            <text:p>-177.710940713137</text:p>
          </table:table-cell>
          <table:table-cell table:formula="of:=[.AS13]*[.R$6]" office:value-type="float" office:value="-35.1891298544802" calcext:value-type="float">
            <text:p>-35.1891298544802</text:p>
          </table:table-cell>
          <table:table-cell table:formula="of:=[.AT13]*[.S$6]" office:value-type="float" office:value="-25.383042680017" calcext:value-type="float">
            <text:p>-25.383042680017</text:p>
          </table:table-cell>
          <table:table-cell table:formula="of:=[.AU13]*[.T$6]" office:value-type="float" office:value="-65.7523362683238" calcext:value-type="float">
            <text:p>-65.7523362683238</text:p>
          </table:table-cell>
          <table:table-cell table:formula="of:=[.AV13]*[.U$6]" office:value-type="float" office:value="-67.5957757472733" calcext:value-type="float">
            <text:p>-67.5957757472733</text:p>
          </table:table-cell>
          <table:table-cell table:formula="of:=[.AW13]*[.V$6]" office:value-type="float" office:value="-0" calcext:value-type="float">
            <text:p>0</text:p>
          </table:table-cell>
          <table:table-cell table:formula="of:=[.AX13]*[.W$6]" office:value-type="float" office:value="-4.56322184589842" calcext:value-type="float">
            <text:p>-4.56322184589842</text:p>
          </table:table-cell>
          <table:table-cell table:formula="of:=[.AY13]*[.X$6]" office:value-type="float" office:value="-33.3378340774143" calcext:value-type="float">
            <text:p>-33.3378340774143</text:p>
          </table:table-cell>
          <table:table-cell table:formula="of:=[.AZ13]*[.Y$6]" office:value-type="float" office:value="-40.4448212693356" calcext:value-type="float">
            <text:p>-40.4448212693356</text:p>
          </table:table-cell>
          <table:table-cell table:formula="of:=[.BA13]*[.Z$6]" office:value-type="float" office:value="-90.7096381203467" calcext:value-type="float">
            <text:p>-90.7096381203467</text:p>
          </table:table-cell>
          <table:table-cell table:formula="of:=[.BB13]*[.AA$6]" office:value-type="float" office:value="-156.794918388647" calcext:value-type="float">
            <text:p>-156.794918388647</text:p>
          </table:table-cell>
          <table:table-cell/>
          <table:table-cell table:formula="of:=SUM([.BD13:.CC13])" office:value-type="float" office:value="-1114.50403457151" calcext:value-type="float">
            <text:p>-1114.50403457151</text:p>
          </table:table-cell>
          <table:table-cell table:formula="of:=[.A13]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C13]" office:value-type="string" office:string-value="b" calcext:value-type="string">
            <text:p>b</text:p>
          </table:table-cell>
          <table:table-cell table:formula="of:=[.D13]" office:value-type="string" office:string-value="c" calcext:value-type="string">
            <text:p>c</text:p>
          </table:table-cell>
          <table:table-cell table:formula="of:=[.E13]" office:value-type="string" office:string-value="d" calcext:value-type="string">
            <text:p>d</text:p>
          </table:table-cell>
          <table:table-cell table:formula="of:=[.F13]" office:value-type="string" office:string-value="e" calcext:value-type="string">
            <text:p>e</text:p>
          </table:table-cell>
          <table:table-cell table:formula="of:=[.G13]" office:value-type="string" office:string-value="f" calcext:value-type="string">
            <text:p>f</text:p>
          </table:table-cell>
          <table:table-cell table:formula="of:=[.H13]" office:value-type="string" office:string-value="g" calcext:value-type="string">
            <text:p>g</text:p>
          </table:table-cell>
          <table:table-cell table:formula="of:=[.I13]" office:value-type="string" office:string-value="h" calcext:value-type="string">
            <text:p>h</text:p>
          </table:table-cell>
          <table:table-cell table:formula="of:=[.J13]" office:value-type="string" office:string-value="i" calcext:value-type="string">
            <text:p>i</text:p>
          </table:table-cell>
          <table:table-cell table:formula="of:=[.K13]" office:value-type="string" office:string-value="j" calcext:value-type="string">
            <text:p>j</text:p>
          </table:table-cell>
          <table:table-cell table:formula="of:=[.L13]" office:value-type="string" office:string-value="k" calcext:value-type="string">
            <text:p>k</text:p>
          </table:table-cell>
          <table:table-cell table:formula="of:=[.M13]" office:value-type="string" office:string-value="l" calcext:value-type="string">
            <text:p>l</text:p>
          </table:table-cell>
          <table:table-cell table:formula="of:=[.N13]" office:value-type="string" office:string-value="m" calcext:value-type="string">
            <text:p>m</text:p>
          </table:table-cell>
          <table:table-cell table:formula="of:=[.O13]" office:value-type="string" office:string-value="n" calcext:value-type="string">
            <text:p>n</text:p>
          </table:table-cell>
          <table:table-cell table:formula="of:=[.P13]" office:value-type="string" office:string-value="o" calcext:value-type="string">
            <text:p>o</text:p>
          </table:table-cell>
          <table:table-cell table:formula="of:=[.Q13]" office:value-type="string" office:string-value="p" calcext:value-type="string">
            <text:p>p</text:p>
          </table:table-cell>
          <table:table-cell table:formula="of:=[.R13]" office:value-type="string" office:string-value="q" calcext:value-type="string">
            <text:p>q</text:p>
          </table:table-cell>
          <table:table-cell table:formula="of:=[.S13]" office:value-type="string" office:string-value="r" calcext:value-type="string">
            <text:p>r</text:p>
          </table:table-cell>
          <table:table-cell table:formula="of:=[.T13]" office:value-type="string" office:string-value="s" calcext:value-type="string">
            <text:p>s</text:p>
          </table:table-cell>
          <table:table-cell table:formula="of:=[.U13]" office:value-type="string" office:string-value="t" calcext:value-type="string">
            <text:p>t</text:p>
          </table:table-cell>
          <table:table-cell table:formula="of:=[.V13]" office:value-type="string" office:string-value="u" calcext:value-type="string">
            <text:p>u</text:p>
          </table:table-cell>
          <table:table-cell table:formula="of:=[.W13]" office:value-type="string" office:string-value="v" calcext:value-type="string">
            <text:p>v</text:p>
          </table:table-cell>
          <table:table-cell table:formula="of:=[.X13]" office:value-type="string" office:string-value="w" calcext:value-type="string">
            <text:p>w</text:p>
          </table:table-cell>
          <table:table-cell table:formula="of:=[.Y13]" office:value-type="string" office:string-value="x" calcext:value-type="string">
            <text:p>x</text:p>
          </table:table-cell>
          <table:table-cell table:formula="of:=[.Z13]" office:value-type="string" office:string-value="y" calcext:value-type="string">
            <text:p>y</text:p>
          </table:table-cell>
          <table:table-cell table:formula="of:=[.AA13]" office:value-type="string" office:string-value="z" calcext:value-type="string">
            <text:p>z</text:p>
          </table:table-cell>
          <table:table-cell table:formula="of:=[.B13]" office:value-type="string" office:string-value="a" calcext:value-type="string">
            <text:p>a</text:p>
          </table:table-cell>
          <table:table-cell/>
          <table:table-cell table:formula="of:=LEN([.$B$2]) - LEN(SUBSTITUTE(LOWER([.$B$2]); [.B14]; &quot;&quot;))" office:value-type="float" office:value="0" calcext:value-type="float">
            <text:p>0</text:p>
          </table:table-cell>
          <table:table-cell table:formula="of:=LEN([.$B$2]) - LEN(SUBSTITUTE(LOWER([.$B$2]); [.C14]; &quot;&quot;))" office:value-type="float" office:value="11" calcext:value-type="float">
            <text:p>11</text:p>
          </table:table-cell>
          <table:table-cell table:formula="of:=LEN([.$B$2]) - LEN(SUBSTITUTE(LOWER([.$B$2]); [.D14]; &quot;&quot;))" office:value-type="float" office:value="9" calcext:value-type="float">
            <text:p>9</text:p>
          </table:table-cell>
          <table:table-cell table:formula="of:=LEN([.$B$2]) - LEN(SUBSTITUTE(LOWER([.$B$2]); [.E14]; &quot;&quot;))" office:value-type="float" office:value="38" calcext:value-type="float">
            <text:p>38</text:p>
          </table:table-cell>
          <table:table-cell table:formula="of:=LEN([.$B$2]) - LEN(SUBSTITUTE(LOWER([.$B$2]); [.F14]; &quot;&quot;))" office:value-type="float" office:value="3" calcext:value-type="float">
            <text:p>3</text:p>
          </table:table-cell>
          <table:table-cell table:formula="of:=LEN([.$B$2]) - LEN(SUBSTITUTE(LOWER([.$B$2]); [.G14]; &quot;&quot;))" office:value-type="float" office:value="6" calcext:value-type="float">
            <text:p>6</text:p>
          </table:table-cell>
          <table:table-cell table:formula="of:=LEN([.$B$2]) - LEN(SUBSTITUTE(LOWER([.$B$2]); [.H14]; &quot;&quot;))" office:value-type="float" office:value="11" calcext:value-type="float">
            <text:p>11</text:p>
          </table:table-cell>
          <table:table-cell table:formula="of:=LEN([.$B$2]) - LEN(SUBSTITUTE(LOWER([.$B$2]); [.I14]; &quot;&quot;))" office:value-type="float" office:value="1" calcext:value-type="float">
            <text:p>1</text:p>
          </table:table-cell>
          <table:table-cell table:formula="of:=LEN([.$B$2]) - LEN(SUBSTITUTE(LOWER([.$B$2]); [.J14]; &quot;&quot;))" office:value-type="float" office:value="3" calcext:value-type="float">
            <text:p>3</text:p>
          </table:table-cell>
          <table:table-cell table:formula="of:=LEN([.$B$2]) - LEN(SUBSTITUTE(LOWER([.$B$2]); [.K14]; &quot;&quot;))" office:value-type="float" office:value="0" calcext:value-type="float">
            <text:p>0</text:p>
          </table:table-cell>
          <table:table-cell table:formula="of:=LEN([.$B$2]) - LEN(SUBSTITUTE(LOWER([.$B$2]); [.L14]; &quot;&quot;))" office:value-type="float" office:value="30" calcext:value-type="float">
            <text:p>30</text:p>
          </table:table-cell>
          <table:table-cell table:formula="of:=LEN([.$B$2]) - LEN(SUBSTITUTE(LOWER([.$B$2]); [.M14]; &quot;&quot;))" office:value-type="float" office:value="8" calcext:value-type="float">
            <text:p>8</text:p>
          </table:table-cell>
          <table:table-cell table:formula="of:=LEN([.$B$2]) - LEN(SUBSTITUTE(LOWER([.$B$2]); [.N14]; &quot;&quot;))" office:value-type="float" office:value="5" calcext:value-type="float">
            <text:p>5</text:p>
          </table:table-cell>
          <table:table-cell table:formula="of:=LEN([.$B$2]) - LEN(SUBSTITUTE(LOWER([.$B$2]); [.O14]; &quot;&quot;))" office:value-type="float" office:value="13" calcext:value-type="float">
            <text:p>13</text:p>
          </table:table-cell>
          <table:table-cell table:formula="of:=LEN([.$B$2]) - LEN(SUBSTITUTE(LOWER([.$B$2]); [.P14]; &quot;&quot;))" office:value-type="float" office:value="43" calcext:value-type="float">
            <text:p>43</text:p>
          </table:table-cell>
          <table:table-cell table:formula="of:=LEN([.$B$2]) - LEN(SUBSTITUTE(LOWER([.$B$2]); [.Q14]; &quot;&quot;))" office:value-type="float" office:value="5" calcext:value-type="float">
            <text:p>5</text:p>
          </table:table-cell>
          <table:table-cell table:formula="of:=LEN([.$B$2]) - LEN(SUBSTITUTE(LOWER([.$B$2]); [.R14]; &quot;&quot;))" office:value-type="float" office:value="9" calcext:value-type="float">
            <text:p>9</text:p>
          </table:table-cell>
          <table:table-cell table:formula="of:=LEN([.$B$2]) - LEN(SUBSTITUTE(LOWER([.$B$2]); [.S14]; &quot;&quot;))" office:value-type="float" office:value="24" calcext:value-type="float">
            <text:p>24</text:p>
          </table:table-cell>
          <table:table-cell table:formula="of:=LEN([.$B$2]) - LEN(SUBSTITUTE(LOWER([.$B$2]); [.T14]; &quot;&quot;))" office:value-type="float" office:value="28" calcext:value-type="float">
            <text:p>28</text:p>
          </table:table-cell>
          <table:table-cell table:formula="of:=LEN([.$B$2]) - LEN(SUBSTITUTE(LOWER([.$B$2]); [.U14]; &quot;&quot;))" office:value-type="float" office:value="0" calcext:value-type="float">
            <text:p>0</text:p>
          </table:table-cell>
          <table:table-cell table:formula="of:=LEN([.$B$2]) - LEN(SUBSTITUTE(LOWER([.$B$2]); [.V14]; &quot;&quot;))" office:value-type="float" office:value="1" calcext:value-type="float">
            <text:p>1</text:p>
          </table:table-cell>
          <table:table-cell table:formula="of:=LEN([.$B$2]) - LEN(SUBSTITUTE(LOWER([.$B$2]); [.W14]; &quot;&quot;))" office:value-type="float" office:value="9" calcext:value-type="float">
            <text:p>9</text:p>
          </table:table-cell>
          <table:table-cell table:formula="of:=LEN([.$B$2]) - LEN(SUBSTITUTE(LOWER([.$B$2]); [.X14]; &quot;&quot;))" office:value-type="float" office:value="6" calcext:value-type="float">
            <text:p>6</text:p>
          </table:table-cell>
          <table:table-cell table:formula="of:=LEN([.$B$2]) - LEN(SUBSTITUTE(LOWER([.$B$2]); [.Y14]; &quot;&quot;))" office:value-type="float" office:value="24" calcext:value-type="float">
            <text:p>24</text:p>
          </table:table-cell>
          <table:table-cell table:formula="of:=LEN([.$B$2]) - LEN(SUBSTITUTE(LOWER([.$B$2]); [.Z14]; &quot;&quot;))" office:value-type="float" office:value="21" calcext:value-type="float">
            <text:p>21</text:p>
          </table:table-cell>
          <table:table-cell table:formula="of:=LEN([.$B$2]) - LEN(SUBSTITUTE(LOWER([.$B$2]); [.AA14]; &quot;&quot;))" office:value-type="float" office:value="3" calcext:value-type="float">
            <text:p>3</text:p>
          </table:table-cell>
          <table:table-cell/>
          <table:table-cell table:formula="of:=[.AC14]*[.B$6]" office:value-type="float" office:value="-0" calcext:value-type="float">
            <text:p>0</text:p>
          </table:table-cell>
          <table:table-cell table:formula="of:=[.AD14]*[.C$6]" office:value-type="float" office:value="-46.3275261794064" calcext:value-type="float">
            <text:p>-46.3275261794064</text:p>
          </table:table-cell>
          <table:table-cell table:formula="of:=[.AE14]*[.D$6]" office:value-type="float" office:value="-34.1568335257826" calcext:value-type="float">
            <text:p>-34.1568335257826</text:p>
          </table:table-cell>
          <table:table-cell table:formula="of:=[.AF14]*[.E$6]" office:value-type="float" office:value="-119.765179643493" calcext:value-type="float">
            <text:p>-119.765179643493</text:p>
          </table:table-cell>
          <table:table-cell table:formula="of:=[.AG14]*[.F$6]" office:value-type="float" office:value="-6.33590281590924" calcext:value-type="float">
            <text:p>-6.33590281590924</text:p>
          </table:table-cell>
          <table:table-cell table:formula="of:=[.AH14]*[.G$6]" office:value-type="float" office:value="-23.0135800818727" calcext:value-type="float">
            <text:p>-23.0135800818727</text:p>
          </table:table-cell>
          <table:table-cell table:formula="of:=[.AI14]*[.H$6]" office:value-type="float" office:value="-43.7159011169808" calcext:value-type="float">
            <text:p>-43.7159011169808</text:p>
          </table:table-cell>
          <table:table-cell table:formula="of:=[.AJ14]*[.I$6]" office:value-type="float" office:value="-2.71005802889124" calcext:value-type="float">
            <text:p>-2.71005802889124</text:p>
          </table:table-cell>
          <table:table-cell table:formula="of:=[.AK14]*[.J$6]" office:value-type="float" office:value="-8.09946988173747" calcext:value-type="float">
            <text:p>-8.09946988173747</text:p>
          </table:table-cell>
          <table:table-cell table:formula="of:=[.AL14]*[.K$6]" office:value-type="float" office:value="-0" calcext:value-type="float">
            <text:p>0</text:p>
          </table:table-cell>
          <table:table-cell table:formula="of:=[.AM14]*[.L$6]" office:value-type="float" office:value="-142.47890786724" calcext:value-type="float">
            <text:p>-142.47890786724</text:p>
          </table:table-cell>
          <table:table-cell table:formula="of:=[.AN14]*[.M$6]" office:value-type="float" office:value="-25.4828083532118" calcext:value-type="float">
            <text:p>-25.4828083532118</text:p>
          </table:table-cell>
          <table:table-cell table:formula="of:=[.AO14]*[.N$6]" office:value-type="float" office:value="-17.9692466386873" calcext:value-type="float">
            <text:p>-17.9692466386873</text:p>
          </table:table-cell>
          <table:table-cell table:formula="of:=[.AP14]*[.O$6]" office:value-type="float" office:value="-35.1531775595647" calcext:value-type="float">
            <text:p>-35.1531775595647</text:p>
          </table:table-cell>
          <table:table-cell table:formula="of:=[.AQ14]*[.P$6]" office:value-type="float" office:value="-108.336600000742" calcext:value-type="float">
            <text:p>-108.336600000742</text:p>
          </table:table-cell>
          <table:table-cell table:formula="of:=[.AR14]*[.Q$6]" office:value-type="float" office:value="-20.6640628736206" calcext:value-type="float">
            <text:p>-20.6640628736206</text:p>
          </table:table-cell>
          <table:table-cell table:formula="of:=[.AS14]*[.R$6]" office:value-type="float" office:value="-63.3404337380644" calcext:value-type="float">
            <text:p>-63.3404337380644</text:p>
          </table:table-cell>
          <table:table-cell table:formula="of:=[.AT14]*[.S$6]" office:value-type="float" office:value="-67.6881138133787" calcext:value-type="float">
            <text:p>-67.6881138133787</text:p>
          </table:table-cell>
          <table:table-cell table:formula="of:=[.AU14]*[.T$6]" office:value-type="float" office:value="-76.7110589797112" calcext:value-type="float">
            <text:p>-76.7110589797112</text:p>
          </table:table-cell>
          <table:table-cell table:formula="of:=[.AV14]*[.U$6]" office:value-type="float" office:value="-0" calcext:value-type="float">
            <text:p>0</text:p>
          </table:table-cell>
          <table:table-cell table:formula="of:=[.AW14]*[.V$6]" office:value-type="float" office:value="-3.49464028519482" calcext:value-type="float">
            <text:p>-3.49464028519482</text:p>
          </table:table-cell>
          <table:table-cell table:formula="of:=[.AX14]*[.W$6]" office:value-type="float" office:value="-41.0689966130857" calcext:value-type="float">
            <text:p>-41.0689966130857</text:p>
          </table:table-cell>
          <table:table-cell table:formula="of:=[.AY14]*[.X$6]" office:value-type="float" office:value="-22.2252227182762" calcext:value-type="float">
            <text:p>-22.2252227182762</text:p>
          </table:table-cell>
          <table:table-cell table:formula="of:=[.AZ14]*[.Y$6]" office:value-type="float" office:value="-161.779285077342" calcext:value-type="float">
            <text:p>-161.779285077342</text:p>
          </table:table-cell>
          <table:table-cell table:formula="of:=[.BA14]*[.Z$6]" office:value-type="float" office:value="-79.3709333553034" calcext:value-type="float">
            <text:p>-79.3709333553034</text:p>
          </table:table-cell>
          <table:table-cell table:formula="of:=[.BB14]*[.AA$6]" office:value-type="float" office:value="-22.399274055521" calcext:value-type="float">
            <text:p>-22.399274055521</text:p>
          </table:table-cell>
          <table:table-cell/>
          <table:table-cell table:formula="of:=SUM([.BD14:.CC14])" office:value-type="float" office:value="-1172.28721320302" calcext:value-type="float">
            <text:p>-1172.28721320302</text:p>
          </table:table-cell>
          <table:table-cell table:formula="of:=[.A14]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C14]" office:value-type="string" office:string-value="c" calcext:value-type="string">
            <text:p>c</text:p>
          </table:table-cell>
          <table:table-cell table:formula="of:=[.D14]" office:value-type="string" office:string-value="d" calcext:value-type="string">
            <text:p>d</text:p>
          </table:table-cell>
          <table:table-cell table:formula="of:=[.E14]" office:value-type="string" office:string-value="e" calcext:value-type="string">
            <text:p>e</text:p>
          </table:table-cell>
          <table:table-cell table:formula="of:=[.F14]" office:value-type="string" office:string-value="f" calcext:value-type="string">
            <text:p>f</text:p>
          </table:table-cell>
          <table:table-cell table:formula="of:=[.G14]" office:value-type="string" office:string-value="g" calcext:value-type="string">
            <text:p>g</text:p>
          </table:table-cell>
          <table:table-cell table:formula="of:=[.H14]" office:value-type="string" office:string-value="h" calcext:value-type="string">
            <text:p>h</text:p>
          </table:table-cell>
          <table:table-cell table:formula="of:=[.I14]" office:value-type="string" office:string-value="i" calcext:value-type="string">
            <text:p>i</text:p>
          </table:table-cell>
          <table:table-cell table:formula="of:=[.J14]" office:value-type="string" office:string-value="j" calcext:value-type="string">
            <text:p>j</text:p>
          </table:table-cell>
          <table:table-cell table:formula="of:=[.K14]" office:value-type="string" office:string-value="k" calcext:value-type="string">
            <text:p>k</text:p>
          </table:table-cell>
          <table:table-cell table:formula="of:=[.L14]" office:value-type="string" office:string-value="l" calcext:value-type="string">
            <text:p>l</text:p>
          </table:table-cell>
          <table:table-cell table:formula="of:=[.M14]" office:value-type="string" office:string-value="m" calcext:value-type="string">
            <text:p>m</text:p>
          </table:table-cell>
          <table:table-cell table:formula="of:=[.N14]" office:value-type="string" office:string-value="n" calcext:value-type="string">
            <text:p>n</text:p>
          </table:table-cell>
          <table:table-cell table:formula="of:=[.O14]" office:value-type="string" office:string-value="o" calcext:value-type="string">
            <text:p>o</text:p>
          </table:table-cell>
          <table:table-cell table:formula="of:=[.P14]" office:value-type="string" office:string-value="p" calcext:value-type="string">
            <text:p>p</text:p>
          </table:table-cell>
          <table:table-cell table:formula="of:=[.Q14]" office:value-type="string" office:string-value="q" calcext:value-type="string">
            <text:p>q</text:p>
          </table:table-cell>
          <table:table-cell table:formula="of:=[.R14]" office:value-type="string" office:string-value="r" calcext:value-type="string">
            <text:p>r</text:p>
          </table:table-cell>
          <table:table-cell table:formula="of:=[.S14]" office:value-type="string" office:string-value="s" calcext:value-type="string">
            <text:p>s</text:p>
          </table:table-cell>
          <table:table-cell table:formula="of:=[.T14]" office:value-type="string" office:string-value="t" calcext:value-type="string">
            <text:p>t</text:p>
          </table:table-cell>
          <table:table-cell table:formula="of:=[.U14]" office:value-type="string" office:string-value="u" calcext:value-type="string">
            <text:p>u</text:p>
          </table:table-cell>
          <table:table-cell table:formula="of:=[.V14]" office:value-type="string" office:string-value="v" calcext:value-type="string">
            <text:p>v</text:p>
          </table:table-cell>
          <table:table-cell table:formula="of:=[.W14]" office:value-type="string" office:string-value="w" calcext:value-type="string">
            <text:p>w</text:p>
          </table:table-cell>
          <table:table-cell table:formula="of:=[.X14]" office:value-type="string" office:string-value="x" calcext:value-type="string">
            <text:p>x</text:p>
          </table:table-cell>
          <table:table-cell table:formula="of:=[.Y14]" office:value-type="string" office:string-value="y" calcext:value-type="string">
            <text:p>y</text:p>
          </table:table-cell>
          <table:table-cell table:formula="of:=[.Z14]" office:value-type="string" office:string-value="z" calcext:value-type="string">
            <text:p>z</text:p>
          </table:table-cell>
          <table:table-cell table:formula="of:=[.AA14]" office:value-type="string" office:string-value="a" calcext:value-type="string">
            <text:p>a</text:p>
          </table:table-cell>
          <table:table-cell table:formula="of:=[.B14]" office:value-type="string" office:string-value="b" calcext:value-type="string">
            <text:p>b</text:p>
          </table:table-cell>
          <table:table-cell/>
          <table:table-cell table:formula="of:=LEN([.$B$2]) - LEN(SUBSTITUTE(LOWER([.$B$2]); [.B15]; &quot;&quot;))" office:value-type="float" office:value="11" calcext:value-type="float">
            <text:p>11</text:p>
          </table:table-cell>
          <table:table-cell table:formula="of:=LEN([.$B$2]) - LEN(SUBSTITUTE(LOWER([.$B$2]); [.C15]; &quot;&quot;))" office:value-type="float" office:value="9" calcext:value-type="float">
            <text:p>9</text:p>
          </table:table-cell>
          <table:table-cell table:formula="of:=LEN([.$B$2]) - LEN(SUBSTITUTE(LOWER([.$B$2]); [.D15]; &quot;&quot;))" office:value-type="float" office:value="38" calcext:value-type="float">
            <text:p>38</text:p>
          </table:table-cell>
          <table:table-cell table:formula="of:=LEN([.$B$2]) - LEN(SUBSTITUTE(LOWER([.$B$2]); [.E15]; &quot;&quot;))" office:value-type="float" office:value="3" calcext:value-type="float">
            <text:p>3</text:p>
          </table:table-cell>
          <table:table-cell table:formula="of:=LEN([.$B$2]) - LEN(SUBSTITUTE(LOWER([.$B$2]); [.F15]; &quot;&quot;))" office:value-type="float" office:value="6" calcext:value-type="float">
            <text:p>6</text:p>
          </table:table-cell>
          <table:table-cell table:formula="of:=LEN([.$B$2]) - LEN(SUBSTITUTE(LOWER([.$B$2]); [.G15]; &quot;&quot;))" office:value-type="float" office:value="11" calcext:value-type="float">
            <text:p>11</text:p>
          </table:table-cell>
          <table:table-cell table:formula="of:=LEN([.$B$2]) - LEN(SUBSTITUTE(LOWER([.$B$2]); [.H15]; &quot;&quot;))" office:value-type="float" office:value="1" calcext:value-type="float">
            <text:p>1</text:p>
          </table:table-cell>
          <table:table-cell table:formula="of:=LEN([.$B$2]) - LEN(SUBSTITUTE(LOWER([.$B$2]); [.I15]; &quot;&quot;))" office:value-type="float" office:value="3" calcext:value-type="float">
            <text:p>3</text:p>
          </table:table-cell>
          <table:table-cell table:formula="of:=LEN([.$B$2]) - LEN(SUBSTITUTE(LOWER([.$B$2]); [.J15]; &quot;&quot;))" office:value-type="float" office:value="0" calcext:value-type="float">
            <text:p>0</text:p>
          </table:table-cell>
          <table:table-cell table:formula="of:=LEN([.$B$2]) - LEN(SUBSTITUTE(LOWER([.$B$2]); [.K15]; &quot;&quot;))" office:value-type="float" office:value="30" calcext:value-type="float">
            <text:p>30</text:p>
          </table:table-cell>
          <table:table-cell table:formula="of:=LEN([.$B$2]) - LEN(SUBSTITUTE(LOWER([.$B$2]); [.L15]; &quot;&quot;))" office:value-type="float" office:value="8" calcext:value-type="float">
            <text:p>8</text:p>
          </table:table-cell>
          <table:table-cell table:formula="of:=LEN([.$B$2]) - LEN(SUBSTITUTE(LOWER([.$B$2]); [.M15]; &quot;&quot;))" office:value-type="float" office:value="5" calcext:value-type="float">
            <text:p>5</text:p>
          </table:table-cell>
          <table:table-cell table:formula="of:=LEN([.$B$2]) - LEN(SUBSTITUTE(LOWER([.$B$2]); [.N15]; &quot;&quot;))" office:value-type="float" office:value="13" calcext:value-type="float">
            <text:p>13</text:p>
          </table:table-cell>
          <table:table-cell table:formula="of:=LEN([.$B$2]) - LEN(SUBSTITUTE(LOWER([.$B$2]); [.O15]; &quot;&quot;))" office:value-type="float" office:value="43" calcext:value-type="float">
            <text:p>43</text:p>
          </table:table-cell>
          <table:table-cell table:formula="of:=LEN([.$B$2]) - LEN(SUBSTITUTE(LOWER([.$B$2]); [.P15]; &quot;&quot;))" office:value-type="float" office:value="5" calcext:value-type="float">
            <text:p>5</text:p>
          </table:table-cell>
          <table:table-cell table:formula="of:=LEN([.$B$2]) - LEN(SUBSTITUTE(LOWER([.$B$2]); [.Q15]; &quot;&quot;))" office:value-type="float" office:value="9" calcext:value-type="float">
            <text:p>9</text:p>
          </table:table-cell>
          <table:table-cell table:formula="of:=LEN([.$B$2]) - LEN(SUBSTITUTE(LOWER([.$B$2]); [.R15]; &quot;&quot;))" office:value-type="float" office:value="24" calcext:value-type="float">
            <text:p>24</text:p>
          </table:table-cell>
          <table:table-cell table:formula="of:=LEN([.$B$2]) - LEN(SUBSTITUTE(LOWER([.$B$2]); [.S15]; &quot;&quot;))" office:value-type="float" office:value="28" calcext:value-type="float">
            <text:p>28</text:p>
          </table:table-cell>
          <table:table-cell table:formula="of:=LEN([.$B$2]) - LEN(SUBSTITUTE(LOWER([.$B$2]); [.T15]; &quot;&quot;))" office:value-type="float" office:value="0" calcext:value-type="float">
            <text:p>0</text:p>
          </table:table-cell>
          <table:table-cell table:formula="of:=LEN([.$B$2]) - LEN(SUBSTITUTE(LOWER([.$B$2]); [.U15]; &quot;&quot;))" office:value-type="float" office:value="1" calcext:value-type="float">
            <text:p>1</text:p>
          </table:table-cell>
          <table:table-cell table:formula="of:=LEN([.$B$2]) - LEN(SUBSTITUTE(LOWER([.$B$2]); [.V15]; &quot;&quot;))" office:value-type="float" office:value="9" calcext:value-type="float">
            <text:p>9</text:p>
          </table:table-cell>
          <table:table-cell table:formula="of:=LEN([.$B$2]) - LEN(SUBSTITUTE(LOWER([.$B$2]); [.W15]; &quot;&quot;))" office:value-type="float" office:value="6" calcext:value-type="float">
            <text:p>6</text:p>
          </table:table-cell>
          <table:table-cell table:formula="of:=LEN([.$B$2]) - LEN(SUBSTITUTE(LOWER([.$B$2]); [.X15]; &quot;&quot;))" office:value-type="float" office:value="24" calcext:value-type="float">
            <text:p>24</text:p>
          </table:table-cell>
          <table:table-cell table:formula="of:=LEN([.$B$2]) - LEN(SUBSTITUTE(LOWER([.$B$2]); [.Y15]; &quot;&quot;))" office:value-type="float" office:value="21" calcext:value-type="float">
            <text:p>21</text:p>
          </table:table-cell>
          <table:table-cell table:formula="of:=LEN([.$B$2]) - LEN(SUBSTITUTE(LOWER([.$B$2]); [.Z15]; &quot;&quot;))" office:value-type="float" office:value="3" calcext:value-type="float">
            <text:p>3</text:p>
          </table:table-cell>
          <table:table-cell table:formula="of:=LEN([.$B$2]) - LEN(SUBSTITUTE(LOWER([.$B$2]); [.AA15]; &quot;&quot;))" office:value-type="float" office:value="0" calcext:value-type="float">
            <text:p>0</text:p>
          </table:table-cell>
          <table:table-cell/>
          <table:table-cell table:formula="of:=[.AC15]*[.B$6]" office:value-type="float" office:value="-28.0258944006261" calcext:value-type="float">
            <text:p>-28.0258944006261</text:p>
          </table:table-cell>
          <table:table-cell table:formula="of:=[.AD15]*[.C$6]" office:value-type="float" office:value="-37.9043396013325" calcext:value-type="float">
            <text:p>-37.9043396013325</text:p>
          </table:table-cell>
          <table:table-cell table:formula="of:=[.AE15]*[.D$6]" office:value-type="float" office:value="-144.217741553305" calcext:value-type="float">
            <text:p>-144.217741553305</text:p>
          </table:table-cell>
          <table:table-cell table:formula="of:=[.AF15]*[.E$6]" office:value-type="float" office:value="-9.45514576132841" calcext:value-type="float">
            <text:p>-9.45514576132841</text:p>
          </table:table-cell>
          <table:table-cell table:formula="of:=[.AG15]*[.F$6]" office:value-type="float" office:value="-12.6718056318185" calcext:value-type="float">
            <text:p>-12.6718056318185</text:p>
          </table:table-cell>
          <table:table-cell table:formula="of:=[.AH15]*[.G$6]" office:value-type="float" office:value="-42.1915634834332" calcext:value-type="float">
            <text:p>-42.1915634834332</text:p>
          </table:table-cell>
          <table:table-cell table:formula="of:=[.AI15]*[.H$6]" office:value-type="float" office:value="-3.97417282881644" calcext:value-type="float">
            <text:p>-3.97417282881644</text:p>
          </table:table-cell>
          <table:table-cell table:formula="of:=[.AJ15]*[.I$6]" office:value-type="float" office:value="-8.13017408667372" calcext:value-type="float">
            <text:p>-8.13017408667372</text:p>
          </table:table-cell>
          <table:table-cell table:formula="of:=[.AK15]*[.J$6]" office:value-type="float" office:value="-0" calcext:value-type="float">
            <text:p>0</text:p>
          </table:table-cell>
          <table:table-cell table:formula="of:=[.AL15]*[.K$6]" office:value-type="float" office:value="-205.645095384156" calcext:value-type="float">
            <text:p>-205.645095384156</text:p>
          </table:table-cell>
          <table:table-cell table:formula="of:=[.AM15]*[.L$6]" office:value-type="float" office:value="-37.994375431264" calcext:value-type="float">
            <text:p>-37.994375431264</text:p>
          </table:table-cell>
          <table:table-cell table:formula="of:=[.AN15]*[.M$6]" office:value-type="float" office:value="-15.9267552207574" calcext:value-type="float">
            <text:p>-15.9267552207574</text:p>
          </table:table-cell>
          <table:table-cell table:formula="of:=[.AO15]*[.N$6]" office:value-type="float" office:value="-46.7200412605871" calcext:value-type="float">
            <text:p>-46.7200412605871</text:p>
          </table:table-cell>
          <table:table-cell table:formula="of:=[.AP15]*[.O$6]" office:value-type="float" office:value="-116.275895004714" calcext:value-type="float">
            <text:p>-116.275895004714</text:p>
          </table:table-cell>
          <table:table-cell table:formula="of:=[.AQ15]*[.P$6]" office:value-type="float" office:value="-12.5972790698537" calcext:value-type="float">
            <text:p>-12.5972790698537</text:p>
          </table:table-cell>
          <table:table-cell table:formula="of:=[.AR15]*[.Q$6]" office:value-type="float" office:value="-37.195313172517" calcext:value-type="float">
            <text:p>-37.195313172517</text:p>
          </table:table-cell>
          <table:table-cell table:formula="of:=[.AS15]*[.R$6]" office:value-type="float" office:value="-168.907823301505" calcext:value-type="float">
            <text:p>-168.907823301505</text:p>
          </table:table-cell>
          <table:table-cell table:formula="of:=[.AT15]*[.S$6]" office:value-type="float" office:value="-78.9694661156085" calcext:value-type="float">
            <text:p>-78.9694661156085</text:p>
          </table:table-cell>
          <table:table-cell table:formula="of:=[.AU15]*[.T$6]" office:value-type="float" office:value="-0" calcext:value-type="float">
            <text:p>0</text:p>
          </table:table-cell>
          <table:table-cell table:formula="of:=[.AV15]*[.U$6]" office:value-type="float" office:value="-2.4141348481169" calcext:value-type="float">
            <text:p>-2.4141348481169</text:p>
          </table:table-cell>
          <table:table-cell table:formula="of:=[.AW15]*[.V$6]" office:value-type="float" office:value="-31.4517625667533" calcext:value-type="float">
            <text:p>-31.4517625667533</text:p>
          </table:table-cell>
          <table:table-cell table:formula="of:=[.AX15]*[.W$6]" office:value-type="float" office:value="-27.3793310753905" calcext:value-type="float">
            <text:p>-27.3793310753905</text:p>
          </table:table-cell>
          <table:table-cell table:formula="of:=[.AY15]*[.X$6]" office:value-type="float" office:value="-88.9008908731048" calcext:value-type="float">
            <text:p>-88.9008908731048</text:p>
          </table:table-cell>
          <table:table-cell table:formula="of:=[.AZ15]*[.Y$6]" office:value-type="float" office:value="-141.556874442674" calcext:value-type="float">
            <text:p>-141.556874442674</text:p>
          </table:table-cell>
          <table:table-cell table:formula="of:=[.BA15]*[.Z$6]" office:value-type="float" office:value="-11.3387047650433" calcext:value-type="float">
            <text:p>-11.3387047650433</text:p>
          </table:table-cell>
          <table:table-cell table:formula="of:=[.BB15]*[.AA$6]" office:value-type="float" office:value="-0" calcext:value-type="float">
            <text:p>0</text:p>
          </table:table-cell>
          <table:table-cell/>
          <table:table-cell table:formula="of:=SUM([.BD15:.CC15])" office:value-type="float" office:value="-1309.84457987938" calcext:value-type="float">
            <text:p>-1309.84457987938</text:p>
          </table:table-cell>
          <table:table-cell table:formula="of:=[.A15]"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C15]" office:value-type="string" office:string-value="d" calcext:value-type="string">
            <text:p>d</text:p>
          </table:table-cell>
          <table:table-cell table:formula="of:=[.D15]" office:value-type="string" office:string-value="e" calcext:value-type="string">
            <text:p>e</text:p>
          </table:table-cell>
          <table:table-cell table:formula="of:=[.E15]" office:value-type="string" office:string-value="f" calcext:value-type="string">
            <text:p>f</text:p>
          </table:table-cell>
          <table:table-cell table:formula="of:=[.F15]" office:value-type="string" office:string-value="g" calcext:value-type="string">
            <text:p>g</text:p>
          </table:table-cell>
          <table:table-cell table:formula="of:=[.G15]" office:value-type="string" office:string-value="h" calcext:value-type="string">
            <text:p>h</text:p>
          </table:table-cell>
          <table:table-cell table:formula="of:=[.H15]" office:value-type="string" office:string-value="i" calcext:value-type="string">
            <text:p>i</text:p>
          </table:table-cell>
          <table:table-cell table:formula="of:=[.I15]" office:value-type="string" office:string-value="j" calcext:value-type="string">
            <text:p>j</text:p>
          </table:table-cell>
          <table:table-cell table:formula="of:=[.J15]" office:value-type="string" office:string-value="k" calcext:value-type="string">
            <text:p>k</text:p>
          </table:table-cell>
          <table:table-cell table:formula="of:=[.K15]" office:value-type="string" office:string-value="l" calcext:value-type="string">
            <text:p>l</text:p>
          </table:table-cell>
          <table:table-cell table:formula="of:=[.L15]" office:value-type="string" office:string-value="m" calcext:value-type="string">
            <text:p>m</text:p>
          </table:table-cell>
          <table:table-cell table:formula="of:=[.M15]" office:value-type="string" office:string-value="n" calcext:value-type="string">
            <text:p>n</text:p>
          </table:table-cell>
          <table:table-cell table:formula="of:=[.N15]" office:value-type="string" office:string-value="o" calcext:value-type="string">
            <text:p>o</text:p>
          </table:table-cell>
          <table:table-cell table:formula="of:=[.O15]" office:value-type="string" office:string-value="p" calcext:value-type="string">
            <text:p>p</text:p>
          </table:table-cell>
          <table:table-cell table:formula="of:=[.P15]" office:value-type="string" office:string-value="q" calcext:value-type="string">
            <text:p>q</text:p>
          </table:table-cell>
          <table:table-cell table:formula="of:=[.Q15]" office:value-type="string" office:string-value="r" calcext:value-type="string">
            <text:p>r</text:p>
          </table:table-cell>
          <table:table-cell table:formula="of:=[.R15]" office:value-type="string" office:string-value="s" calcext:value-type="string">
            <text:p>s</text:p>
          </table:table-cell>
          <table:table-cell table:formula="of:=[.S15]" office:value-type="string" office:string-value="t" calcext:value-type="string">
            <text:p>t</text:p>
          </table:table-cell>
          <table:table-cell table:formula="of:=[.T15]" office:value-type="string" office:string-value="u" calcext:value-type="string">
            <text:p>u</text:p>
          </table:table-cell>
          <table:table-cell table:formula="of:=[.U15]" office:value-type="string" office:string-value="v" calcext:value-type="string">
            <text:p>v</text:p>
          </table:table-cell>
          <table:table-cell table:formula="of:=[.V15]" office:value-type="string" office:string-value="w" calcext:value-type="string">
            <text:p>w</text:p>
          </table:table-cell>
          <table:table-cell table:formula="of:=[.W15]" office:value-type="string" office:string-value="x" calcext:value-type="string">
            <text:p>x</text:p>
          </table:table-cell>
          <table:table-cell table:formula="of:=[.X15]" office:value-type="string" office:string-value="y" calcext:value-type="string">
            <text:p>y</text:p>
          </table:table-cell>
          <table:table-cell table:formula="of:=[.Y15]" office:value-type="string" office:string-value="z" calcext:value-type="string">
            <text:p>z</text:p>
          </table:table-cell>
          <table:table-cell table:formula="of:=[.Z15]" office:value-type="string" office:string-value="a" calcext:value-type="string">
            <text:p>a</text:p>
          </table:table-cell>
          <table:table-cell table:formula="of:=[.AA15]" office:value-type="string" office:string-value="b" calcext:value-type="string">
            <text:p>b</text:p>
          </table:table-cell>
          <table:table-cell table:formula="of:=[.B15]" office:value-type="string" office:string-value="c" calcext:value-type="string">
            <text:p>c</text:p>
          </table:table-cell>
          <table:table-cell/>
          <table:table-cell table:formula="of:=LEN([.$B$2]) - LEN(SUBSTITUTE(LOWER([.$B$2]); [.B16]; &quot;&quot;))" office:value-type="float" office:value="9" calcext:value-type="float">
            <text:p>9</text:p>
          </table:table-cell>
          <table:table-cell table:formula="of:=LEN([.$B$2]) - LEN(SUBSTITUTE(LOWER([.$B$2]); [.C16]; &quot;&quot;))" office:value-type="float" office:value="38" calcext:value-type="float">
            <text:p>38</text:p>
          </table:table-cell>
          <table:table-cell table:formula="of:=LEN([.$B$2]) - LEN(SUBSTITUTE(LOWER([.$B$2]); [.D16]; &quot;&quot;))" office:value-type="float" office:value="3" calcext:value-type="float">
            <text:p>3</text:p>
          </table:table-cell>
          <table:table-cell table:formula="of:=LEN([.$B$2]) - LEN(SUBSTITUTE(LOWER([.$B$2]); [.E16]; &quot;&quot;))" office:value-type="float" office:value="6" calcext:value-type="float">
            <text:p>6</text:p>
          </table:table-cell>
          <table:table-cell table:formula="of:=LEN([.$B$2]) - LEN(SUBSTITUTE(LOWER([.$B$2]); [.F16]; &quot;&quot;))" office:value-type="float" office:value="11" calcext:value-type="float">
            <text:p>11</text:p>
          </table:table-cell>
          <table:table-cell table:formula="of:=LEN([.$B$2]) - LEN(SUBSTITUTE(LOWER([.$B$2]); [.G16]; &quot;&quot;))" office:value-type="float" office:value="1" calcext:value-type="float">
            <text:p>1</text:p>
          </table:table-cell>
          <table:table-cell table:formula="of:=LEN([.$B$2]) - LEN(SUBSTITUTE(LOWER([.$B$2]); [.H16]; &quot;&quot;))" office:value-type="float" office:value="3" calcext:value-type="float">
            <text:p>3</text:p>
          </table:table-cell>
          <table:table-cell table:formula="of:=LEN([.$B$2]) - LEN(SUBSTITUTE(LOWER([.$B$2]); [.I16]; &quot;&quot;))" office:value-type="float" office:value="0" calcext:value-type="float">
            <text:p>0</text:p>
          </table:table-cell>
          <table:table-cell table:formula="of:=LEN([.$B$2]) - LEN(SUBSTITUTE(LOWER([.$B$2]); [.J16]; &quot;&quot;))" office:value-type="float" office:value="30" calcext:value-type="float">
            <text:p>30</text:p>
          </table:table-cell>
          <table:table-cell table:formula="of:=LEN([.$B$2]) - LEN(SUBSTITUTE(LOWER([.$B$2]); [.K16]; &quot;&quot;))" office:value-type="float" office:value="8" calcext:value-type="float">
            <text:p>8</text:p>
          </table:table-cell>
          <table:table-cell table:formula="of:=LEN([.$B$2]) - LEN(SUBSTITUTE(LOWER([.$B$2]); [.L16]; &quot;&quot;))" office:value-type="float" office:value="5" calcext:value-type="float">
            <text:p>5</text:p>
          </table:table-cell>
          <table:table-cell table:formula="of:=LEN([.$B$2]) - LEN(SUBSTITUTE(LOWER([.$B$2]); [.M16]; &quot;&quot;))" office:value-type="float" office:value="13" calcext:value-type="float">
            <text:p>13</text:p>
          </table:table-cell>
          <table:table-cell table:formula="of:=LEN([.$B$2]) - LEN(SUBSTITUTE(LOWER([.$B$2]); [.N16]; &quot;&quot;))" office:value-type="float" office:value="43" calcext:value-type="float">
            <text:p>43</text:p>
          </table:table-cell>
          <table:table-cell table:formula="of:=LEN([.$B$2]) - LEN(SUBSTITUTE(LOWER([.$B$2]); [.O16]; &quot;&quot;))" office:value-type="float" office:value="5" calcext:value-type="float">
            <text:p>5</text:p>
          </table:table-cell>
          <table:table-cell table:formula="of:=LEN([.$B$2]) - LEN(SUBSTITUTE(LOWER([.$B$2]); [.P16]; &quot;&quot;))" office:value-type="float" office:value="9" calcext:value-type="float">
            <text:p>9</text:p>
          </table:table-cell>
          <table:table-cell table:formula="of:=LEN([.$B$2]) - LEN(SUBSTITUTE(LOWER([.$B$2]); [.Q16]; &quot;&quot;))" office:value-type="float" office:value="24" calcext:value-type="float">
            <text:p>24</text:p>
          </table:table-cell>
          <table:table-cell table:formula="of:=LEN([.$B$2]) - LEN(SUBSTITUTE(LOWER([.$B$2]); [.R16]; &quot;&quot;))" office:value-type="float" office:value="28" calcext:value-type="float">
            <text:p>28</text:p>
          </table:table-cell>
          <table:table-cell table:formula="of:=LEN([.$B$2]) - LEN(SUBSTITUTE(LOWER([.$B$2]); [.S16]; &quot;&quot;))" office:value-type="float" office:value="0" calcext:value-type="float">
            <text:p>0</text:p>
          </table:table-cell>
          <table:table-cell table:formula="of:=LEN([.$B$2]) - LEN(SUBSTITUTE(LOWER([.$B$2]); [.T16]; &quot;&quot;))" office:value-type="float" office:value="1" calcext:value-type="float">
            <text:p>1</text:p>
          </table:table-cell>
          <table:table-cell table:formula="of:=LEN([.$B$2]) - LEN(SUBSTITUTE(LOWER([.$B$2]); [.U16]; &quot;&quot;))" office:value-type="float" office:value="9" calcext:value-type="float">
            <text:p>9</text:p>
          </table:table-cell>
          <table:table-cell table:formula="of:=LEN([.$B$2]) - LEN(SUBSTITUTE(LOWER([.$B$2]); [.V16]; &quot;&quot;))" office:value-type="float" office:value="6" calcext:value-type="float">
            <text:p>6</text:p>
          </table:table-cell>
          <table:table-cell table:formula="of:=LEN([.$B$2]) - LEN(SUBSTITUTE(LOWER([.$B$2]); [.W16]; &quot;&quot;))" office:value-type="float" office:value="24" calcext:value-type="float">
            <text:p>24</text:p>
          </table:table-cell>
          <table:table-cell table:formula="of:=LEN([.$B$2]) - LEN(SUBSTITUTE(LOWER([.$B$2]); [.X16]; &quot;&quot;))" office:value-type="float" office:value="21" calcext:value-type="float">
            <text:p>21</text:p>
          </table:table-cell>
          <table:table-cell table:formula="of:=LEN([.$B$2]) - LEN(SUBSTITUTE(LOWER([.$B$2]); [.Y16]; &quot;&quot;))" office:value-type="float" office:value="3" calcext:value-type="float">
            <text:p>3</text:p>
          </table:table-cell>
          <table:table-cell table:formula="of:=LEN([.$B$2]) - LEN(SUBSTITUTE(LOWER([.$B$2]); [.Z16]; &quot;&quot;))" office:value-type="float" office:value="0" calcext:value-type="float">
            <text:p>0</text:p>
          </table:table-cell>
          <table:table-cell table:formula="of:=LEN([.$B$2]) - LEN(SUBSTITUTE(LOWER([.$B$2]); [.AA16]; &quot;&quot;))" office:value-type="float" office:value="11" calcext:value-type="float">
            <text:p>11</text:p>
          </table:table-cell>
          <table:table-cell/>
          <table:table-cell table:formula="of:=[.AC16]*[.B$6]" office:value-type="float" office:value="-22.9302772368759" calcext:value-type="float">
            <text:p>-22.9302772368759</text:p>
          </table:table-cell>
          <table:table-cell table:formula="of:=[.AD16]*[.C$6]" office:value-type="float" office:value="-160.040544983404" calcext:value-type="float">
            <text:p>-160.040544983404</text:p>
          </table:table-cell>
          <table:table-cell table:formula="of:=[.AE16]*[.D$6]" office:value-type="float" office:value="-11.3856111752609" calcext:value-type="float">
            <text:p>-11.3856111752609</text:p>
          </table:table-cell>
          <table:table-cell table:formula="of:=[.AF16]*[.E$6]" office:value-type="float" office:value="-18.9102915226568" calcext:value-type="float">
            <text:p>-18.9102915226568</text:p>
          </table:table-cell>
          <table:table-cell table:formula="of:=[.AG16]*[.F$6]" office:value-type="float" office:value="-23.2316436583339" calcext:value-type="float">
            <text:p>-23.2316436583339</text:p>
          </table:table-cell>
          <table:table-cell table:formula="of:=[.AH16]*[.G$6]" office:value-type="float" office:value="-3.83559668031211" calcext:value-type="float">
            <text:p>-3.83559668031211</text:p>
          </table:table-cell>
          <table:table-cell table:formula="of:=[.AI16]*[.H$6]" office:value-type="float" office:value="-11.9225184864493" calcext:value-type="float">
            <text:p>-11.9225184864493</text:p>
          </table:table-cell>
          <table:table-cell table:formula="of:=[.AJ16]*[.I$6]" office:value-type="float" office:value="-0" calcext:value-type="float">
            <text:p>0</text:p>
          </table:table-cell>
          <table:table-cell table:formula="of:=[.AK16]*[.J$6]" office:value-type="float" office:value="-80.9946988173747" calcext:value-type="float">
            <text:p>-80.9946988173747</text:p>
          </table:table-cell>
          <table:table-cell table:formula="of:=[.AL16]*[.K$6]" office:value-type="float" office:value="-54.8386921024417" calcext:value-type="float">
            <text:p>-54.8386921024417</text:p>
          </table:table-cell>
          <table:table-cell table:formula="of:=[.AM16]*[.L$6]" office:value-type="float" office:value="-23.74648464454" calcext:value-type="float">
            <text:p>-23.74648464454</text:p>
          </table:table-cell>
          <table:table-cell table:formula="of:=[.AN16]*[.M$6]" office:value-type="float" office:value="-41.4095635739692" calcext:value-type="float">
            <text:p>-41.4095635739692</text:p>
          </table:table-cell>
          <table:table-cell table:formula="of:=[.AO16]*[.N$6]" office:value-type="float" office:value="-154.535521092711" calcext:value-type="float">
            <text:p>-154.535521092711</text:p>
          </table:table-cell>
          <table:table-cell table:formula="of:=[.AP16]*[.O$6]" office:value-type="float" office:value="-13.5204529075249" calcext:value-type="float">
            <text:p>-13.5204529075249</text:p>
          </table:table-cell>
          <table:table-cell table:formula="of:=[.AQ16]*[.P$6]" office:value-type="float" office:value="-22.6751023257367" calcext:value-type="float">
            <text:p>-22.6751023257367</text:p>
          </table:table-cell>
          <table:table-cell table:formula="of:=[.AR16]*[.Q$6]" office:value-type="float" office:value="-99.1875017933788" calcext:value-type="float">
            <text:p>-99.1875017933788</text:p>
          </table:table-cell>
          <table:table-cell table:formula="of:=[.AS16]*[.R$6]" office:value-type="float" office:value="-197.059127185089" calcext:value-type="float">
            <text:p>-197.059127185089</text:p>
          </table:table-cell>
          <table:table-cell table:formula="of:=[.AT16]*[.S$6]" office:value-type="float" office:value="-0" calcext:value-type="float">
            <text:p>0</text:p>
          </table:table-cell>
          <table:table-cell table:formula="of:=[.AU16]*[.T$6]" office:value-type="float" office:value="-2.73968067784683" calcext:value-type="float">
            <text:p>-2.73968067784683</text:p>
          </table:table-cell>
          <table:table-cell table:formula="of:=[.AV16]*[.U$6]" office:value-type="float" office:value="-21.7272136330521" calcext:value-type="float">
            <text:p>-21.7272136330521</text:p>
          </table:table-cell>
          <table:table-cell table:formula="of:=[.AW16]*[.V$6]" office:value-type="float" office:value="-20.9678417111689" calcext:value-type="float">
            <text:p>-20.9678417111689</text:p>
          </table:table-cell>
          <table:table-cell table:formula="of:=[.AX16]*[.W$6]" office:value-type="float" office:value="-109.517324301562" calcext:value-type="float">
            <text:p>-109.517324301562</text:p>
          </table:table-cell>
          <table:table-cell table:formula="of:=[.AY16]*[.X$6]" office:value-type="float" office:value="-77.7882795139667" calcext:value-type="float">
            <text:p>-77.7882795139667</text:p>
          </table:table-cell>
          <table:table-cell table:formula="of:=[.AZ16]*[.Y$6]" office:value-type="float" office:value="-20.2224106346678" calcext:value-type="float">
            <text:p>-20.2224106346678</text:p>
          </table:table-cell>
          <table:table-cell table:formula="of:=[.BA16]*[.Z$6]" office:value-type="float" office:value="-0" calcext:value-type="float">
            <text:p>0</text:p>
          </table:table-cell>
          <table:table-cell table:formula="of:=[.BB16]*[.AA$6]" office:value-type="float" office:value="-82.1306715369103" calcext:value-type="float">
            <text:p>-82.1306715369103</text:p>
          </table:table-cell>
          <table:table-cell/>
          <table:table-cell table:formula="of:=SUM([.BD16:.CC16])" office:value-type="float" office:value="-1275.31705019523" calcext:value-type="float">
            <text:p>-1275.31705019523</text:p>
          </table:table-cell>
          <table:table-cell table:formula="of:=[.A16]"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C16]" office:value-type="string" office:string-value="e" calcext:value-type="string">
            <text:p>e</text:p>
          </table:table-cell>
          <table:table-cell table:formula="of:=[.D16]" office:value-type="string" office:string-value="f" calcext:value-type="string">
            <text:p>f</text:p>
          </table:table-cell>
          <table:table-cell table:formula="of:=[.E16]" office:value-type="string" office:string-value="g" calcext:value-type="string">
            <text:p>g</text:p>
          </table:table-cell>
          <table:table-cell table:formula="of:=[.F16]" office:value-type="string" office:string-value="h" calcext:value-type="string">
            <text:p>h</text:p>
          </table:table-cell>
          <table:table-cell table:formula="of:=[.G16]" office:value-type="string" office:string-value="i" calcext:value-type="string">
            <text:p>i</text:p>
          </table:table-cell>
          <table:table-cell table:formula="of:=[.H16]" office:value-type="string" office:string-value="j" calcext:value-type="string">
            <text:p>j</text:p>
          </table:table-cell>
          <table:table-cell table:formula="of:=[.I16]" office:value-type="string" office:string-value="k" calcext:value-type="string">
            <text:p>k</text:p>
          </table:table-cell>
          <table:table-cell table:formula="of:=[.J16]" office:value-type="string" office:string-value="l" calcext:value-type="string">
            <text:p>l</text:p>
          </table:table-cell>
          <table:table-cell table:formula="of:=[.K16]" office:value-type="string" office:string-value="m" calcext:value-type="string">
            <text:p>m</text:p>
          </table:table-cell>
          <table:table-cell table:formula="of:=[.L16]" office:value-type="string" office:string-value="n" calcext:value-type="string">
            <text:p>n</text:p>
          </table:table-cell>
          <table:table-cell table:formula="of:=[.M16]" office:value-type="string" office:string-value="o" calcext:value-type="string">
            <text:p>o</text:p>
          </table:table-cell>
          <table:table-cell table:formula="of:=[.N16]" office:value-type="string" office:string-value="p" calcext:value-type="string">
            <text:p>p</text:p>
          </table:table-cell>
          <table:table-cell table:formula="of:=[.O16]" office:value-type="string" office:string-value="q" calcext:value-type="string">
            <text:p>q</text:p>
          </table:table-cell>
          <table:table-cell table:formula="of:=[.P16]" office:value-type="string" office:string-value="r" calcext:value-type="string">
            <text:p>r</text:p>
          </table:table-cell>
          <table:table-cell table:formula="of:=[.Q16]" office:value-type="string" office:string-value="s" calcext:value-type="string">
            <text:p>s</text:p>
          </table:table-cell>
          <table:table-cell table:formula="of:=[.R16]" office:value-type="string" office:string-value="t" calcext:value-type="string">
            <text:p>t</text:p>
          </table:table-cell>
          <table:table-cell table:formula="of:=[.S16]" office:value-type="string" office:string-value="u" calcext:value-type="string">
            <text:p>u</text:p>
          </table:table-cell>
          <table:table-cell table:formula="of:=[.T16]" office:value-type="string" office:string-value="v" calcext:value-type="string">
            <text:p>v</text:p>
          </table:table-cell>
          <table:table-cell table:formula="of:=[.U16]" office:value-type="string" office:string-value="w" calcext:value-type="string">
            <text:p>w</text:p>
          </table:table-cell>
          <table:table-cell table:formula="of:=[.V16]" office:value-type="string" office:string-value="x" calcext:value-type="string">
            <text:p>x</text:p>
          </table:table-cell>
          <table:table-cell table:formula="of:=[.W16]" office:value-type="string" office:string-value="y" calcext:value-type="string">
            <text:p>y</text:p>
          </table:table-cell>
          <table:table-cell table:formula="of:=[.X16]" office:value-type="string" office:string-value="z" calcext:value-type="string">
            <text:p>z</text:p>
          </table:table-cell>
          <table:table-cell table:formula="of:=[.Y16]" office:value-type="string" office:string-value="a" calcext:value-type="string">
            <text:p>a</text:p>
          </table:table-cell>
          <table:table-cell table:formula="of:=[.Z16]" office:value-type="string" office:string-value="b" calcext:value-type="string">
            <text:p>b</text:p>
          </table:table-cell>
          <table:table-cell table:formula="of:=[.AA16]" office:value-type="string" office:string-value="c" calcext:value-type="string">
            <text:p>c</text:p>
          </table:table-cell>
          <table:table-cell table:formula="of:=[.B16]" office:value-type="string" office:string-value="d" calcext:value-type="string">
            <text:p>d</text:p>
          </table:table-cell>
          <table:table-cell/>
          <table:table-cell table:formula="of:=LEN([.$B$2]) - LEN(SUBSTITUTE(LOWER([.$B$2]); [.B17]; &quot;&quot;))" office:value-type="float" office:value="38" calcext:value-type="float">
            <text:p>38</text:p>
          </table:table-cell>
          <table:table-cell table:formula="of:=LEN([.$B$2]) - LEN(SUBSTITUTE(LOWER([.$B$2]); [.C17]; &quot;&quot;))" office:value-type="float" office:value="3" calcext:value-type="float">
            <text:p>3</text:p>
          </table:table-cell>
          <table:table-cell table:formula="of:=LEN([.$B$2]) - LEN(SUBSTITUTE(LOWER([.$B$2]); [.D17]; &quot;&quot;))" office:value-type="float" office:value="6" calcext:value-type="float">
            <text:p>6</text:p>
          </table:table-cell>
          <table:table-cell table:formula="of:=LEN([.$B$2]) - LEN(SUBSTITUTE(LOWER([.$B$2]); [.E17]; &quot;&quot;))" office:value-type="float" office:value="11" calcext:value-type="float">
            <text:p>11</text:p>
          </table:table-cell>
          <table:table-cell table:formula="of:=LEN([.$B$2]) - LEN(SUBSTITUTE(LOWER([.$B$2]); [.F17]; &quot;&quot;))" office:value-type="float" office:value="1" calcext:value-type="float">
            <text:p>1</text:p>
          </table:table-cell>
          <table:table-cell table:formula="of:=LEN([.$B$2]) - LEN(SUBSTITUTE(LOWER([.$B$2]); [.G17]; &quot;&quot;))" office:value-type="float" office:value="3" calcext:value-type="float">
            <text:p>3</text:p>
          </table:table-cell>
          <table:table-cell table:formula="of:=LEN([.$B$2]) - LEN(SUBSTITUTE(LOWER([.$B$2]); [.H17]; &quot;&quot;))" office:value-type="float" office:value="0" calcext:value-type="float">
            <text:p>0</text:p>
          </table:table-cell>
          <table:table-cell table:formula="of:=LEN([.$B$2]) - LEN(SUBSTITUTE(LOWER([.$B$2]); [.I17]; &quot;&quot;))" office:value-type="float" office:value="30" calcext:value-type="float">
            <text:p>30</text:p>
          </table:table-cell>
          <table:table-cell table:formula="of:=LEN([.$B$2]) - LEN(SUBSTITUTE(LOWER([.$B$2]); [.J17]; &quot;&quot;))" office:value-type="float" office:value="8" calcext:value-type="float">
            <text:p>8</text:p>
          </table:table-cell>
          <table:table-cell table:formula="of:=LEN([.$B$2]) - LEN(SUBSTITUTE(LOWER([.$B$2]); [.K17]; &quot;&quot;))" office:value-type="float" office:value="5" calcext:value-type="float">
            <text:p>5</text:p>
          </table:table-cell>
          <table:table-cell table:formula="of:=LEN([.$B$2]) - LEN(SUBSTITUTE(LOWER([.$B$2]); [.L17]; &quot;&quot;))" office:value-type="float" office:value="13" calcext:value-type="float">
            <text:p>13</text:p>
          </table:table-cell>
          <table:table-cell table:formula="of:=LEN([.$B$2]) - LEN(SUBSTITUTE(LOWER([.$B$2]); [.M17]; &quot;&quot;))" office:value-type="float" office:value="43" calcext:value-type="float">
            <text:p>43</text:p>
          </table:table-cell>
          <table:table-cell table:formula="of:=LEN([.$B$2]) - LEN(SUBSTITUTE(LOWER([.$B$2]); [.N17]; &quot;&quot;))" office:value-type="float" office:value="5" calcext:value-type="float">
            <text:p>5</text:p>
          </table:table-cell>
          <table:table-cell table:formula="of:=LEN([.$B$2]) - LEN(SUBSTITUTE(LOWER([.$B$2]); [.O17]; &quot;&quot;))" office:value-type="float" office:value="9" calcext:value-type="float">
            <text:p>9</text:p>
          </table:table-cell>
          <table:table-cell table:formula="of:=LEN([.$B$2]) - LEN(SUBSTITUTE(LOWER([.$B$2]); [.P17]; &quot;&quot;))" office:value-type="float" office:value="24" calcext:value-type="float">
            <text:p>24</text:p>
          </table:table-cell>
          <table:table-cell table:formula="of:=LEN([.$B$2]) - LEN(SUBSTITUTE(LOWER([.$B$2]); [.Q17]; &quot;&quot;))" office:value-type="float" office:value="28" calcext:value-type="float">
            <text:p>28</text:p>
          </table:table-cell>
          <table:table-cell table:formula="of:=LEN([.$B$2]) - LEN(SUBSTITUTE(LOWER([.$B$2]); [.R17]; &quot;&quot;))" office:value-type="float" office:value="0" calcext:value-type="float">
            <text:p>0</text:p>
          </table:table-cell>
          <table:table-cell table:formula="of:=LEN([.$B$2]) - LEN(SUBSTITUTE(LOWER([.$B$2]); [.S17]; &quot;&quot;))" office:value-type="float" office:value="1" calcext:value-type="float">
            <text:p>1</text:p>
          </table:table-cell>
          <table:table-cell table:formula="of:=LEN([.$B$2]) - LEN(SUBSTITUTE(LOWER([.$B$2]); [.T17]; &quot;&quot;))" office:value-type="float" office:value="9" calcext:value-type="float">
            <text:p>9</text:p>
          </table:table-cell>
          <table:table-cell table:formula="of:=LEN([.$B$2]) - LEN(SUBSTITUTE(LOWER([.$B$2]); [.U17]; &quot;&quot;))" office:value-type="float" office:value="6" calcext:value-type="float">
            <text:p>6</text:p>
          </table:table-cell>
          <table:table-cell table:formula="of:=LEN([.$B$2]) - LEN(SUBSTITUTE(LOWER([.$B$2]); [.V17]; &quot;&quot;))" office:value-type="float" office:value="24" calcext:value-type="float">
            <text:p>24</text:p>
          </table:table-cell>
          <table:table-cell table:formula="of:=LEN([.$B$2]) - LEN(SUBSTITUTE(LOWER([.$B$2]); [.W17]; &quot;&quot;))" office:value-type="float" office:value="21" calcext:value-type="float">
            <text:p>21</text:p>
          </table:table-cell>
          <table:table-cell table:formula="of:=LEN([.$B$2]) - LEN(SUBSTITUTE(LOWER([.$B$2]); [.X17]; &quot;&quot;))" office:value-type="float" office:value="3" calcext:value-type="float">
            <text:p>3</text:p>
          </table:table-cell>
          <table:table-cell table:formula="of:=LEN([.$B$2]) - LEN(SUBSTITUTE(LOWER([.$B$2]); [.Y17]; &quot;&quot;))" office:value-type="float" office:value="0" calcext:value-type="float">
            <text:p>0</text:p>
          </table:table-cell>
          <table:table-cell table:formula="of:=LEN([.$B$2]) - LEN(SUBSTITUTE(LOWER([.$B$2]); [.Z17]; &quot;&quot;))" office:value-type="float" office:value="11" calcext:value-type="float">
            <text:p>11</text:p>
          </table:table-cell>
          <table:table-cell table:formula="of:=LEN([.$B$2]) - LEN(SUBSTITUTE(LOWER([.$B$2]); [.AA17]; &quot;&quot;))" office:value-type="float" office:value="9" calcext:value-type="float">
            <text:p>9</text:p>
          </table:table-cell>
          <table:table-cell/>
          <table:table-cell table:formula="of:=[.AC17]*[.B$6]" office:value-type="float" office:value="-96.8167261112538" calcext:value-type="float">
            <text:p>-96.8167261112538</text:p>
          </table:table-cell>
          <table:table-cell table:formula="of:=[.AD17]*[.C$6]" office:value-type="float" office:value="-12.6347798671108" calcext:value-type="float">
            <text:p>-12.6347798671108</text:p>
          </table:table-cell>
          <table:table-cell table:formula="of:=[.AE17]*[.D$6]" office:value-type="float" office:value="-22.7712223505218" calcext:value-type="float">
            <text:p>-22.7712223505218</text:p>
          </table:table-cell>
          <table:table-cell table:formula="of:=[.AF17]*[.E$6]" office:value-type="float" office:value="-34.6688677915375" calcext:value-type="float">
            <text:p>-34.6688677915375</text:p>
          </table:table-cell>
          <table:table-cell table:formula="of:=[.AG17]*[.F$6]" office:value-type="float" office:value="-2.11196760530308" calcext:value-type="float">
            <text:p>-2.11196760530308</text:p>
          </table:table-cell>
          <table:table-cell table:formula="of:=[.AH17]*[.G$6]" office:value-type="float" office:value="-11.5067900409363" calcext:value-type="float">
            <text:p>-11.5067900409363</text:p>
          </table:table-cell>
          <table:table-cell table:formula="of:=[.AI17]*[.H$6]" office:value-type="float" office:value="-0" calcext:value-type="float">
            <text:p>0</text:p>
          </table:table-cell>
          <table:table-cell table:formula="of:=[.AJ17]*[.I$6]" office:value-type="float" office:value="-81.3017408667372" calcext:value-type="float">
            <text:p>-81.3017408667372</text:p>
          </table:table-cell>
          <table:table-cell table:formula="of:=[.AK17]*[.J$6]" office:value-type="float" office:value="-21.5985863512999" calcext:value-type="float">
            <text:p>-21.5985863512999</text:p>
          </table:table-cell>
          <table:table-cell table:formula="of:=[.AL17]*[.K$6]" office:value-type="float" office:value="-34.2741825640261" calcext:value-type="float">
            <text:p>-34.2741825640261</text:p>
          </table:table-cell>
          <table:table-cell table:formula="of:=[.AM17]*[.L$6]" office:value-type="float" office:value="-61.7408600758041" calcext:value-type="float">
            <text:p>-61.7408600758041</text:p>
          </table:table-cell>
          <table:table-cell table:formula="of:=[.AN17]*[.M$6]" office:value-type="float" office:value="-136.970094898514" calcext:value-type="float">
            <text:p>-136.970094898514</text:p>
          </table:table-cell>
          <table:table-cell table:formula="of:=[.AO17]*[.N$6]" office:value-type="float" office:value="-17.9692466386873" calcext:value-type="float">
            <text:p>-17.9692466386873</text:p>
          </table:table-cell>
          <table:table-cell table:formula="of:=[.AP17]*[.O$6]" office:value-type="float" office:value="-24.3368152335448" calcext:value-type="float">
            <text:p>-24.3368152335448</text:p>
          </table:table-cell>
          <table:table-cell table:formula="of:=[.AQ17]*[.P$6]" office:value-type="float" office:value="-60.4669395352978" calcext:value-type="float">
            <text:p>-60.4669395352978</text:p>
          </table:table-cell>
          <table:table-cell table:formula="of:=[.AR17]*[.Q$6]" office:value-type="float" office:value="-115.718752092275" calcext:value-type="float">
            <text:p>-115.718752092275</text:p>
          </table:table-cell>
          <table:table-cell table:formula="of:=[.AS17]*[.R$6]" office:value-type="float" office:value="-0" calcext:value-type="float">
            <text:p>0</text:p>
          </table:table-cell>
          <table:table-cell table:formula="of:=[.AT17]*[.S$6]" office:value-type="float" office:value="-2.82033807555745" calcext:value-type="float">
            <text:p>-2.82033807555745</text:p>
          </table:table-cell>
          <table:table-cell table:formula="of:=[.AU17]*[.T$6]" office:value-type="float" office:value="-24.6571261006214" calcext:value-type="float">
            <text:p>-24.6571261006214</text:p>
          </table:table-cell>
          <table:table-cell table:formula="of:=[.AV17]*[.U$6]" office:value-type="float" office:value="-14.4848090887014" calcext:value-type="float">
            <text:p>-14.4848090887014</text:p>
          </table:table-cell>
          <table:table-cell table:formula="of:=[.AW17]*[.V$6]" office:value-type="float" office:value="-83.8713668446756" calcext:value-type="float">
            <text:p>-83.8713668446756</text:p>
          </table:table-cell>
          <table:table-cell table:formula="of:=[.AX17]*[.W$6]" office:value-type="float" office:value="-95.8276587638667" calcext:value-type="float">
            <text:p>-95.8276587638667</text:p>
          </table:table-cell>
          <table:table-cell table:formula="of:=[.AY17]*[.X$6]" office:value-type="float" office:value="-11.1126113591381" calcext:value-type="float">
            <text:p>-11.1126113591381</text:p>
          </table:table-cell>
          <table:table-cell table:formula="of:=[.AZ17]*[.Y$6]" office:value-type="float" office:value="-0" calcext:value-type="float">
            <text:p>0</text:p>
          </table:table-cell>
          <table:table-cell table:formula="of:=[.BA17]*[.Z$6]" office:value-type="float" office:value="-41.5752508051589" calcext:value-type="float">
            <text:p>-41.5752508051589</text:p>
          </table:table-cell>
          <table:table-cell table:formula="of:=[.BB17]*[.AA$6]" office:value-type="float" office:value="-67.1978221665629" calcext:value-type="float">
            <text:p>-67.1978221665629</text:p>
          </table:table-cell>
          <table:table-cell/>
          <table:table-cell table:formula="of:=SUM([.BD17:.CC17])" office:value-type="float" office:value="-1076.43455522713" calcext:value-type="float">
            <text:p>-1076.43455522713</text:p>
          </table:table-cell>
          <table:table-cell table:formula="of:=[.A17]"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C17]" office:value-type="string" office:string-value="f" calcext:value-type="string">
            <text:p>f</text:p>
          </table:table-cell>
          <table:table-cell table:formula="of:=[.D17]" office:value-type="string" office:string-value="g" calcext:value-type="string">
            <text:p>g</text:p>
          </table:table-cell>
          <table:table-cell table:formula="of:=[.E17]" office:value-type="string" office:string-value="h" calcext:value-type="string">
            <text:p>h</text:p>
          </table:table-cell>
          <table:table-cell table:formula="of:=[.F17]" office:value-type="string" office:string-value="i" calcext:value-type="string">
            <text:p>i</text:p>
          </table:table-cell>
          <table:table-cell table:formula="of:=[.G17]" office:value-type="string" office:string-value="j" calcext:value-type="string">
            <text:p>j</text:p>
          </table:table-cell>
          <table:table-cell table:formula="of:=[.H17]" office:value-type="string" office:string-value="k" calcext:value-type="string">
            <text:p>k</text:p>
          </table:table-cell>
          <table:table-cell table:formula="of:=[.I17]" office:value-type="string" office:string-value="l" calcext:value-type="string">
            <text:p>l</text:p>
          </table:table-cell>
          <table:table-cell table:formula="of:=[.J17]" office:value-type="string" office:string-value="m" calcext:value-type="string">
            <text:p>m</text:p>
          </table:table-cell>
          <table:table-cell table:formula="of:=[.K17]" office:value-type="string" office:string-value="n" calcext:value-type="string">
            <text:p>n</text:p>
          </table:table-cell>
          <table:table-cell table:formula="of:=[.L17]" office:value-type="string" office:string-value="o" calcext:value-type="string">
            <text:p>o</text:p>
          </table:table-cell>
          <table:table-cell table:formula="of:=[.M17]" office:value-type="string" office:string-value="p" calcext:value-type="string">
            <text:p>p</text:p>
          </table:table-cell>
          <table:table-cell table:formula="of:=[.N17]" office:value-type="string" office:string-value="q" calcext:value-type="string">
            <text:p>q</text:p>
          </table:table-cell>
          <table:table-cell table:formula="of:=[.O17]" office:value-type="string" office:string-value="r" calcext:value-type="string">
            <text:p>r</text:p>
          </table:table-cell>
          <table:table-cell table:formula="of:=[.P17]" office:value-type="string" office:string-value="s" calcext:value-type="string">
            <text:p>s</text:p>
          </table:table-cell>
          <table:table-cell table:formula="of:=[.Q17]" office:value-type="string" office:string-value="t" calcext:value-type="string">
            <text:p>t</text:p>
          </table:table-cell>
          <table:table-cell table:formula="of:=[.R17]" office:value-type="string" office:string-value="u" calcext:value-type="string">
            <text:p>u</text:p>
          </table:table-cell>
          <table:table-cell table:formula="of:=[.S17]" office:value-type="string" office:string-value="v" calcext:value-type="string">
            <text:p>v</text:p>
          </table:table-cell>
          <table:table-cell table:formula="of:=[.T17]" office:value-type="string" office:string-value="w" calcext:value-type="string">
            <text:p>w</text:p>
          </table:table-cell>
          <table:table-cell table:formula="of:=[.U17]" office:value-type="string" office:string-value="x" calcext:value-type="string">
            <text:p>x</text:p>
          </table:table-cell>
          <table:table-cell table:formula="of:=[.V17]" office:value-type="string" office:string-value="y" calcext:value-type="string">
            <text:p>y</text:p>
          </table:table-cell>
          <table:table-cell table:formula="of:=[.W17]" office:value-type="string" office:string-value="z" calcext:value-type="string">
            <text:p>z</text:p>
          </table:table-cell>
          <table:table-cell table:formula="of:=[.X17]" office:value-type="string" office:string-value="a" calcext:value-type="string">
            <text:p>a</text:p>
          </table:table-cell>
          <table:table-cell table:formula="of:=[.Y17]" office:value-type="string" office:string-value="b" calcext:value-type="string">
            <text:p>b</text:p>
          </table:table-cell>
          <table:table-cell table:formula="of:=[.Z17]" office:value-type="string" office:string-value="c" calcext:value-type="string">
            <text:p>c</text:p>
          </table:table-cell>
          <table:table-cell table:formula="of:=[.AA17]" office:value-type="string" office:string-value="d" calcext:value-type="string">
            <text:p>d</text:p>
          </table:table-cell>
          <table:table-cell table:formula="of:=[.B17]" office:value-type="string" office:string-value="e" calcext:value-type="string">
            <text:p>e</text:p>
          </table:table-cell>
          <table:table-cell/>
          <table:table-cell table:formula="of:=LEN([.$B$2]) - LEN(SUBSTITUTE(LOWER([.$B$2]); [.B18]; &quot;&quot;))" office:value-type="float" office:value="3" calcext:value-type="float">
            <text:p>3</text:p>
          </table:table-cell>
          <table:table-cell table:formula="of:=LEN([.$B$2]) - LEN(SUBSTITUTE(LOWER([.$B$2]); [.C18]; &quot;&quot;))" office:value-type="float" office:value="6" calcext:value-type="float">
            <text:p>6</text:p>
          </table:table-cell>
          <table:table-cell table:formula="of:=LEN([.$B$2]) - LEN(SUBSTITUTE(LOWER([.$B$2]); [.D18]; &quot;&quot;))" office:value-type="float" office:value="11" calcext:value-type="float">
            <text:p>11</text:p>
          </table:table-cell>
          <table:table-cell table:formula="of:=LEN([.$B$2]) - LEN(SUBSTITUTE(LOWER([.$B$2]); [.E18]; &quot;&quot;))" office:value-type="float" office:value="1" calcext:value-type="float">
            <text:p>1</text:p>
          </table:table-cell>
          <table:table-cell table:formula="of:=LEN([.$B$2]) - LEN(SUBSTITUTE(LOWER([.$B$2]); [.F18]; &quot;&quot;))" office:value-type="float" office:value="3" calcext:value-type="float">
            <text:p>3</text:p>
          </table:table-cell>
          <table:table-cell table:formula="of:=LEN([.$B$2]) - LEN(SUBSTITUTE(LOWER([.$B$2]); [.G18]; &quot;&quot;))" office:value-type="float" office:value="0" calcext:value-type="float">
            <text:p>0</text:p>
          </table:table-cell>
          <table:table-cell table:formula="of:=LEN([.$B$2]) - LEN(SUBSTITUTE(LOWER([.$B$2]); [.H18]; &quot;&quot;))" office:value-type="float" office:value="30" calcext:value-type="float">
            <text:p>30</text:p>
          </table:table-cell>
          <table:table-cell table:formula="of:=LEN([.$B$2]) - LEN(SUBSTITUTE(LOWER([.$B$2]); [.I18]; &quot;&quot;))" office:value-type="float" office:value="8" calcext:value-type="float">
            <text:p>8</text:p>
          </table:table-cell>
          <table:table-cell table:formula="of:=LEN([.$B$2]) - LEN(SUBSTITUTE(LOWER([.$B$2]); [.J18]; &quot;&quot;))" office:value-type="float" office:value="5" calcext:value-type="float">
            <text:p>5</text:p>
          </table:table-cell>
          <table:table-cell table:formula="of:=LEN([.$B$2]) - LEN(SUBSTITUTE(LOWER([.$B$2]); [.K18]; &quot;&quot;))" office:value-type="float" office:value="13" calcext:value-type="float">
            <text:p>13</text:p>
          </table:table-cell>
          <table:table-cell table:formula="of:=LEN([.$B$2]) - LEN(SUBSTITUTE(LOWER([.$B$2]); [.L18]; &quot;&quot;))" office:value-type="float" office:value="43" calcext:value-type="float">
            <text:p>43</text:p>
          </table:table-cell>
          <table:table-cell table:formula="of:=LEN([.$B$2]) - LEN(SUBSTITUTE(LOWER([.$B$2]); [.M18]; &quot;&quot;))" office:value-type="float" office:value="5" calcext:value-type="float">
            <text:p>5</text:p>
          </table:table-cell>
          <table:table-cell table:formula="of:=LEN([.$B$2]) - LEN(SUBSTITUTE(LOWER([.$B$2]); [.N18]; &quot;&quot;))" office:value-type="float" office:value="9" calcext:value-type="float">
            <text:p>9</text:p>
          </table:table-cell>
          <table:table-cell table:formula="of:=LEN([.$B$2]) - LEN(SUBSTITUTE(LOWER([.$B$2]); [.O18]; &quot;&quot;))" office:value-type="float" office:value="24" calcext:value-type="float">
            <text:p>24</text:p>
          </table:table-cell>
          <table:table-cell table:formula="of:=LEN([.$B$2]) - LEN(SUBSTITUTE(LOWER([.$B$2]); [.P18]; &quot;&quot;))" office:value-type="float" office:value="28" calcext:value-type="float">
            <text:p>28</text:p>
          </table:table-cell>
          <table:table-cell table:formula="of:=LEN([.$B$2]) - LEN(SUBSTITUTE(LOWER([.$B$2]); [.Q18]; &quot;&quot;))" office:value-type="float" office:value="0" calcext:value-type="float">
            <text:p>0</text:p>
          </table:table-cell>
          <table:table-cell table:formula="of:=LEN([.$B$2]) - LEN(SUBSTITUTE(LOWER([.$B$2]); [.R18]; &quot;&quot;))" office:value-type="float" office:value="1" calcext:value-type="float">
            <text:p>1</text:p>
          </table:table-cell>
          <table:table-cell table:formula="of:=LEN([.$B$2]) - LEN(SUBSTITUTE(LOWER([.$B$2]); [.S18]; &quot;&quot;))" office:value-type="float" office:value="9" calcext:value-type="float">
            <text:p>9</text:p>
          </table:table-cell>
          <table:table-cell table:formula="of:=LEN([.$B$2]) - LEN(SUBSTITUTE(LOWER([.$B$2]); [.T18]; &quot;&quot;))" office:value-type="float" office:value="6" calcext:value-type="float">
            <text:p>6</text:p>
          </table:table-cell>
          <table:table-cell table:formula="of:=LEN([.$B$2]) - LEN(SUBSTITUTE(LOWER([.$B$2]); [.U18]; &quot;&quot;))" office:value-type="float" office:value="24" calcext:value-type="float">
            <text:p>24</text:p>
          </table:table-cell>
          <table:table-cell table:formula="of:=LEN([.$B$2]) - LEN(SUBSTITUTE(LOWER([.$B$2]); [.V18]; &quot;&quot;))" office:value-type="float" office:value="21" calcext:value-type="float">
            <text:p>21</text:p>
          </table:table-cell>
          <table:table-cell table:formula="of:=LEN([.$B$2]) - LEN(SUBSTITUTE(LOWER([.$B$2]); [.W18]; &quot;&quot;))" office:value-type="float" office:value="3" calcext:value-type="float">
            <text:p>3</text:p>
          </table:table-cell>
          <table:table-cell table:formula="of:=LEN([.$B$2]) - LEN(SUBSTITUTE(LOWER([.$B$2]); [.X18]; &quot;&quot;))" office:value-type="float" office:value="0" calcext:value-type="float">
            <text:p>0</text:p>
          </table:table-cell>
          <table:table-cell table:formula="of:=LEN([.$B$2]) - LEN(SUBSTITUTE(LOWER([.$B$2]); [.Y18]; &quot;&quot;))" office:value-type="float" office:value="11" calcext:value-type="float">
            <text:p>11</text:p>
          </table:table-cell>
          <table:table-cell table:formula="of:=LEN([.$B$2]) - LEN(SUBSTITUTE(LOWER([.$B$2]); [.Z18]; &quot;&quot;))" office:value-type="float" office:value="9" calcext:value-type="float">
            <text:p>9</text:p>
          </table:table-cell>
          <table:table-cell table:formula="of:=LEN([.$B$2]) - LEN(SUBSTITUTE(LOWER([.$B$2]); [.AA18]; &quot;&quot;))" office:value-type="float" office:value="38" calcext:value-type="float">
            <text:p>38</text:p>
          </table:table-cell>
          <table:table-cell/>
          <table:table-cell table:formula="of:=[.AC18]*[.B$6]" office:value-type="float" office:value="-7.6434257456253" calcext:value-type="float">
            <text:p>-7.6434257456253</text:p>
          </table:table-cell>
          <table:table-cell table:formula="of:=[.AD18]*[.C$6]" office:value-type="float" office:value="-25.2695597342217" calcext:value-type="float">
            <text:p>-25.2695597342217</text:p>
          </table:table-cell>
          <table:table-cell table:formula="of:=[.AE18]*[.D$6]" office:value-type="float" office:value="-41.7472409759566" calcext:value-type="float">
            <text:p>-41.7472409759566</text:p>
          </table:table-cell>
          <table:table-cell table:formula="of:=[.AF18]*[.E$6]" office:value-type="float" office:value="-3.15171525377613" calcext:value-type="float">
            <text:p>-3.15171525377613</text:p>
          </table:table-cell>
          <table:table-cell table:formula="of:=[.AG18]*[.F$6]" office:value-type="float" office:value="-6.33590281590924" calcext:value-type="float">
            <text:p>-6.33590281590924</text:p>
          </table:table-cell>
          <table:table-cell table:formula="of:=[.AH18]*[.G$6]" office:value-type="float" office:value="-0" calcext:value-type="float">
            <text:p>0</text:p>
          </table:table-cell>
          <table:table-cell table:formula="of:=[.AI18]*[.H$6]" office:value-type="float" office:value="-119.225184864493" calcext:value-type="float">
            <text:p>-119.225184864493</text:p>
          </table:table-cell>
          <table:table-cell table:formula="of:=[.AJ18]*[.I$6]" office:value-type="float" office:value="-21.6804642311299" calcext:value-type="float">
            <text:p>-21.6804642311299</text:p>
          </table:table-cell>
          <table:table-cell table:formula="of:=[.AK18]*[.J$6]" office:value-type="float" office:value="-13.4991164695624" calcext:value-type="float">
            <text:p>-13.4991164695624</text:p>
          </table:table-cell>
          <table:table-cell table:formula="of:=[.AL18]*[.K$6]" office:value-type="float" office:value="-89.1128746664678" calcext:value-type="float">
            <text:p>-89.1128746664678</text:p>
          </table:table-cell>
          <table:table-cell table:formula="of:=[.AM18]*[.L$6]" office:value-type="float" office:value="-204.219767943044" calcext:value-type="float">
            <text:p>-204.219767943044</text:p>
          </table:table-cell>
          <table:table-cell table:formula="of:=[.AN18]*[.M$6]" office:value-type="float" office:value="-15.9267552207574" calcext:value-type="float">
            <text:p>-15.9267552207574</text:p>
          </table:table-cell>
          <table:table-cell table:formula="of:=[.AO18]*[.N$6]" office:value-type="float" office:value="-32.3446439496372" calcext:value-type="float">
            <text:p>-32.3446439496372</text:p>
          </table:table-cell>
          <table:table-cell table:formula="of:=[.AP18]*[.O$6]" office:value-type="float" office:value="-64.8981739561195" calcext:value-type="float">
            <text:p>-64.8981739561195</text:p>
          </table:table-cell>
          <table:table-cell table:formula="of:=[.AQ18]*[.P$6]" office:value-type="float" office:value="-70.5447627911807" calcext:value-type="float">
            <text:p>-70.5447627911807</text:p>
          </table:table-cell>
          <table:table-cell table:formula="of:=[.AR18]*[.Q$6]" office:value-type="float" office:value="-0" calcext:value-type="float">
            <text:p>0</text:p>
          </table:table-cell>
          <table:table-cell table:formula="of:=[.AS18]*[.R$6]" office:value-type="float" office:value="-7.03782597089605" calcext:value-type="float">
            <text:p>-7.03782597089605</text:p>
          </table:table-cell>
          <table:table-cell table:formula="of:=[.AT18]*[.S$6]" office:value-type="float" office:value="-25.383042680017" calcext:value-type="float">
            <text:p>-25.383042680017</text:p>
          </table:table-cell>
          <table:table-cell table:formula="of:=[.AU18]*[.T$6]" office:value-type="float" office:value="-16.438084067081" calcext:value-type="float">
            <text:p>-16.438084067081</text:p>
          </table:table-cell>
          <table:table-cell table:formula="of:=[.AV18]*[.U$6]" office:value-type="float" office:value="-57.9392363548057" calcext:value-type="float">
            <text:p>-57.9392363548057</text:p>
          </table:table-cell>
          <table:table-cell table:formula="of:=[.AW18]*[.V$6]" office:value-type="float" office:value="-73.3874459890911" calcext:value-type="float">
            <text:p>-73.3874459890911</text:p>
          </table:table-cell>
          <table:table-cell table:formula="of:=[.AX18]*[.W$6]" office:value-type="float" office:value="-13.6896655376952" calcext:value-type="float">
            <text:p>-13.6896655376952</text:p>
          </table:table-cell>
          <table:table-cell table:formula="of:=[.AY18]*[.X$6]" office:value-type="float" office:value="-0" calcext:value-type="float">
            <text:p>0</text:p>
          </table:table-cell>
          <table:table-cell table:formula="of:=[.AZ18]*[.Y$6]" office:value-type="float" office:value="-74.1488389937819" calcext:value-type="float">
            <text:p>-74.1488389937819</text:p>
          </table:table-cell>
          <table:table-cell table:formula="of:=[.BA18]*[.Z$6]" office:value-type="float" office:value="-34.01611429513" calcext:value-type="float">
            <text:p>-34.01611429513</text:p>
          </table:table-cell>
          <table:table-cell table:formula="of:=[.BB18]*[.AA$6]" office:value-type="float" office:value="-283.724138036599" calcext:value-type="float">
            <text:p>-283.724138036599</text:p>
          </table:table-cell>
          <table:table-cell/>
          <table:table-cell table:formula="of:=SUM([.BD18:.CC18])" office:value-type="float" office:value="-1301.36398054298" calcext:value-type="float">
            <text:p>-1301.36398054298</text:p>
          </table:table-cell>
          <table:table-cell table:formula="of:=[.A18]"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C18]" office:value-type="string" office:string-value="g" calcext:value-type="string">
            <text:p>g</text:p>
          </table:table-cell>
          <table:table-cell table:formula="of:=[.D18]" office:value-type="string" office:string-value="h" calcext:value-type="string">
            <text:p>h</text:p>
          </table:table-cell>
          <table:table-cell table:formula="of:=[.E18]" office:value-type="string" office:string-value="i" calcext:value-type="string">
            <text:p>i</text:p>
          </table:table-cell>
          <table:table-cell table:formula="of:=[.F18]" office:value-type="string" office:string-value="j" calcext:value-type="string">
            <text:p>j</text:p>
          </table:table-cell>
          <table:table-cell table:formula="of:=[.G18]" office:value-type="string" office:string-value="k" calcext:value-type="string">
            <text:p>k</text:p>
          </table:table-cell>
          <table:table-cell table:formula="of:=[.H18]" office:value-type="string" office:string-value="l" calcext:value-type="string">
            <text:p>l</text:p>
          </table:table-cell>
          <table:table-cell table:formula="of:=[.I18]" office:value-type="string" office:string-value="m" calcext:value-type="string">
            <text:p>m</text:p>
          </table:table-cell>
          <table:table-cell table:formula="of:=[.J18]" office:value-type="string" office:string-value="n" calcext:value-type="string">
            <text:p>n</text:p>
          </table:table-cell>
          <table:table-cell table:formula="of:=[.K18]" office:value-type="string" office:string-value="o" calcext:value-type="string">
            <text:p>o</text:p>
          </table:table-cell>
          <table:table-cell table:formula="of:=[.L18]" office:value-type="string" office:string-value="p" calcext:value-type="string">
            <text:p>p</text:p>
          </table:table-cell>
          <table:table-cell table:formula="of:=[.M18]" office:value-type="string" office:string-value="q" calcext:value-type="string">
            <text:p>q</text:p>
          </table:table-cell>
          <table:table-cell table:formula="of:=[.N18]" office:value-type="string" office:string-value="r" calcext:value-type="string">
            <text:p>r</text:p>
          </table:table-cell>
          <table:table-cell table:formula="of:=[.O18]" office:value-type="string" office:string-value="s" calcext:value-type="string">
            <text:p>s</text:p>
          </table:table-cell>
          <table:table-cell table:formula="of:=[.P18]" office:value-type="string" office:string-value="t" calcext:value-type="string">
            <text:p>t</text:p>
          </table:table-cell>
          <table:table-cell table:formula="of:=[.Q18]" office:value-type="string" office:string-value="u" calcext:value-type="string">
            <text:p>u</text:p>
          </table:table-cell>
          <table:table-cell table:formula="of:=[.R18]" office:value-type="string" office:string-value="v" calcext:value-type="string">
            <text:p>v</text:p>
          </table:table-cell>
          <table:table-cell table:formula="of:=[.S18]" office:value-type="string" office:string-value="w" calcext:value-type="string">
            <text:p>w</text:p>
          </table:table-cell>
          <table:table-cell table:formula="of:=[.T18]" office:value-type="string" office:string-value="x" calcext:value-type="string">
            <text:p>x</text:p>
          </table:table-cell>
          <table:table-cell table:formula="of:=[.U18]" office:value-type="string" office:string-value="y" calcext:value-type="string">
            <text:p>y</text:p>
          </table:table-cell>
          <table:table-cell table:formula="of:=[.V18]" office:value-type="string" office:string-value="z" calcext:value-type="string">
            <text:p>z</text:p>
          </table:table-cell>
          <table:table-cell table:formula="of:=[.W18]" office:value-type="string" office:string-value="a" calcext:value-type="string">
            <text:p>a</text:p>
          </table:table-cell>
          <table:table-cell table:formula="of:=[.X18]" office:value-type="string" office:string-value="b" calcext:value-type="string">
            <text:p>b</text:p>
          </table:table-cell>
          <table:table-cell table:formula="of:=[.Y18]" office:value-type="string" office:string-value="c" calcext:value-type="string">
            <text:p>c</text:p>
          </table:table-cell>
          <table:table-cell table:formula="of:=[.Z18]" office:value-type="string" office:string-value="d" calcext:value-type="string">
            <text:p>d</text:p>
          </table:table-cell>
          <table:table-cell table:formula="of:=[.AA18]" office:value-type="string" office:string-value="e" calcext:value-type="string">
            <text:p>e</text:p>
          </table:table-cell>
          <table:table-cell table:formula="of:=[.B18]" office:value-type="string" office:string-value="f" calcext:value-type="string">
            <text:p>f</text:p>
          </table:table-cell>
          <table:table-cell/>
          <table:table-cell table:formula="of:=LEN([.$B$2]) - LEN(SUBSTITUTE(LOWER([.$B$2]); [.B19]; &quot;&quot;))" office:value-type="float" office:value="6" calcext:value-type="float">
            <text:p>6</text:p>
          </table:table-cell>
          <table:table-cell table:formula="of:=LEN([.$B$2]) - LEN(SUBSTITUTE(LOWER([.$B$2]); [.C19]; &quot;&quot;))" office:value-type="float" office:value="11" calcext:value-type="float">
            <text:p>11</text:p>
          </table:table-cell>
          <table:table-cell table:formula="of:=LEN([.$B$2]) - LEN(SUBSTITUTE(LOWER([.$B$2]); [.D19]; &quot;&quot;))" office:value-type="float" office:value="1" calcext:value-type="float">
            <text:p>1</text:p>
          </table:table-cell>
          <table:table-cell table:formula="of:=LEN([.$B$2]) - LEN(SUBSTITUTE(LOWER([.$B$2]); [.E19]; &quot;&quot;))" office:value-type="float" office:value="3" calcext:value-type="float">
            <text:p>3</text:p>
          </table:table-cell>
          <table:table-cell table:formula="of:=LEN([.$B$2]) - LEN(SUBSTITUTE(LOWER([.$B$2]); [.F19]; &quot;&quot;))" office:value-type="float" office:value="0" calcext:value-type="float">
            <text:p>0</text:p>
          </table:table-cell>
          <table:table-cell table:formula="of:=LEN([.$B$2]) - LEN(SUBSTITUTE(LOWER([.$B$2]); [.G19]; &quot;&quot;))" office:value-type="float" office:value="30" calcext:value-type="float">
            <text:p>30</text:p>
          </table:table-cell>
          <table:table-cell table:formula="of:=LEN([.$B$2]) - LEN(SUBSTITUTE(LOWER([.$B$2]); [.H19]; &quot;&quot;))" office:value-type="float" office:value="8" calcext:value-type="float">
            <text:p>8</text:p>
          </table:table-cell>
          <table:table-cell table:formula="of:=LEN([.$B$2]) - LEN(SUBSTITUTE(LOWER([.$B$2]); [.I19]; &quot;&quot;))" office:value-type="float" office:value="5" calcext:value-type="float">
            <text:p>5</text:p>
          </table:table-cell>
          <table:table-cell table:formula="of:=LEN([.$B$2]) - LEN(SUBSTITUTE(LOWER([.$B$2]); [.J19]; &quot;&quot;))" office:value-type="float" office:value="13" calcext:value-type="float">
            <text:p>13</text:p>
          </table:table-cell>
          <table:table-cell table:formula="of:=LEN([.$B$2]) - LEN(SUBSTITUTE(LOWER([.$B$2]); [.K19]; &quot;&quot;))" office:value-type="float" office:value="43" calcext:value-type="float">
            <text:p>43</text:p>
          </table:table-cell>
          <table:table-cell table:formula="of:=LEN([.$B$2]) - LEN(SUBSTITUTE(LOWER([.$B$2]); [.L19]; &quot;&quot;))" office:value-type="float" office:value="5" calcext:value-type="float">
            <text:p>5</text:p>
          </table:table-cell>
          <table:table-cell table:formula="of:=LEN([.$B$2]) - LEN(SUBSTITUTE(LOWER([.$B$2]); [.M19]; &quot;&quot;))" office:value-type="float" office:value="9" calcext:value-type="float">
            <text:p>9</text:p>
          </table:table-cell>
          <table:table-cell table:formula="of:=LEN([.$B$2]) - LEN(SUBSTITUTE(LOWER([.$B$2]); [.N19]; &quot;&quot;))" office:value-type="float" office:value="24" calcext:value-type="float">
            <text:p>24</text:p>
          </table:table-cell>
          <table:table-cell table:formula="of:=LEN([.$B$2]) - LEN(SUBSTITUTE(LOWER([.$B$2]); [.O19]; &quot;&quot;))" office:value-type="float" office:value="28" calcext:value-type="float">
            <text:p>28</text:p>
          </table:table-cell>
          <table:table-cell table:formula="of:=LEN([.$B$2]) - LEN(SUBSTITUTE(LOWER([.$B$2]); [.P19]; &quot;&quot;))" office:value-type="float" office:value="0" calcext:value-type="float">
            <text:p>0</text:p>
          </table:table-cell>
          <table:table-cell table:formula="of:=LEN([.$B$2]) - LEN(SUBSTITUTE(LOWER([.$B$2]); [.Q19]; &quot;&quot;))" office:value-type="float" office:value="1" calcext:value-type="float">
            <text:p>1</text:p>
          </table:table-cell>
          <table:table-cell table:formula="of:=LEN([.$B$2]) - LEN(SUBSTITUTE(LOWER([.$B$2]); [.R19]; &quot;&quot;))" office:value-type="float" office:value="9" calcext:value-type="float">
            <text:p>9</text:p>
          </table:table-cell>
          <table:table-cell table:formula="of:=LEN([.$B$2]) - LEN(SUBSTITUTE(LOWER([.$B$2]); [.S19]; &quot;&quot;))" office:value-type="float" office:value="6" calcext:value-type="float">
            <text:p>6</text:p>
          </table:table-cell>
          <table:table-cell table:formula="of:=LEN([.$B$2]) - LEN(SUBSTITUTE(LOWER([.$B$2]); [.T19]; &quot;&quot;))" office:value-type="float" office:value="24" calcext:value-type="float">
            <text:p>24</text:p>
          </table:table-cell>
          <table:table-cell table:formula="of:=LEN([.$B$2]) - LEN(SUBSTITUTE(LOWER([.$B$2]); [.U19]; &quot;&quot;))" office:value-type="float" office:value="21" calcext:value-type="float">
            <text:p>21</text:p>
          </table:table-cell>
          <table:table-cell table:formula="of:=LEN([.$B$2]) - LEN(SUBSTITUTE(LOWER([.$B$2]); [.V19]; &quot;&quot;))" office:value-type="float" office:value="3" calcext:value-type="float">
            <text:p>3</text:p>
          </table:table-cell>
          <table:table-cell table:formula="of:=LEN([.$B$2]) - LEN(SUBSTITUTE(LOWER([.$B$2]); [.W19]; &quot;&quot;))" office:value-type="float" office:value="0" calcext:value-type="float">
            <text:p>0</text:p>
          </table:table-cell>
          <table:table-cell table:formula="of:=LEN([.$B$2]) - LEN(SUBSTITUTE(LOWER([.$B$2]); [.X19]; &quot;&quot;))" office:value-type="float" office:value="11" calcext:value-type="float">
            <text:p>11</text:p>
          </table:table-cell>
          <table:table-cell table:formula="of:=LEN([.$B$2]) - LEN(SUBSTITUTE(LOWER([.$B$2]); [.Y19]; &quot;&quot;))" office:value-type="float" office:value="9" calcext:value-type="float">
            <text:p>9</text:p>
          </table:table-cell>
          <table:table-cell table:formula="of:=LEN([.$B$2]) - LEN(SUBSTITUTE(LOWER([.$B$2]); [.Z19]; &quot;&quot;))" office:value-type="float" office:value="38" calcext:value-type="float">
            <text:p>38</text:p>
          </table:table-cell>
          <table:table-cell table:formula="of:=LEN([.$B$2]) - LEN(SUBSTITUTE(LOWER([.$B$2]); [.AA19]; &quot;&quot;))" office:value-type="float" office:value="3" calcext:value-type="float">
            <text:p>3</text:p>
          </table:table-cell>
          <table:table-cell/>
          <table:table-cell table:formula="of:=[.AC19]*[.B$6]" office:value-type="float" office:value="-15.2868514912506" calcext:value-type="float">
            <text:p>-15.2868514912506</text:p>
          </table:table-cell>
          <table:table-cell table:formula="of:=[.AD19]*[.C$6]" office:value-type="float" office:value="-46.3275261794064" calcext:value-type="float">
            <text:p>-46.3275261794064</text:p>
          </table:table-cell>
          <table:table-cell table:formula="of:=[.AE19]*[.D$6]" office:value-type="float" office:value="-3.79520372508696" calcext:value-type="float">
            <text:p>-3.79520372508696</text:p>
          </table:table-cell>
          <table:table-cell table:formula="of:=[.AF19]*[.E$6]" office:value-type="float" office:value="-9.45514576132841" calcext:value-type="float">
            <text:p>-9.45514576132841</text:p>
          </table:table-cell>
          <table:table-cell table:formula="of:=[.AG19]*[.F$6]" office:value-type="float" office:value="-0" calcext:value-type="float">
            <text:p>0</text:p>
          </table:table-cell>
          <table:table-cell table:formula="of:=[.AH19]*[.G$6]" office:value-type="float" office:value="-115.067900409363" calcext:value-type="float">
            <text:p>-115.067900409363</text:p>
          </table:table-cell>
          <table:table-cell table:formula="of:=[.AI19]*[.H$6]" office:value-type="float" office:value="-31.7933826305315" calcext:value-type="float">
            <text:p>-31.7933826305315</text:p>
          </table:table-cell>
          <table:table-cell table:formula="of:=[.AJ19]*[.I$6]" office:value-type="float" office:value="-13.5502901444562" calcext:value-type="float">
            <text:p>-13.5502901444562</text:p>
          </table:table-cell>
          <table:table-cell table:formula="of:=[.AK19]*[.J$6]" office:value-type="float" office:value="-35.0977028208624" calcext:value-type="float">
            <text:p>-35.0977028208624</text:p>
          </table:table-cell>
          <table:table-cell table:formula="of:=[.AL19]*[.K$6]" office:value-type="float" office:value="-294.757970050624" calcext:value-type="float">
            <text:p>-294.757970050624</text:p>
          </table:table-cell>
          <table:table-cell table:formula="of:=[.AM19]*[.L$6]" office:value-type="float" office:value="-23.74648464454" calcext:value-type="float">
            <text:p>-23.74648464454</text:p>
          </table:table-cell>
          <table:table-cell table:formula="of:=[.AN19]*[.M$6]" office:value-type="float" office:value="-28.6681593973633" calcext:value-type="float">
            <text:p>-28.6681593973633</text:p>
          </table:table-cell>
          <table:table-cell table:formula="of:=[.AO19]*[.N$6]" office:value-type="float" office:value="-86.2523838656992" calcext:value-type="float">
            <text:p>-86.2523838656992</text:p>
          </table:table-cell>
          <table:table-cell table:formula="of:=[.AP19]*[.O$6]" office:value-type="float" office:value="-75.7145362821394" calcext:value-type="float">
            <text:p>-75.7145362821394</text:p>
          </table:table-cell>
          <table:table-cell table:formula="of:=[.AQ19]*[.P$6]" office:value-type="float" office:value="-0" calcext:value-type="float">
            <text:p>0</text:p>
          </table:table-cell>
          <table:table-cell table:formula="of:=[.AR19]*[.Q$6]" office:value-type="float" office:value="-4.13281257472412" calcext:value-type="float">
            <text:p>-4.13281257472412</text:p>
          </table:table-cell>
          <table:table-cell table:formula="of:=[.AS19]*[.R$6]" office:value-type="float" office:value="-63.3404337380644" calcext:value-type="float">
            <text:p>-63.3404337380644</text:p>
          </table:table-cell>
          <table:table-cell table:formula="of:=[.AT19]*[.S$6]" office:value-type="float" office:value="-16.9220284533447" calcext:value-type="float">
            <text:p>-16.9220284533447</text:p>
          </table:table-cell>
          <table:table-cell table:formula="of:=[.AU19]*[.T$6]" office:value-type="float" office:value="-65.7523362683238" calcext:value-type="float">
            <text:p>-65.7523362683238</text:p>
          </table:table-cell>
          <table:table-cell table:formula="of:=[.AV19]*[.U$6]" office:value-type="float" office:value="-50.696831810455" calcext:value-type="float">
            <text:p>-50.696831810455</text:p>
          </table:table-cell>
          <table:table-cell table:formula="of:=[.AW19]*[.V$6]" office:value-type="float" office:value="-10.4839208555845" calcext:value-type="float">
            <text:p>-10.4839208555845</text:p>
          </table:table-cell>
          <table:table-cell table:formula="of:=[.AX19]*[.W$6]" office:value-type="float" office:value="-0" calcext:value-type="float">
            <text:p>0</text:p>
          </table:table-cell>
          <table:table-cell table:formula="of:=[.AY19]*[.X$6]" office:value-type="float" office:value="-40.7462416501731" calcext:value-type="float">
            <text:p>-40.7462416501731</text:p>
          </table:table-cell>
          <table:table-cell table:formula="of:=[.AZ19]*[.Y$6]" office:value-type="float" office:value="-60.6672319040033" calcext:value-type="float">
            <text:p>-60.6672319040033</text:p>
          </table:table-cell>
          <table:table-cell table:formula="of:=[.BA19]*[.Z$6]" office:value-type="float" office:value="-143.623593690549" calcext:value-type="float">
            <text:p>-143.623593690549</text:p>
          </table:table-cell>
          <table:table-cell table:formula="of:=[.BB19]*[.AA$6]" office:value-type="float" office:value="-22.399274055521" calcext:value-type="float">
            <text:p>-22.399274055521</text:p>
          </table:table-cell>
          <table:table-cell/>
          <table:table-cell table:formula="of:=SUM([.BD19:.CC19])" office:value-type="float" office:value="-1258.27824240339" calcext:value-type="float">
            <text:p>-1258.27824240339</text:p>
          </table:table-cell>
          <table:table-cell table:formula="of:=[.A19]"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C19]" office:value-type="string" office:string-value="h" calcext:value-type="string">
            <text:p>h</text:p>
          </table:table-cell>
          <table:table-cell table:formula="of:=[.D19]" office:value-type="string" office:string-value="i" calcext:value-type="string">
            <text:p>i</text:p>
          </table:table-cell>
          <table:table-cell table:formula="of:=[.E19]" office:value-type="string" office:string-value="j" calcext:value-type="string">
            <text:p>j</text:p>
          </table:table-cell>
          <table:table-cell table:formula="of:=[.F19]" office:value-type="string" office:string-value="k" calcext:value-type="string">
            <text:p>k</text:p>
          </table:table-cell>
          <table:table-cell table:formula="of:=[.G19]" office:value-type="string" office:string-value="l" calcext:value-type="string">
            <text:p>l</text:p>
          </table:table-cell>
          <table:table-cell table:formula="of:=[.H19]" office:value-type="string" office:string-value="m" calcext:value-type="string">
            <text:p>m</text:p>
          </table:table-cell>
          <table:table-cell table:formula="of:=[.I19]" office:value-type="string" office:string-value="n" calcext:value-type="string">
            <text:p>n</text:p>
          </table:table-cell>
          <table:table-cell table:formula="of:=[.J19]" office:value-type="string" office:string-value="o" calcext:value-type="string">
            <text:p>o</text:p>
          </table:table-cell>
          <table:table-cell table:formula="of:=[.K19]" office:value-type="string" office:string-value="p" calcext:value-type="string">
            <text:p>p</text:p>
          </table:table-cell>
          <table:table-cell table:formula="of:=[.L19]" office:value-type="string" office:string-value="q" calcext:value-type="string">
            <text:p>q</text:p>
          </table:table-cell>
          <table:table-cell table:formula="of:=[.M19]" office:value-type="string" office:string-value="r" calcext:value-type="string">
            <text:p>r</text:p>
          </table:table-cell>
          <table:table-cell table:formula="of:=[.N19]" office:value-type="string" office:string-value="s" calcext:value-type="string">
            <text:p>s</text:p>
          </table:table-cell>
          <table:table-cell table:formula="of:=[.O19]" office:value-type="string" office:string-value="t" calcext:value-type="string">
            <text:p>t</text:p>
          </table:table-cell>
          <table:table-cell table:formula="of:=[.P19]" office:value-type="string" office:string-value="u" calcext:value-type="string">
            <text:p>u</text:p>
          </table:table-cell>
          <table:table-cell table:formula="of:=[.Q19]" office:value-type="string" office:string-value="v" calcext:value-type="string">
            <text:p>v</text:p>
          </table:table-cell>
          <table:table-cell table:formula="of:=[.R19]" office:value-type="string" office:string-value="w" calcext:value-type="string">
            <text:p>w</text:p>
          </table:table-cell>
          <table:table-cell table:formula="of:=[.S19]" office:value-type="string" office:string-value="x" calcext:value-type="string">
            <text:p>x</text:p>
          </table:table-cell>
          <table:table-cell table:formula="of:=[.T19]" office:value-type="string" office:string-value="y" calcext:value-type="string">
            <text:p>y</text:p>
          </table:table-cell>
          <table:table-cell table:formula="of:=[.U19]" office:value-type="string" office:string-value="z" calcext:value-type="string">
            <text:p>z</text:p>
          </table:table-cell>
          <table:table-cell table:formula="of:=[.V19]" office:value-type="string" office:string-value="a" calcext:value-type="string">
            <text:p>a</text:p>
          </table:table-cell>
          <table:table-cell table:formula="of:=[.W19]" office:value-type="string" office:string-value="b" calcext:value-type="string">
            <text:p>b</text:p>
          </table:table-cell>
          <table:table-cell table:formula="of:=[.X19]" office:value-type="string" office:string-value="c" calcext:value-type="string">
            <text:p>c</text:p>
          </table:table-cell>
          <table:table-cell table:formula="of:=[.Y19]" office:value-type="string" office:string-value="d" calcext:value-type="string">
            <text:p>d</text:p>
          </table:table-cell>
          <table:table-cell table:formula="of:=[.Z19]" office:value-type="string" office:string-value="e" calcext:value-type="string">
            <text:p>e</text:p>
          </table:table-cell>
          <table:table-cell table:formula="of:=[.AA19]" office:value-type="string" office:string-value="f" calcext:value-type="string">
            <text:p>f</text:p>
          </table:table-cell>
          <table:table-cell table:formula="of:=[.B19]" office:value-type="string" office:string-value="g" calcext:value-type="string">
            <text:p>g</text:p>
          </table:table-cell>
          <table:table-cell/>
          <table:table-cell table:formula="of:=LEN([.$B$2]) - LEN(SUBSTITUTE(LOWER([.$B$2]); [.B20]; &quot;&quot;))" office:value-type="float" office:value="11" calcext:value-type="float">
            <text:p>11</text:p>
          </table:table-cell>
          <table:table-cell table:formula="of:=LEN([.$B$2]) - LEN(SUBSTITUTE(LOWER([.$B$2]); [.C20]; &quot;&quot;))" office:value-type="float" office:value="1" calcext:value-type="float">
            <text:p>1</text:p>
          </table:table-cell>
          <table:table-cell table:formula="of:=LEN([.$B$2]) - LEN(SUBSTITUTE(LOWER([.$B$2]); [.D20]; &quot;&quot;))" office:value-type="float" office:value="3" calcext:value-type="float">
            <text:p>3</text:p>
          </table:table-cell>
          <table:table-cell table:formula="of:=LEN([.$B$2]) - LEN(SUBSTITUTE(LOWER([.$B$2]); [.E20]; &quot;&quot;))" office:value-type="float" office:value="0" calcext:value-type="float">
            <text:p>0</text:p>
          </table:table-cell>
          <table:table-cell table:formula="of:=LEN([.$B$2]) - LEN(SUBSTITUTE(LOWER([.$B$2]); [.F20]; &quot;&quot;))" office:value-type="float" office:value="30" calcext:value-type="float">
            <text:p>30</text:p>
          </table:table-cell>
          <table:table-cell table:formula="of:=LEN([.$B$2]) - LEN(SUBSTITUTE(LOWER([.$B$2]); [.G20]; &quot;&quot;))" office:value-type="float" office:value="8" calcext:value-type="float">
            <text:p>8</text:p>
          </table:table-cell>
          <table:table-cell table:formula="of:=LEN([.$B$2]) - LEN(SUBSTITUTE(LOWER([.$B$2]); [.H20]; &quot;&quot;))" office:value-type="float" office:value="5" calcext:value-type="float">
            <text:p>5</text:p>
          </table:table-cell>
          <table:table-cell table:formula="of:=LEN([.$B$2]) - LEN(SUBSTITUTE(LOWER([.$B$2]); [.I20]; &quot;&quot;))" office:value-type="float" office:value="13" calcext:value-type="float">
            <text:p>13</text:p>
          </table:table-cell>
          <table:table-cell table:formula="of:=LEN([.$B$2]) - LEN(SUBSTITUTE(LOWER([.$B$2]); [.J20]; &quot;&quot;))" office:value-type="float" office:value="43" calcext:value-type="float">
            <text:p>43</text:p>
          </table:table-cell>
          <table:table-cell table:formula="of:=LEN([.$B$2]) - LEN(SUBSTITUTE(LOWER([.$B$2]); [.K20]; &quot;&quot;))" office:value-type="float" office:value="5" calcext:value-type="float">
            <text:p>5</text:p>
          </table:table-cell>
          <table:table-cell table:formula="of:=LEN([.$B$2]) - LEN(SUBSTITUTE(LOWER([.$B$2]); [.L20]; &quot;&quot;))" office:value-type="float" office:value="9" calcext:value-type="float">
            <text:p>9</text:p>
          </table:table-cell>
          <table:table-cell table:formula="of:=LEN([.$B$2]) - LEN(SUBSTITUTE(LOWER([.$B$2]); [.M20]; &quot;&quot;))" office:value-type="float" office:value="24" calcext:value-type="float">
            <text:p>24</text:p>
          </table:table-cell>
          <table:table-cell table:formula="of:=LEN([.$B$2]) - LEN(SUBSTITUTE(LOWER([.$B$2]); [.N20]; &quot;&quot;))" office:value-type="float" office:value="28" calcext:value-type="float">
            <text:p>28</text:p>
          </table:table-cell>
          <table:table-cell table:formula="of:=LEN([.$B$2]) - LEN(SUBSTITUTE(LOWER([.$B$2]); [.O20]; &quot;&quot;))" office:value-type="float" office:value="0" calcext:value-type="float">
            <text:p>0</text:p>
          </table:table-cell>
          <table:table-cell table:formula="of:=LEN([.$B$2]) - LEN(SUBSTITUTE(LOWER([.$B$2]); [.P20]; &quot;&quot;))" office:value-type="float" office:value="1" calcext:value-type="float">
            <text:p>1</text:p>
          </table:table-cell>
          <table:table-cell table:formula="of:=LEN([.$B$2]) - LEN(SUBSTITUTE(LOWER([.$B$2]); [.Q20]; &quot;&quot;))" office:value-type="float" office:value="9" calcext:value-type="float">
            <text:p>9</text:p>
          </table:table-cell>
          <table:table-cell table:formula="of:=LEN([.$B$2]) - LEN(SUBSTITUTE(LOWER([.$B$2]); [.R20]; &quot;&quot;))" office:value-type="float" office:value="6" calcext:value-type="float">
            <text:p>6</text:p>
          </table:table-cell>
          <table:table-cell table:formula="of:=LEN([.$B$2]) - LEN(SUBSTITUTE(LOWER([.$B$2]); [.S20]; &quot;&quot;))" office:value-type="float" office:value="24" calcext:value-type="float">
            <text:p>24</text:p>
          </table:table-cell>
          <table:table-cell table:formula="of:=LEN([.$B$2]) - LEN(SUBSTITUTE(LOWER([.$B$2]); [.T20]; &quot;&quot;))" office:value-type="float" office:value="21" calcext:value-type="float">
            <text:p>21</text:p>
          </table:table-cell>
          <table:table-cell table:formula="of:=LEN([.$B$2]) - LEN(SUBSTITUTE(LOWER([.$B$2]); [.U20]; &quot;&quot;))" office:value-type="float" office:value="3" calcext:value-type="float">
            <text:p>3</text:p>
          </table:table-cell>
          <table:table-cell table:formula="of:=LEN([.$B$2]) - LEN(SUBSTITUTE(LOWER([.$B$2]); [.V20]; &quot;&quot;))" office:value-type="float" office:value="0" calcext:value-type="float">
            <text:p>0</text:p>
          </table:table-cell>
          <table:table-cell table:formula="of:=LEN([.$B$2]) - LEN(SUBSTITUTE(LOWER([.$B$2]); [.W20]; &quot;&quot;))" office:value-type="float" office:value="11" calcext:value-type="float">
            <text:p>11</text:p>
          </table:table-cell>
          <table:table-cell table:formula="of:=LEN([.$B$2]) - LEN(SUBSTITUTE(LOWER([.$B$2]); [.X20]; &quot;&quot;))" office:value-type="float" office:value="9" calcext:value-type="float">
            <text:p>9</text:p>
          </table:table-cell>
          <table:table-cell table:formula="of:=LEN([.$B$2]) - LEN(SUBSTITUTE(LOWER([.$B$2]); [.Y20]; &quot;&quot;))" office:value-type="float" office:value="38" calcext:value-type="float">
            <text:p>38</text:p>
          </table:table-cell>
          <table:table-cell table:formula="of:=LEN([.$B$2]) - LEN(SUBSTITUTE(LOWER([.$B$2]); [.Z20]; &quot;&quot;))" office:value-type="float" office:value="3" calcext:value-type="float">
            <text:p>3</text:p>
          </table:table-cell>
          <table:table-cell table:formula="of:=LEN([.$B$2]) - LEN(SUBSTITUTE(LOWER([.$B$2]); [.AA20]; &quot;&quot;))" office:value-type="float" office:value="6" calcext:value-type="float">
            <text:p>6</text:p>
          </table:table-cell>
          <table:table-cell/>
          <table:table-cell table:formula="of:=[.AC20]*[.B$6]" office:value-type="float" office:value="-28.0258944006261" calcext:value-type="float">
            <text:p>-28.0258944006261</text:p>
          </table:table-cell>
          <table:table-cell table:formula="of:=[.AD20]*[.C$6]" office:value-type="float" office:value="-4.21159328903695" calcext:value-type="float">
            <text:p>-4.21159328903695</text:p>
          </table:table-cell>
          <table:table-cell table:formula="of:=[.AE20]*[.D$6]" office:value-type="float" office:value="-11.3856111752609" calcext:value-type="float">
            <text:p>-11.3856111752609</text:p>
          </table:table-cell>
          <table:table-cell table:formula="of:=[.AF20]*[.E$6]" office:value-type="float" office:value="-0" calcext:value-type="float">
            <text:p>0</text:p>
          </table:table-cell>
          <table:table-cell table:formula="of:=[.AG20]*[.F$6]" office:value-type="float" office:value="-63.3590281590924" calcext:value-type="float">
            <text:p>-63.3590281590924</text:p>
          </table:table-cell>
          <table:table-cell table:formula="of:=[.AH20]*[.G$6]" office:value-type="float" office:value="-30.6847734424969" calcext:value-type="float">
            <text:p>-30.6847734424969</text:p>
          </table:table-cell>
          <table:table-cell table:formula="of:=[.AI20]*[.H$6]" office:value-type="float" office:value="-19.8708641440822" calcext:value-type="float">
            <text:p>-19.8708641440822</text:p>
          </table:table-cell>
          <table:table-cell table:formula="of:=[.AJ20]*[.I$6]" office:value-type="float" office:value="-35.2307543755861" calcext:value-type="float">
            <text:p>-35.2307543755861</text:p>
          </table:table-cell>
          <table:table-cell table:formula="of:=[.AK20]*[.J$6]" office:value-type="float" office:value="-116.092401638237" calcext:value-type="float">
            <text:p>-116.092401638237</text:p>
          </table:table-cell>
          <table:table-cell table:formula="of:=[.AL20]*[.K$6]" office:value-type="float" office:value="-34.2741825640261" calcext:value-type="float">
            <text:p>-34.2741825640261</text:p>
          </table:table-cell>
          <table:table-cell table:formula="of:=[.AM20]*[.L$6]" office:value-type="float" office:value="-42.743672360172" calcext:value-type="float">
            <text:p>-42.743672360172</text:p>
          </table:table-cell>
          <table:table-cell table:formula="of:=[.AN20]*[.M$6]" office:value-type="float" office:value="-76.4484250596355" calcext:value-type="float">
            <text:p>-76.4484250596355</text:p>
          </table:table-cell>
          <table:table-cell table:formula="of:=[.AO20]*[.N$6]" office:value-type="float" office:value="-100.627781176649" calcext:value-type="float">
            <text:p>-100.627781176649</text:p>
          </table:table-cell>
          <table:table-cell table:formula="of:=[.AP20]*[.O$6]" office:value-type="float" office:value="-0" calcext:value-type="float">
            <text:p>0</text:p>
          </table:table-cell>
          <table:table-cell table:formula="of:=[.AQ20]*[.P$6]" office:value-type="float" office:value="-2.51945581397074" calcext:value-type="float">
            <text:p>-2.51945581397074</text:p>
          </table:table-cell>
          <table:table-cell table:formula="of:=[.AR20]*[.Q$6]" office:value-type="float" office:value="-37.195313172517" calcext:value-type="float">
            <text:p>-37.195313172517</text:p>
          </table:table-cell>
          <table:table-cell table:formula="of:=[.AS20]*[.R$6]" office:value-type="float" office:value="-42.2269558253763" calcext:value-type="float">
            <text:p>-42.2269558253763</text:p>
          </table:table-cell>
          <table:table-cell table:formula="of:=[.AT20]*[.S$6]" office:value-type="float" office:value="-67.6881138133787" calcext:value-type="float">
            <text:p>-67.6881138133787</text:p>
          </table:table-cell>
          <table:table-cell table:formula="of:=[.AU20]*[.T$6]" office:value-type="float" office:value="-57.5332942347834" calcext:value-type="float">
            <text:p>-57.5332942347834</text:p>
          </table:table-cell>
          <table:table-cell table:formula="of:=[.AV20]*[.U$6]" office:value-type="float" office:value="-7.24240454435071" calcext:value-type="float">
            <text:p>-7.24240454435071</text:p>
          </table:table-cell>
          <table:table-cell table:formula="of:=[.AW20]*[.V$6]" office:value-type="float" office:value="-0" calcext:value-type="float">
            <text:p>0</text:p>
          </table:table-cell>
          <table:table-cell table:formula="of:=[.AX20]*[.W$6]" office:value-type="float" office:value="-50.1954403048826" calcext:value-type="float">
            <text:p>-50.1954403048826</text:p>
          </table:table-cell>
          <table:table-cell table:formula="of:=[.AY20]*[.X$6]" office:value-type="float" office:value="-33.3378340774143" calcext:value-type="float">
            <text:p>-33.3378340774143</text:p>
          </table:table-cell>
          <table:table-cell table:formula="of:=[.AZ20]*[.Y$6]" office:value-type="float" office:value="-256.150534705792" calcext:value-type="float">
            <text:p>-256.150534705792</text:p>
          </table:table-cell>
          <table:table-cell table:formula="of:=[.BA20]*[.Z$6]" office:value-type="float" office:value="-11.3387047650433" calcext:value-type="float">
            <text:p>-11.3387047650433</text:p>
          </table:table-cell>
          <table:table-cell table:formula="of:=[.BB20]*[.AA$6]" office:value-type="float" office:value="-44.798548111042" calcext:value-type="float">
            <text:p>-44.798548111042</text:p>
          </table:table-cell>
          <table:table-cell/>
          <table:table-cell table:formula="of:=SUM([.BD20:.CC20])" office:value-type="float" office:value="-1173.18158115345" calcext:value-type="float">
            <text:p>-1173.18158115345</text:p>
          </table:table-cell>
          <table:table-cell table:formula="of:=[.A20]"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C20]" office:value-type="string" office:string-value="i" calcext:value-type="string">
            <text:p>i</text:p>
          </table:table-cell>
          <table:table-cell table:formula="of:=[.D20]" office:value-type="string" office:string-value="j" calcext:value-type="string">
            <text:p>j</text:p>
          </table:table-cell>
          <table:table-cell table:formula="of:=[.E20]" office:value-type="string" office:string-value="k" calcext:value-type="string">
            <text:p>k</text:p>
          </table:table-cell>
          <table:table-cell table:formula="of:=[.F20]" office:value-type="string" office:string-value="l" calcext:value-type="string">
            <text:p>l</text:p>
          </table:table-cell>
          <table:table-cell table:formula="of:=[.G20]" office:value-type="string" office:string-value="m" calcext:value-type="string">
            <text:p>m</text:p>
          </table:table-cell>
          <table:table-cell table:formula="of:=[.H20]" office:value-type="string" office:string-value="n" calcext:value-type="string">
            <text:p>n</text:p>
          </table:table-cell>
          <table:table-cell table:formula="of:=[.I20]" office:value-type="string" office:string-value="o" calcext:value-type="string">
            <text:p>o</text:p>
          </table:table-cell>
          <table:table-cell table:formula="of:=[.J20]" office:value-type="string" office:string-value="p" calcext:value-type="string">
            <text:p>p</text:p>
          </table:table-cell>
          <table:table-cell table:formula="of:=[.K20]" office:value-type="string" office:string-value="q" calcext:value-type="string">
            <text:p>q</text:p>
          </table:table-cell>
          <table:table-cell table:formula="of:=[.L20]" office:value-type="string" office:string-value="r" calcext:value-type="string">
            <text:p>r</text:p>
          </table:table-cell>
          <table:table-cell table:formula="of:=[.M20]" office:value-type="string" office:string-value="s" calcext:value-type="string">
            <text:p>s</text:p>
          </table:table-cell>
          <table:table-cell table:formula="of:=[.N20]" office:value-type="string" office:string-value="t" calcext:value-type="string">
            <text:p>t</text:p>
          </table:table-cell>
          <table:table-cell table:formula="of:=[.O20]" office:value-type="string" office:string-value="u" calcext:value-type="string">
            <text:p>u</text:p>
          </table:table-cell>
          <table:table-cell table:formula="of:=[.P20]" office:value-type="string" office:string-value="v" calcext:value-type="string">
            <text:p>v</text:p>
          </table:table-cell>
          <table:table-cell table:formula="of:=[.Q20]" office:value-type="string" office:string-value="w" calcext:value-type="string">
            <text:p>w</text:p>
          </table:table-cell>
          <table:table-cell table:formula="of:=[.R20]" office:value-type="string" office:string-value="x" calcext:value-type="string">
            <text:p>x</text:p>
          </table:table-cell>
          <table:table-cell table:formula="of:=[.S20]" office:value-type="string" office:string-value="y" calcext:value-type="string">
            <text:p>y</text:p>
          </table:table-cell>
          <table:table-cell table:formula="of:=[.T20]" office:value-type="string" office:string-value="z" calcext:value-type="string">
            <text:p>z</text:p>
          </table:table-cell>
          <table:table-cell table:formula="of:=[.U20]" office:value-type="string" office:string-value="a" calcext:value-type="string">
            <text:p>a</text:p>
          </table:table-cell>
          <table:table-cell table:formula="of:=[.V20]" office:value-type="string" office:string-value="b" calcext:value-type="string">
            <text:p>b</text:p>
          </table:table-cell>
          <table:table-cell table:formula="of:=[.W20]" office:value-type="string" office:string-value="c" calcext:value-type="string">
            <text:p>c</text:p>
          </table:table-cell>
          <table:table-cell table:formula="of:=[.X20]" office:value-type="string" office:string-value="d" calcext:value-type="string">
            <text:p>d</text:p>
          </table:table-cell>
          <table:table-cell table:formula="of:=[.Y20]" office:value-type="string" office:string-value="e" calcext:value-type="string">
            <text:p>e</text:p>
          </table:table-cell>
          <table:table-cell table:formula="of:=[.Z20]" office:value-type="string" office:string-value="f" calcext:value-type="string">
            <text:p>f</text:p>
          </table:table-cell>
          <table:table-cell table:formula="of:=[.AA20]" office:value-type="string" office:string-value="g" calcext:value-type="string">
            <text:p>g</text:p>
          </table:table-cell>
          <table:table-cell table:formula="of:=[.B20]" office:value-type="string" office:string-value="h" calcext:value-type="string">
            <text:p>h</text:p>
          </table:table-cell>
          <table:table-cell/>
          <table:table-cell table:formula="of:=LEN([.$B$2]) - LEN(SUBSTITUTE(LOWER([.$B$2]); [.B21]; &quot;&quot;))" office:value-type="float" office:value="1" calcext:value-type="float">
            <text:p>1</text:p>
          </table:table-cell>
          <table:table-cell table:formula="of:=LEN([.$B$2]) - LEN(SUBSTITUTE(LOWER([.$B$2]); [.C21]; &quot;&quot;))" office:value-type="float" office:value="3" calcext:value-type="float">
            <text:p>3</text:p>
          </table:table-cell>
          <table:table-cell table:formula="of:=LEN([.$B$2]) - LEN(SUBSTITUTE(LOWER([.$B$2]); [.D21]; &quot;&quot;))" office:value-type="float" office:value="0" calcext:value-type="float">
            <text:p>0</text:p>
          </table:table-cell>
          <table:table-cell table:formula="of:=LEN([.$B$2]) - LEN(SUBSTITUTE(LOWER([.$B$2]); [.E21]; &quot;&quot;))" office:value-type="float" office:value="30" calcext:value-type="float">
            <text:p>30</text:p>
          </table:table-cell>
          <table:table-cell table:formula="of:=LEN([.$B$2]) - LEN(SUBSTITUTE(LOWER([.$B$2]); [.F21]; &quot;&quot;))" office:value-type="float" office:value="8" calcext:value-type="float">
            <text:p>8</text:p>
          </table:table-cell>
          <table:table-cell table:formula="of:=LEN([.$B$2]) - LEN(SUBSTITUTE(LOWER([.$B$2]); [.G21]; &quot;&quot;))" office:value-type="float" office:value="5" calcext:value-type="float">
            <text:p>5</text:p>
          </table:table-cell>
          <table:table-cell table:formula="of:=LEN([.$B$2]) - LEN(SUBSTITUTE(LOWER([.$B$2]); [.H21]; &quot;&quot;))" office:value-type="float" office:value="13" calcext:value-type="float">
            <text:p>13</text:p>
          </table:table-cell>
          <table:table-cell table:formula="of:=LEN([.$B$2]) - LEN(SUBSTITUTE(LOWER([.$B$2]); [.I21]; &quot;&quot;))" office:value-type="float" office:value="43" calcext:value-type="float">
            <text:p>43</text:p>
          </table:table-cell>
          <table:table-cell table:formula="of:=LEN([.$B$2]) - LEN(SUBSTITUTE(LOWER([.$B$2]); [.J21]; &quot;&quot;))" office:value-type="float" office:value="5" calcext:value-type="float">
            <text:p>5</text:p>
          </table:table-cell>
          <table:table-cell table:formula="of:=LEN([.$B$2]) - LEN(SUBSTITUTE(LOWER([.$B$2]); [.K21]; &quot;&quot;))" office:value-type="float" office:value="9" calcext:value-type="float">
            <text:p>9</text:p>
          </table:table-cell>
          <table:table-cell table:formula="of:=LEN([.$B$2]) - LEN(SUBSTITUTE(LOWER([.$B$2]); [.L21]; &quot;&quot;))" office:value-type="float" office:value="24" calcext:value-type="float">
            <text:p>24</text:p>
          </table:table-cell>
          <table:table-cell table:formula="of:=LEN([.$B$2]) - LEN(SUBSTITUTE(LOWER([.$B$2]); [.M21]; &quot;&quot;))" office:value-type="float" office:value="28" calcext:value-type="float">
            <text:p>28</text:p>
          </table:table-cell>
          <table:table-cell table:formula="of:=LEN([.$B$2]) - LEN(SUBSTITUTE(LOWER([.$B$2]); [.N21]; &quot;&quot;))" office:value-type="float" office:value="0" calcext:value-type="float">
            <text:p>0</text:p>
          </table:table-cell>
          <table:table-cell table:formula="of:=LEN([.$B$2]) - LEN(SUBSTITUTE(LOWER([.$B$2]); [.O21]; &quot;&quot;))" office:value-type="float" office:value="1" calcext:value-type="float">
            <text:p>1</text:p>
          </table:table-cell>
          <table:table-cell table:formula="of:=LEN([.$B$2]) - LEN(SUBSTITUTE(LOWER([.$B$2]); [.P21]; &quot;&quot;))" office:value-type="float" office:value="9" calcext:value-type="float">
            <text:p>9</text:p>
          </table:table-cell>
          <table:table-cell table:formula="of:=LEN([.$B$2]) - LEN(SUBSTITUTE(LOWER([.$B$2]); [.Q21]; &quot;&quot;))" office:value-type="float" office:value="6" calcext:value-type="float">
            <text:p>6</text:p>
          </table:table-cell>
          <table:table-cell table:formula="of:=LEN([.$B$2]) - LEN(SUBSTITUTE(LOWER([.$B$2]); [.R21]; &quot;&quot;))" office:value-type="float" office:value="24" calcext:value-type="float">
            <text:p>24</text:p>
          </table:table-cell>
          <table:table-cell table:formula="of:=LEN([.$B$2]) - LEN(SUBSTITUTE(LOWER([.$B$2]); [.S21]; &quot;&quot;))" office:value-type="float" office:value="21" calcext:value-type="float">
            <text:p>21</text:p>
          </table:table-cell>
          <table:table-cell table:formula="of:=LEN([.$B$2]) - LEN(SUBSTITUTE(LOWER([.$B$2]); [.T21]; &quot;&quot;))" office:value-type="float" office:value="3" calcext:value-type="float">
            <text:p>3</text:p>
          </table:table-cell>
          <table:table-cell table:formula="of:=LEN([.$B$2]) - LEN(SUBSTITUTE(LOWER([.$B$2]); [.U21]; &quot;&quot;))" office:value-type="float" office:value="0" calcext:value-type="float">
            <text:p>0</text:p>
          </table:table-cell>
          <table:table-cell table:formula="of:=LEN([.$B$2]) - LEN(SUBSTITUTE(LOWER([.$B$2]); [.V21]; &quot;&quot;))" office:value-type="float" office:value="11" calcext:value-type="float">
            <text:p>11</text:p>
          </table:table-cell>
          <table:table-cell table:formula="of:=LEN([.$B$2]) - LEN(SUBSTITUTE(LOWER([.$B$2]); [.W21]; &quot;&quot;))" office:value-type="float" office:value="9" calcext:value-type="float">
            <text:p>9</text:p>
          </table:table-cell>
          <table:table-cell table:formula="of:=LEN([.$B$2]) - LEN(SUBSTITUTE(LOWER([.$B$2]); [.X21]; &quot;&quot;))" office:value-type="float" office:value="38" calcext:value-type="float">
            <text:p>38</text:p>
          </table:table-cell>
          <table:table-cell table:formula="of:=LEN([.$B$2]) - LEN(SUBSTITUTE(LOWER([.$B$2]); [.Y21]; &quot;&quot;))" office:value-type="float" office:value="3" calcext:value-type="float">
            <text:p>3</text:p>
          </table:table-cell>
          <table:table-cell table:formula="of:=LEN([.$B$2]) - LEN(SUBSTITUTE(LOWER([.$B$2]); [.Z21]; &quot;&quot;))" office:value-type="float" office:value="6" calcext:value-type="float">
            <text:p>6</text:p>
          </table:table-cell>
          <table:table-cell table:formula="of:=LEN([.$B$2]) - LEN(SUBSTITUTE(LOWER([.$B$2]); [.AA21]; &quot;&quot;))" office:value-type="float" office:value="11" calcext:value-type="float">
            <text:p>11</text:p>
          </table:table-cell>
          <table:table-cell/>
          <table:table-cell table:formula="of:=[.AC21]*[.B$6]" office:value-type="float" office:value="-2.5478085818751" calcext:value-type="float">
            <text:p>-2.5478085818751</text:p>
          </table:table-cell>
          <table:table-cell table:formula="of:=[.AD21]*[.C$6]" office:value-type="float" office:value="-12.6347798671108" calcext:value-type="float">
            <text:p>-12.6347798671108</text:p>
          </table:table-cell>
          <table:table-cell table:formula="of:=[.AE21]*[.D$6]" office:value-type="float" office:value="-0" calcext:value-type="float">
            <text:p>0</text:p>
          </table:table-cell>
          <table:table-cell table:formula="of:=[.AF21]*[.E$6]" office:value-type="float" office:value="-94.5514576132841" calcext:value-type="float">
            <text:p>-94.5514576132841</text:p>
          </table:table-cell>
          <table:table-cell table:formula="of:=[.AG21]*[.F$6]" office:value-type="float" office:value="-16.8957408424246" calcext:value-type="float">
            <text:p>-16.8957408424246</text:p>
          </table:table-cell>
          <table:table-cell table:formula="of:=[.AH21]*[.G$6]" office:value-type="float" office:value="-19.1779834015606" calcext:value-type="float">
            <text:p>-19.1779834015606</text:p>
          </table:table-cell>
          <table:table-cell table:formula="of:=[.AI21]*[.H$6]" office:value-type="float" office:value="-51.6642467746137" calcext:value-type="float">
            <text:p>-51.6642467746137</text:p>
          </table:table-cell>
          <table:table-cell table:formula="of:=[.AJ21]*[.I$6]" office:value-type="float" office:value="-116.532495242323" calcext:value-type="float">
            <text:p>-116.532495242323</text:p>
          </table:table-cell>
          <table:table-cell table:formula="of:=[.AK21]*[.J$6]" office:value-type="float" office:value="-13.4991164695624" calcext:value-type="float">
            <text:p>-13.4991164695624</text:p>
          </table:table-cell>
          <table:table-cell table:formula="of:=[.AL21]*[.K$6]" office:value-type="float" office:value="-61.6935286152469" calcext:value-type="float">
            <text:p>-61.6935286152469</text:p>
          </table:table-cell>
          <table:table-cell table:formula="of:=[.AM21]*[.L$6]" office:value-type="float" office:value="-113.983126293792" calcext:value-type="float">
            <text:p>-113.983126293792</text:p>
          </table:table-cell>
          <table:table-cell table:formula="of:=[.AN21]*[.M$6]" office:value-type="float" office:value="-89.1898292362415" calcext:value-type="float">
            <text:p>-89.1898292362415</text:p>
          </table:table-cell>
          <table:table-cell table:formula="of:=[.AO21]*[.N$6]" office:value-type="float" office:value="-0" calcext:value-type="float">
            <text:p>0</text:p>
          </table:table-cell>
          <table:table-cell table:formula="of:=[.AP21]*[.O$6]" office:value-type="float" office:value="-2.70409058150498" calcext:value-type="float">
            <text:p>-2.70409058150498</text:p>
          </table:table-cell>
          <table:table-cell table:formula="of:=[.AQ21]*[.P$6]" office:value-type="float" office:value="-22.6751023257367" calcext:value-type="float">
            <text:p>-22.6751023257367</text:p>
          </table:table-cell>
          <table:table-cell table:formula="of:=[.AR21]*[.Q$6]" office:value-type="float" office:value="-24.7968754483447" calcext:value-type="float">
            <text:p>-24.7968754483447</text:p>
          </table:table-cell>
          <table:table-cell table:formula="of:=[.AS21]*[.R$6]" office:value-type="float" office:value="-168.907823301505" calcext:value-type="float">
            <text:p>-168.907823301505</text:p>
          </table:table-cell>
          <table:table-cell table:formula="of:=[.AT21]*[.S$6]" office:value-type="float" office:value="-59.2270995867064" calcext:value-type="float">
            <text:p>-59.2270995867064</text:p>
          </table:table-cell>
          <table:table-cell table:formula="of:=[.AU21]*[.T$6]" office:value-type="float" office:value="-8.21904203354048" calcext:value-type="float">
            <text:p>-8.21904203354048</text:p>
          </table:table-cell>
          <table:table-cell table:formula="of:=[.AV21]*[.U$6]" office:value-type="float" office:value="-0" calcext:value-type="float">
            <text:p>0</text:p>
          </table:table-cell>
          <table:table-cell table:formula="of:=[.AW21]*[.V$6]" office:value-type="float" office:value="-38.441043137143" calcext:value-type="float">
            <text:p>-38.441043137143</text:p>
          </table:table-cell>
          <table:table-cell table:formula="of:=[.AX21]*[.W$6]" office:value-type="float" office:value="-41.0689966130857" calcext:value-type="float">
            <text:p>-41.0689966130857</text:p>
          </table:table-cell>
          <table:table-cell table:formula="of:=[.AY21]*[.X$6]" office:value-type="float" office:value="-140.759743882416" calcext:value-type="float">
            <text:p>-140.759743882416</text:p>
          </table:table-cell>
          <table:table-cell table:formula="of:=[.AZ21]*[.Y$6]" office:value-type="float" office:value="-20.2224106346678" calcext:value-type="float">
            <text:p>-20.2224106346678</text:p>
          </table:table-cell>
          <table:table-cell table:formula="of:=[.BA21]*[.Z$6]" office:value-type="float" office:value="-22.6774095300867" calcext:value-type="float">
            <text:p>-22.6774095300867</text:p>
          </table:table-cell>
          <table:table-cell table:formula="of:=[.BB21]*[.AA$6]" office:value-type="float" office:value="-82.1306715369103" calcext:value-type="float">
            <text:p>-82.1306715369103</text:p>
          </table:table-cell>
          <table:table-cell/>
          <table:table-cell table:formula="of:=SUM([.BD21:.CC21])" office:value-type="float" office:value="-1224.20042154968" calcext:value-type="float">
            <text:p>-1224.20042154968</text:p>
          </table:table-cell>
          <table:table-cell table:formula="of:=[.A21]" office:value-type="float" office:value="8" calcext:value-type="float">
            <text:p>8</text:p>
          </table:table-cell>
          <table:table-cell table:number-columns-repeated="2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C21]" office:value-type="string" office:string-value="j" calcext:value-type="string">
            <text:p>j</text:p>
          </table:table-cell>
          <table:table-cell table:formula="of:=[.D21]" office:value-type="string" office:string-value="k" calcext:value-type="string">
            <text:p>k</text:p>
          </table:table-cell>
          <table:table-cell table:formula="of:=[.E21]" office:value-type="string" office:string-value="l" calcext:value-type="string">
            <text:p>l</text:p>
          </table:table-cell>
          <table:table-cell table:formula="of:=[.F21]" office:value-type="string" office:string-value="m" calcext:value-type="string">
            <text:p>m</text:p>
          </table:table-cell>
          <table:table-cell table:formula="of:=[.G21]" office:value-type="string" office:string-value="n" calcext:value-type="string">
            <text:p>n</text:p>
          </table:table-cell>
          <table:table-cell table:formula="of:=[.H21]" office:value-type="string" office:string-value="o" calcext:value-type="string">
            <text:p>o</text:p>
          </table:table-cell>
          <table:table-cell table:formula="of:=[.I21]" office:value-type="string" office:string-value="p" calcext:value-type="string">
            <text:p>p</text:p>
          </table:table-cell>
          <table:table-cell table:formula="of:=[.J21]" office:value-type="string" office:string-value="q" calcext:value-type="string">
            <text:p>q</text:p>
          </table:table-cell>
          <table:table-cell table:formula="of:=[.K21]" office:value-type="string" office:string-value="r" calcext:value-type="string">
            <text:p>r</text:p>
          </table:table-cell>
          <table:table-cell table:formula="of:=[.L21]" office:value-type="string" office:string-value="s" calcext:value-type="string">
            <text:p>s</text:p>
          </table:table-cell>
          <table:table-cell table:formula="of:=[.M21]" office:value-type="string" office:string-value="t" calcext:value-type="string">
            <text:p>t</text:p>
          </table:table-cell>
          <table:table-cell table:formula="of:=[.N21]" office:value-type="string" office:string-value="u" calcext:value-type="string">
            <text:p>u</text:p>
          </table:table-cell>
          <table:table-cell table:formula="of:=[.O21]" office:value-type="string" office:string-value="v" calcext:value-type="string">
            <text:p>v</text:p>
          </table:table-cell>
          <table:table-cell table:formula="of:=[.P21]" office:value-type="string" office:string-value="w" calcext:value-type="string">
            <text:p>w</text:p>
          </table:table-cell>
          <table:table-cell table:formula="of:=[.Q21]" office:value-type="string" office:string-value="x" calcext:value-type="string">
            <text:p>x</text:p>
          </table:table-cell>
          <table:table-cell table:formula="of:=[.R21]" office:value-type="string" office:string-value="y" calcext:value-type="string">
            <text:p>y</text:p>
          </table:table-cell>
          <table:table-cell table:formula="of:=[.S21]" office:value-type="string" office:string-value="z" calcext:value-type="string">
            <text:p>z</text:p>
          </table:table-cell>
          <table:table-cell table:formula="of:=[.T21]" office:value-type="string" office:string-value="a" calcext:value-type="string">
            <text:p>a</text:p>
          </table:table-cell>
          <table:table-cell table:formula="of:=[.U21]" office:value-type="string" office:string-value="b" calcext:value-type="string">
            <text:p>b</text:p>
          </table:table-cell>
          <table:table-cell table:formula="of:=[.V21]" office:value-type="string" office:string-value="c" calcext:value-type="string">
            <text:p>c</text:p>
          </table:table-cell>
          <table:table-cell table:formula="of:=[.W21]" office:value-type="string" office:string-value="d" calcext:value-type="string">
            <text:p>d</text:p>
          </table:table-cell>
          <table:table-cell table:formula="of:=[.X21]" office:value-type="string" office:string-value="e" calcext:value-type="string">
            <text:p>e</text:p>
          </table:table-cell>
          <table:table-cell table:formula="of:=[.Y21]" office:value-type="string" office:string-value="f" calcext:value-type="string">
            <text:p>f</text:p>
          </table:table-cell>
          <table:table-cell table:formula="of:=[.Z21]" office:value-type="string" office:string-value="g" calcext:value-type="string">
            <text:p>g</text:p>
          </table:table-cell>
          <table:table-cell table:formula="of:=[.AA21]" office:value-type="string" office:string-value="h" calcext:value-type="string">
            <text:p>h</text:p>
          </table:table-cell>
          <table:table-cell table:formula="of:=[.B21]" office:value-type="string" office:string-value="i" calcext:value-type="string">
            <text:p>i</text:p>
          </table:table-cell>
          <table:table-cell/>
          <table:table-cell table:formula="of:=LEN([.$B$2]) - LEN(SUBSTITUTE(LOWER([.$B$2]); [.B22]; &quot;&quot;))" office:value-type="float" office:value="3" calcext:value-type="float">
            <text:p>3</text:p>
          </table:table-cell>
          <table:table-cell table:formula="of:=LEN([.$B$2]) - LEN(SUBSTITUTE(LOWER([.$B$2]); [.C22]; &quot;&quot;))" office:value-type="float" office:value="0" calcext:value-type="float">
            <text:p>0</text:p>
          </table:table-cell>
          <table:table-cell table:formula="of:=LEN([.$B$2]) - LEN(SUBSTITUTE(LOWER([.$B$2]); [.D22]; &quot;&quot;))" office:value-type="float" office:value="30" calcext:value-type="float">
            <text:p>30</text:p>
          </table:table-cell>
          <table:table-cell table:formula="of:=LEN([.$B$2]) - LEN(SUBSTITUTE(LOWER([.$B$2]); [.E22]; &quot;&quot;))" office:value-type="float" office:value="8" calcext:value-type="float">
            <text:p>8</text:p>
          </table:table-cell>
          <table:table-cell table:formula="of:=LEN([.$B$2]) - LEN(SUBSTITUTE(LOWER([.$B$2]); [.F22]; &quot;&quot;))" office:value-type="float" office:value="5" calcext:value-type="float">
            <text:p>5</text:p>
          </table:table-cell>
          <table:table-cell table:formula="of:=LEN([.$B$2]) - LEN(SUBSTITUTE(LOWER([.$B$2]); [.G22]; &quot;&quot;))" office:value-type="float" office:value="13" calcext:value-type="float">
            <text:p>13</text:p>
          </table:table-cell>
          <table:table-cell table:formula="of:=LEN([.$B$2]) - LEN(SUBSTITUTE(LOWER([.$B$2]); [.H22]; &quot;&quot;))" office:value-type="float" office:value="43" calcext:value-type="float">
            <text:p>43</text:p>
          </table:table-cell>
          <table:table-cell table:formula="of:=LEN([.$B$2]) - LEN(SUBSTITUTE(LOWER([.$B$2]); [.I22]; &quot;&quot;))" office:value-type="float" office:value="5" calcext:value-type="float">
            <text:p>5</text:p>
          </table:table-cell>
          <table:table-cell table:formula="of:=LEN([.$B$2]) - LEN(SUBSTITUTE(LOWER([.$B$2]); [.J22]; &quot;&quot;))" office:value-type="float" office:value="9" calcext:value-type="float">
            <text:p>9</text:p>
          </table:table-cell>
          <table:table-cell table:formula="of:=LEN([.$B$2]) - LEN(SUBSTITUTE(LOWER([.$B$2]); [.K22]; &quot;&quot;))" office:value-type="float" office:value="24" calcext:value-type="float">
            <text:p>24</text:p>
          </table:table-cell>
          <table:table-cell table:formula="of:=LEN([.$B$2]) - LEN(SUBSTITUTE(LOWER([.$B$2]); [.L22]; &quot;&quot;))" office:value-type="float" office:value="28" calcext:value-type="float">
            <text:p>28</text:p>
          </table:table-cell>
          <table:table-cell table:formula="of:=LEN([.$B$2]) - LEN(SUBSTITUTE(LOWER([.$B$2]); [.M22]; &quot;&quot;))" office:value-type="float" office:value="0" calcext:value-type="float">
            <text:p>0</text:p>
          </table:table-cell>
          <table:table-cell table:formula="of:=LEN([.$B$2]) - LEN(SUBSTITUTE(LOWER([.$B$2]); [.N22]; &quot;&quot;))" office:value-type="float" office:value="1" calcext:value-type="float">
            <text:p>1</text:p>
          </table:table-cell>
          <table:table-cell table:formula="of:=LEN([.$B$2]) - LEN(SUBSTITUTE(LOWER([.$B$2]); [.O22]; &quot;&quot;))" office:value-type="float" office:value="9" calcext:value-type="float">
            <text:p>9</text:p>
          </table:table-cell>
          <table:table-cell table:formula="of:=LEN([.$B$2]) - LEN(SUBSTITUTE(LOWER([.$B$2]); [.P22]; &quot;&quot;))" office:value-type="float" office:value="6" calcext:value-type="float">
            <text:p>6</text:p>
          </table:table-cell>
          <table:table-cell table:formula="of:=LEN([.$B$2]) - LEN(SUBSTITUTE(LOWER([.$B$2]); [.Q22]; &quot;&quot;))" office:value-type="float" office:value="24" calcext:value-type="float">
            <text:p>24</text:p>
          </table:table-cell>
          <table:table-cell table:formula="of:=LEN([.$B$2]) - LEN(SUBSTITUTE(LOWER([.$B$2]); [.R22]; &quot;&quot;))" office:value-type="float" office:value="21" calcext:value-type="float">
            <text:p>21</text:p>
          </table:table-cell>
          <table:table-cell table:formula="of:=LEN([.$B$2]) - LEN(SUBSTITUTE(LOWER([.$B$2]); [.S22]; &quot;&quot;))" office:value-type="float" office:value="3" calcext:value-type="float">
            <text:p>3</text:p>
          </table:table-cell>
          <table:table-cell table:formula="of:=LEN([.$B$2]) - LEN(SUBSTITUTE(LOWER([.$B$2]); [.T22]; &quot;&quot;))" office:value-type="float" office:value="0" calcext:value-type="float">
            <text:p>0</text:p>
          </table:table-cell>
          <table:table-cell table:formula="of:=LEN([.$B$2]) - LEN(SUBSTITUTE(LOWER([.$B$2]); [.U22]; &quot;&quot;))" office:value-type="float" office:value="11" calcext:value-type="float">
            <text:p>11</text:p>
          </table:table-cell>
          <table:table-cell table:formula="of:=LEN([.$B$2]) - LEN(SUBSTITUTE(LOWER([.$B$2]); [.V22]; &quot;&quot;))" office:value-type="float" office:value="9" calcext:value-type="float">
            <text:p>9</text:p>
          </table:table-cell>
          <table:table-cell table:formula="of:=LEN([.$B$2]) - LEN(SUBSTITUTE(LOWER([.$B$2]); [.W22]; &quot;&quot;))" office:value-type="float" office:value="38" calcext:value-type="float">
            <text:p>38</text:p>
          </table:table-cell>
          <table:table-cell table:formula="of:=LEN([.$B$2]) - LEN(SUBSTITUTE(LOWER([.$B$2]); [.X22]; &quot;&quot;))" office:value-type="float" office:value="3" calcext:value-type="float">
            <text:p>3</text:p>
          </table:table-cell>
          <table:table-cell table:formula="of:=LEN([.$B$2]) - LEN(SUBSTITUTE(LOWER([.$B$2]); [.Y22]; &quot;&quot;))" office:value-type="float" office:value="6" calcext:value-type="float">
            <text:p>6</text:p>
          </table:table-cell>
          <table:table-cell table:formula="of:=LEN([.$B$2]) - LEN(SUBSTITUTE(LOWER([.$B$2]); [.Z22]; &quot;&quot;))" office:value-type="float" office:value="11" calcext:value-type="float">
            <text:p>11</text:p>
          </table:table-cell>
          <table:table-cell table:formula="of:=LEN([.$B$2]) - LEN(SUBSTITUTE(LOWER([.$B$2]); [.AA22]; &quot;&quot;))" office:value-type="float" office:value="1" calcext:value-type="float">
            <text:p>1</text:p>
          </table:table-cell>
          <table:table-cell/>
          <table:table-cell table:formula="of:=[.AC22]*[.B$6]" office:value-type="float" office:value="-7.6434257456253" calcext:value-type="float">
            <text:p>-7.6434257456253</text:p>
          </table:table-cell>
          <table:table-cell table:formula="of:=[.AD22]*[.C$6]" office:value-type="float" office:value="-0" calcext:value-type="float">
            <text:p>0</text:p>
          </table:table-cell>
          <table:table-cell table:formula="of:=[.AE22]*[.D$6]" office:value-type="float" office:value="-113.856111752609" calcext:value-type="float">
            <text:p>-113.856111752609</text:p>
          </table:table-cell>
          <table:table-cell table:formula="of:=[.AF22]*[.E$6]" office:value-type="float" office:value="-25.2137220302091" calcext:value-type="float">
            <text:p>-25.2137220302091</text:p>
          </table:table-cell>
          <table:table-cell table:formula="of:=[.AG22]*[.F$6]" office:value-type="float" office:value="-10.5598380265154" calcext:value-type="float">
            <text:p>-10.5598380265154</text:p>
          </table:table-cell>
          <table:table-cell table:formula="of:=[.AH22]*[.G$6]" office:value-type="float" office:value="-49.8627568440574" calcext:value-type="float">
            <text:p>-49.8627568440574</text:p>
          </table:table-cell>
          <table:table-cell table:formula="of:=[.AI22]*[.H$6]" office:value-type="float" office:value="-170.889431639107" calcext:value-type="float">
            <text:p>-170.889431639107</text:p>
          </table:table-cell>
          <table:table-cell table:formula="of:=[.AJ22]*[.I$6]" office:value-type="float" office:value="-13.5502901444562" calcext:value-type="float">
            <text:p>-13.5502901444562</text:p>
          </table:table-cell>
          <table:table-cell table:formula="of:=[.AK22]*[.J$6]" office:value-type="float" office:value="-24.2984096452124" calcext:value-type="float">
            <text:p>-24.2984096452124</text:p>
          </table:table-cell>
          <table:table-cell table:formula="of:=[.AL22]*[.K$6]" office:value-type="float" office:value="-164.516076307325" calcext:value-type="float">
            <text:p>-164.516076307325</text:p>
          </table:table-cell>
          <table:table-cell table:formula="of:=[.AM22]*[.L$6]" office:value-type="float" office:value="-132.980314009424" calcext:value-type="float">
            <text:p>-132.980314009424</text:p>
          </table:table-cell>
          <table:table-cell table:formula="of:=[.AN22]*[.M$6]" office:value-type="float" office:value="-0" calcext:value-type="float">
            <text:p>0</text:p>
          </table:table-cell>
          <table:table-cell table:formula="of:=[.AO22]*[.N$6]" office:value-type="float" office:value="-3.59384932773747" calcext:value-type="float">
            <text:p>-3.59384932773747</text:p>
          </table:table-cell>
          <table:table-cell table:formula="of:=[.AP22]*[.O$6]" office:value-type="float" office:value="-24.3368152335448" calcext:value-type="float">
            <text:p>-24.3368152335448</text:p>
          </table:table-cell>
          <table:table-cell table:formula="of:=[.AQ22]*[.P$6]" office:value-type="float" office:value="-15.1167348838244" calcext:value-type="float">
            <text:p>-15.1167348838244</text:p>
          </table:table-cell>
          <table:table-cell table:formula="of:=[.AR22]*[.Q$6]" office:value-type="float" office:value="-99.1875017933788" calcext:value-type="float">
            <text:p>-99.1875017933788</text:p>
          </table:table-cell>
          <table:table-cell table:formula="of:=[.AS22]*[.R$6]" office:value-type="float" office:value="-147.794345388817" calcext:value-type="float">
            <text:p>-147.794345388817</text:p>
          </table:table-cell>
          <table:table-cell table:formula="of:=[.AT22]*[.S$6]" office:value-type="float" office:value="-8.46101422667234" calcext:value-type="float">
            <text:p>-8.46101422667234</text:p>
          </table:table-cell>
          <table:table-cell table:formula="of:=[.AU22]*[.T$6]" office:value-type="float" office:value="-0" calcext:value-type="float">
            <text:p>0</text:p>
          </table:table-cell>
          <table:table-cell table:formula="of:=[.AV22]*[.U$6]" office:value-type="float" office:value="-26.5554833292859" calcext:value-type="float">
            <text:p>-26.5554833292859</text:p>
          </table:table-cell>
          <table:table-cell table:formula="of:=[.AW22]*[.V$6]" office:value-type="float" office:value="-31.4517625667533" calcext:value-type="float">
            <text:p>-31.4517625667533</text:p>
          </table:table-cell>
          <table:table-cell table:formula="of:=[.AX22]*[.W$6]" office:value-type="float" office:value="-173.40243014414" calcext:value-type="float">
            <text:p>-173.40243014414</text:p>
          </table:table-cell>
          <table:table-cell table:formula="of:=[.AY22]*[.X$6]" office:value-type="float" office:value="-11.1126113591381" calcext:value-type="float">
            <text:p>-11.1126113591381</text:p>
          </table:table-cell>
          <table:table-cell table:formula="of:=[.AZ22]*[.Y$6]" office:value-type="float" office:value="-40.4448212693356" calcext:value-type="float">
            <text:p>-40.4448212693356</text:p>
          </table:table-cell>
          <table:table-cell table:formula="of:=[.BA22]*[.Z$6]" office:value-type="float" office:value="-41.5752508051589" calcext:value-type="float">
            <text:p>-41.5752508051589</text:p>
          </table:table-cell>
          <table:table-cell table:formula="of:=[.BB22]*[.AA$6]" office:value-type="float" office:value="-7.46642468517366" calcext:value-type="float">
            <text:p>-7.46642468517366</text:p>
          </table:table-cell>
          <table:table-cell/>
          <table:table-cell table:formula="of:=SUM([.BD22:.CC22])" office:value-type="float" office:value="-1343.8694211575" calcext:value-type="float">
            <text:p>-1343.8694211575</text:p>
          </table:table-cell>
          <table:table-cell table:formula="of:=[.A22]" office:value-type="float" office:value="9" calcext:value-type="float">
            <text:p>9</text:p>
          </table:table-cell>
          <table:table-cell table:number-columns-repeated="2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C22]" office:value-type="string" office:string-value="k" calcext:value-type="string">
            <text:p>k</text:p>
          </table:table-cell>
          <table:table-cell table:formula="of:=[.D22]" office:value-type="string" office:string-value="l" calcext:value-type="string">
            <text:p>l</text:p>
          </table:table-cell>
          <table:table-cell table:formula="of:=[.E22]" office:value-type="string" office:string-value="m" calcext:value-type="string">
            <text:p>m</text:p>
          </table:table-cell>
          <table:table-cell table:formula="of:=[.F22]" office:value-type="string" office:string-value="n" calcext:value-type="string">
            <text:p>n</text:p>
          </table:table-cell>
          <table:table-cell table:formula="of:=[.G22]" office:value-type="string" office:string-value="o" calcext:value-type="string">
            <text:p>o</text:p>
          </table:table-cell>
          <table:table-cell table:formula="of:=[.H22]" office:value-type="string" office:string-value="p" calcext:value-type="string">
            <text:p>p</text:p>
          </table:table-cell>
          <table:table-cell table:formula="of:=[.I22]" office:value-type="string" office:string-value="q" calcext:value-type="string">
            <text:p>q</text:p>
          </table:table-cell>
          <table:table-cell table:formula="of:=[.J22]" office:value-type="string" office:string-value="r" calcext:value-type="string">
            <text:p>r</text:p>
          </table:table-cell>
          <table:table-cell table:formula="of:=[.K22]" office:value-type="string" office:string-value="s" calcext:value-type="string">
            <text:p>s</text:p>
          </table:table-cell>
          <table:table-cell table:formula="of:=[.L22]" office:value-type="string" office:string-value="t" calcext:value-type="string">
            <text:p>t</text:p>
          </table:table-cell>
          <table:table-cell table:formula="of:=[.M22]" office:value-type="string" office:string-value="u" calcext:value-type="string">
            <text:p>u</text:p>
          </table:table-cell>
          <table:table-cell table:formula="of:=[.N22]" office:value-type="string" office:string-value="v" calcext:value-type="string">
            <text:p>v</text:p>
          </table:table-cell>
          <table:table-cell table:formula="of:=[.O22]" office:value-type="string" office:string-value="w" calcext:value-type="string">
            <text:p>w</text:p>
          </table:table-cell>
          <table:table-cell table:formula="of:=[.P22]" office:value-type="string" office:string-value="x" calcext:value-type="string">
            <text:p>x</text:p>
          </table:table-cell>
          <table:table-cell table:formula="of:=[.Q22]" office:value-type="string" office:string-value="y" calcext:value-type="string">
            <text:p>y</text:p>
          </table:table-cell>
          <table:table-cell table:formula="of:=[.R22]" office:value-type="string" office:string-value="z" calcext:value-type="string">
            <text:p>z</text:p>
          </table:table-cell>
          <table:table-cell table:formula="of:=[.S22]" office:value-type="string" office:string-value="a" calcext:value-type="string">
            <text:p>a</text:p>
          </table:table-cell>
          <table:table-cell table:formula="of:=[.T22]" office:value-type="string" office:string-value="b" calcext:value-type="string">
            <text:p>b</text:p>
          </table:table-cell>
          <table:table-cell table:formula="of:=[.U22]" office:value-type="string" office:string-value="c" calcext:value-type="string">
            <text:p>c</text:p>
          </table:table-cell>
          <table:table-cell table:formula="of:=[.V22]" office:value-type="string" office:string-value="d" calcext:value-type="string">
            <text:p>d</text:p>
          </table:table-cell>
          <table:table-cell table:formula="of:=[.W22]" office:value-type="string" office:string-value="e" calcext:value-type="string">
            <text:p>e</text:p>
          </table:table-cell>
          <table:table-cell table:formula="of:=[.X22]" office:value-type="string" office:string-value="f" calcext:value-type="string">
            <text:p>f</text:p>
          </table:table-cell>
          <table:table-cell table:formula="of:=[.Y22]" office:value-type="string" office:string-value="g" calcext:value-type="string">
            <text:p>g</text:p>
          </table:table-cell>
          <table:table-cell table:formula="of:=[.Z22]" office:value-type="string" office:string-value="h" calcext:value-type="string">
            <text:p>h</text:p>
          </table:table-cell>
          <table:table-cell table:formula="of:=[.AA22]" office:value-type="string" office:string-value="i" calcext:value-type="string">
            <text:p>i</text:p>
          </table:table-cell>
          <table:table-cell table:formula="of:=[.B22]" office:value-type="string" office:string-value="j" calcext:value-type="string">
            <text:p>j</text:p>
          </table:table-cell>
          <table:table-cell/>
          <table:table-cell table:formula="of:=LEN([.$B$2]) - LEN(SUBSTITUTE(LOWER([.$B$2]); [.B23]; &quot;&quot;))" office:value-type="float" office:value="0" calcext:value-type="float">
            <text:p>0</text:p>
          </table:table-cell>
          <table:table-cell table:formula="of:=LEN([.$B$2]) - LEN(SUBSTITUTE(LOWER([.$B$2]); [.C23]; &quot;&quot;))" office:value-type="float" office:value="30" calcext:value-type="float">
            <text:p>30</text:p>
          </table:table-cell>
          <table:table-cell table:formula="of:=LEN([.$B$2]) - LEN(SUBSTITUTE(LOWER([.$B$2]); [.D23]; &quot;&quot;))" office:value-type="float" office:value="8" calcext:value-type="float">
            <text:p>8</text:p>
          </table:table-cell>
          <table:table-cell table:formula="of:=LEN([.$B$2]) - LEN(SUBSTITUTE(LOWER([.$B$2]); [.E23]; &quot;&quot;))" office:value-type="float" office:value="5" calcext:value-type="float">
            <text:p>5</text:p>
          </table:table-cell>
          <table:table-cell table:formula="of:=LEN([.$B$2]) - LEN(SUBSTITUTE(LOWER([.$B$2]); [.F23]; &quot;&quot;))" office:value-type="float" office:value="13" calcext:value-type="float">
            <text:p>13</text:p>
          </table:table-cell>
          <table:table-cell table:formula="of:=LEN([.$B$2]) - LEN(SUBSTITUTE(LOWER([.$B$2]); [.G23]; &quot;&quot;))" office:value-type="float" office:value="43" calcext:value-type="float">
            <text:p>43</text:p>
          </table:table-cell>
          <table:table-cell table:formula="of:=LEN([.$B$2]) - LEN(SUBSTITUTE(LOWER([.$B$2]); [.H23]; &quot;&quot;))" office:value-type="float" office:value="5" calcext:value-type="float">
            <text:p>5</text:p>
          </table:table-cell>
          <table:table-cell table:formula="of:=LEN([.$B$2]) - LEN(SUBSTITUTE(LOWER([.$B$2]); [.I23]; &quot;&quot;))" office:value-type="float" office:value="9" calcext:value-type="float">
            <text:p>9</text:p>
          </table:table-cell>
          <table:table-cell table:formula="of:=LEN([.$B$2]) - LEN(SUBSTITUTE(LOWER([.$B$2]); [.J23]; &quot;&quot;))" office:value-type="float" office:value="24" calcext:value-type="float">
            <text:p>24</text:p>
          </table:table-cell>
          <table:table-cell table:formula="of:=LEN([.$B$2]) - LEN(SUBSTITUTE(LOWER([.$B$2]); [.K23]; &quot;&quot;))" office:value-type="float" office:value="28" calcext:value-type="float">
            <text:p>28</text:p>
          </table:table-cell>
          <table:table-cell table:formula="of:=LEN([.$B$2]) - LEN(SUBSTITUTE(LOWER([.$B$2]); [.L23]; &quot;&quot;))" office:value-type="float" office:value="0" calcext:value-type="float">
            <text:p>0</text:p>
          </table:table-cell>
          <table:table-cell table:formula="of:=LEN([.$B$2]) - LEN(SUBSTITUTE(LOWER([.$B$2]); [.M23]; &quot;&quot;))" office:value-type="float" office:value="1" calcext:value-type="float">
            <text:p>1</text:p>
          </table:table-cell>
          <table:table-cell table:formula="of:=LEN([.$B$2]) - LEN(SUBSTITUTE(LOWER([.$B$2]); [.N23]; &quot;&quot;))" office:value-type="float" office:value="9" calcext:value-type="float">
            <text:p>9</text:p>
          </table:table-cell>
          <table:table-cell table:formula="of:=LEN([.$B$2]) - LEN(SUBSTITUTE(LOWER([.$B$2]); [.O23]; &quot;&quot;))" office:value-type="float" office:value="6" calcext:value-type="float">
            <text:p>6</text:p>
          </table:table-cell>
          <table:table-cell table:formula="of:=LEN([.$B$2]) - LEN(SUBSTITUTE(LOWER([.$B$2]); [.P23]; &quot;&quot;))" office:value-type="float" office:value="24" calcext:value-type="float">
            <text:p>24</text:p>
          </table:table-cell>
          <table:table-cell table:formula="of:=LEN([.$B$2]) - LEN(SUBSTITUTE(LOWER([.$B$2]); [.Q23]; &quot;&quot;))" office:value-type="float" office:value="21" calcext:value-type="float">
            <text:p>21</text:p>
          </table:table-cell>
          <table:table-cell table:formula="of:=LEN([.$B$2]) - LEN(SUBSTITUTE(LOWER([.$B$2]); [.R23]; &quot;&quot;))" office:value-type="float" office:value="3" calcext:value-type="float">
            <text:p>3</text:p>
          </table:table-cell>
          <table:table-cell table:formula="of:=LEN([.$B$2]) - LEN(SUBSTITUTE(LOWER([.$B$2]); [.S23]; &quot;&quot;))" office:value-type="float" office:value="0" calcext:value-type="float">
            <text:p>0</text:p>
          </table:table-cell>
          <table:table-cell table:formula="of:=LEN([.$B$2]) - LEN(SUBSTITUTE(LOWER([.$B$2]); [.T23]; &quot;&quot;))" office:value-type="float" office:value="11" calcext:value-type="float">
            <text:p>11</text:p>
          </table:table-cell>
          <table:table-cell table:formula="of:=LEN([.$B$2]) - LEN(SUBSTITUTE(LOWER([.$B$2]); [.U23]; &quot;&quot;))" office:value-type="float" office:value="9" calcext:value-type="float">
            <text:p>9</text:p>
          </table:table-cell>
          <table:table-cell table:formula="of:=LEN([.$B$2]) - LEN(SUBSTITUTE(LOWER([.$B$2]); [.V23]; &quot;&quot;))" office:value-type="float" office:value="38" calcext:value-type="float">
            <text:p>38</text:p>
          </table:table-cell>
          <table:table-cell table:formula="of:=LEN([.$B$2]) - LEN(SUBSTITUTE(LOWER([.$B$2]); [.W23]; &quot;&quot;))" office:value-type="float" office:value="3" calcext:value-type="float">
            <text:p>3</text:p>
          </table:table-cell>
          <table:table-cell table:formula="of:=LEN([.$B$2]) - LEN(SUBSTITUTE(LOWER([.$B$2]); [.X23]; &quot;&quot;))" office:value-type="float" office:value="6" calcext:value-type="float">
            <text:p>6</text:p>
          </table:table-cell>
          <table:table-cell table:formula="of:=LEN([.$B$2]) - LEN(SUBSTITUTE(LOWER([.$B$2]); [.Y23]; &quot;&quot;))" office:value-type="float" office:value="11" calcext:value-type="float">
            <text:p>11</text:p>
          </table:table-cell>
          <table:table-cell table:formula="of:=LEN([.$B$2]) - LEN(SUBSTITUTE(LOWER([.$B$2]); [.Z23]; &quot;&quot;))" office:value-type="float" office:value="1" calcext:value-type="float">
            <text:p>1</text:p>
          </table:table-cell>
          <table:table-cell table:formula="of:=LEN([.$B$2]) - LEN(SUBSTITUTE(LOWER([.$B$2]); [.AA23]; &quot;&quot;))" office:value-type="float" office:value="3" calcext:value-type="float">
            <text:p>3</text:p>
          </table:table-cell>
          <table:table-cell/>
          <table:table-cell table:formula="of:=[.AC23]*[.B$6]" office:value-type="float" office:value="-0" calcext:value-type="float">
            <text:p>0</text:p>
          </table:table-cell>
          <table:table-cell table:formula="of:=[.AD23]*[.C$6]" office:value-type="float" office:value="-126.347798671108" calcext:value-type="float">
            <text:p>-126.347798671108</text:p>
          </table:table-cell>
          <table:table-cell table:formula="of:=[.AE23]*[.D$6]" office:value-type="float" office:value="-30.3616298006957" calcext:value-type="float">
            <text:p>-30.3616298006957</text:p>
          </table:table-cell>
          <table:table-cell table:formula="of:=[.AF23]*[.E$6]" office:value-type="float" office:value="-15.7585762688807" calcext:value-type="float">
            <text:p>-15.7585762688807</text:p>
          </table:table-cell>
          <table:table-cell table:formula="of:=[.AG23]*[.F$6]" office:value-type="float" office:value="-27.45557886894" calcext:value-type="float">
            <text:p>-27.45557886894</text:p>
          </table:table-cell>
          <table:table-cell table:formula="of:=[.AH23]*[.G$6]" office:value-type="float" office:value="-164.930657253421" calcext:value-type="float">
            <text:p>-164.930657253421</text:p>
          </table:table-cell>
          <table:table-cell table:formula="of:=[.AI23]*[.H$6]" office:value-type="float" office:value="-19.8708641440822" calcext:value-type="float">
            <text:p>-19.8708641440822</text:p>
          </table:table-cell>
          <table:table-cell table:formula="of:=[.AJ23]*[.I$6]" office:value-type="float" office:value="-24.3905222600212" calcext:value-type="float">
            <text:p>-24.3905222600212</text:p>
          </table:table-cell>
          <table:table-cell table:formula="of:=[.AK23]*[.J$6]" office:value-type="float" office:value="-64.7957590538997" calcext:value-type="float">
            <text:p>-64.7957590538997</text:p>
          </table:table-cell>
          <table:table-cell table:formula="of:=[.AL23]*[.K$6]" office:value-type="float" office:value="-191.935422358546" calcext:value-type="float">
            <text:p>-191.935422358546</text:p>
          </table:table-cell>
          <table:table-cell table:formula="of:=[.AM23]*[.L$6]" office:value-type="float" office:value="-0" calcext:value-type="float">
            <text:p>0</text:p>
          </table:table-cell>
          <table:table-cell table:formula="of:=[.AN23]*[.M$6]" office:value-type="float" office:value="-3.18535104415148" calcext:value-type="float">
            <text:p>-3.18535104415148</text:p>
          </table:table-cell>
          <table:table-cell table:formula="of:=[.AO23]*[.N$6]" office:value-type="float" office:value="-32.3446439496372" calcext:value-type="float">
            <text:p>-32.3446439496372</text:p>
          </table:table-cell>
          <table:table-cell table:formula="of:=[.AP23]*[.O$6]" office:value-type="float" office:value="-16.2245434890299" calcext:value-type="float">
            <text:p>-16.2245434890299</text:p>
          </table:table-cell>
          <table:table-cell table:formula="of:=[.AQ23]*[.P$6]" office:value-type="float" office:value="-60.4669395352978" calcext:value-type="float">
            <text:p>-60.4669395352978</text:p>
          </table:table-cell>
          <table:table-cell table:formula="of:=[.AR23]*[.Q$6]" office:value-type="float" office:value="-86.7890640692064" calcext:value-type="float">
            <text:p>-86.7890640692064</text:p>
          </table:table-cell>
          <table:table-cell table:formula="of:=[.AS23]*[.R$6]" office:value-type="float" office:value="-21.1134779126881" calcext:value-type="float">
            <text:p>-21.1134779126881</text:p>
          </table:table-cell>
          <table:table-cell table:formula="of:=[.AT23]*[.S$6]" office:value-type="float" office:value="-0" calcext:value-type="float">
            <text:p>0</text:p>
          </table:table-cell>
          <table:table-cell table:formula="of:=[.AU23]*[.T$6]" office:value-type="float" office:value="-30.1364874563151" calcext:value-type="float">
            <text:p>-30.1364874563151</text:p>
          </table:table-cell>
          <table:table-cell table:formula="of:=[.AV23]*[.U$6]" office:value-type="float" office:value="-21.7272136330521" calcext:value-type="float">
            <text:p>-21.7272136330521</text:p>
          </table:table-cell>
          <table:table-cell table:formula="of:=[.AW23]*[.V$6]" office:value-type="float" office:value="-132.796330837403" calcext:value-type="float">
            <text:p>-132.796330837403</text:p>
          </table:table-cell>
          <table:table-cell table:formula="of:=[.AX23]*[.W$6]" office:value-type="float" office:value="-13.6896655376952" calcext:value-type="float">
            <text:p>-13.6896655376952</text:p>
          </table:table-cell>
          <table:table-cell table:formula="of:=[.AY23]*[.X$6]" office:value-type="float" office:value="-22.2252227182762" calcext:value-type="float">
            <text:p>-22.2252227182762</text:p>
          </table:table-cell>
          <table:table-cell table:formula="of:=[.AZ23]*[.Y$6]" office:value-type="float" office:value="-74.1488389937819" calcext:value-type="float">
            <text:p>-74.1488389937819</text:p>
          </table:table-cell>
          <table:table-cell table:formula="of:=[.BA23]*[.Z$6]" office:value-type="float" office:value="-3.77956825501445" calcext:value-type="float">
            <text:p>-3.77956825501445</text:p>
          </table:table-cell>
          <table:table-cell table:formula="of:=[.BB23]*[.AA$6]" office:value-type="float" office:value="-22.399274055521" calcext:value-type="float">
            <text:p>-22.399274055521</text:p>
          </table:table-cell>
          <table:table-cell/>
          <table:table-cell table:formula="of:=SUM([.BD23:.CC23])" office:value-type="float" office:value="-1206.87343016666" calcext:value-type="float">
            <text:p>-1206.87343016666</text:p>
          </table:table-cell>
          <table:table-cell table:formula="of:=[.A23]" office:value-type="float" office:value="10" calcext:value-type="float">
            <text:p>10</text:p>
          </table:table-cell>
          <table:table-cell table:number-columns-repeated="2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C23]" office:value-type="string" office:string-value="l" calcext:value-type="string">
            <text:p>l</text:p>
          </table:table-cell>
          <table:table-cell table:formula="of:=[.D23]" office:value-type="string" office:string-value="m" calcext:value-type="string">
            <text:p>m</text:p>
          </table:table-cell>
          <table:table-cell table:formula="of:=[.E23]" office:value-type="string" office:string-value="n" calcext:value-type="string">
            <text:p>n</text:p>
          </table:table-cell>
          <table:table-cell table:formula="of:=[.F23]" office:value-type="string" office:string-value="o" calcext:value-type="string">
            <text:p>o</text:p>
          </table:table-cell>
          <table:table-cell table:formula="of:=[.G23]" office:value-type="string" office:string-value="p" calcext:value-type="string">
            <text:p>p</text:p>
          </table:table-cell>
          <table:table-cell table:formula="of:=[.H23]" office:value-type="string" office:string-value="q" calcext:value-type="string">
            <text:p>q</text:p>
          </table:table-cell>
          <table:table-cell table:formula="of:=[.I23]" office:value-type="string" office:string-value="r" calcext:value-type="string">
            <text:p>r</text:p>
          </table:table-cell>
          <table:table-cell table:formula="of:=[.J23]" office:value-type="string" office:string-value="s" calcext:value-type="string">
            <text:p>s</text:p>
          </table:table-cell>
          <table:table-cell table:formula="of:=[.K23]" office:value-type="string" office:string-value="t" calcext:value-type="string">
            <text:p>t</text:p>
          </table:table-cell>
          <table:table-cell table:formula="of:=[.L23]" office:value-type="string" office:string-value="u" calcext:value-type="string">
            <text:p>u</text:p>
          </table:table-cell>
          <table:table-cell table:formula="of:=[.M23]" office:value-type="string" office:string-value="v" calcext:value-type="string">
            <text:p>v</text:p>
          </table:table-cell>
          <table:table-cell table:formula="of:=[.N23]" office:value-type="string" office:string-value="w" calcext:value-type="string">
            <text:p>w</text:p>
          </table:table-cell>
          <table:table-cell table:formula="of:=[.O23]" office:value-type="string" office:string-value="x" calcext:value-type="string">
            <text:p>x</text:p>
          </table:table-cell>
          <table:table-cell table:formula="of:=[.P23]" office:value-type="string" office:string-value="y" calcext:value-type="string">
            <text:p>y</text:p>
          </table:table-cell>
          <table:table-cell table:formula="of:=[.Q23]" office:value-type="string" office:string-value="z" calcext:value-type="string">
            <text:p>z</text:p>
          </table:table-cell>
          <table:table-cell table:formula="of:=[.R23]" office:value-type="string" office:string-value="a" calcext:value-type="string">
            <text:p>a</text:p>
          </table:table-cell>
          <table:table-cell table:formula="of:=[.S23]" office:value-type="string" office:string-value="b" calcext:value-type="string">
            <text:p>b</text:p>
          </table:table-cell>
          <table:table-cell table:formula="of:=[.T23]" office:value-type="string" office:string-value="c" calcext:value-type="string">
            <text:p>c</text:p>
          </table:table-cell>
          <table:table-cell table:formula="of:=[.U23]" office:value-type="string" office:string-value="d" calcext:value-type="string">
            <text:p>d</text:p>
          </table:table-cell>
          <table:table-cell table:formula="of:=[.V23]" office:value-type="string" office:string-value="e" calcext:value-type="string">
            <text:p>e</text:p>
          </table:table-cell>
          <table:table-cell table:formula="of:=[.W23]" office:value-type="string" office:string-value="f" calcext:value-type="string">
            <text:p>f</text:p>
          </table:table-cell>
          <table:table-cell table:formula="of:=[.X23]" office:value-type="string" office:string-value="g" calcext:value-type="string">
            <text:p>g</text:p>
          </table:table-cell>
          <table:table-cell table:formula="of:=[.Y23]" office:value-type="string" office:string-value="h" calcext:value-type="string">
            <text:p>h</text:p>
          </table:table-cell>
          <table:table-cell table:formula="of:=[.Z23]" office:value-type="string" office:string-value="i" calcext:value-type="string">
            <text:p>i</text:p>
          </table:table-cell>
          <table:table-cell table:formula="of:=[.AA23]" office:value-type="string" office:string-value="j" calcext:value-type="string">
            <text:p>j</text:p>
          </table:table-cell>
          <table:table-cell table:formula="of:=[.B23]" office:value-type="string" office:string-value="k" calcext:value-type="string">
            <text:p>k</text:p>
          </table:table-cell>
          <table:table-cell/>
          <table:table-cell table:formula="of:=LEN([.$B$2]) - LEN(SUBSTITUTE(LOWER([.$B$2]); [.B24]; &quot;&quot;))" office:value-type="float" office:value="30" calcext:value-type="float">
            <text:p>30</text:p>
          </table:table-cell>
          <table:table-cell table:formula="of:=LEN([.$B$2]) - LEN(SUBSTITUTE(LOWER([.$B$2]); [.C24]; &quot;&quot;))" office:value-type="float" office:value="8" calcext:value-type="float">
            <text:p>8</text:p>
          </table:table-cell>
          <table:table-cell table:formula="of:=LEN([.$B$2]) - LEN(SUBSTITUTE(LOWER([.$B$2]); [.D24]; &quot;&quot;))" office:value-type="float" office:value="5" calcext:value-type="float">
            <text:p>5</text:p>
          </table:table-cell>
          <table:table-cell table:formula="of:=LEN([.$B$2]) - LEN(SUBSTITUTE(LOWER([.$B$2]); [.E24]; &quot;&quot;))" office:value-type="float" office:value="13" calcext:value-type="float">
            <text:p>13</text:p>
          </table:table-cell>
          <table:table-cell table:formula="of:=LEN([.$B$2]) - LEN(SUBSTITUTE(LOWER([.$B$2]); [.F24]; &quot;&quot;))" office:value-type="float" office:value="43" calcext:value-type="float">
            <text:p>43</text:p>
          </table:table-cell>
          <table:table-cell table:formula="of:=LEN([.$B$2]) - LEN(SUBSTITUTE(LOWER([.$B$2]); [.G24]; &quot;&quot;))" office:value-type="float" office:value="5" calcext:value-type="float">
            <text:p>5</text:p>
          </table:table-cell>
          <table:table-cell table:formula="of:=LEN([.$B$2]) - LEN(SUBSTITUTE(LOWER([.$B$2]); [.H24]; &quot;&quot;))" office:value-type="float" office:value="9" calcext:value-type="float">
            <text:p>9</text:p>
          </table:table-cell>
          <table:table-cell table:formula="of:=LEN([.$B$2]) - LEN(SUBSTITUTE(LOWER([.$B$2]); [.I24]; &quot;&quot;))" office:value-type="float" office:value="24" calcext:value-type="float">
            <text:p>24</text:p>
          </table:table-cell>
          <table:table-cell table:formula="of:=LEN([.$B$2]) - LEN(SUBSTITUTE(LOWER([.$B$2]); [.J24]; &quot;&quot;))" office:value-type="float" office:value="28" calcext:value-type="float">
            <text:p>28</text:p>
          </table:table-cell>
          <table:table-cell table:formula="of:=LEN([.$B$2]) - LEN(SUBSTITUTE(LOWER([.$B$2]); [.K24]; &quot;&quot;))" office:value-type="float" office:value="0" calcext:value-type="float">
            <text:p>0</text:p>
          </table:table-cell>
          <table:table-cell table:formula="of:=LEN([.$B$2]) - LEN(SUBSTITUTE(LOWER([.$B$2]); [.L24]; &quot;&quot;))" office:value-type="float" office:value="1" calcext:value-type="float">
            <text:p>1</text:p>
          </table:table-cell>
          <table:table-cell table:formula="of:=LEN([.$B$2]) - LEN(SUBSTITUTE(LOWER([.$B$2]); [.M24]; &quot;&quot;))" office:value-type="float" office:value="9" calcext:value-type="float">
            <text:p>9</text:p>
          </table:table-cell>
          <table:table-cell table:formula="of:=LEN([.$B$2]) - LEN(SUBSTITUTE(LOWER([.$B$2]); [.N24]; &quot;&quot;))" office:value-type="float" office:value="6" calcext:value-type="float">
            <text:p>6</text:p>
          </table:table-cell>
          <table:table-cell table:formula="of:=LEN([.$B$2]) - LEN(SUBSTITUTE(LOWER([.$B$2]); [.O24]; &quot;&quot;))" office:value-type="float" office:value="24" calcext:value-type="float">
            <text:p>24</text:p>
          </table:table-cell>
          <table:table-cell table:formula="of:=LEN([.$B$2]) - LEN(SUBSTITUTE(LOWER([.$B$2]); [.P24]; &quot;&quot;))" office:value-type="float" office:value="21" calcext:value-type="float">
            <text:p>21</text:p>
          </table:table-cell>
          <table:table-cell table:formula="of:=LEN([.$B$2]) - LEN(SUBSTITUTE(LOWER([.$B$2]); [.Q24]; &quot;&quot;))" office:value-type="float" office:value="3" calcext:value-type="float">
            <text:p>3</text:p>
          </table:table-cell>
          <table:table-cell table:formula="of:=LEN([.$B$2]) - LEN(SUBSTITUTE(LOWER([.$B$2]); [.R24]; &quot;&quot;))" office:value-type="float" office:value="0" calcext:value-type="float">
            <text:p>0</text:p>
          </table:table-cell>
          <table:table-cell table:formula="of:=LEN([.$B$2]) - LEN(SUBSTITUTE(LOWER([.$B$2]); [.S24]; &quot;&quot;))" office:value-type="float" office:value="11" calcext:value-type="float">
            <text:p>11</text:p>
          </table:table-cell>
          <table:table-cell table:formula="of:=LEN([.$B$2]) - LEN(SUBSTITUTE(LOWER([.$B$2]); [.T24]; &quot;&quot;))" office:value-type="float" office:value="9" calcext:value-type="float">
            <text:p>9</text:p>
          </table:table-cell>
          <table:table-cell table:formula="of:=LEN([.$B$2]) - LEN(SUBSTITUTE(LOWER([.$B$2]); [.U24]; &quot;&quot;))" office:value-type="float" office:value="38" calcext:value-type="float">
            <text:p>38</text:p>
          </table:table-cell>
          <table:table-cell table:formula="of:=LEN([.$B$2]) - LEN(SUBSTITUTE(LOWER([.$B$2]); [.V24]; &quot;&quot;))" office:value-type="float" office:value="3" calcext:value-type="float">
            <text:p>3</text:p>
          </table:table-cell>
          <table:table-cell table:formula="of:=LEN([.$B$2]) - LEN(SUBSTITUTE(LOWER([.$B$2]); [.W24]; &quot;&quot;))" office:value-type="float" office:value="6" calcext:value-type="float">
            <text:p>6</text:p>
          </table:table-cell>
          <table:table-cell table:formula="of:=LEN([.$B$2]) - LEN(SUBSTITUTE(LOWER([.$B$2]); [.X24]; &quot;&quot;))" office:value-type="float" office:value="11" calcext:value-type="float">
            <text:p>11</text:p>
          </table:table-cell>
          <table:table-cell table:formula="of:=LEN([.$B$2]) - LEN(SUBSTITUTE(LOWER([.$B$2]); [.Y24]; &quot;&quot;))" office:value-type="float" office:value="1" calcext:value-type="float">
            <text:p>1</text:p>
          </table:table-cell>
          <table:table-cell table:formula="of:=LEN([.$B$2]) - LEN(SUBSTITUTE(LOWER([.$B$2]); [.Z24]; &quot;&quot;))" office:value-type="float" office:value="3" calcext:value-type="float">
            <text:p>3</text:p>
          </table:table-cell>
          <table:table-cell table:formula="of:=LEN([.$B$2]) - LEN(SUBSTITUTE(LOWER([.$B$2]); [.AA24]; &quot;&quot;))" office:value-type="float" office:value="0" calcext:value-type="float">
            <text:p>0</text:p>
          </table:table-cell>
          <table:table-cell/>
          <table:table-cell table:formula="of:=[.AC24]*[.B$6]" office:value-type="float" office:value="-76.434257456253" calcext:value-type="float">
            <text:p>-76.434257456253</text:p>
          </table:table-cell>
          <table:table-cell table:formula="of:=[.AD24]*[.C$6]" office:value-type="float" office:value="-33.6927463122956" calcext:value-type="float">
            <text:p>-33.6927463122956</text:p>
          </table:table-cell>
          <table:table-cell table:formula="of:=[.AE24]*[.D$6]" office:value-type="float" office:value="-18.9760186254348" calcext:value-type="float">
            <text:p>-18.9760186254348</text:p>
          </table:table-cell>
          <table:table-cell table:formula="of:=[.AF24]*[.E$6]" office:value-type="float" office:value="-40.9722982990898" calcext:value-type="float">
            <text:p>-40.9722982990898</text:p>
          </table:table-cell>
          <table:table-cell table:formula="of:=[.AG24]*[.F$6]" office:value-type="float" office:value="-90.8146070280324" calcext:value-type="float">
            <text:p>-90.8146070280324</text:p>
          </table:table-cell>
          <table:table-cell table:formula="of:=[.AH24]*[.G$6]" office:value-type="float" office:value="-19.1779834015606" calcext:value-type="float">
            <text:p>-19.1779834015606</text:p>
          </table:table-cell>
          <table:table-cell table:formula="of:=[.AI24]*[.H$6]" office:value-type="float" office:value="-35.7675554593479" calcext:value-type="float">
            <text:p>-35.7675554593479</text:p>
          </table:table-cell>
          <table:table-cell table:formula="of:=[.AJ24]*[.I$6]" office:value-type="float" office:value="-65.0413926933898" calcext:value-type="float">
            <text:p>-65.0413926933898</text:p>
          </table:table-cell>
          <table:table-cell table:formula="of:=[.AK24]*[.J$6]" office:value-type="float" office:value="-75.5950522295497" calcext:value-type="float">
            <text:p>-75.5950522295497</text:p>
          </table:table-cell>
          <table:table-cell table:formula="of:=[.AL24]*[.K$6]" office:value-type="float" office:value="-0" calcext:value-type="float">
            <text:p>0</text:p>
          </table:table-cell>
          <table:table-cell table:formula="of:=[.AM24]*[.L$6]" office:value-type="float" office:value="-4.749296928908" calcext:value-type="float">
            <text:p>-4.749296928908</text:p>
          </table:table-cell>
          <table:table-cell table:formula="of:=[.AN24]*[.M$6]" office:value-type="float" office:value="-28.6681593973633" calcext:value-type="float">
            <text:p>-28.6681593973633</text:p>
          </table:table-cell>
          <table:table-cell table:formula="of:=[.AO24]*[.N$6]" office:value-type="float" office:value="-21.5630959664248" calcext:value-type="float">
            <text:p>-21.5630959664248</text:p>
          </table:table-cell>
          <table:table-cell table:formula="of:=[.AP24]*[.O$6]" office:value-type="float" office:value="-64.8981739561195" calcext:value-type="float">
            <text:p>-64.8981739561195</text:p>
          </table:table-cell>
          <table:table-cell table:formula="of:=[.AQ24]*[.P$6]" office:value-type="float" office:value="-52.9085720933855" calcext:value-type="float">
            <text:p>-52.9085720933855</text:p>
          </table:table-cell>
          <table:table-cell table:formula="of:=[.AR24]*[.Q$6]" office:value-type="float" office:value="-12.3984377241723" calcext:value-type="float">
            <text:p>-12.3984377241723</text:p>
          </table:table-cell>
          <table:table-cell table:formula="of:=[.AS24]*[.R$6]" office:value-type="float" office:value="-0" calcext:value-type="float">
            <text:p>0</text:p>
          </table:table-cell>
          <table:table-cell table:formula="of:=[.AT24]*[.S$6]" office:value-type="float" office:value="-31.0237188311319" calcext:value-type="float">
            <text:p>-31.0237188311319</text:p>
          </table:table-cell>
          <table:table-cell table:formula="of:=[.AU24]*[.T$6]" office:value-type="float" office:value="-24.6571261006214" calcext:value-type="float">
            <text:p>-24.6571261006214</text:p>
          </table:table-cell>
          <table:table-cell table:formula="of:=[.AV24]*[.U$6]" office:value-type="float" office:value="-91.7371242284424" calcext:value-type="float">
            <text:p>-91.7371242284424</text:p>
          </table:table-cell>
          <table:table-cell table:formula="of:=[.AW24]*[.V$6]" office:value-type="float" office:value="-10.4839208555845" calcext:value-type="float">
            <text:p>-10.4839208555845</text:p>
          </table:table-cell>
          <table:table-cell table:formula="of:=[.AX24]*[.W$6]" office:value-type="float" office:value="-27.3793310753905" calcext:value-type="float">
            <text:p>-27.3793310753905</text:p>
          </table:table-cell>
          <table:table-cell table:formula="of:=[.AY24]*[.X$6]" office:value-type="float" office:value="-40.7462416501731" calcext:value-type="float">
            <text:p>-40.7462416501731</text:p>
          </table:table-cell>
          <table:table-cell table:formula="of:=[.AZ24]*[.Y$6]" office:value-type="float" office:value="-6.74080354488926" calcext:value-type="float">
            <text:p>-6.74080354488926</text:p>
          </table:table-cell>
          <table:table-cell table:formula="of:=[.BA24]*[.Z$6]" office:value-type="float" office:value="-11.3387047650433" calcext:value-type="float">
            <text:p>-11.3387047650433</text:p>
          </table:table-cell>
          <table:table-cell table:formula="of:=[.BB24]*[.AA$6]" office:value-type="float" office:value="-0" calcext:value-type="float">
            <text:p>0</text:p>
          </table:table-cell>
          <table:table-cell/>
          <table:table-cell table:formula="of:=SUM([.BD24:.CC24])" office:value-type="float" office:value="-885.764618622603" calcext:value-type="float">
            <text:p>-885.764618622603</text:p>
          </table:table-cell>
          <table:table-cell table:formula="of:=[.A24]" office:value-type="float" office:value="11" calcext:value-type="float">
            <text:p>11</text:p>
          </table:table-cell>
          <table:table-cell table:number-columns-repeated="2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C24]" office:value-type="string" office:string-value="m" calcext:value-type="string">
            <text:p>m</text:p>
          </table:table-cell>
          <table:table-cell table:formula="of:=[.D24]" office:value-type="string" office:string-value="n" calcext:value-type="string">
            <text:p>n</text:p>
          </table:table-cell>
          <table:table-cell table:formula="of:=[.E24]" office:value-type="string" office:string-value="o" calcext:value-type="string">
            <text:p>o</text:p>
          </table:table-cell>
          <table:table-cell table:formula="of:=[.F24]" office:value-type="string" office:string-value="p" calcext:value-type="string">
            <text:p>p</text:p>
          </table:table-cell>
          <table:table-cell table:formula="of:=[.G24]" office:value-type="string" office:string-value="q" calcext:value-type="string">
            <text:p>q</text:p>
          </table:table-cell>
          <table:table-cell table:formula="of:=[.H24]" office:value-type="string" office:string-value="r" calcext:value-type="string">
            <text:p>r</text:p>
          </table:table-cell>
          <table:table-cell table:formula="of:=[.I24]" office:value-type="string" office:string-value="s" calcext:value-type="string">
            <text:p>s</text:p>
          </table:table-cell>
          <table:table-cell table:formula="of:=[.J24]" office:value-type="string" office:string-value="t" calcext:value-type="string">
            <text:p>t</text:p>
          </table:table-cell>
          <table:table-cell table:formula="of:=[.K24]" office:value-type="string" office:string-value="u" calcext:value-type="string">
            <text:p>u</text:p>
          </table:table-cell>
          <table:table-cell table:formula="of:=[.L24]" office:value-type="string" office:string-value="v" calcext:value-type="string">
            <text:p>v</text:p>
          </table:table-cell>
          <table:table-cell table:formula="of:=[.M24]" office:value-type="string" office:string-value="w" calcext:value-type="string">
            <text:p>w</text:p>
          </table:table-cell>
          <table:table-cell table:formula="of:=[.N24]" office:value-type="string" office:string-value="x" calcext:value-type="string">
            <text:p>x</text:p>
          </table:table-cell>
          <table:table-cell table:formula="of:=[.O24]" office:value-type="string" office:string-value="y" calcext:value-type="string">
            <text:p>y</text:p>
          </table:table-cell>
          <table:table-cell table:formula="of:=[.P24]" office:value-type="string" office:string-value="z" calcext:value-type="string">
            <text:p>z</text:p>
          </table:table-cell>
          <table:table-cell table:formula="of:=[.Q24]" office:value-type="string" office:string-value="a" calcext:value-type="string">
            <text:p>a</text:p>
          </table:table-cell>
          <table:table-cell table:formula="of:=[.R24]" office:value-type="string" office:string-value="b" calcext:value-type="string">
            <text:p>b</text:p>
          </table:table-cell>
          <table:table-cell table:formula="of:=[.S24]" office:value-type="string" office:string-value="c" calcext:value-type="string">
            <text:p>c</text:p>
          </table:table-cell>
          <table:table-cell table:formula="of:=[.T24]" office:value-type="string" office:string-value="d" calcext:value-type="string">
            <text:p>d</text:p>
          </table:table-cell>
          <table:table-cell table:formula="of:=[.U24]" office:value-type="string" office:string-value="e" calcext:value-type="string">
            <text:p>e</text:p>
          </table:table-cell>
          <table:table-cell table:formula="of:=[.V24]" office:value-type="string" office:string-value="f" calcext:value-type="string">
            <text:p>f</text:p>
          </table:table-cell>
          <table:table-cell table:formula="of:=[.W24]" office:value-type="string" office:string-value="g" calcext:value-type="string">
            <text:p>g</text:p>
          </table:table-cell>
          <table:table-cell table:formula="of:=[.X24]" office:value-type="string" office:string-value="h" calcext:value-type="string">
            <text:p>h</text:p>
          </table:table-cell>
          <table:table-cell table:formula="of:=[.Y24]" office:value-type="string" office:string-value="i" calcext:value-type="string">
            <text:p>i</text:p>
          </table:table-cell>
          <table:table-cell table:formula="of:=[.Z24]" office:value-type="string" office:string-value="j" calcext:value-type="string">
            <text:p>j</text:p>
          </table:table-cell>
          <table:table-cell table:formula="of:=[.AA24]" office:value-type="string" office:string-value="k" calcext:value-type="string">
            <text:p>k</text:p>
          </table:table-cell>
          <table:table-cell table:formula="of:=[.B24]" office:value-type="string" office:string-value="l" calcext:value-type="string">
            <text:p>l</text:p>
          </table:table-cell>
          <table:table-cell/>
          <table:table-cell table:formula="of:=LEN([.$B$2]) - LEN(SUBSTITUTE(LOWER([.$B$2]); [.B25]; &quot;&quot;))" office:value-type="float" office:value="8" calcext:value-type="float">
            <text:p>8</text:p>
          </table:table-cell>
          <table:table-cell table:formula="of:=LEN([.$B$2]) - LEN(SUBSTITUTE(LOWER([.$B$2]); [.C25]; &quot;&quot;))" office:value-type="float" office:value="5" calcext:value-type="float">
            <text:p>5</text:p>
          </table:table-cell>
          <table:table-cell table:formula="of:=LEN([.$B$2]) - LEN(SUBSTITUTE(LOWER([.$B$2]); [.D25]; &quot;&quot;))" office:value-type="float" office:value="13" calcext:value-type="float">
            <text:p>13</text:p>
          </table:table-cell>
          <table:table-cell table:formula="of:=LEN([.$B$2]) - LEN(SUBSTITUTE(LOWER([.$B$2]); [.E25]; &quot;&quot;))" office:value-type="float" office:value="43" calcext:value-type="float">
            <text:p>43</text:p>
          </table:table-cell>
          <table:table-cell table:formula="of:=LEN([.$B$2]) - LEN(SUBSTITUTE(LOWER([.$B$2]); [.F25]; &quot;&quot;))" office:value-type="float" office:value="5" calcext:value-type="float">
            <text:p>5</text:p>
          </table:table-cell>
          <table:table-cell table:formula="of:=LEN([.$B$2]) - LEN(SUBSTITUTE(LOWER([.$B$2]); [.G25]; &quot;&quot;))" office:value-type="float" office:value="9" calcext:value-type="float">
            <text:p>9</text:p>
          </table:table-cell>
          <table:table-cell table:formula="of:=LEN([.$B$2]) - LEN(SUBSTITUTE(LOWER([.$B$2]); [.H25]; &quot;&quot;))" office:value-type="float" office:value="24" calcext:value-type="float">
            <text:p>24</text:p>
          </table:table-cell>
          <table:table-cell table:formula="of:=LEN([.$B$2]) - LEN(SUBSTITUTE(LOWER([.$B$2]); [.I25]; &quot;&quot;))" office:value-type="float" office:value="28" calcext:value-type="float">
            <text:p>28</text:p>
          </table:table-cell>
          <table:table-cell table:formula="of:=LEN([.$B$2]) - LEN(SUBSTITUTE(LOWER([.$B$2]); [.J25]; &quot;&quot;))" office:value-type="float" office:value="0" calcext:value-type="float">
            <text:p>0</text:p>
          </table:table-cell>
          <table:table-cell table:formula="of:=LEN([.$B$2]) - LEN(SUBSTITUTE(LOWER([.$B$2]); [.K25]; &quot;&quot;))" office:value-type="float" office:value="1" calcext:value-type="float">
            <text:p>1</text:p>
          </table:table-cell>
          <table:table-cell table:formula="of:=LEN([.$B$2]) - LEN(SUBSTITUTE(LOWER([.$B$2]); [.L25]; &quot;&quot;))" office:value-type="float" office:value="9" calcext:value-type="float">
            <text:p>9</text:p>
          </table:table-cell>
          <table:table-cell table:formula="of:=LEN([.$B$2]) - LEN(SUBSTITUTE(LOWER([.$B$2]); [.M25]; &quot;&quot;))" office:value-type="float" office:value="6" calcext:value-type="float">
            <text:p>6</text:p>
          </table:table-cell>
          <table:table-cell table:formula="of:=LEN([.$B$2]) - LEN(SUBSTITUTE(LOWER([.$B$2]); [.N25]; &quot;&quot;))" office:value-type="float" office:value="24" calcext:value-type="float">
            <text:p>24</text:p>
          </table:table-cell>
          <table:table-cell table:formula="of:=LEN([.$B$2]) - LEN(SUBSTITUTE(LOWER([.$B$2]); [.O25]; &quot;&quot;))" office:value-type="float" office:value="21" calcext:value-type="float">
            <text:p>21</text:p>
          </table:table-cell>
          <table:table-cell table:formula="of:=LEN([.$B$2]) - LEN(SUBSTITUTE(LOWER([.$B$2]); [.P25]; &quot;&quot;))" office:value-type="float" office:value="3" calcext:value-type="float">
            <text:p>3</text:p>
          </table:table-cell>
          <table:table-cell table:formula="of:=LEN([.$B$2]) - LEN(SUBSTITUTE(LOWER([.$B$2]); [.Q25]; &quot;&quot;))" office:value-type="float" office:value="0" calcext:value-type="float">
            <text:p>0</text:p>
          </table:table-cell>
          <table:table-cell table:formula="of:=LEN([.$B$2]) - LEN(SUBSTITUTE(LOWER([.$B$2]); [.R25]; &quot;&quot;))" office:value-type="float" office:value="11" calcext:value-type="float">
            <text:p>11</text:p>
          </table:table-cell>
          <table:table-cell table:formula="of:=LEN([.$B$2]) - LEN(SUBSTITUTE(LOWER([.$B$2]); [.S25]; &quot;&quot;))" office:value-type="float" office:value="9" calcext:value-type="float">
            <text:p>9</text:p>
          </table:table-cell>
          <table:table-cell table:formula="of:=LEN([.$B$2]) - LEN(SUBSTITUTE(LOWER([.$B$2]); [.T25]; &quot;&quot;))" office:value-type="float" office:value="38" calcext:value-type="float">
            <text:p>38</text:p>
          </table:table-cell>
          <table:table-cell table:formula="of:=LEN([.$B$2]) - LEN(SUBSTITUTE(LOWER([.$B$2]); [.U25]; &quot;&quot;))" office:value-type="float" office:value="3" calcext:value-type="float">
            <text:p>3</text:p>
          </table:table-cell>
          <table:table-cell table:formula="of:=LEN([.$B$2]) - LEN(SUBSTITUTE(LOWER([.$B$2]); [.V25]; &quot;&quot;))" office:value-type="float" office:value="6" calcext:value-type="float">
            <text:p>6</text:p>
          </table:table-cell>
          <table:table-cell table:formula="of:=LEN([.$B$2]) - LEN(SUBSTITUTE(LOWER([.$B$2]); [.W25]; &quot;&quot;))" office:value-type="float" office:value="11" calcext:value-type="float">
            <text:p>11</text:p>
          </table:table-cell>
          <table:table-cell table:formula="of:=LEN([.$B$2]) - LEN(SUBSTITUTE(LOWER([.$B$2]); [.X25]; &quot;&quot;))" office:value-type="float" office:value="1" calcext:value-type="float">
            <text:p>1</text:p>
          </table:table-cell>
          <table:table-cell table:formula="of:=LEN([.$B$2]) - LEN(SUBSTITUTE(LOWER([.$B$2]); [.Y25]; &quot;&quot;))" office:value-type="float" office:value="3" calcext:value-type="float">
            <text:p>3</text:p>
          </table:table-cell>
          <table:table-cell table:formula="of:=LEN([.$B$2]) - LEN(SUBSTITUTE(LOWER([.$B$2]); [.Z25]; &quot;&quot;))" office:value-type="float" office:value="0" calcext:value-type="float">
            <text:p>0</text:p>
          </table:table-cell>
          <table:table-cell table:formula="of:=LEN([.$B$2]) - LEN(SUBSTITUTE(LOWER([.$B$2]); [.AA25]; &quot;&quot;))" office:value-type="float" office:value="30" calcext:value-type="float">
            <text:p>30</text:p>
          </table:table-cell>
          <table:table-cell/>
          <table:table-cell table:formula="of:=[.AC25]*[.B$6]" office:value-type="float" office:value="-20.3824686550008" calcext:value-type="float">
            <text:p>-20.3824686550008</text:p>
          </table:table-cell>
          <table:table-cell table:formula="of:=[.AD25]*[.C$6]" office:value-type="float" office:value="-21.0579664451847" calcext:value-type="float">
            <text:p>-21.0579664451847</text:p>
          </table:table-cell>
          <table:table-cell table:formula="of:=[.AE25]*[.D$6]" office:value-type="float" office:value="-49.3376484261305" calcext:value-type="float">
            <text:p>-49.3376484261305</text:p>
          </table:table-cell>
          <table:table-cell table:formula="of:=[.AF25]*[.E$6]" office:value-type="float" office:value="-135.523755912374" calcext:value-type="float">
            <text:p>-135.523755912374</text:p>
          </table:table-cell>
          <table:table-cell table:formula="of:=[.AG25]*[.F$6]" office:value-type="float" office:value="-10.5598380265154" calcext:value-type="float">
            <text:p>-10.5598380265154</text:p>
          </table:table-cell>
          <table:table-cell table:formula="of:=[.AH25]*[.G$6]" office:value-type="float" office:value="-34.520370122809" calcext:value-type="float">
            <text:p>-34.520370122809</text:p>
          </table:table-cell>
          <table:table-cell table:formula="of:=[.AI25]*[.H$6]" office:value-type="float" office:value="-95.3801478915945" calcext:value-type="float">
            <text:p>-95.3801478915945</text:p>
          </table:table-cell>
          <table:table-cell table:formula="of:=[.AJ25]*[.I$6]" office:value-type="float" office:value="-75.8816248089548" calcext:value-type="float">
            <text:p>-75.8816248089548</text:p>
          </table:table-cell>
          <table:table-cell table:formula="of:=[.AK25]*[.J$6]" office:value-type="float" office:value="-0" calcext:value-type="float">
            <text:p>0</text:p>
          </table:table-cell>
          <table:table-cell table:formula="of:=[.AL25]*[.K$6]" office:value-type="float" office:value="-6.85483651280521" calcext:value-type="float">
            <text:p>-6.85483651280521</text:p>
          </table:table-cell>
          <table:table-cell table:formula="of:=[.AM25]*[.L$6]" office:value-type="float" office:value="-42.743672360172" calcext:value-type="float">
            <text:p>-42.743672360172</text:p>
          </table:table-cell>
          <table:table-cell table:formula="of:=[.AN25]*[.M$6]" office:value-type="float" office:value="-19.1121062649089" calcext:value-type="float">
            <text:p>-19.1121062649089</text:p>
          </table:table-cell>
          <table:table-cell table:formula="of:=[.AO25]*[.N$6]" office:value-type="float" office:value="-86.2523838656992" calcext:value-type="float">
            <text:p>-86.2523838656992</text:p>
          </table:table-cell>
          <table:table-cell table:formula="of:=[.AP25]*[.O$6]" office:value-type="float" office:value="-56.7859022116045" calcext:value-type="float">
            <text:p>-56.7859022116045</text:p>
          </table:table-cell>
          <table:table-cell table:formula="of:=[.AQ25]*[.P$6]" office:value-type="float" office:value="-7.55836744191222" calcext:value-type="float">
            <text:p>-7.55836744191222</text:p>
          </table:table-cell>
          <table:table-cell table:formula="of:=[.AR25]*[.Q$6]" office:value-type="float" office:value="-0" calcext:value-type="float">
            <text:p>0</text:p>
          </table:table-cell>
          <table:table-cell table:formula="of:=[.AS25]*[.R$6]" office:value-type="float" office:value="-77.4160856798565" calcext:value-type="float">
            <text:p>-77.4160856798565</text:p>
          </table:table-cell>
          <table:table-cell table:formula="of:=[.AT25]*[.S$6]" office:value-type="float" office:value="-25.383042680017" calcext:value-type="float">
            <text:p>-25.383042680017</text:p>
          </table:table-cell>
          <table:table-cell table:formula="of:=[.AU25]*[.T$6]" office:value-type="float" office:value="-104.107865758179" calcext:value-type="float">
            <text:p>-104.107865758179</text:p>
          </table:table-cell>
          <table:table-cell table:formula="of:=[.AV25]*[.U$6]" office:value-type="float" office:value="-7.24240454435071" calcext:value-type="float">
            <text:p>-7.24240454435071</text:p>
          </table:table-cell>
          <table:table-cell table:formula="of:=[.AW25]*[.V$6]" office:value-type="float" office:value="-20.9678417111689" calcext:value-type="float">
            <text:p>-20.9678417111689</text:p>
          </table:table-cell>
          <table:table-cell table:formula="of:=[.AX25]*[.W$6]" office:value-type="float" office:value="-50.1954403048826" calcext:value-type="float">
            <text:p>-50.1954403048826</text:p>
          </table:table-cell>
          <table:table-cell table:formula="of:=[.AY25]*[.X$6]" office:value-type="float" office:value="-3.70420378637937" calcext:value-type="float">
            <text:p>-3.70420378637937</text:p>
          </table:table-cell>
          <table:table-cell table:formula="of:=[.AZ25]*[.Y$6]" office:value-type="float" office:value="-20.2224106346678" calcext:value-type="float">
            <text:p>-20.2224106346678</text:p>
          </table:table-cell>
          <table:table-cell table:formula="of:=[.BA25]*[.Z$6]" office:value-type="float" office:value="-0" calcext:value-type="float">
            <text:p>0</text:p>
          </table:table-cell>
          <table:table-cell table:formula="of:=[.BB25]*[.AA$6]" office:value-type="float" office:value="-223.99274055521" calcext:value-type="float">
            <text:p>-223.99274055521</text:p>
          </table:table-cell>
          <table:table-cell/>
          <table:table-cell table:formula="of:=SUM([.BD25:.CC25])" office:value-type="float" office:value="-1195.18312460038" calcext:value-type="float">
            <text:p>-1195.18312460038</text:p>
          </table:table-cell>
          <table:table-cell table:formula="of:=[.A25]" office:value-type="float" office:value="12" calcext:value-type="float">
            <text:p>12</text:p>
          </table:table-cell>
          <table:table-cell table:number-columns-repeated="2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C25]" office:value-type="string" office:string-value="n" calcext:value-type="string">
            <text:p>n</text:p>
          </table:table-cell>
          <table:table-cell table:formula="of:=[.D25]" office:value-type="string" office:string-value="o" calcext:value-type="string">
            <text:p>o</text:p>
          </table:table-cell>
          <table:table-cell table:formula="of:=[.E25]" office:value-type="string" office:string-value="p" calcext:value-type="string">
            <text:p>p</text:p>
          </table:table-cell>
          <table:table-cell table:formula="of:=[.F25]" office:value-type="string" office:string-value="q" calcext:value-type="string">
            <text:p>q</text:p>
          </table:table-cell>
          <table:table-cell table:formula="of:=[.G25]" office:value-type="string" office:string-value="r" calcext:value-type="string">
            <text:p>r</text:p>
          </table:table-cell>
          <table:table-cell table:formula="of:=[.H25]" office:value-type="string" office:string-value="s" calcext:value-type="string">
            <text:p>s</text:p>
          </table:table-cell>
          <table:table-cell table:formula="of:=[.I25]" office:value-type="string" office:string-value="t" calcext:value-type="string">
            <text:p>t</text:p>
          </table:table-cell>
          <table:table-cell table:formula="of:=[.J25]" office:value-type="string" office:string-value="u" calcext:value-type="string">
            <text:p>u</text:p>
          </table:table-cell>
          <table:table-cell table:formula="of:=[.K25]" office:value-type="string" office:string-value="v" calcext:value-type="string">
            <text:p>v</text:p>
          </table:table-cell>
          <table:table-cell table:formula="of:=[.L25]" office:value-type="string" office:string-value="w" calcext:value-type="string">
            <text:p>w</text:p>
          </table:table-cell>
          <table:table-cell table:formula="of:=[.M25]" office:value-type="string" office:string-value="x" calcext:value-type="string">
            <text:p>x</text:p>
          </table:table-cell>
          <table:table-cell table:formula="of:=[.N25]" office:value-type="string" office:string-value="y" calcext:value-type="string">
            <text:p>y</text:p>
          </table:table-cell>
          <table:table-cell table:formula="of:=[.O25]" office:value-type="string" office:string-value="z" calcext:value-type="string">
            <text:p>z</text:p>
          </table:table-cell>
          <table:table-cell table:formula="of:=[.P25]" office:value-type="string" office:string-value="a" calcext:value-type="string">
            <text:p>a</text:p>
          </table:table-cell>
          <table:table-cell table:formula="of:=[.Q25]" office:value-type="string" office:string-value="b" calcext:value-type="string">
            <text:p>b</text:p>
          </table:table-cell>
          <table:table-cell table:formula="of:=[.R25]" office:value-type="string" office:string-value="c" calcext:value-type="string">
            <text:p>c</text:p>
          </table:table-cell>
          <table:table-cell table:formula="of:=[.S25]" office:value-type="string" office:string-value="d" calcext:value-type="string">
            <text:p>d</text:p>
          </table:table-cell>
          <table:table-cell table:formula="of:=[.T25]" office:value-type="string" office:string-value="e" calcext:value-type="string">
            <text:p>e</text:p>
          </table:table-cell>
          <table:table-cell table:formula="of:=[.U25]" office:value-type="string" office:string-value="f" calcext:value-type="string">
            <text:p>f</text:p>
          </table:table-cell>
          <table:table-cell table:formula="of:=[.V25]" office:value-type="string" office:string-value="g" calcext:value-type="string">
            <text:p>g</text:p>
          </table:table-cell>
          <table:table-cell table:formula="of:=[.W25]" office:value-type="string" office:string-value="h" calcext:value-type="string">
            <text:p>h</text:p>
          </table:table-cell>
          <table:table-cell table:formula="of:=[.X25]" office:value-type="string" office:string-value="i" calcext:value-type="string">
            <text:p>i</text:p>
          </table:table-cell>
          <table:table-cell table:formula="of:=[.Y25]" office:value-type="string" office:string-value="j" calcext:value-type="string">
            <text:p>j</text:p>
          </table:table-cell>
          <table:table-cell table:formula="of:=[.Z25]" office:value-type="string" office:string-value="k" calcext:value-type="string">
            <text:p>k</text:p>
          </table:table-cell>
          <table:table-cell table:formula="of:=[.AA25]" office:value-type="string" office:string-value="l" calcext:value-type="string">
            <text:p>l</text:p>
          </table:table-cell>
          <table:table-cell table:formula="of:=[.B25]" office:value-type="string" office:string-value="m" calcext:value-type="string">
            <text:p>m</text:p>
          </table:table-cell>
          <table:table-cell/>
          <table:table-cell table:formula="of:=LEN([.$B$2]) - LEN(SUBSTITUTE(LOWER([.$B$2]); [.B26]; &quot;&quot;))" office:value-type="float" office:value="5" calcext:value-type="float">
            <text:p>5</text:p>
          </table:table-cell>
          <table:table-cell table:formula="of:=LEN([.$B$2]) - LEN(SUBSTITUTE(LOWER([.$B$2]); [.C26]; &quot;&quot;))" office:value-type="float" office:value="13" calcext:value-type="float">
            <text:p>13</text:p>
          </table:table-cell>
          <table:table-cell table:formula="of:=LEN([.$B$2]) - LEN(SUBSTITUTE(LOWER([.$B$2]); [.D26]; &quot;&quot;))" office:value-type="float" office:value="43" calcext:value-type="float">
            <text:p>43</text:p>
          </table:table-cell>
          <table:table-cell table:formula="of:=LEN([.$B$2]) - LEN(SUBSTITUTE(LOWER([.$B$2]); [.E26]; &quot;&quot;))" office:value-type="float" office:value="5" calcext:value-type="float">
            <text:p>5</text:p>
          </table:table-cell>
          <table:table-cell table:formula="of:=LEN([.$B$2]) - LEN(SUBSTITUTE(LOWER([.$B$2]); [.F26]; &quot;&quot;))" office:value-type="float" office:value="9" calcext:value-type="float">
            <text:p>9</text:p>
          </table:table-cell>
          <table:table-cell table:formula="of:=LEN([.$B$2]) - LEN(SUBSTITUTE(LOWER([.$B$2]); [.G26]; &quot;&quot;))" office:value-type="float" office:value="24" calcext:value-type="float">
            <text:p>24</text:p>
          </table:table-cell>
          <table:table-cell table:formula="of:=LEN([.$B$2]) - LEN(SUBSTITUTE(LOWER([.$B$2]); [.H26]; &quot;&quot;))" office:value-type="float" office:value="28" calcext:value-type="float">
            <text:p>28</text:p>
          </table:table-cell>
          <table:table-cell table:formula="of:=LEN([.$B$2]) - LEN(SUBSTITUTE(LOWER([.$B$2]); [.I26]; &quot;&quot;))" office:value-type="float" office:value="0" calcext:value-type="float">
            <text:p>0</text:p>
          </table:table-cell>
          <table:table-cell table:formula="of:=LEN([.$B$2]) - LEN(SUBSTITUTE(LOWER([.$B$2]); [.J26]; &quot;&quot;))" office:value-type="float" office:value="1" calcext:value-type="float">
            <text:p>1</text:p>
          </table:table-cell>
          <table:table-cell table:formula="of:=LEN([.$B$2]) - LEN(SUBSTITUTE(LOWER([.$B$2]); [.K26]; &quot;&quot;))" office:value-type="float" office:value="9" calcext:value-type="float">
            <text:p>9</text:p>
          </table:table-cell>
          <table:table-cell table:formula="of:=LEN([.$B$2]) - LEN(SUBSTITUTE(LOWER([.$B$2]); [.L26]; &quot;&quot;))" office:value-type="float" office:value="6" calcext:value-type="float">
            <text:p>6</text:p>
          </table:table-cell>
          <table:table-cell table:formula="of:=LEN([.$B$2]) - LEN(SUBSTITUTE(LOWER([.$B$2]); [.M26]; &quot;&quot;))" office:value-type="float" office:value="24" calcext:value-type="float">
            <text:p>24</text:p>
          </table:table-cell>
          <table:table-cell table:formula="of:=LEN([.$B$2]) - LEN(SUBSTITUTE(LOWER([.$B$2]); [.N26]; &quot;&quot;))" office:value-type="float" office:value="21" calcext:value-type="float">
            <text:p>21</text:p>
          </table:table-cell>
          <table:table-cell table:formula="of:=LEN([.$B$2]) - LEN(SUBSTITUTE(LOWER([.$B$2]); [.O26]; &quot;&quot;))" office:value-type="float" office:value="3" calcext:value-type="float">
            <text:p>3</text:p>
          </table:table-cell>
          <table:table-cell table:formula="of:=LEN([.$B$2]) - LEN(SUBSTITUTE(LOWER([.$B$2]); [.P26]; &quot;&quot;))" office:value-type="float" office:value="0" calcext:value-type="float">
            <text:p>0</text:p>
          </table:table-cell>
          <table:table-cell table:formula="of:=LEN([.$B$2]) - LEN(SUBSTITUTE(LOWER([.$B$2]); [.Q26]; &quot;&quot;))" office:value-type="float" office:value="11" calcext:value-type="float">
            <text:p>11</text:p>
          </table:table-cell>
          <table:table-cell table:formula="of:=LEN([.$B$2]) - LEN(SUBSTITUTE(LOWER([.$B$2]); [.R26]; &quot;&quot;))" office:value-type="float" office:value="9" calcext:value-type="float">
            <text:p>9</text:p>
          </table:table-cell>
          <table:table-cell table:formula="of:=LEN([.$B$2]) - LEN(SUBSTITUTE(LOWER([.$B$2]); [.S26]; &quot;&quot;))" office:value-type="float" office:value="38" calcext:value-type="float">
            <text:p>38</text:p>
          </table:table-cell>
          <table:table-cell table:formula="of:=LEN([.$B$2]) - LEN(SUBSTITUTE(LOWER([.$B$2]); [.T26]; &quot;&quot;))" office:value-type="float" office:value="3" calcext:value-type="float">
            <text:p>3</text:p>
          </table:table-cell>
          <table:table-cell table:formula="of:=LEN([.$B$2]) - LEN(SUBSTITUTE(LOWER([.$B$2]); [.U26]; &quot;&quot;))" office:value-type="float" office:value="6" calcext:value-type="float">
            <text:p>6</text:p>
          </table:table-cell>
          <table:table-cell table:formula="of:=LEN([.$B$2]) - LEN(SUBSTITUTE(LOWER([.$B$2]); [.V26]; &quot;&quot;))" office:value-type="float" office:value="11" calcext:value-type="float">
            <text:p>11</text:p>
          </table:table-cell>
          <table:table-cell table:formula="of:=LEN([.$B$2]) - LEN(SUBSTITUTE(LOWER([.$B$2]); [.W26]; &quot;&quot;))" office:value-type="float" office:value="1" calcext:value-type="float">
            <text:p>1</text:p>
          </table:table-cell>
          <table:table-cell table:formula="of:=LEN([.$B$2]) - LEN(SUBSTITUTE(LOWER([.$B$2]); [.X26]; &quot;&quot;))" office:value-type="float" office:value="3" calcext:value-type="float">
            <text:p>3</text:p>
          </table:table-cell>
          <table:table-cell table:formula="of:=LEN([.$B$2]) - LEN(SUBSTITUTE(LOWER([.$B$2]); [.Y26]; &quot;&quot;))" office:value-type="float" office:value="0" calcext:value-type="float">
            <text:p>0</text:p>
          </table:table-cell>
          <table:table-cell table:formula="of:=LEN([.$B$2]) - LEN(SUBSTITUTE(LOWER([.$B$2]); [.Z26]; &quot;&quot;))" office:value-type="float" office:value="30" calcext:value-type="float">
            <text:p>30</text:p>
          </table:table-cell>
          <table:table-cell table:formula="of:=LEN([.$B$2]) - LEN(SUBSTITUTE(LOWER([.$B$2]); [.AA26]; &quot;&quot;))" office:value-type="float" office:value="8" calcext:value-type="float">
            <text:p>8</text:p>
          </table:table-cell>
          <table:table-cell/>
          <table:table-cell table:formula="of:=[.AC26]*[.B$6]" office:value-type="float" office:value="-12.7390429093755" calcext:value-type="float">
            <text:p>-12.7390429093755</text:p>
          </table:table-cell>
          <table:table-cell table:formula="of:=[.AD26]*[.C$6]" office:value-type="float" office:value="-54.7507127574803" calcext:value-type="float">
            <text:p>-54.7507127574803</text:p>
          </table:table-cell>
          <table:table-cell table:formula="of:=[.AE26]*[.D$6]" office:value-type="float" office:value="-163.193760178739" calcext:value-type="float">
            <text:p>-163.193760178739</text:p>
          </table:table-cell>
          <table:table-cell table:formula="of:=[.AF26]*[.E$6]" office:value-type="float" office:value="-15.7585762688807" calcext:value-type="float">
            <text:p>-15.7585762688807</text:p>
          </table:table-cell>
          <table:table-cell table:formula="of:=[.AG26]*[.F$6]" office:value-type="float" office:value="-19.0077084477277" calcext:value-type="float">
            <text:p>-19.0077084477277</text:p>
          </table:table-cell>
          <table:table-cell table:formula="of:=[.AH26]*[.G$6]" office:value-type="float" office:value="-92.0543203274906" calcext:value-type="float">
            <text:p>-92.0543203274906</text:p>
          </table:table-cell>
          <table:table-cell table:formula="of:=[.AI26]*[.H$6]" office:value-type="float" office:value="-111.27683920686" calcext:value-type="float">
            <text:p>-111.27683920686</text:p>
          </table:table-cell>
          <table:table-cell table:formula="of:=[.AJ26]*[.I$6]" office:value-type="float" office:value="-0" calcext:value-type="float">
            <text:p>0</text:p>
          </table:table-cell>
          <table:table-cell table:formula="of:=[.AK26]*[.J$6]" office:value-type="float" office:value="-2.69982329391249" calcext:value-type="float">
            <text:p>-2.69982329391249</text:p>
          </table:table-cell>
          <table:table-cell table:formula="of:=[.AL26]*[.K$6]" office:value-type="float" office:value="-61.6935286152469" calcext:value-type="float">
            <text:p>-61.6935286152469</text:p>
          </table:table-cell>
          <table:table-cell table:formula="of:=[.AM26]*[.L$6]" office:value-type="float" office:value="-28.495781573448" calcext:value-type="float">
            <text:p>-28.495781573448</text:p>
          </table:table-cell>
          <table:table-cell table:formula="of:=[.AN26]*[.M$6]" office:value-type="float" office:value="-76.4484250596355" calcext:value-type="float">
            <text:p>-76.4484250596355</text:p>
          </table:table-cell>
          <table:table-cell table:formula="of:=[.AO26]*[.N$6]" office:value-type="float" office:value="-75.4708358824868" calcext:value-type="float">
            <text:p>-75.4708358824868</text:p>
          </table:table-cell>
          <table:table-cell table:formula="of:=[.AP26]*[.O$6]" office:value-type="float" office:value="-8.11227174451493" calcext:value-type="float">
            <text:p>-8.11227174451493</text:p>
          </table:table-cell>
          <table:table-cell table:formula="of:=[.AQ26]*[.P$6]" office:value-type="float" office:value="-0" calcext:value-type="float">
            <text:p>0</text:p>
          </table:table-cell>
          <table:table-cell table:formula="of:=[.AR26]*[.Q$6]" office:value-type="float" office:value="-45.4609383219653" calcext:value-type="float">
            <text:p>-45.4609383219653</text:p>
          </table:table-cell>
          <table:table-cell table:formula="of:=[.AS26]*[.R$6]" office:value-type="float" office:value="-63.3404337380644" calcext:value-type="float">
            <text:p>-63.3404337380644</text:p>
          </table:table-cell>
          <table:table-cell table:formula="of:=[.AT26]*[.S$6]" office:value-type="float" office:value="-107.172846871183" calcext:value-type="float">
            <text:p>-107.172846871183</text:p>
          </table:table-cell>
          <table:table-cell table:formula="of:=[.AU26]*[.T$6]" office:value-type="float" office:value="-8.21904203354048" calcext:value-type="float">
            <text:p>-8.21904203354048</text:p>
          </table:table-cell>
          <table:table-cell table:formula="of:=[.AV26]*[.U$6]" office:value-type="float" office:value="-14.4848090887014" calcext:value-type="float">
            <text:p>-14.4848090887014</text:p>
          </table:table-cell>
          <table:table-cell table:formula="of:=[.AW26]*[.V$6]" office:value-type="float" office:value="-38.441043137143" calcext:value-type="float">
            <text:p>-38.441043137143</text:p>
          </table:table-cell>
          <table:table-cell table:formula="of:=[.AX26]*[.W$6]" office:value-type="float" office:value="-4.56322184589842" calcext:value-type="float">
            <text:p>-4.56322184589842</text:p>
          </table:table-cell>
          <table:table-cell table:formula="of:=[.AY26]*[.X$6]" office:value-type="float" office:value="-11.1126113591381" calcext:value-type="float">
            <text:p>-11.1126113591381</text:p>
          </table:table-cell>
          <table:table-cell table:formula="of:=[.AZ26]*[.Y$6]" office:value-type="float" office:value="-0" calcext:value-type="float">
            <text:p>0</text:p>
          </table:table-cell>
          <table:table-cell table:formula="of:=[.BA26]*[.Z$6]" office:value-type="float" office:value="-113.387047650433" calcext:value-type="float">
            <text:p>-113.387047650433</text:p>
          </table:table-cell>
          <table:table-cell table:formula="of:=[.BB26]*[.AA$6]" office:value-type="float" office:value="-59.7313974813893" calcext:value-type="float">
            <text:p>-59.7313974813893</text:p>
          </table:table-cell>
          <table:table-cell/>
          <table:table-cell table:formula="of:=SUM([.BD26:.CC26])" office:value-type="float" office:value="-1187.61501779326" calcext:value-type="float">
            <text:p>-1187.61501779326</text:p>
          </table:table-cell>
          <table:table-cell table:formula="of:=[.A26]" office:value-type="float" office:value="13" calcext:value-type="float">
            <text:p>13</text:p>
          </table:table-cell>
          <table:table-cell table:number-columns-repeated="2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C26]" office:value-type="string" office:string-value="o" calcext:value-type="string">
            <text:p>o</text:p>
          </table:table-cell>
          <table:table-cell table:formula="of:=[.D26]" office:value-type="string" office:string-value="p" calcext:value-type="string">
            <text:p>p</text:p>
          </table:table-cell>
          <table:table-cell table:formula="of:=[.E26]" office:value-type="string" office:string-value="q" calcext:value-type="string">
            <text:p>q</text:p>
          </table:table-cell>
          <table:table-cell table:formula="of:=[.F26]" office:value-type="string" office:string-value="r" calcext:value-type="string">
            <text:p>r</text:p>
          </table:table-cell>
          <table:table-cell table:formula="of:=[.G26]" office:value-type="string" office:string-value="s" calcext:value-type="string">
            <text:p>s</text:p>
          </table:table-cell>
          <table:table-cell table:formula="of:=[.H26]" office:value-type="string" office:string-value="t" calcext:value-type="string">
            <text:p>t</text:p>
          </table:table-cell>
          <table:table-cell table:formula="of:=[.I26]" office:value-type="string" office:string-value="u" calcext:value-type="string">
            <text:p>u</text:p>
          </table:table-cell>
          <table:table-cell table:formula="of:=[.J26]" office:value-type="string" office:string-value="v" calcext:value-type="string">
            <text:p>v</text:p>
          </table:table-cell>
          <table:table-cell table:formula="of:=[.K26]" office:value-type="string" office:string-value="w" calcext:value-type="string">
            <text:p>w</text:p>
          </table:table-cell>
          <table:table-cell table:formula="of:=[.L26]" office:value-type="string" office:string-value="x" calcext:value-type="string">
            <text:p>x</text:p>
          </table:table-cell>
          <table:table-cell table:formula="of:=[.M26]" office:value-type="string" office:string-value="y" calcext:value-type="string">
            <text:p>y</text:p>
          </table:table-cell>
          <table:table-cell table:formula="of:=[.N26]" office:value-type="string" office:string-value="z" calcext:value-type="string">
            <text:p>z</text:p>
          </table:table-cell>
          <table:table-cell table:formula="of:=[.O26]" office:value-type="string" office:string-value="a" calcext:value-type="string">
            <text:p>a</text:p>
          </table:table-cell>
          <table:table-cell table:formula="of:=[.P26]" office:value-type="string" office:string-value="b" calcext:value-type="string">
            <text:p>b</text:p>
          </table:table-cell>
          <table:table-cell table:formula="of:=[.Q26]" office:value-type="string" office:string-value="c" calcext:value-type="string">
            <text:p>c</text:p>
          </table:table-cell>
          <table:table-cell table:formula="of:=[.R26]" office:value-type="string" office:string-value="d" calcext:value-type="string">
            <text:p>d</text:p>
          </table:table-cell>
          <table:table-cell table:formula="of:=[.S26]" office:value-type="string" office:string-value="e" calcext:value-type="string">
            <text:p>e</text:p>
          </table:table-cell>
          <table:table-cell table:formula="of:=[.T26]" office:value-type="string" office:string-value="f" calcext:value-type="string">
            <text:p>f</text:p>
          </table:table-cell>
          <table:table-cell table:formula="of:=[.U26]" office:value-type="string" office:string-value="g" calcext:value-type="string">
            <text:p>g</text:p>
          </table:table-cell>
          <table:table-cell table:formula="of:=[.V26]" office:value-type="string" office:string-value="h" calcext:value-type="string">
            <text:p>h</text:p>
          </table:table-cell>
          <table:table-cell table:formula="of:=[.W26]" office:value-type="string" office:string-value="i" calcext:value-type="string">
            <text:p>i</text:p>
          </table:table-cell>
          <table:table-cell table:formula="of:=[.X26]" office:value-type="string" office:string-value="j" calcext:value-type="string">
            <text:p>j</text:p>
          </table:table-cell>
          <table:table-cell table:formula="of:=[.Y26]" office:value-type="string" office:string-value="k" calcext:value-type="string">
            <text:p>k</text:p>
          </table:table-cell>
          <table:table-cell table:formula="of:=[.Z26]" office:value-type="string" office:string-value="l" calcext:value-type="string">
            <text:p>l</text:p>
          </table:table-cell>
          <table:table-cell table:formula="of:=[.AA26]" office:value-type="string" office:string-value="m" calcext:value-type="string">
            <text:p>m</text:p>
          </table:table-cell>
          <table:table-cell table:formula="of:=[.B26]" office:value-type="string" office:string-value="n" calcext:value-type="string">
            <text:p>n</text:p>
          </table:table-cell>
          <table:table-cell/>
          <table:table-cell table:formula="of:=LEN([.$B$2]) - LEN(SUBSTITUTE(LOWER([.$B$2]); [.B27]; &quot;&quot;))" office:value-type="float" office:value="13" calcext:value-type="float">
            <text:p>13</text:p>
          </table:table-cell>
          <table:table-cell table:formula="of:=LEN([.$B$2]) - LEN(SUBSTITUTE(LOWER([.$B$2]); [.C27]; &quot;&quot;))" office:value-type="float" office:value="43" calcext:value-type="float">
            <text:p>43</text:p>
          </table:table-cell>
          <table:table-cell table:formula="of:=LEN([.$B$2]) - LEN(SUBSTITUTE(LOWER([.$B$2]); [.D27]; &quot;&quot;))" office:value-type="float" office:value="5" calcext:value-type="float">
            <text:p>5</text:p>
          </table:table-cell>
          <table:table-cell table:formula="of:=LEN([.$B$2]) - LEN(SUBSTITUTE(LOWER([.$B$2]); [.E27]; &quot;&quot;))" office:value-type="float" office:value="9" calcext:value-type="float">
            <text:p>9</text:p>
          </table:table-cell>
          <table:table-cell table:formula="of:=LEN([.$B$2]) - LEN(SUBSTITUTE(LOWER([.$B$2]); [.F27]; &quot;&quot;))" office:value-type="float" office:value="24" calcext:value-type="float">
            <text:p>24</text:p>
          </table:table-cell>
          <table:table-cell table:formula="of:=LEN([.$B$2]) - LEN(SUBSTITUTE(LOWER([.$B$2]); [.G27]; &quot;&quot;))" office:value-type="float" office:value="28" calcext:value-type="float">
            <text:p>28</text:p>
          </table:table-cell>
          <table:table-cell table:formula="of:=LEN([.$B$2]) - LEN(SUBSTITUTE(LOWER([.$B$2]); [.H27]; &quot;&quot;))" office:value-type="float" office:value="0" calcext:value-type="float">
            <text:p>0</text:p>
          </table:table-cell>
          <table:table-cell table:formula="of:=LEN([.$B$2]) - LEN(SUBSTITUTE(LOWER([.$B$2]); [.I27]; &quot;&quot;))" office:value-type="float" office:value="1" calcext:value-type="float">
            <text:p>1</text:p>
          </table:table-cell>
          <table:table-cell table:formula="of:=LEN([.$B$2]) - LEN(SUBSTITUTE(LOWER([.$B$2]); [.J27]; &quot;&quot;))" office:value-type="float" office:value="9" calcext:value-type="float">
            <text:p>9</text:p>
          </table:table-cell>
          <table:table-cell table:formula="of:=LEN([.$B$2]) - LEN(SUBSTITUTE(LOWER([.$B$2]); [.K27]; &quot;&quot;))" office:value-type="float" office:value="6" calcext:value-type="float">
            <text:p>6</text:p>
          </table:table-cell>
          <table:table-cell table:formula="of:=LEN([.$B$2]) - LEN(SUBSTITUTE(LOWER([.$B$2]); [.L27]; &quot;&quot;))" office:value-type="float" office:value="24" calcext:value-type="float">
            <text:p>24</text:p>
          </table:table-cell>
          <table:table-cell table:formula="of:=LEN([.$B$2]) - LEN(SUBSTITUTE(LOWER([.$B$2]); [.M27]; &quot;&quot;))" office:value-type="float" office:value="21" calcext:value-type="float">
            <text:p>21</text:p>
          </table:table-cell>
          <table:table-cell table:formula="of:=LEN([.$B$2]) - LEN(SUBSTITUTE(LOWER([.$B$2]); [.N27]; &quot;&quot;))" office:value-type="float" office:value="3" calcext:value-type="float">
            <text:p>3</text:p>
          </table:table-cell>
          <table:table-cell table:formula="of:=LEN([.$B$2]) - LEN(SUBSTITUTE(LOWER([.$B$2]); [.O27]; &quot;&quot;))" office:value-type="float" office:value="0" calcext:value-type="float">
            <text:p>0</text:p>
          </table:table-cell>
          <table:table-cell table:formula="of:=LEN([.$B$2]) - LEN(SUBSTITUTE(LOWER([.$B$2]); [.P27]; &quot;&quot;))" office:value-type="float" office:value="11" calcext:value-type="float">
            <text:p>11</text:p>
          </table:table-cell>
          <table:table-cell table:formula="of:=LEN([.$B$2]) - LEN(SUBSTITUTE(LOWER([.$B$2]); [.Q27]; &quot;&quot;))" office:value-type="float" office:value="9" calcext:value-type="float">
            <text:p>9</text:p>
          </table:table-cell>
          <table:table-cell table:formula="of:=LEN([.$B$2]) - LEN(SUBSTITUTE(LOWER([.$B$2]); [.R27]; &quot;&quot;))" office:value-type="float" office:value="38" calcext:value-type="float">
            <text:p>38</text:p>
          </table:table-cell>
          <table:table-cell table:formula="of:=LEN([.$B$2]) - LEN(SUBSTITUTE(LOWER([.$B$2]); [.S27]; &quot;&quot;))" office:value-type="float" office:value="3" calcext:value-type="float">
            <text:p>3</text:p>
          </table:table-cell>
          <table:table-cell table:formula="of:=LEN([.$B$2]) - LEN(SUBSTITUTE(LOWER([.$B$2]); [.T27]; &quot;&quot;))" office:value-type="float" office:value="6" calcext:value-type="float">
            <text:p>6</text:p>
          </table:table-cell>
          <table:table-cell table:formula="of:=LEN([.$B$2]) - LEN(SUBSTITUTE(LOWER([.$B$2]); [.U27]; &quot;&quot;))" office:value-type="float" office:value="11" calcext:value-type="float">
            <text:p>11</text:p>
          </table:table-cell>
          <table:table-cell table:formula="of:=LEN([.$B$2]) - LEN(SUBSTITUTE(LOWER([.$B$2]); [.V27]; &quot;&quot;))" office:value-type="float" office:value="1" calcext:value-type="float">
            <text:p>1</text:p>
          </table:table-cell>
          <table:table-cell table:formula="of:=LEN([.$B$2]) - LEN(SUBSTITUTE(LOWER([.$B$2]); [.W27]; &quot;&quot;))" office:value-type="float" office:value="3" calcext:value-type="float">
            <text:p>3</text:p>
          </table:table-cell>
          <table:table-cell table:formula="of:=LEN([.$B$2]) - LEN(SUBSTITUTE(LOWER([.$B$2]); [.X27]; &quot;&quot;))" office:value-type="float" office:value="0" calcext:value-type="float">
            <text:p>0</text:p>
          </table:table-cell>
          <table:table-cell table:formula="of:=LEN([.$B$2]) - LEN(SUBSTITUTE(LOWER([.$B$2]); [.Y27]; &quot;&quot;))" office:value-type="float" office:value="30" calcext:value-type="float">
            <text:p>30</text:p>
          </table:table-cell>
          <table:table-cell table:formula="of:=LEN([.$B$2]) - LEN(SUBSTITUTE(LOWER([.$B$2]); [.Z27]; &quot;&quot;))" office:value-type="float" office:value="8" calcext:value-type="float">
            <text:p>8</text:p>
          </table:table-cell>
          <table:table-cell table:formula="of:=LEN([.$B$2]) - LEN(SUBSTITUTE(LOWER([.$B$2]); [.AA27]; &quot;&quot;))" office:value-type="float" office:value="5" calcext:value-type="float">
            <text:p>5</text:p>
          </table:table-cell>
          <table:table-cell/>
          <table:table-cell table:formula="of:=[.AC27]*[.B$6]" office:value-type="float" office:value="-33.1215115643763" calcext:value-type="float">
            <text:p>-33.1215115643763</text:p>
          </table:table-cell>
          <table:table-cell table:formula="of:=[.AD27]*[.C$6]" office:value-type="float" office:value="-181.098511428589" calcext:value-type="float">
            <text:p>-181.098511428589</text:p>
          </table:table-cell>
          <table:table-cell table:formula="of:=[.AE27]*[.D$6]" office:value-type="float" office:value="-18.9760186254348" calcext:value-type="float">
            <text:p>-18.9760186254348</text:p>
          </table:table-cell>
          <table:table-cell table:formula="of:=[.AF27]*[.E$6]" office:value-type="float" office:value="-28.3654372839852" calcext:value-type="float">
            <text:p>-28.3654372839852</text:p>
          </table:table-cell>
          <table:table-cell table:formula="of:=[.AG27]*[.F$6]" office:value-type="float" office:value="-50.6872225272739" calcext:value-type="float">
            <text:p>-50.6872225272739</text:p>
          </table:table-cell>
          <table:table-cell table:formula="of:=[.AH27]*[.G$6]" office:value-type="float" office:value="-107.396707048739" calcext:value-type="float">
            <text:p>-107.396707048739</text:p>
          </table:table-cell>
          <table:table-cell table:formula="of:=[.AI27]*[.H$6]" office:value-type="float" office:value="-0" calcext:value-type="float">
            <text:p>0</text:p>
          </table:table-cell>
          <table:table-cell table:formula="of:=[.AJ27]*[.I$6]" office:value-type="float" office:value="-2.71005802889124" calcext:value-type="float">
            <text:p>-2.71005802889124</text:p>
          </table:table-cell>
          <table:table-cell table:formula="of:=[.AK27]*[.J$6]" office:value-type="float" office:value="-24.2984096452124" calcext:value-type="float">
            <text:p>-24.2984096452124</text:p>
          </table:table-cell>
          <table:table-cell table:formula="of:=[.AL27]*[.K$6]" office:value-type="float" office:value="-41.1290190768313" calcext:value-type="float">
            <text:p>-41.1290190768313</text:p>
          </table:table-cell>
          <table:table-cell table:formula="of:=[.AM27]*[.L$6]" office:value-type="float" office:value="-113.983126293792" calcext:value-type="float">
            <text:p>-113.983126293792</text:p>
          </table:table-cell>
          <table:table-cell table:formula="of:=[.AN27]*[.M$6]" office:value-type="float" office:value="-66.8923719271811" calcext:value-type="float">
            <text:p>-66.8923719271811</text:p>
          </table:table-cell>
          <table:table-cell table:formula="of:=[.AO27]*[.N$6]" office:value-type="float" office:value="-10.7815479832124" calcext:value-type="float">
            <text:p>-10.7815479832124</text:p>
          </table:table-cell>
          <table:table-cell table:formula="of:=[.AP27]*[.O$6]" office:value-type="float" office:value="-0" calcext:value-type="float">
            <text:p>0</text:p>
          </table:table-cell>
          <table:table-cell table:formula="of:=[.AQ27]*[.P$6]" office:value-type="float" office:value="-27.7140139536781" calcext:value-type="float">
            <text:p>-27.7140139536781</text:p>
          </table:table-cell>
          <table:table-cell table:formula="of:=[.AR27]*[.Q$6]" office:value-type="float" office:value="-37.195313172517" calcext:value-type="float">
            <text:p>-37.195313172517</text:p>
          </table:table-cell>
          <table:table-cell table:formula="of:=[.AS27]*[.R$6]" office:value-type="float" office:value="-267.43738689405" calcext:value-type="float">
            <text:p>-267.43738689405</text:p>
          </table:table-cell>
          <table:table-cell table:formula="of:=[.AT27]*[.S$6]" office:value-type="float" office:value="-8.46101422667234" calcext:value-type="float">
            <text:p>-8.46101422667234</text:p>
          </table:table-cell>
          <table:table-cell table:formula="of:=[.AU27]*[.T$6]" office:value-type="float" office:value="-16.438084067081" calcext:value-type="float">
            <text:p>-16.438084067081</text:p>
          </table:table-cell>
          <table:table-cell table:formula="of:=[.AV27]*[.U$6]" office:value-type="float" office:value="-26.5554833292859" calcext:value-type="float">
            <text:p>-26.5554833292859</text:p>
          </table:table-cell>
          <table:table-cell table:formula="of:=[.AW27]*[.V$6]" office:value-type="float" office:value="-3.49464028519482" calcext:value-type="float">
            <text:p>-3.49464028519482</text:p>
          </table:table-cell>
          <table:table-cell table:formula="of:=[.AX27]*[.W$6]" office:value-type="float" office:value="-13.6896655376952" calcext:value-type="float">
            <text:p>-13.6896655376952</text:p>
          </table:table-cell>
          <table:table-cell table:formula="of:=[.AY27]*[.X$6]" office:value-type="float" office:value="-0" calcext:value-type="float">
            <text:p>0</text:p>
          </table:table-cell>
          <table:table-cell table:formula="of:=[.AZ27]*[.Y$6]" office:value-type="float" office:value="-202.224106346678" calcext:value-type="float">
            <text:p>-202.224106346678</text:p>
          </table:table-cell>
          <table:table-cell table:formula="of:=[.BA27]*[.Z$6]" office:value-type="float" office:value="-30.2365460401156" calcext:value-type="float">
            <text:p>-30.2365460401156</text:p>
          </table:table-cell>
          <table:table-cell table:formula="of:=[.BB27]*[.AA$6]" office:value-type="float" office:value="-37.3321234258683" calcext:value-type="float">
            <text:p>-37.3321234258683</text:p>
          </table:table-cell>
          <table:table-cell/>
          <table:table-cell table:formula="of:=SUM([.BD27:.CC27])" office:value-type="float" office:value="-1350.21831871235" calcext:value-type="float">
            <text:p>-1350.21831871235</text:p>
          </table:table-cell>
          <table:table-cell table:formula="of:=[.A27]" office:value-type="float" office:value="14" calcext:value-type="float">
            <text:p>14</text:p>
          </table:table-cell>
          <table:table-cell table:number-columns-repeated="2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C27]" office:value-type="string" office:string-value="p" calcext:value-type="string">
            <text:p>p</text:p>
          </table:table-cell>
          <table:table-cell table:formula="of:=[.D27]" office:value-type="string" office:string-value="q" calcext:value-type="string">
            <text:p>q</text:p>
          </table:table-cell>
          <table:table-cell table:formula="of:=[.E27]" office:value-type="string" office:string-value="r" calcext:value-type="string">
            <text:p>r</text:p>
          </table:table-cell>
          <table:table-cell table:formula="of:=[.F27]" office:value-type="string" office:string-value="s" calcext:value-type="string">
            <text:p>s</text:p>
          </table:table-cell>
          <table:table-cell table:formula="of:=[.G27]" office:value-type="string" office:string-value="t" calcext:value-type="string">
            <text:p>t</text:p>
          </table:table-cell>
          <table:table-cell table:formula="of:=[.H27]" office:value-type="string" office:string-value="u" calcext:value-type="string">
            <text:p>u</text:p>
          </table:table-cell>
          <table:table-cell table:formula="of:=[.I27]" office:value-type="string" office:string-value="v" calcext:value-type="string">
            <text:p>v</text:p>
          </table:table-cell>
          <table:table-cell table:formula="of:=[.J27]" office:value-type="string" office:string-value="w" calcext:value-type="string">
            <text:p>w</text:p>
          </table:table-cell>
          <table:table-cell table:formula="of:=[.K27]" office:value-type="string" office:string-value="x" calcext:value-type="string">
            <text:p>x</text:p>
          </table:table-cell>
          <table:table-cell table:formula="of:=[.L27]" office:value-type="string" office:string-value="y" calcext:value-type="string">
            <text:p>y</text:p>
          </table:table-cell>
          <table:table-cell table:formula="of:=[.M27]" office:value-type="string" office:string-value="z" calcext:value-type="string">
            <text:p>z</text:p>
          </table:table-cell>
          <table:table-cell table:formula="of:=[.N27]" office:value-type="string" office:string-value="a" calcext:value-type="string">
            <text:p>a</text:p>
          </table:table-cell>
          <table:table-cell table:formula="of:=[.O27]" office:value-type="string" office:string-value="b" calcext:value-type="string">
            <text:p>b</text:p>
          </table:table-cell>
          <table:table-cell table:formula="of:=[.P27]" office:value-type="string" office:string-value="c" calcext:value-type="string">
            <text:p>c</text:p>
          </table:table-cell>
          <table:table-cell table:formula="of:=[.Q27]" office:value-type="string" office:string-value="d" calcext:value-type="string">
            <text:p>d</text:p>
          </table:table-cell>
          <table:table-cell table:formula="of:=[.R27]" office:value-type="string" office:string-value="e" calcext:value-type="string">
            <text:p>e</text:p>
          </table:table-cell>
          <table:table-cell table:formula="of:=[.S27]" office:value-type="string" office:string-value="f" calcext:value-type="string">
            <text:p>f</text:p>
          </table:table-cell>
          <table:table-cell table:formula="of:=[.T27]" office:value-type="string" office:string-value="g" calcext:value-type="string">
            <text:p>g</text:p>
          </table:table-cell>
          <table:table-cell table:formula="of:=[.U27]" office:value-type="string" office:string-value="h" calcext:value-type="string">
            <text:p>h</text:p>
          </table:table-cell>
          <table:table-cell table:formula="of:=[.V27]" office:value-type="string" office:string-value="i" calcext:value-type="string">
            <text:p>i</text:p>
          </table:table-cell>
          <table:table-cell table:formula="of:=[.W27]" office:value-type="string" office:string-value="j" calcext:value-type="string">
            <text:p>j</text:p>
          </table:table-cell>
          <table:table-cell table:formula="of:=[.X27]" office:value-type="string" office:string-value="k" calcext:value-type="string">
            <text:p>k</text:p>
          </table:table-cell>
          <table:table-cell table:formula="of:=[.Y27]" office:value-type="string" office:string-value="l" calcext:value-type="string">
            <text:p>l</text:p>
          </table:table-cell>
          <table:table-cell table:formula="of:=[.Z27]" office:value-type="string" office:string-value="m" calcext:value-type="string">
            <text:p>m</text:p>
          </table:table-cell>
          <table:table-cell table:formula="of:=[.AA27]" office:value-type="string" office:string-value="n" calcext:value-type="string">
            <text:p>n</text:p>
          </table:table-cell>
          <table:table-cell table:formula="of:=[.B27]" office:value-type="string" office:string-value="o" calcext:value-type="string">
            <text:p>o</text:p>
          </table:table-cell>
          <table:table-cell/>
          <table:table-cell table:formula="of:=LEN([.$B$2]) - LEN(SUBSTITUTE(LOWER([.$B$2]); [.B28]; &quot;&quot;))" office:value-type="float" office:value="43" calcext:value-type="float">
            <text:p>43</text:p>
          </table:table-cell>
          <table:table-cell table:formula="of:=LEN([.$B$2]) - LEN(SUBSTITUTE(LOWER([.$B$2]); [.C28]; &quot;&quot;))" office:value-type="float" office:value="5" calcext:value-type="float">
            <text:p>5</text:p>
          </table:table-cell>
          <table:table-cell table:formula="of:=LEN([.$B$2]) - LEN(SUBSTITUTE(LOWER([.$B$2]); [.D28]; &quot;&quot;))" office:value-type="float" office:value="9" calcext:value-type="float">
            <text:p>9</text:p>
          </table:table-cell>
          <table:table-cell table:formula="of:=LEN([.$B$2]) - LEN(SUBSTITUTE(LOWER([.$B$2]); [.E28]; &quot;&quot;))" office:value-type="float" office:value="24" calcext:value-type="float">
            <text:p>24</text:p>
          </table:table-cell>
          <table:table-cell table:formula="of:=LEN([.$B$2]) - LEN(SUBSTITUTE(LOWER([.$B$2]); [.F28]; &quot;&quot;))" office:value-type="float" office:value="28" calcext:value-type="float">
            <text:p>28</text:p>
          </table:table-cell>
          <table:table-cell table:formula="of:=LEN([.$B$2]) - LEN(SUBSTITUTE(LOWER([.$B$2]); [.G28]; &quot;&quot;))" office:value-type="float" office:value="0" calcext:value-type="float">
            <text:p>0</text:p>
          </table:table-cell>
          <table:table-cell table:formula="of:=LEN([.$B$2]) - LEN(SUBSTITUTE(LOWER([.$B$2]); [.H28]; &quot;&quot;))" office:value-type="float" office:value="1" calcext:value-type="float">
            <text:p>1</text:p>
          </table:table-cell>
          <table:table-cell table:formula="of:=LEN([.$B$2]) - LEN(SUBSTITUTE(LOWER([.$B$2]); [.I28]; &quot;&quot;))" office:value-type="float" office:value="9" calcext:value-type="float">
            <text:p>9</text:p>
          </table:table-cell>
          <table:table-cell table:formula="of:=LEN([.$B$2]) - LEN(SUBSTITUTE(LOWER([.$B$2]); [.J28]; &quot;&quot;))" office:value-type="float" office:value="6" calcext:value-type="float">
            <text:p>6</text:p>
          </table:table-cell>
          <table:table-cell table:formula="of:=LEN([.$B$2]) - LEN(SUBSTITUTE(LOWER([.$B$2]); [.K28]; &quot;&quot;))" office:value-type="float" office:value="24" calcext:value-type="float">
            <text:p>24</text:p>
          </table:table-cell>
          <table:table-cell table:formula="of:=LEN([.$B$2]) - LEN(SUBSTITUTE(LOWER([.$B$2]); [.L28]; &quot;&quot;))" office:value-type="float" office:value="21" calcext:value-type="float">
            <text:p>21</text:p>
          </table:table-cell>
          <table:table-cell table:formula="of:=LEN([.$B$2]) - LEN(SUBSTITUTE(LOWER([.$B$2]); [.M28]; &quot;&quot;))" office:value-type="float" office:value="3" calcext:value-type="float">
            <text:p>3</text:p>
          </table:table-cell>
          <table:table-cell table:formula="of:=LEN([.$B$2]) - LEN(SUBSTITUTE(LOWER([.$B$2]); [.N28]; &quot;&quot;))" office:value-type="float" office:value="0" calcext:value-type="float">
            <text:p>0</text:p>
          </table:table-cell>
          <table:table-cell table:formula="of:=LEN([.$B$2]) - LEN(SUBSTITUTE(LOWER([.$B$2]); [.O28]; &quot;&quot;))" office:value-type="float" office:value="11" calcext:value-type="float">
            <text:p>11</text:p>
          </table:table-cell>
          <table:table-cell table:formula="of:=LEN([.$B$2]) - LEN(SUBSTITUTE(LOWER([.$B$2]); [.P28]; &quot;&quot;))" office:value-type="float" office:value="9" calcext:value-type="float">
            <text:p>9</text:p>
          </table:table-cell>
          <table:table-cell table:formula="of:=LEN([.$B$2]) - LEN(SUBSTITUTE(LOWER([.$B$2]); [.Q28]; &quot;&quot;))" office:value-type="float" office:value="38" calcext:value-type="float">
            <text:p>38</text:p>
          </table:table-cell>
          <table:table-cell table:formula="of:=LEN([.$B$2]) - LEN(SUBSTITUTE(LOWER([.$B$2]); [.R28]; &quot;&quot;))" office:value-type="float" office:value="3" calcext:value-type="float">
            <text:p>3</text:p>
          </table:table-cell>
          <table:table-cell table:formula="of:=LEN([.$B$2]) - LEN(SUBSTITUTE(LOWER([.$B$2]); [.S28]; &quot;&quot;))" office:value-type="float" office:value="6" calcext:value-type="float">
            <text:p>6</text:p>
          </table:table-cell>
          <table:table-cell table:formula="of:=LEN([.$B$2]) - LEN(SUBSTITUTE(LOWER([.$B$2]); [.T28]; &quot;&quot;))" office:value-type="float" office:value="11" calcext:value-type="float">
            <text:p>11</text:p>
          </table:table-cell>
          <table:table-cell table:formula="of:=LEN([.$B$2]) - LEN(SUBSTITUTE(LOWER([.$B$2]); [.U28]; &quot;&quot;))" office:value-type="float" office:value="1" calcext:value-type="float">
            <text:p>1</text:p>
          </table:table-cell>
          <table:table-cell table:formula="of:=LEN([.$B$2]) - LEN(SUBSTITUTE(LOWER([.$B$2]); [.V28]; &quot;&quot;))" office:value-type="float" office:value="3" calcext:value-type="float">
            <text:p>3</text:p>
          </table:table-cell>
          <table:table-cell table:formula="of:=LEN([.$B$2]) - LEN(SUBSTITUTE(LOWER([.$B$2]); [.W28]; &quot;&quot;))" office:value-type="float" office:value="0" calcext:value-type="float">
            <text:p>0</text:p>
          </table:table-cell>
          <table:table-cell table:formula="of:=LEN([.$B$2]) - LEN(SUBSTITUTE(LOWER([.$B$2]); [.X28]; &quot;&quot;))" office:value-type="float" office:value="30" calcext:value-type="float">
            <text:p>30</text:p>
          </table:table-cell>
          <table:table-cell table:formula="of:=LEN([.$B$2]) - LEN(SUBSTITUTE(LOWER([.$B$2]); [.Y28]; &quot;&quot;))" office:value-type="float" office:value="8" calcext:value-type="float">
            <text:p>8</text:p>
          </table:table-cell>
          <table:table-cell table:formula="of:=LEN([.$B$2]) - LEN(SUBSTITUTE(LOWER([.$B$2]); [.Z28]; &quot;&quot;))" office:value-type="float" office:value="5" calcext:value-type="float">
            <text:p>5</text:p>
          </table:table-cell>
          <table:table-cell table:formula="of:=LEN([.$B$2]) - LEN(SUBSTITUTE(LOWER([.$B$2]); [.AA28]; &quot;&quot;))" office:value-type="float" office:value="13" calcext:value-type="float">
            <text:p>13</text:p>
          </table:table-cell>
          <table:table-cell/>
          <table:table-cell table:formula="of:=[.AC28]*[.B$6]" office:value-type="float" office:value="-109.555769020629" calcext:value-type="float">
            <text:p>-109.555769020629</text:p>
          </table:table-cell>
          <table:table-cell table:formula="of:=[.AD28]*[.C$6]" office:value-type="float" office:value="-21.0579664451847" calcext:value-type="float">
            <text:p>-21.0579664451847</text:p>
          </table:table-cell>
          <table:table-cell table:formula="of:=[.AE28]*[.D$6]" office:value-type="float" office:value="-34.1568335257826" calcext:value-type="float">
            <text:p>-34.1568335257826</text:p>
          </table:table-cell>
          <table:table-cell table:formula="of:=[.AF28]*[.E$6]" office:value-type="float" office:value="-75.6411660906272" calcext:value-type="float">
            <text:p>-75.6411660906272</text:p>
          </table:table-cell>
          <table:table-cell table:formula="of:=[.AG28]*[.F$6]" office:value-type="float" office:value="-59.1350929484862" calcext:value-type="float">
            <text:p>-59.1350929484862</text:p>
          </table:table-cell>
          <table:table-cell table:formula="of:=[.AH28]*[.G$6]" office:value-type="float" office:value="-0" calcext:value-type="float">
            <text:p>0</text:p>
          </table:table-cell>
          <table:table-cell table:formula="of:=[.AI28]*[.H$6]" office:value-type="float" office:value="-3.97417282881644" calcext:value-type="float">
            <text:p>-3.97417282881644</text:p>
          </table:table-cell>
          <table:table-cell table:formula="of:=[.AJ28]*[.I$6]" office:value-type="float" office:value="-24.3905222600212" calcext:value-type="float">
            <text:p>-24.3905222600212</text:p>
          </table:table-cell>
          <table:table-cell table:formula="of:=[.AK28]*[.J$6]" office:value-type="float" office:value="-16.1989397634749" calcext:value-type="float">
            <text:p>-16.1989397634749</text:p>
          </table:table-cell>
          <table:table-cell table:formula="of:=[.AL28]*[.K$6]" office:value-type="float" office:value="-164.516076307325" calcext:value-type="float">
            <text:p>-164.516076307325</text:p>
          </table:table-cell>
          <table:table-cell table:formula="of:=[.AM28]*[.L$6]" office:value-type="float" office:value="-99.7352355070681" calcext:value-type="float">
            <text:p>-99.7352355070681</text:p>
          </table:table-cell>
          <table:table-cell table:formula="of:=[.AN28]*[.M$6]" office:value-type="float" office:value="-9.55605313245444" calcext:value-type="float">
            <text:p>-9.55605313245444</text:p>
          </table:table-cell>
          <table:table-cell table:formula="of:=[.AO28]*[.N$6]" office:value-type="float" office:value="-0" calcext:value-type="float">
            <text:p>0</text:p>
          </table:table-cell>
          <table:table-cell table:formula="of:=[.AP28]*[.O$6]" office:value-type="float" office:value="-29.7449963965548" calcext:value-type="float">
            <text:p>-29.7449963965548</text:p>
          </table:table-cell>
          <table:table-cell table:formula="of:=[.AQ28]*[.P$6]" office:value-type="float" office:value="-22.6751023257367" calcext:value-type="float">
            <text:p>-22.6751023257367</text:p>
          </table:table-cell>
          <table:table-cell table:formula="of:=[.AR28]*[.Q$6]" office:value-type="float" office:value="-157.046877839516" calcext:value-type="float">
            <text:p>-157.046877839516</text:p>
          </table:table-cell>
          <table:table-cell table:formula="of:=[.AS28]*[.R$6]" office:value-type="float" office:value="-21.1134779126881" calcext:value-type="float">
            <text:p>-21.1134779126881</text:p>
          </table:table-cell>
          <table:table-cell table:formula="of:=[.AT28]*[.S$6]" office:value-type="float" office:value="-16.9220284533447" calcext:value-type="float">
            <text:p>-16.9220284533447</text:p>
          </table:table-cell>
          <table:table-cell table:formula="of:=[.AU28]*[.T$6]" office:value-type="float" office:value="-30.1364874563151" calcext:value-type="float">
            <text:p>-30.1364874563151</text:p>
          </table:table-cell>
          <table:table-cell table:formula="of:=[.AV28]*[.U$6]" office:value-type="float" office:value="-2.4141348481169" calcext:value-type="float">
            <text:p>-2.4141348481169</text:p>
          </table:table-cell>
          <table:table-cell table:formula="of:=[.AW28]*[.V$6]" office:value-type="float" office:value="-10.4839208555845" calcext:value-type="float">
            <text:p>-10.4839208555845</text:p>
          </table:table-cell>
          <table:table-cell table:formula="of:=[.AX28]*[.W$6]" office:value-type="float" office:value="-0" calcext:value-type="float">
            <text:p>0</text:p>
          </table:table-cell>
          <table:table-cell table:formula="of:=[.AY28]*[.X$6]" office:value-type="float" office:value="-111.126113591381" calcext:value-type="float">
            <text:p>-111.126113591381</text:p>
          </table:table-cell>
          <table:table-cell table:formula="of:=[.AZ28]*[.Y$6]" office:value-type="float" office:value="-53.9264283591141" calcext:value-type="float">
            <text:p>-53.9264283591141</text:p>
          </table:table-cell>
          <table:table-cell table:formula="of:=[.BA28]*[.Z$6]" office:value-type="float" office:value="-18.8978412750722" calcext:value-type="float">
            <text:p>-18.8978412750722</text:p>
          </table:table-cell>
          <table:table-cell table:formula="of:=[.BB28]*[.AA$6]" office:value-type="float" office:value="-97.0635209072576" calcext:value-type="float">
            <text:p>-97.0635209072576</text:p>
          </table:table-cell>
          <table:table-cell/>
          <table:table-cell table:formula="of:=SUM([.BD28:.CC28])" office:value-type="float" office:value="-1189.46875805055" calcext:value-type="float">
            <text:p>-1189.46875805055</text:p>
          </table:table-cell>
          <table:table-cell table:formula="of:=[.A28]" office:value-type="float" office:value="15" calcext:value-type="float">
            <text:p>15</text:p>
          </table:table-cell>
          <table:table-cell table:number-columns-repeated="2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C28]" office:value-type="string" office:string-value="q" calcext:value-type="string">
            <text:p>q</text:p>
          </table:table-cell>
          <table:table-cell table:formula="of:=[.D28]" office:value-type="string" office:string-value="r" calcext:value-type="string">
            <text:p>r</text:p>
          </table:table-cell>
          <table:table-cell table:formula="of:=[.E28]" office:value-type="string" office:string-value="s" calcext:value-type="string">
            <text:p>s</text:p>
          </table:table-cell>
          <table:table-cell table:formula="of:=[.F28]" office:value-type="string" office:string-value="t" calcext:value-type="string">
            <text:p>t</text:p>
          </table:table-cell>
          <table:table-cell table:formula="of:=[.G28]" office:value-type="string" office:string-value="u" calcext:value-type="string">
            <text:p>u</text:p>
          </table:table-cell>
          <table:table-cell table:formula="of:=[.H28]" office:value-type="string" office:string-value="v" calcext:value-type="string">
            <text:p>v</text:p>
          </table:table-cell>
          <table:table-cell table:formula="of:=[.I28]" office:value-type="string" office:string-value="w" calcext:value-type="string">
            <text:p>w</text:p>
          </table:table-cell>
          <table:table-cell table:formula="of:=[.J28]" office:value-type="string" office:string-value="x" calcext:value-type="string">
            <text:p>x</text:p>
          </table:table-cell>
          <table:table-cell table:formula="of:=[.K28]" office:value-type="string" office:string-value="y" calcext:value-type="string">
            <text:p>y</text:p>
          </table:table-cell>
          <table:table-cell table:formula="of:=[.L28]" office:value-type="string" office:string-value="z" calcext:value-type="string">
            <text:p>z</text:p>
          </table:table-cell>
          <table:table-cell table:formula="of:=[.M28]" office:value-type="string" office:string-value="a" calcext:value-type="string">
            <text:p>a</text:p>
          </table:table-cell>
          <table:table-cell table:formula="of:=[.N28]" office:value-type="string" office:string-value="b" calcext:value-type="string">
            <text:p>b</text:p>
          </table:table-cell>
          <table:table-cell table:formula="of:=[.O28]" office:value-type="string" office:string-value="c" calcext:value-type="string">
            <text:p>c</text:p>
          </table:table-cell>
          <table:table-cell table:formula="of:=[.P28]" office:value-type="string" office:string-value="d" calcext:value-type="string">
            <text:p>d</text:p>
          </table:table-cell>
          <table:table-cell table:formula="of:=[.Q28]" office:value-type="string" office:string-value="e" calcext:value-type="string">
            <text:p>e</text:p>
          </table:table-cell>
          <table:table-cell table:formula="of:=[.R28]" office:value-type="string" office:string-value="f" calcext:value-type="string">
            <text:p>f</text:p>
          </table:table-cell>
          <table:table-cell table:formula="of:=[.S28]" office:value-type="string" office:string-value="g" calcext:value-type="string">
            <text:p>g</text:p>
          </table:table-cell>
          <table:table-cell table:formula="of:=[.T28]" office:value-type="string" office:string-value="h" calcext:value-type="string">
            <text:p>h</text:p>
          </table:table-cell>
          <table:table-cell table:formula="of:=[.U28]" office:value-type="string" office:string-value="i" calcext:value-type="string">
            <text:p>i</text:p>
          </table:table-cell>
          <table:table-cell table:formula="of:=[.V28]" office:value-type="string" office:string-value="j" calcext:value-type="string">
            <text:p>j</text:p>
          </table:table-cell>
          <table:table-cell table:formula="of:=[.W28]" office:value-type="string" office:string-value="k" calcext:value-type="string">
            <text:p>k</text:p>
          </table:table-cell>
          <table:table-cell table:formula="of:=[.X28]" office:value-type="string" office:string-value="l" calcext:value-type="string">
            <text:p>l</text:p>
          </table:table-cell>
          <table:table-cell table:formula="of:=[.Y28]" office:value-type="string" office:string-value="m" calcext:value-type="string">
            <text:p>m</text:p>
          </table:table-cell>
          <table:table-cell table:formula="of:=[.Z28]" office:value-type="string" office:string-value="n" calcext:value-type="string">
            <text:p>n</text:p>
          </table:table-cell>
          <table:table-cell table:formula="of:=[.AA28]" office:value-type="string" office:string-value="o" calcext:value-type="string">
            <text:p>o</text:p>
          </table:table-cell>
          <table:table-cell table:formula="of:=[.B28]" office:value-type="string" office:string-value="p" calcext:value-type="string">
            <text:p>p</text:p>
          </table:table-cell>
          <table:table-cell/>
          <table:table-cell table:formula="of:=LEN([.$B$2]) - LEN(SUBSTITUTE(LOWER([.$B$2]); [.B29]; &quot;&quot;))" office:value-type="float" office:value="5" calcext:value-type="float">
            <text:p>5</text:p>
          </table:table-cell>
          <table:table-cell table:formula="of:=LEN([.$B$2]) - LEN(SUBSTITUTE(LOWER([.$B$2]); [.C29]; &quot;&quot;))" office:value-type="float" office:value="9" calcext:value-type="float">
            <text:p>9</text:p>
          </table:table-cell>
          <table:table-cell table:formula="of:=LEN([.$B$2]) - LEN(SUBSTITUTE(LOWER([.$B$2]); [.D29]; &quot;&quot;))" office:value-type="float" office:value="24" calcext:value-type="float">
            <text:p>24</text:p>
          </table:table-cell>
          <table:table-cell table:formula="of:=LEN([.$B$2]) - LEN(SUBSTITUTE(LOWER([.$B$2]); [.E29]; &quot;&quot;))" office:value-type="float" office:value="28" calcext:value-type="float">
            <text:p>28</text:p>
          </table:table-cell>
          <table:table-cell table:formula="of:=LEN([.$B$2]) - LEN(SUBSTITUTE(LOWER([.$B$2]); [.F29]; &quot;&quot;))" office:value-type="float" office:value="0" calcext:value-type="float">
            <text:p>0</text:p>
          </table:table-cell>
          <table:table-cell table:formula="of:=LEN([.$B$2]) - LEN(SUBSTITUTE(LOWER([.$B$2]); [.G29]; &quot;&quot;))" office:value-type="float" office:value="1" calcext:value-type="float">
            <text:p>1</text:p>
          </table:table-cell>
          <table:table-cell table:formula="of:=LEN([.$B$2]) - LEN(SUBSTITUTE(LOWER([.$B$2]); [.H29]; &quot;&quot;))" office:value-type="float" office:value="9" calcext:value-type="float">
            <text:p>9</text:p>
          </table:table-cell>
          <table:table-cell table:formula="of:=LEN([.$B$2]) - LEN(SUBSTITUTE(LOWER([.$B$2]); [.I29]; &quot;&quot;))" office:value-type="float" office:value="6" calcext:value-type="float">
            <text:p>6</text:p>
          </table:table-cell>
          <table:table-cell table:formula="of:=LEN([.$B$2]) - LEN(SUBSTITUTE(LOWER([.$B$2]); [.J29]; &quot;&quot;))" office:value-type="float" office:value="24" calcext:value-type="float">
            <text:p>24</text:p>
          </table:table-cell>
          <table:table-cell table:formula="of:=LEN([.$B$2]) - LEN(SUBSTITUTE(LOWER([.$B$2]); [.K29]; &quot;&quot;))" office:value-type="float" office:value="21" calcext:value-type="float">
            <text:p>21</text:p>
          </table:table-cell>
          <table:table-cell table:formula="of:=LEN([.$B$2]) - LEN(SUBSTITUTE(LOWER([.$B$2]); [.L29]; &quot;&quot;))" office:value-type="float" office:value="3" calcext:value-type="float">
            <text:p>3</text:p>
          </table:table-cell>
          <table:table-cell table:formula="of:=LEN([.$B$2]) - LEN(SUBSTITUTE(LOWER([.$B$2]); [.M29]; &quot;&quot;))" office:value-type="float" office:value="0" calcext:value-type="float">
            <text:p>0</text:p>
          </table:table-cell>
          <table:table-cell table:formula="of:=LEN([.$B$2]) - LEN(SUBSTITUTE(LOWER([.$B$2]); [.N29]; &quot;&quot;))" office:value-type="float" office:value="11" calcext:value-type="float">
            <text:p>11</text:p>
          </table:table-cell>
          <table:table-cell table:formula="of:=LEN([.$B$2]) - LEN(SUBSTITUTE(LOWER([.$B$2]); [.O29]; &quot;&quot;))" office:value-type="float" office:value="9" calcext:value-type="float">
            <text:p>9</text:p>
          </table:table-cell>
          <table:table-cell table:formula="of:=LEN([.$B$2]) - LEN(SUBSTITUTE(LOWER([.$B$2]); [.P29]; &quot;&quot;))" office:value-type="float" office:value="38" calcext:value-type="float">
            <text:p>38</text:p>
          </table:table-cell>
          <table:table-cell table:formula="of:=LEN([.$B$2]) - LEN(SUBSTITUTE(LOWER([.$B$2]); [.Q29]; &quot;&quot;))" office:value-type="float" office:value="3" calcext:value-type="float">
            <text:p>3</text:p>
          </table:table-cell>
          <table:table-cell table:formula="of:=LEN([.$B$2]) - LEN(SUBSTITUTE(LOWER([.$B$2]); [.R29]; &quot;&quot;))" office:value-type="float" office:value="6" calcext:value-type="float">
            <text:p>6</text:p>
          </table:table-cell>
          <table:table-cell table:formula="of:=LEN([.$B$2]) - LEN(SUBSTITUTE(LOWER([.$B$2]); [.S29]; &quot;&quot;))" office:value-type="float" office:value="11" calcext:value-type="float">
            <text:p>11</text:p>
          </table:table-cell>
          <table:table-cell table:formula="of:=LEN([.$B$2]) - LEN(SUBSTITUTE(LOWER([.$B$2]); [.T29]; &quot;&quot;))" office:value-type="float" office:value="1" calcext:value-type="float">
            <text:p>1</text:p>
          </table:table-cell>
          <table:table-cell table:formula="of:=LEN([.$B$2]) - LEN(SUBSTITUTE(LOWER([.$B$2]); [.U29]; &quot;&quot;))" office:value-type="float" office:value="3" calcext:value-type="float">
            <text:p>3</text:p>
          </table:table-cell>
          <table:table-cell table:formula="of:=LEN([.$B$2]) - LEN(SUBSTITUTE(LOWER([.$B$2]); [.V29]; &quot;&quot;))" office:value-type="float" office:value="0" calcext:value-type="float">
            <text:p>0</text:p>
          </table:table-cell>
          <table:table-cell table:formula="of:=LEN([.$B$2]) - LEN(SUBSTITUTE(LOWER([.$B$2]); [.W29]; &quot;&quot;))" office:value-type="float" office:value="30" calcext:value-type="float">
            <text:p>30</text:p>
          </table:table-cell>
          <table:table-cell table:formula="of:=LEN([.$B$2]) - LEN(SUBSTITUTE(LOWER([.$B$2]); [.X29]; &quot;&quot;))" office:value-type="float" office:value="8" calcext:value-type="float">
            <text:p>8</text:p>
          </table:table-cell>
          <table:table-cell table:formula="of:=LEN([.$B$2]) - LEN(SUBSTITUTE(LOWER([.$B$2]); [.Y29]; &quot;&quot;))" office:value-type="float" office:value="5" calcext:value-type="float">
            <text:p>5</text:p>
          </table:table-cell>
          <table:table-cell table:formula="of:=LEN([.$B$2]) - LEN(SUBSTITUTE(LOWER([.$B$2]); [.Z29]; &quot;&quot;))" office:value-type="float" office:value="13" calcext:value-type="float">
            <text:p>13</text:p>
          </table:table-cell>
          <table:table-cell table:formula="of:=LEN([.$B$2]) - LEN(SUBSTITUTE(LOWER([.$B$2]); [.AA29]; &quot;&quot;))" office:value-type="float" office:value="43" calcext:value-type="float">
            <text:p>43</text:p>
          </table:table-cell>
          <table:table-cell/>
          <table:table-cell table:formula="of:=[.AC29]*[.B$6]" office:value-type="float" office:value="-12.7390429093755" calcext:value-type="float">
            <text:p>-12.7390429093755</text:p>
          </table:table-cell>
          <table:table-cell table:formula="of:=[.AD29]*[.C$6]" office:value-type="float" office:value="-37.9043396013325" calcext:value-type="float">
            <text:p>-37.9043396013325</text:p>
          </table:table-cell>
          <table:table-cell table:formula="of:=[.AE29]*[.D$6]" office:value-type="float" office:value="-91.0848894020871" calcext:value-type="float">
            <text:p>-91.0848894020871</text:p>
          </table:table-cell>
          <table:table-cell table:formula="of:=[.AF29]*[.E$6]" office:value-type="float" office:value="-88.2480271057318" calcext:value-type="float">
            <text:p>-88.2480271057318</text:p>
          </table:table-cell>
          <table:table-cell table:formula="of:=[.AG29]*[.F$6]" office:value-type="float" office:value="-0" calcext:value-type="float">
            <text:p>0</text:p>
          </table:table-cell>
          <table:table-cell table:formula="of:=[.AH29]*[.G$6]" office:value-type="float" office:value="-3.83559668031211" calcext:value-type="float">
            <text:p>-3.83559668031211</text:p>
          </table:table-cell>
          <table:table-cell table:formula="of:=[.AI29]*[.H$6]" office:value-type="float" office:value="-35.7675554593479" calcext:value-type="float">
            <text:p>-35.7675554593479</text:p>
          </table:table-cell>
          <table:table-cell table:formula="of:=[.AJ29]*[.I$6]" office:value-type="float" office:value="-16.2603481733475" calcext:value-type="float">
            <text:p>-16.2603481733475</text:p>
          </table:table-cell>
          <table:table-cell table:formula="of:=[.AK29]*[.J$6]" office:value-type="float" office:value="-64.7957590538997" calcext:value-type="float">
            <text:p>-64.7957590538997</text:p>
          </table:table-cell>
          <table:table-cell table:formula="of:=[.AL29]*[.K$6]" office:value-type="float" office:value="-143.951566768909" calcext:value-type="float">
            <text:p>-143.951566768909</text:p>
          </table:table-cell>
          <table:table-cell table:formula="of:=[.AM29]*[.L$6]" office:value-type="float" office:value="-14.247890786724" calcext:value-type="float">
            <text:p>-14.247890786724</text:p>
          </table:table-cell>
          <table:table-cell table:formula="of:=[.AN29]*[.M$6]" office:value-type="float" office:value="-0" calcext:value-type="float">
            <text:p>0</text:p>
          </table:table-cell>
          <table:table-cell table:formula="of:=[.AO29]*[.N$6]" office:value-type="float" office:value="-39.5323426051121" calcext:value-type="float">
            <text:p>-39.5323426051121</text:p>
          </table:table-cell>
          <table:table-cell table:formula="of:=[.AP29]*[.O$6]" office:value-type="float" office:value="-24.3368152335448" calcext:value-type="float">
            <text:p>-24.3368152335448</text:p>
          </table:table-cell>
          <table:table-cell table:formula="of:=[.AQ29]*[.P$6]" office:value-type="float" office:value="-95.7393209308881" calcext:value-type="float">
            <text:p>-95.7393209308881</text:p>
          </table:table-cell>
          <table:table-cell table:formula="of:=[.AR29]*[.Q$6]" office:value-type="float" office:value="-12.3984377241723" calcext:value-type="float">
            <text:p>-12.3984377241723</text:p>
          </table:table-cell>
          <table:table-cell table:formula="of:=[.AS29]*[.R$6]" office:value-type="float" office:value="-42.2269558253763" calcext:value-type="float">
            <text:p>-42.2269558253763</text:p>
          </table:table-cell>
          <table:table-cell table:formula="of:=[.AT29]*[.S$6]" office:value-type="float" office:value="-31.0237188311319" calcext:value-type="float">
            <text:p>-31.0237188311319</text:p>
          </table:table-cell>
          <table:table-cell table:formula="of:=[.AU29]*[.T$6]" office:value-type="float" office:value="-2.73968067784683" calcext:value-type="float">
            <text:p>-2.73968067784683</text:p>
          </table:table-cell>
          <table:table-cell table:formula="of:=[.AV29]*[.U$6]" office:value-type="float" office:value="-7.24240454435071" calcext:value-type="float">
            <text:p>-7.24240454435071</text:p>
          </table:table-cell>
          <table:table-cell table:formula="of:=[.AW29]*[.V$6]" office:value-type="float" office:value="-0" calcext:value-type="float">
            <text:p>0</text:p>
          </table:table-cell>
          <table:table-cell table:formula="of:=[.AX29]*[.W$6]" office:value-type="float" office:value="-136.896655376952" calcext:value-type="float">
            <text:p>-136.896655376952</text:p>
          </table:table-cell>
          <table:table-cell table:formula="of:=[.AY29]*[.X$6]" office:value-type="float" office:value="-29.6336302910349" calcext:value-type="float">
            <text:p>-29.6336302910349</text:p>
          </table:table-cell>
          <table:table-cell table:formula="of:=[.AZ29]*[.Y$6]" office:value-type="float" office:value="-33.7040177244463" calcext:value-type="float">
            <text:p>-33.7040177244463</text:p>
          </table:table-cell>
          <table:table-cell table:formula="of:=[.BA29]*[.Z$6]" office:value-type="float" office:value="-49.1343873151878" calcext:value-type="float">
            <text:p>-49.1343873151878</text:p>
          </table:table-cell>
          <table:table-cell table:formula="of:=[.BB29]*[.AA$6]" office:value-type="float" office:value="-321.056261462467" calcext:value-type="float">
            <text:p>-321.056261462467</text:p>
          </table:table-cell>
          <table:table-cell/>
          <table:table-cell table:formula="of:=SUM([.BD29:.CC29])" office:value-type="float" office:value="-1334.49964448358" calcext:value-type="float">
            <text:p>-1334.49964448358</text:p>
          </table:table-cell>
          <table:table-cell table:formula="of:=[.A29]" office:value-type="float" office:value="16" calcext:value-type="float">
            <text:p>16</text:p>
          </table:table-cell>
          <table:table-cell table:number-columns-repeated="2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C29]" office:value-type="string" office:string-value="r" calcext:value-type="string">
            <text:p>r</text:p>
          </table:table-cell>
          <table:table-cell table:formula="of:=[.D29]" office:value-type="string" office:string-value="s" calcext:value-type="string">
            <text:p>s</text:p>
          </table:table-cell>
          <table:table-cell table:formula="of:=[.E29]" office:value-type="string" office:string-value="t" calcext:value-type="string">
            <text:p>t</text:p>
          </table:table-cell>
          <table:table-cell table:formula="of:=[.F29]" office:value-type="string" office:string-value="u" calcext:value-type="string">
            <text:p>u</text:p>
          </table:table-cell>
          <table:table-cell table:formula="of:=[.G29]" office:value-type="string" office:string-value="v" calcext:value-type="string">
            <text:p>v</text:p>
          </table:table-cell>
          <table:table-cell table:formula="of:=[.H29]" office:value-type="string" office:string-value="w" calcext:value-type="string">
            <text:p>w</text:p>
          </table:table-cell>
          <table:table-cell table:formula="of:=[.I29]" office:value-type="string" office:string-value="x" calcext:value-type="string">
            <text:p>x</text:p>
          </table:table-cell>
          <table:table-cell table:formula="of:=[.J29]" office:value-type="string" office:string-value="y" calcext:value-type="string">
            <text:p>y</text:p>
          </table:table-cell>
          <table:table-cell table:formula="of:=[.K29]" office:value-type="string" office:string-value="z" calcext:value-type="string">
            <text:p>z</text:p>
          </table:table-cell>
          <table:table-cell table:formula="of:=[.L29]" office:value-type="string" office:string-value="a" calcext:value-type="string">
            <text:p>a</text:p>
          </table:table-cell>
          <table:table-cell table:formula="of:=[.M29]" office:value-type="string" office:string-value="b" calcext:value-type="string">
            <text:p>b</text:p>
          </table:table-cell>
          <table:table-cell table:formula="of:=[.N29]" office:value-type="string" office:string-value="c" calcext:value-type="string">
            <text:p>c</text:p>
          </table:table-cell>
          <table:table-cell table:formula="of:=[.O29]" office:value-type="string" office:string-value="d" calcext:value-type="string">
            <text:p>d</text:p>
          </table:table-cell>
          <table:table-cell table:formula="of:=[.P29]" office:value-type="string" office:string-value="e" calcext:value-type="string">
            <text:p>e</text:p>
          </table:table-cell>
          <table:table-cell table:formula="of:=[.Q29]" office:value-type="string" office:string-value="f" calcext:value-type="string">
            <text:p>f</text:p>
          </table:table-cell>
          <table:table-cell table:formula="of:=[.R29]" office:value-type="string" office:string-value="g" calcext:value-type="string">
            <text:p>g</text:p>
          </table:table-cell>
          <table:table-cell table:formula="of:=[.S29]" office:value-type="string" office:string-value="h" calcext:value-type="string">
            <text:p>h</text:p>
          </table:table-cell>
          <table:table-cell table:formula="of:=[.T29]" office:value-type="string" office:string-value="i" calcext:value-type="string">
            <text:p>i</text:p>
          </table:table-cell>
          <table:table-cell table:formula="of:=[.U29]" office:value-type="string" office:string-value="j" calcext:value-type="string">
            <text:p>j</text:p>
          </table:table-cell>
          <table:table-cell table:formula="of:=[.V29]" office:value-type="string" office:string-value="k" calcext:value-type="string">
            <text:p>k</text:p>
          </table:table-cell>
          <table:table-cell table:formula="of:=[.W29]" office:value-type="string" office:string-value="l" calcext:value-type="string">
            <text:p>l</text:p>
          </table:table-cell>
          <table:table-cell table:formula="of:=[.X29]" office:value-type="string" office:string-value="m" calcext:value-type="string">
            <text:p>m</text:p>
          </table:table-cell>
          <table:table-cell table:formula="of:=[.Y29]" office:value-type="string" office:string-value="n" calcext:value-type="string">
            <text:p>n</text:p>
          </table:table-cell>
          <table:table-cell table:formula="of:=[.Z29]" office:value-type="string" office:string-value="o" calcext:value-type="string">
            <text:p>o</text:p>
          </table:table-cell>
          <table:table-cell table:formula="of:=[.AA29]" office:value-type="string" office:string-value="p" calcext:value-type="string">
            <text:p>p</text:p>
          </table:table-cell>
          <table:table-cell table:formula="of:=[.B29]" office:value-type="string" office:string-value="q" calcext:value-type="string">
            <text:p>q</text:p>
          </table:table-cell>
          <table:table-cell/>
          <table:table-cell table:formula="of:=LEN([.$B$2]) - LEN(SUBSTITUTE(LOWER([.$B$2]); [.B30]; &quot;&quot;))" office:value-type="float" office:value="9" calcext:value-type="float">
            <text:p>9</text:p>
          </table:table-cell>
          <table:table-cell table:formula="of:=LEN([.$B$2]) - LEN(SUBSTITUTE(LOWER([.$B$2]); [.C30]; &quot;&quot;))" office:value-type="float" office:value="24" calcext:value-type="float">
            <text:p>24</text:p>
          </table:table-cell>
          <table:table-cell table:formula="of:=LEN([.$B$2]) - LEN(SUBSTITUTE(LOWER([.$B$2]); [.D30]; &quot;&quot;))" office:value-type="float" office:value="28" calcext:value-type="float">
            <text:p>28</text:p>
          </table:table-cell>
          <table:table-cell table:formula="of:=LEN([.$B$2]) - LEN(SUBSTITUTE(LOWER([.$B$2]); [.E30]; &quot;&quot;))" office:value-type="float" office:value="0" calcext:value-type="float">
            <text:p>0</text:p>
          </table:table-cell>
          <table:table-cell table:formula="of:=LEN([.$B$2]) - LEN(SUBSTITUTE(LOWER([.$B$2]); [.F30]; &quot;&quot;))" office:value-type="float" office:value="1" calcext:value-type="float">
            <text:p>1</text:p>
          </table:table-cell>
          <table:table-cell table:formula="of:=LEN([.$B$2]) - LEN(SUBSTITUTE(LOWER([.$B$2]); [.G30]; &quot;&quot;))" office:value-type="float" office:value="9" calcext:value-type="float">
            <text:p>9</text:p>
          </table:table-cell>
          <table:table-cell table:formula="of:=LEN([.$B$2]) - LEN(SUBSTITUTE(LOWER([.$B$2]); [.H30]; &quot;&quot;))" office:value-type="float" office:value="6" calcext:value-type="float">
            <text:p>6</text:p>
          </table:table-cell>
          <table:table-cell table:formula="of:=LEN([.$B$2]) - LEN(SUBSTITUTE(LOWER([.$B$2]); [.I30]; &quot;&quot;))" office:value-type="float" office:value="24" calcext:value-type="float">
            <text:p>24</text:p>
          </table:table-cell>
          <table:table-cell table:formula="of:=LEN([.$B$2]) - LEN(SUBSTITUTE(LOWER([.$B$2]); [.J30]; &quot;&quot;))" office:value-type="float" office:value="21" calcext:value-type="float">
            <text:p>21</text:p>
          </table:table-cell>
          <table:table-cell table:formula="of:=LEN([.$B$2]) - LEN(SUBSTITUTE(LOWER([.$B$2]); [.K30]; &quot;&quot;))" office:value-type="float" office:value="3" calcext:value-type="float">
            <text:p>3</text:p>
          </table:table-cell>
          <table:table-cell table:formula="of:=LEN([.$B$2]) - LEN(SUBSTITUTE(LOWER([.$B$2]); [.L30]; &quot;&quot;))" office:value-type="float" office:value="0" calcext:value-type="float">
            <text:p>0</text:p>
          </table:table-cell>
          <table:table-cell table:formula="of:=LEN([.$B$2]) - LEN(SUBSTITUTE(LOWER([.$B$2]); [.M30]; &quot;&quot;))" office:value-type="float" office:value="11" calcext:value-type="float">
            <text:p>11</text:p>
          </table:table-cell>
          <table:table-cell table:formula="of:=LEN([.$B$2]) - LEN(SUBSTITUTE(LOWER([.$B$2]); [.N30]; &quot;&quot;))" office:value-type="float" office:value="9" calcext:value-type="float">
            <text:p>9</text:p>
          </table:table-cell>
          <table:table-cell table:formula="of:=LEN([.$B$2]) - LEN(SUBSTITUTE(LOWER([.$B$2]); [.O30]; &quot;&quot;))" office:value-type="float" office:value="38" calcext:value-type="float">
            <text:p>38</text:p>
          </table:table-cell>
          <table:table-cell table:formula="of:=LEN([.$B$2]) - LEN(SUBSTITUTE(LOWER([.$B$2]); [.P30]; &quot;&quot;))" office:value-type="float" office:value="3" calcext:value-type="float">
            <text:p>3</text:p>
          </table:table-cell>
          <table:table-cell table:formula="of:=LEN([.$B$2]) - LEN(SUBSTITUTE(LOWER([.$B$2]); [.Q30]; &quot;&quot;))" office:value-type="float" office:value="6" calcext:value-type="float">
            <text:p>6</text:p>
          </table:table-cell>
          <table:table-cell table:formula="of:=LEN([.$B$2]) - LEN(SUBSTITUTE(LOWER([.$B$2]); [.R30]; &quot;&quot;))" office:value-type="float" office:value="11" calcext:value-type="float">
            <text:p>11</text:p>
          </table:table-cell>
          <table:table-cell table:formula="of:=LEN([.$B$2]) - LEN(SUBSTITUTE(LOWER([.$B$2]); [.S30]; &quot;&quot;))" office:value-type="float" office:value="1" calcext:value-type="float">
            <text:p>1</text:p>
          </table:table-cell>
          <table:table-cell table:formula="of:=LEN([.$B$2]) - LEN(SUBSTITUTE(LOWER([.$B$2]); [.T30]; &quot;&quot;))" office:value-type="float" office:value="3" calcext:value-type="float">
            <text:p>3</text:p>
          </table:table-cell>
          <table:table-cell table:formula="of:=LEN([.$B$2]) - LEN(SUBSTITUTE(LOWER([.$B$2]); [.U30]; &quot;&quot;))" office:value-type="float" office:value="0" calcext:value-type="float">
            <text:p>0</text:p>
          </table:table-cell>
          <table:table-cell table:formula="of:=LEN([.$B$2]) - LEN(SUBSTITUTE(LOWER([.$B$2]); [.V30]; &quot;&quot;))" office:value-type="float" office:value="30" calcext:value-type="float">
            <text:p>30</text:p>
          </table:table-cell>
          <table:table-cell table:formula="of:=LEN([.$B$2]) - LEN(SUBSTITUTE(LOWER([.$B$2]); [.W30]; &quot;&quot;))" office:value-type="float" office:value="8" calcext:value-type="float">
            <text:p>8</text:p>
          </table:table-cell>
          <table:table-cell table:formula="of:=LEN([.$B$2]) - LEN(SUBSTITUTE(LOWER([.$B$2]); [.X30]; &quot;&quot;))" office:value-type="float" office:value="5" calcext:value-type="float">
            <text:p>5</text:p>
          </table:table-cell>
          <table:table-cell table:formula="of:=LEN([.$B$2]) - LEN(SUBSTITUTE(LOWER([.$B$2]); [.Y30]; &quot;&quot;))" office:value-type="float" office:value="13" calcext:value-type="float">
            <text:p>13</text:p>
          </table:table-cell>
          <table:table-cell table:formula="of:=LEN([.$B$2]) - LEN(SUBSTITUTE(LOWER([.$B$2]); [.Z30]; &quot;&quot;))" office:value-type="float" office:value="43" calcext:value-type="float">
            <text:p>43</text:p>
          </table:table-cell>
          <table:table-cell table:formula="of:=LEN([.$B$2]) - LEN(SUBSTITUTE(LOWER([.$B$2]); [.AA30]; &quot;&quot;))" office:value-type="float" office:value="5" calcext:value-type="float">
            <text:p>5</text:p>
          </table:table-cell>
          <table:table-cell/>
          <table:table-cell table:formula="of:=[.AC30]*[.B$6]" office:value-type="float" office:value="-22.9302772368759" calcext:value-type="float">
            <text:p>-22.9302772368759</text:p>
          </table:table-cell>
          <table:table-cell table:formula="of:=[.AD30]*[.C$6]" office:value-type="float" office:value="-101.078238936887" calcext:value-type="float">
            <text:p>-101.078238936887</text:p>
          </table:table-cell>
          <table:table-cell table:formula="of:=[.AE30]*[.D$6]" office:value-type="float" office:value="-106.265704302435" calcext:value-type="float">
            <text:p>-106.265704302435</text:p>
          </table:table-cell>
          <table:table-cell table:formula="of:=[.AF30]*[.E$6]" office:value-type="float" office:value="-0" calcext:value-type="float">
            <text:p>0</text:p>
          </table:table-cell>
          <table:table-cell table:formula="of:=[.AG30]*[.F$6]" office:value-type="float" office:value="-2.11196760530308" calcext:value-type="float">
            <text:p>-2.11196760530308</text:p>
          </table:table-cell>
          <table:table-cell table:formula="of:=[.AH30]*[.G$6]" office:value-type="float" office:value="-34.520370122809" calcext:value-type="float">
            <text:p>-34.520370122809</text:p>
          </table:table-cell>
          <table:table-cell table:formula="of:=[.AI30]*[.H$6]" office:value-type="float" office:value="-23.8450369728986" calcext:value-type="float">
            <text:p>-23.8450369728986</text:p>
          </table:table-cell>
          <table:table-cell table:formula="of:=[.AJ30]*[.I$6]" office:value-type="float" office:value="-65.0413926933898" calcext:value-type="float">
            <text:p>-65.0413926933898</text:p>
          </table:table-cell>
          <table:table-cell table:formula="of:=[.AK30]*[.J$6]" office:value-type="float" office:value="-56.6962891721623" calcext:value-type="float">
            <text:p>-56.6962891721623</text:p>
          </table:table-cell>
          <table:table-cell table:formula="of:=[.AL30]*[.K$6]" office:value-type="float" office:value="-20.5645095384156" calcext:value-type="float">
            <text:p>-20.5645095384156</text:p>
          </table:table-cell>
          <table:table-cell table:formula="of:=[.AM30]*[.L$6]" office:value-type="float" office:value="-0" calcext:value-type="float">
            <text:p>0</text:p>
          </table:table-cell>
          <table:table-cell table:formula="of:=[.AN30]*[.M$6]" office:value-type="float" office:value="-35.0388614856663" calcext:value-type="float">
            <text:p>-35.0388614856663</text:p>
          </table:table-cell>
          <table:table-cell table:formula="of:=[.AO30]*[.N$6]" office:value-type="float" office:value="-32.3446439496372" calcext:value-type="float">
            <text:p>-32.3446439496372</text:p>
          </table:table-cell>
          <table:table-cell table:formula="of:=[.AP30]*[.O$6]" office:value-type="float" office:value="-102.755442097189" calcext:value-type="float">
            <text:p>-102.755442097189</text:p>
          </table:table-cell>
          <table:table-cell table:formula="of:=[.AQ30]*[.P$6]" office:value-type="float" office:value="-7.55836744191222" calcext:value-type="float">
            <text:p>-7.55836744191222</text:p>
          </table:table-cell>
          <table:table-cell table:formula="of:=[.AR30]*[.Q$6]" office:value-type="float" office:value="-24.7968754483447" calcext:value-type="float">
            <text:p>-24.7968754483447</text:p>
          </table:table-cell>
          <table:table-cell table:formula="of:=[.AS30]*[.R$6]" office:value-type="float" office:value="-77.4160856798565" calcext:value-type="float">
            <text:p>-77.4160856798565</text:p>
          </table:table-cell>
          <table:table-cell table:formula="of:=[.AT30]*[.S$6]" office:value-type="float" office:value="-2.82033807555745" calcext:value-type="float">
            <text:p>-2.82033807555745</text:p>
          </table:table-cell>
          <table:table-cell table:formula="of:=[.AU30]*[.T$6]" office:value-type="float" office:value="-8.21904203354048" calcext:value-type="float">
            <text:p>-8.21904203354048</text:p>
          </table:table-cell>
          <table:table-cell table:formula="of:=[.AV30]*[.U$6]" office:value-type="float" office:value="-0" calcext:value-type="float">
            <text:p>0</text:p>
          </table:table-cell>
          <table:table-cell table:formula="of:=[.AW30]*[.V$6]" office:value-type="float" office:value="-104.839208555845" calcext:value-type="float">
            <text:p>-104.839208555845</text:p>
          </table:table-cell>
          <table:table-cell table:formula="of:=[.AX30]*[.W$6]" office:value-type="float" office:value="-36.5057747671873" calcext:value-type="float">
            <text:p>-36.5057747671873</text:p>
          </table:table-cell>
          <table:table-cell table:formula="of:=[.AY30]*[.X$6]" office:value-type="float" office:value="-18.5210189318968" calcext:value-type="float">
            <text:p>-18.5210189318968</text:p>
          </table:table-cell>
          <table:table-cell table:formula="of:=[.AZ30]*[.Y$6]" office:value-type="float" office:value="-87.6304460835604" calcext:value-type="float">
            <text:p>-87.6304460835604</text:p>
          </table:table-cell>
          <table:table-cell table:formula="of:=[.BA30]*[.Z$6]" office:value-type="float" office:value="-162.521434965621" calcext:value-type="float">
            <text:p>-162.521434965621</text:p>
          </table:table-cell>
          <table:table-cell table:formula="of:=[.BB30]*[.AA$6]" office:value-type="float" office:value="-37.3321234258683" calcext:value-type="float">
            <text:p>-37.3321234258683</text:p>
          </table:table-cell>
          <table:table-cell/>
          <table:table-cell table:formula="of:=SUM([.BD30:.CC30])" office:value-type="float" office:value="-1171.35344952286" calcext:value-type="float">
            <text:p>-1171.35344952286</text:p>
          </table:table-cell>
          <table:table-cell table:formula="of:=[.A30]" office:value-type="float" office:value="17" calcext:value-type="float">
            <text:p>17</text:p>
          </table:table-cell>
          <table:table-cell table:number-columns-repeated="2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C30]" office:value-type="string" office:string-value="s" calcext:value-type="string">
            <text:p>s</text:p>
          </table:table-cell>
          <table:table-cell table:formula="of:=[.D30]" office:value-type="string" office:string-value="t" calcext:value-type="string">
            <text:p>t</text:p>
          </table:table-cell>
          <table:table-cell table:formula="of:=[.E30]" office:value-type="string" office:string-value="u" calcext:value-type="string">
            <text:p>u</text:p>
          </table:table-cell>
          <table:table-cell table:formula="of:=[.F30]" office:value-type="string" office:string-value="v" calcext:value-type="string">
            <text:p>v</text:p>
          </table:table-cell>
          <table:table-cell table:formula="of:=[.G30]" office:value-type="string" office:string-value="w" calcext:value-type="string">
            <text:p>w</text:p>
          </table:table-cell>
          <table:table-cell table:formula="of:=[.H30]" office:value-type="string" office:string-value="x" calcext:value-type="string">
            <text:p>x</text:p>
          </table:table-cell>
          <table:table-cell table:formula="of:=[.I30]" office:value-type="string" office:string-value="y" calcext:value-type="string">
            <text:p>y</text:p>
          </table:table-cell>
          <table:table-cell table:formula="of:=[.J30]" office:value-type="string" office:string-value="z" calcext:value-type="string">
            <text:p>z</text:p>
          </table:table-cell>
          <table:table-cell table:formula="of:=[.K30]" office:value-type="string" office:string-value="a" calcext:value-type="string">
            <text:p>a</text:p>
          </table:table-cell>
          <table:table-cell table:formula="of:=[.L30]" office:value-type="string" office:string-value="b" calcext:value-type="string">
            <text:p>b</text:p>
          </table:table-cell>
          <table:table-cell table:formula="of:=[.M30]" office:value-type="string" office:string-value="c" calcext:value-type="string">
            <text:p>c</text:p>
          </table:table-cell>
          <table:table-cell table:formula="of:=[.N30]" office:value-type="string" office:string-value="d" calcext:value-type="string">
            <text:p>d</text:p>
          </table:table-cell>
          <table:table-cell table:formula="of:=[.O30]" office:value-type="string" office:string-value="e" calcext:value-type="string">
            <text:p>e</text:p>
          </table:table-cell>
          <table:table-cell table:formula="of:=[.P30]" office:value-type="string" office:string-value="f" calcext:value-type="string">
            <text:p>f</text:p>
          </table:table-cell>
          <table:table-cell table:formula="of:=[.Q30]" office:value-type="string" office:string-value="g" calcext:value-type="string">
            <text:p>g</text:p>
          </table:table-cell>
          <table:table-cell table:formula="of:=[.R30]" office:value-type="string" office:string-value="h" calcext:value-type="string">
            <text:p>h</text:p>
          </table:table-cell>
          <table:table-cell table:formula="of:=[.S30]" office:value-type="string" office:string-value="i" calcext:value-type="string">
            <text:p>i</text:p>
          </table:table-cell>
          <table:table-cell table:formula="of:=[.T30]" office:value-type="string" office:string-value="j" calcext:value-type="string">
            <text:p>j</text:p>
          </table:table-cell>
          <table:table-cell table:formula="of:=[.U30]" office:value-type="string" office:string-value="k" calcext:value-type="string">
            <text:p>k</text:p>
          </table:table-cell>
          <table:table-cell table:formula="of:=[.V30]" office:value-type="string" office:string-value="l" calcext:value-type="string">
            <text:p>l</text:p>
          </table:table-cell>
          <table:table-cell table:formula="of:=[.W30]" office:value-type="string" office:string-value="m" calcext:value-type="string">
            <text:p>m</text:p>
          </table:table-cell>
          <table:table-cell table:formula="of:=[.X30]" office:value-type="string" office:string-value="n" calcext:value-type="string">
            <text:p>n</text:p>
          </table:table-cell>
          <table:table-cell table:formula="of:=[.Y30]" office:value-type="string" office:string-value="o" calcext:value-type="string">
            <text:p>o</text:p>
          </table:table-cell>
          <table:table-cell table:formula="of:=[.Z30]" office:value-type="string" office:string-value="p" calcext:value-type="string">
            <text:p>p</text:p>
          </table:table-cell>
          <table:table-cell table:formula="of:=[.AA30]" office:value-type="string" office:string-value="q" calcext:value-type="string">
            <text:p>q</text:p>
          </table:table-cell>
          <table:table-cell table:formula="of:=[.B30]" office:value-type="string" office:string-value="r" calcext:value-type="string">
            <text:p>r</text:p>
          </table:table-cell>
          <table:table-cell/>
          <table:table-cell table:formula="of:=LEN([.$B$2]) - LEN(SUBSTITUTE(LOWER([.$B$2]); [.B31]; &quot;&quot;))" office:value-type="float" office:value="24" calcext:value-type="float">
            <text:p>24</text:p>
          </table:table-cell>
          <table:table-cell table:formula="of:=LEN([.$B$2]) - LEN(SUBSTITUTE(LOWER([.$B$2]); [.C31]; &quot;&quot;))" office:value-type="float" office:value="28" calcext:value-type="float">
            <text:p>28</text:p>
          </table:table-cell>
          <table:table-cell table:formula="of:=LEN([.$B$2]) - LEN(SUBSTITUTE(LOWER([.$B$2]); [.D31]; &quot;&quot;))" office:value-type="float" office:value="0" calcext:value-type="float">
            <text:p>0</text:p>
          </table:table-cell>
          <table:table-cell table:formula="of:=LEN([.$B$2]) - LEN(SUBSTITUTE(LOWER([.$B$2]); [.E31]; &quot;&quot;))" office:value-type="float" office:value="1" calcext:value-type="float">
            <text:p>1</text:p>
          </table:table-cell>
          <table:table-cell table:formula="of:=LEN([.$B$2]) - LEN(SUBSTITUTE(LOWER([.$B$2]); [.F31]; &quot;&quot;))" office:value-type="float" office:value="9" calcext:value-type="float">
            <text:p>9</text:p>
          </table:table-cell>
          <table:table-cell table:formula="of:=LEN([.$B$2]) - LEN(SUBSTITUTE(LOWER([.$B$2]); [.G31]; &quot;&quot;))" office:value-type="float" office:value="6" calcext:value-type="float">
            <text:p>6</text:p>
          </table:table-cell>
          <table:table-cell table:formula="of:=LEN([.$B$2]) - LEN(SUBSTITUTE(LOWER([.$B$2]); [.H31]; &quot;&quot;))" office:value-type="float" office:value="24" calcext:value-type="float">
            <text:p>24</text:p>
          </table:table-cell>
          <table:table-cell table:formula="of:=LEN([.$B$2]) - LEN(SUBSTITUTE(LOWER([.$B$2]); [.I31]; &quot;&quot;))" office:value-type="float" office:value="21" calcext:value-type="float">
            <text:p>21</text:p>
          </table:table-cell>
          <table:table-cell table:formula="of:=LEN([.$B$2]) - LEN(SUBSTITUTE(LOWER([.$B$2]); [.J31]; &quot;&quot;))" office:value-type="float" office:value="3" calcext:value-type="float">
            <text:p>3</text:p>
          </table:table-cell>
          <table:table-cell table:formula="of:=LEN([.$B$2]) - LEN(SUBSTITUTE(LOWER([.$B$2]); [.K31]; &quot;&quot;))" office:value-type="float" office:value="0" calcext:value-type="float">
            <text:p>0</text:p>
          </table:table-cell>
          <table:table-cell table:formula="of:=LEN([.$B$2]) - LEN(SUBSTITUTE(LOWER([.$B$2]); [.L31]; &quot;&quot;))" office:value-type="float" office:value="11" calcext:value-type="float">
            <text:p>11</text:p>
          </table:table-cell>
          <table:table-cell table:formula="of:=LEN([.$B$2]) - LEN(SUBSTITUTE(LOWER([.$B$2]); [.M31]; &quot;&quot;))" office:value-type="float" office:value="9" calcext:value-type="float">
            <text:p>9</text:p>
          </table:table-cell>
          <table:table-cell table:formula="of:=LEN([.$B$2]) - LEN(SUBSTITUTE(LOWER([.$B$2]); [.N31]; &quot;&quot;))" office:value-type="float" office:value="38" calcext:value-type="float">
            <text:p>38</text:p>
          </table:table-cell>
          <table:table-cell table:formula="of:=LEN([.$B$2]) - LEN(SUBSTITUTE(LOWER([.$B$2]); [.O31]; &quot;&quot;))" office:value-type="float" office:value="3" calcext:value-type="float">
            <text:p>3</text:p>
          </table:table-cell>
          <table:table-cell table:formula="of:=LEN([.$B$2]) - LEN(SUBSTITUTE(LOWER([.$B$2]); [.P31]; &quot;&quot;))" office:value-type="float" office:value="6" calcext:value-type="float">
            <text:p>6</text:p>
          </table:table-cell>
          <table:table-cell table:formula="of:=LEN([.$B$2]) - LEN(SUBSTITUTE(LOWER([.$B$2]); [.Q31]; &quot;&quot;))" office:value-type="float" office:value="11" calcext:value-type="float">
            <text:p>11</text:p>
          </table:table-cell>
          <table:table-cell table:formula="of:=LEN([.$B$2]) - LEN(SUBSTITUTE(LOWER([.$B$2]); [.R31]; &quot;&quot;))" office:value-type="float" office:value="1" calcext:value-type="float">
            <text:p>1</text:p>
          </table:table-cell>
          <table:table-cell table:formula="of:=LEN([.$B$2]) - LEN(SUBSTITUTE(LOWER([.$B$2]); [.S31]; &quot;&quot;))" office:value-type="float" office:value="3" calcext:value-type="float">
            <text:p>3</text:p>
          </table:table-cell>
          <table:table-cell table:formula="of:=LEN([.$B$2]) - LEN(SUBSTITUTE(LOWER([.$B$2]); [.T31]; &quot;&quot;))" office:value-type="float" office:value="0" calcext:value-type="float">
            <text:p>0</text:p>
          </table:table-cell>
          <table:table-cell table:formula="of:=LEN([.$B$2]) - LEN(SUBSTITUTE(LOWER([.$B$2]); [.U31]; &quot;&quot;))" office:value-type="float" office:value="30" calcext:value-type="float">
            <text:p>30</text:p>
          </table:table-cell>
          <table:table-cell table:formula="of:=LEN([.$B$2]) - LEN(SUBSTITUTE(LOWER([.$B$2]); [.V31]; &quot;&quot;))" office:value-type="float" office:value="8" calcext:value-type="float">
            <text:p>8</text:p>
          </table:table-cell>
          <table:table-cell table:formula="of:=LEN([.$B$2]) - LEN(SUBSTITUTE(LOWER([.$B$2]); [.W31]; &quot;&quot;))" office:value-type="float" office:value="5" calcext:value-type="float">
            <text:p>5</text:p>
          </table:table-cell>
          <table:table-cell table:formula="of:=LEN([.$B$2]) - LEN(SUBSTITUTE(LOWER([.$B$2]); [.X31]; &quot;&quot;))" office:value-type="float" office:value="13" calcext:value-type="float">
            <text:p>13</text:p>
          </table:table-cell>
          <table:table-cell table:formula="of:=LEN([.$B$2]) - LEN(SUBSTITUTE(LOWER([.$B$2]); [.Y31]; &quot;&quot;))" office:value-type="float" office:value="43" calcext:value-type="float">
            <text:p>43</text:p>
          </table:table-cell>
          <table:table-cell table:formula="of:=LEN([.$B$2]) - LEN(SUBSTITUTE(LOWER([.$B$2]); [.Z31]; &quot;&quot;))" office:value-type="float" office:value="5" calcext:value-type="float">
            <text:p>5</text:p>
          </table:table-cell>
          <table:table-cell table:formula="of:=LEN([.$B$2]) - LEN(SUBSTITUTE(LOWER([.$B$2]); [.AA31]; &quot;&quot;))" office:value-type="float" office:value="9" calcext:value-type="float">
            <text:p>9</text:p>
          </table:table-cell>
          <table:table-cell/>
          <table:table-cell table:formula="of:=[.AC31]*[.B$6]" office:value-type="float" office:value="-61.1474059650024" calcext:value-type="float">
            <text:p>-61.1474059650024</text:p>
          </table:table-cell>
          <table:table-cell table:formula="of:=[.AD31]*[.C$6]" office:value-type="float" office:value="-117.924612093035" calcext:value-type="float">
            <text:p>-117.924612093035</text:p>
          </table:table-cell>
          <table:table-cell table:formula="of:=[.AE31]*[.D$6]" office:value-type="float" office:value="-0" calcext:value-type="float">
            <text:p>0</text:p>
          </table:table-cell>
          <table:table-cell table:formula="of:=[.AF31]*[.E$6]" office:value-type="float" office:value="-3.15171525377613" calcext:value-type="float">
            <text:p>-3.15171525377613</text:p>
          </table:table-cell>
          <table:table-cell table:formula="of:=[.AG31]*[.F$6]" office:value-type="float" office:value="-19.0077084477277" calcext:value-type="float">
            <text:p>-19.0077084477277</text:p>
          </table:table-cell>
          <table:table-cell table:formula="of:=[.AH31]*[.G$6]" office:value-type="float" office:value="-23.0135800818727" calcext:value-type="float">
            <text:p>-23.0135800818727</text:p>
          </table:table-cell>
          <table:table-cell table:formula="of:=[.AI31]*[.H$6]" office:value-type="float" office:value="-95.3801478915945" calcext:value-type="float">
            <text:p>-95.3801478915945</text:p>
          </table:table-cell>
          <table:table-cell table:formula="of:=[.AJ31]*[.I$6]" office:value-type="float" office:value="-56.9112186067161" calcext:value-type="float">
            <text:p>-56.9112186067161</text:p>
          </table:table-cell>
          <table:table-cell table:formula="of:=[.AK31]*[.J$6]" office:value-type="float" office:value="-8.09946988173747" calcext:value-type="float">
            <text:p>-8.09946988173747</text:p>
          </table:table-cell>
          <table:table-cell table:formula="of:=[.AL31]*[.K$6]" office:value-type="float" office:value="-0" calcext:value-type="float">
            <text:p>0</text:p>
          </table:table-cell>
          <table:table-cell table:formula="of:=[.AM31]*[.L$6]" office:value-type="float" office:value="-52.242266217988" calcext:value-type="float">
            <text:p>-52.242266217988</text:p>
          </table:table-cell>
          <table:table-cell table:formula="of:=[.AN31]*[.M$6]" office:value-type="float" office:value="-28.6681593973633" calcext:value-type="float">
            <text:p>-28.6681593973633</text:p>
          </table:table-cell>
          <table:table-cell table:formula="of:=[.AO31]*[.N$6]" office:value-type="float" office:value="-136.566274454024" calcext:value-type="float">
            <text:p>-136.566274454024</text:p>
          </table:table-cell>
          <table:table-cell table:formula="of:=[.AP31]*[.O$6]" office:value-type="float" office:value="-8.11227174451493" calcext:value-type="float">
            <text:p>-8.11227174451493</text:p>
          </table:table-cell>
          <table:table-cell table:formula="of:=[.AQ31]*[.P$6]" office:value-type="float" office:value="-15.1167348838244" calcext:value-type="float">
            <text:p>-15.1167348838244</text:p>
          </table:table-cell>
          <table:table-cell table:formula="of:=[.AR31]*[.Q$6]" office:value-type="float" office:value="-45.4609383219653" calcext:value-type="float">
            <text:p>-45.4609383219653</text:p>
          </table:table-cell>
          <table:table-cell table:formula="of:=[.AS31]*[.R$6]" office:value-type="float" office:value="-7.03782597089605" calcext:value-type="float">
            <text:p>-7.03782597089605</text:p>
          </table:table-cell>
          <table:table-cell table:formula="of:=[.AT31]*[.S$6]" office:value-type="float" office:value="-8.46101422667234" calcext:value-type="float">
            <text:p>-8.46101422667234</text:p>
          </table:table-cell>
          <table:table-cell table:formula="of:=[.AU31]*[.T$6]" office:value-type="float" office:value="-0" calcext:value-type="float">
            <text:p>0</text:p>
          </table:table-cell>
          <table:table-cell table:formula="of:=[.AV31]*[.U$6]" office:value-type="float" office:value="-72.4240454435071" calcext:value-type="float">
            <text:p>-72.4240454435071</text:p>
          </table:table-cell>
          <table:table-cell table:formula="of:=[.AW31]*[.V$6]" office:value-type="float" office:value="-27.9571222815585" calcext:value-type="float">
            <text:p>-27.9571222815585</text:p>
          </table:table-cell>
          <table:table-cell table:formula="of:=[.AX31]*[.W$6]" office:value-type="float" office:value="-22.8161092294921" calcext:value-type="float">
            <text:p>-22.8161092294921</text:p>
          </table:table-cell>
          <table:table-cell table:formula="of:=[.AY31]*[.X$6]" office:value-type="float" office:value="-48.1546492229318" calcext:value-type="float">
            <text:p>-48.1546492229318</text:p>
          </table:table-cell>
          <table:table-cell table:formula="of:=[.AZ31]*[.Y$6]" office:value-type="float" office:value="-289.854552430238" calcext:value-type="float">
            <text:p>-289.854552430238</text:p>
          </table:table-cell>
          <table:table-cell table:formula="of:=[.BA31]*[.Z$6]" office:value-type="float" office:value="-18.8978412750722" calcext:value-type="float">
            <text:p>-18.8978412750722</text:p>
          </table:table-cell>
          <table:table-cell table:formula="of:=[.BB31]*[.AA$6]" office:value-type="float" office:value="-67.1978221665629" calcext:value-type="float">
            <text:p>-67.1978221665629</text:p>
          </table:table-cell>
          <table:table-cell/>
          <table:table-cell table:formula="of:=SUM([.BD31:.CC31])" office:value-type="float" office:value="-1233.60348548807" calcext:value-type="float">
            <text:p>-1233.60348548807</text:p>
          </table:table-cell>
          <table:table-cell table:formula="of:=[.A31]" office:value-type="float" office:value="18" calcext:value-type="float">
            <text:p>18</text:p>
          </table:table-cell>
          <table:table-cell table:number-columns-repeated="2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C31]" office:value-type="string" office:string-value="t" calcext:value-type="string">
            <text:p>t</text:p>
          </table:table-cell>
          <table:table-cell table:formula="of:=[.D31]" office:value-type="string" office:string-value="u" calcext:value-type="string">
            <text:p>u</text:p>
          </table:table-cell>
          <table:table-cell table:formula="of:=[.E31]" office:value-type="string" office:string-value="v" calcext:value-type="string">
            <text:p>v</text:p>
          </table:table-cell>
          <table:table-cell table:formula="of:=[.F31]" office:value-type="string" office:string-value="w" calcext:value-type="string">
            <text:p>w</text:p>
          </table:table-cell>
          <table:table-cell table:formula="of:=[.G31]" office:value-type="string" office:string-value="x" calcext:value-type="string">
            <text:p>x</text:p>
          </table:table-cell>
          <table:table-cell table:formula="of:=[.H31]" office:value-type="string" office:string-value="y" calcext:value-type="string">
            <text:p>y</text:p>
          </table:table-cell>
          <table:table-cell table:formula="of:=[.I31]" office:value-type="string" office:string-value="z" calcext:value-type="string">
            <text:p>z</text:p>
          </table:table-cell>
          <table:table-cell table:formula="of:=[.J31]" office:value-type="string" office:string-value="a" calcext:value-type="string">
            <text:p>a</text:p>
          </table:table-cell>
          <table:table-cell table:formula="of:=[.K31]" office:value-type="string" office:string-value="b" calcext:value-type="string">
            <text:p>b</text:p>
          </table:table-cell>
          <table:table-cell table:formula="of:=[.L31]" office:value-type="string" office:string-value="c" calcext:value-type="string">
            <text:p>c</text:p>
          </table:table-cell>
          <table:table-cell table:formula="of:=[.M31]" office:value-type="string" office:string-value="d" calcext:value-type="string">
            <text:p>d</text:p>
          </table:table-cell>
          <table:table-cell table:formula="of:=[.N31]" office:value-type="string" office:string-value="e" calcext:value-type="string">
            <text:p>e</text:p>
          </table:table-cell>
          <table:table-cell table:formula="of:=[.O31]" office:value-type="string" office:string-value="f" calcext:value-type="string">
            <text:p>f</text:p>
          </table:table-cell>
          <table:table-cell table:formula="of:=[.P31]" office:value-type="string" office:string-value="g" calcext:value-type="string">
            <text:p>g</text:p>
          </table:table-cell>
          <table:table-cell table:formula="of:=[.Q31]" office:value-type="string" office:string-value="h" calcext:value-type="string">
            <text:p>h</text:p>
          </table:table-cell>
          <table:table-cell table:formula="of:=[.R31]" office:value-type="string" office:string-value="i" calcext:value-type="string">
            <text:p>i</text:p>
          </table:table-cell>
          <table:table-cell table:formula="of:=[.S31]" office:value-type="string" office:string-value="j" calcext:value-type="string">
            <text:p>j</text:p>
          </table:table-cell>
          <table:table-cell table:formula="of:=[.T31]" office:value-type="string" office:string-value="k" calcext:value-type="string">
            <text:p>k</text:p>
          </table:table-cell>
          <table:table-cell table:formula="of:=[.U31]" office:value-type="string" office:string-value="l" calcext:value-type="string">
            <text:p>l</text:p>
          </table:table-cell>
          <table:table-cell table:formula="of:=[.V31]" office:value-type="string" office:string-value="m" calcext:value-type="string">
            <text:p>m</text:p>
          </table:table-cell>
          <table:table-cell table:formula="of:=[.W31]" office:value-type="string" office:string-value="n" calcext:value-type="string">
            <text:p>n</text:p>
          </table:table-cell>
          <table:table-cell table:formula="of:=[.X31]" office:value-type="string" office:string-value="o" calcext:value-type="string">
            <text:p>o</text:p>
          </table:table-cell>
          <table:table-cell table:formula="of:=[.Y31]" office:value-type="string" office:string-value="p" calcext:value-type="string">
            <text:p>p</text:p>
          </table:table-cell>
          <table:table-cell table:formula="of:=[.Z31]" office:value-type="string" office:string-value="q" calcext:value-type="string">
            <text:p>q</text:p>
          </table:table-cell>
          <table:table-cell table:formula="of:=[.AA31]" office:value-type="string" office:string-value="r" calcext:value-type="string">
            <text:p>r</text:p>
          </table:table-cell>
          <table:table-cell table:formula="of:=[.B31]" office:value-type="string" office:string-value="s" calcext:value-type="string">
            <text:p>s</text:p>
          </table:table-cell>
          <table:table-cell/>
          <table:table-cell table:formula="of:=LEN([.$B$2]) - LEN(SUBSTITUTE(LOWER([.$B$2]); [.B32]; &quot;&quot;))" office:value-type="float" office:value="28" calcext:value-type="float">
            <text:p>28</text:p>
          </table:table-cell>
          <table:table-cell table:formula="of:=LEN([.$B$2]) - LEN(SUBSTITUTE(LOWER([.$B$2]); [.C32]; &quot;&quot;))" office:value-type="float" office:value="0" calcext:value-type="float">
            <text:p>0</text:p>
          </table:table-cell>
          <table:table-cell table:formula="of:=LEN([.$B$2]) - LEN(SUBSTITUTE(LOWER([.$B$2]); [.D32]; &quot;&quot;))" office:value-type="float" office:value="1" calcext:value-type="float">
            <text:p>1</text:p>
          </table:table-cell>
          <table:table-cell table:formula="of:=LEN([.$B$2]) - LEN(SUBSTITUTE(LOWER([.$B$2]); [.E32]; &quot;&quot;))" office:value-type="float" office:value="9" calcext:value-type="float">
            <text:p>9</text:p>
          </table:table-cell>
          <table:table-cell table:formula="of:=LEN([.$B$2]) - LEN(SUBSTITUTE(LOWER([.$B$2]); [.F32]; &quot;&quot;))" office:value-type="float" office:value="6" calcext:value-type="float">
            <text:p>6</text:p>
          </table:table-cell>
          <table:table-cell table:formula="of:=LEN([.$B$2]) - LEN(SUBSTITUTE(LOWER([.$B$2]); [.G32]; &quot;&quot;))" office:value-type="float" office:value="24" calcext:value-type="float">
            <text:p>24</text:p>
          </table:table-cell>
          <table:table-cell table:formula="of:=LEN([.$B$2]) - LEN(SUBSTITUTE(LOWER([.$B$2]); [.H32]; &quot;&quot;))" office:value-type="float" office:value="21" calcext:value-type="float">
            <text:p>21</text:p>
          </table:table-cell>
          <table:table-cell table:formula="of:=LEN([.$B$2]) - LEN(SUBSTITUTE(LOWER([.$B$2]); [.I32]; &quot;&quot;))" office:value-type="float" office:value="3" calcext:value-type="float">
            <text:p>3</text:p>
          </table:table-cell>
          <table:table-cell table:formula="of:=LEN([.$B$2]) - LEN(SUBSTITUTE(LOWER([.$B$2]); [.J32]; &quot;&quot;))" office:value-type="float" office:value="0" calcext:value-type="float">
            <text:p>0</text:p>
          </table:table-cell>
          <table:table-cell table:formula="of:=LEN([.$B$2]) - LEN(SUBSTITUTE(LOWER([.$B$2]); [.K32]; &quot;&quot;))" office:value-type="float" office:value="11" calcext:value-type="float">
            <text:p>11</text:p>
          </table:table-cell>
          <table:table-cell table:formula="of:=LEN([.$B$2]) - LEN(SUBSTITUTE(LOWER([.$B$2]); [.L32]; &quot;&quot;))" office:value-type="float" office:value="9" calcext:value-type="float">
            <text:p>9</text:p>
          </table:table-cell>
          <table:table-cell table:formula="of:=LEN([.$B$2]) - LEN(SUBSTITUTE(LOWER([.$B$2]); [.M32]; &quot;&quot;))" office:value-type="float" office:value="38" calcext:value-type="float">
            <text:p>38</text:p>
          </table:table-cell>
          <table:table-cell table:formula="of:=LEN([.$B$2]) - LEN(SUBSTITUTE(LOWER([.$B$2]); [.N32]; &quot;&quot;))" office:value-type="float" office:value="3" calcext:value-type="float">
            <text:p>3</text:p>
          </table:table-cell>
          <table:table-cell table:formula="of:=LEN([.$B$2]) - LEN(SUBSTITUTE(LOWER([.$B$2]); [.O32]; &quot;&quot;))" office:value-type="float" office:value="6" calcext:value-type="float">
            <text:p>6</text:p>
          </table:table-cell>
          <table:table-cell table:formula="of:=LEN([.$B$2]) - LEN(SUBSTITUTE(LOWER([.$B$2]); [.P32]; &quot;&quot;))" office:value-type="float" office:value="11" calcext:value-type="float">
            <text:p>11</text:p>
          </table:table-cell>
          <table:table-cell table:formula="of:=LEN([.$B$2]) - LEN(SUBSTITUTE(LOWER([.$B$2]); [.Q32]; &quot;&quot;))" office:value-type="float" office:value="1" calcext:value-type="float">
            <text:p>1</text:p>
          </table:table-cell>
          <table:table-cell table:formula="of:=LEN([.$B$2]) - LEN(SUBSTITUTE(LOWER([.$B$2]); [.R32]; &quot;&quot;))" office:value-type="float" office:value="3" calcext:value-type="float">
            <text:p>3</text:p>
          </table:table-cell>
          <table:table-cell table:formula="of:=LEN([.$B$2]) - LEN(SUBSTITUTE(LOWER([.$B$2]); [.S32]; &quot;&quot;))" office:value-type="float" office:value="0" calcext:value-type="float">
            <text:p>0</text:p>
          </table:table-cell>
          <table:table-cell table:formula="of:=LEN([.$B$2]) - LEN(SUBSTITUTE(LOWER([.$B$2]); [.T32]; &quot;&quot;))" office:value-type="float" office:value="30" calcext:value-type="float">
            <text:p>30</text:p>
          </table:table-cell>
          <table:table-cell table:formula="of:=LEN([.$B$2]) - LEN(SUBSTITUTE(LOWER([.$B$2]); [.U32]; &quot;&quot;))" office:value-type="float" office:value="8" calcext:value-type="float">
            <text:p>8</text:p>
          </table:table-cell>
          <table:table-cell table:formula="of:=LEN([.$B$2]) - LEN(SUBSTITUTE(LOWER([.$B$2]); [.V32]; &quot;&quot;))" office:value-type="float" office:value="5" calcext:value-type="float">
            <text:p>5</text:p>
          </table:table-cell>
          <table:table-cell table:formula="of:=LEN([.$B$2]) - LEN(SUBSTITUTE(LOWER([.$B$2]); [.W32]; &quot;&quot;))" office:value-type="float" office:value="13" calcext:value-type="float">
            <text:p>13</text:p>
          </table:table-cell>
          <table:table-cell table:formula="of:=LEN([.$B$2]) - LEN(SUBSTITUTE(LOWER([.$B$2]); [.X32]; &quot;&quot;))" office:value-type="float" office:value="43" calcext:value-type="float">
            <text:p>43</text:p>
          </table:table-cell>
          <table:table-cell table:formula="of:=LEN([.$B$2]) - LEN(SUBSTITUTE(LOWER([.$B$2]); [.Y32]; &quot;&quot;))" office:value-type="float" office:value="5" calcext:value-type="float">
            <text:p>5</text:p>
          </table:table-cell>
          <table:table-cell table:formula="of:=LEN([.$B$2]) - LEN(SUBSTITUTE(LOWER([.$B$2]); [.Z32]; &quot;&quot;))" office:value-type="float" office:value="9" calcext:value-type="float">
            <text:p>9</text:p>
          </table:table-cell>
          <table:table-cell table:formula="of:=LEN([.$B$2]) - LEN(SUBSTITUTE(LOWER([.$B$2]); [.AA32]; &quot;&quot;))" office:value-type="float" office:value="24" calcext:value-type="float">
            <text:p>24</text:p>
          </table:table-cell>
          <table:table-cell/>
          <table:table-cell table:formula="of:=[.AC32]*[.B$6]" office:value-type="float" office:value="-71.3386402925028" calcext:value-type="float">
            <text:p>-71.3386402925028</text:p>
          </table:table-cell>
          <table:table-cell table:formula="of:=[.AD32]*[.C$6]" office:value-type="float" office:value="-0" calcext:value-type="float">
            <text:p>0</text:p>
          </table:table-cell>
          <table:table-cell table:formula="of:=[.AE32]*[.D$6]" office:value-type="float" office:value="-3.79520372508696" calcext:value-type="float">
            <text:p>-3.79520372508696</text:p>
          </table:table-cell>
          <table:table-cell table:formula="of:=[.AF32]*[.E$6]" office:value-type="float" office:value="-28.3654372839852" calcext:value-type="float">
            <text:p>-28.3654372839852</text:p>
          </table:table-cell>
          <table:table-cell table:formula="of:=[.AG32]*[.F$6]" office:value-type="float" office:value="-12.6718056318185" calcext:value-type="float">
            <text:p>-12.6718056318185</text:p>
          </table:table-cell>
          <table:table-cell table:formula="of:=[.AH32]*[.G$6]" office:value-type="float" office:value="-92.0543203274906" calcext:value-type="float">
            <text:p>-92.0543203274906</text:p>
          </table:table-cell>
          <table:table-cell table:formula="of:=[.AI32]*[.H$6]" office:value-type="float" office:value="-83.4576294051452" calcext:value-type="float">
            <text:p>-83.4576294051452</text:p>
          </table:table-cell>
          <table:table-cell table:formula="of:=[.AJ32]*[.I$6]" office:value-type="float" office:value="-8.13017408667372" calcext:value-type="float">
            <text:p>-8.13017408667372</text:p>
          </table:table-cell>
          <table:table-cell table:formula="of:=[.AK32]*[.J$6]" office:value-type="float" office:value="-0" calcext:value-type="float">
            <text:p>0</text:p>
          </table:table-cell>
          <table:table-cell table:formula="of:=[.AL32]*[.K$6]" office:value-type="float" office:value="-75.4032016408574" calcext:value-type="float">
            <text:p>-75.4032016408574</text:p>
          </table:table-cell>
          <table:table-cell table:formula="of:=[.AM32]*[.L$6]" office:value-type="float" office:value="-42.743672360172" calcext:value-type="float">
            <text:p>-42.743672360172</text:p>
          </table:table-cell>
          <table:table-cell table:formula="of:=[.AN32]*[.M$6]" office:value-type="float" office:value="-121.043339677756" calcext:value-type="float">
            <text:p>-121.043339677756</text:p>
          </table:table-cell>
          <table:table-cell table:formula="of:=[.AO32]*[.N$6]" office:value-type="float" office:value="-10.7815479832124" calcext:value-type="float">
            <text:p>-10.7815479832124</text:p>
          </table:table-cell>
          <table:table-cell table:formula="of:=[.AP32]*[.O$6]" office:value-type="float" office:value="-16.2245434890299" calcext:value-type="float">
            <text:p>-16.2245434890299</text:p>
          </table:table-cell>
          <table:table-cell table:formula="of:=[.AQ32]*[.P$6]" office:value-type="float" office:value="-27.7140139536781" calcext:value-type="float">
            <text:p>-27.7140139536781</text:p>
          </table:table-cell>
          <table:table-cell table:formula="of:=[.AR32]*[.Q$6]" office:value-type="float" office:value="-4.13281257472412" calcext:value-type="float">
            <text:p>-4.13281257472412</text:p>
          </table:table-cell>
          <table:table-cell table:formula="of:=[.AS32]*[.R$6]" office:value-type="float" office:value="-21.1134779126881" calcext:value-type="float">
            <text:p>-21.1134779126881</text:p>
          </table:table-cell>
          <table:table-cell table:formula="of:=[.AT32]*[.S$6]" office:value-type="float" office:value="-0" calcext:value-type="float">
            <text:p>0</text:p>
          </table:table-cell>
          <table:table-cell table:formula="of:=[.AU32]*[.T$6]" office:value-type="float" office:value="-82.1904203354048" calcext:value-type="float">
            <text:p>-82.1904203354048</text:p>
          </table:table-cell>
          <table:table-cell table:formula="of:=[.AV32]*[.U$6]" office:value-type="float" office:value="-19.3130787849352" calcext:value-type="float">
            <text:p>-19.3130787849352</text:p>
          </table:table-cell>
          <table:table-cell table:formula="of:=[.AW32]*[.V$6]" office:value-type="float" office:value="-17.4732014259741" calcext:value-type="float">
            <text:p>-17.4732014259741</text:p>
          </table:table-cell>
          <table:table-cell table:formula="of:=[.AX32]*[.W$6]" office:value-type="float" office:value="-59.3218839966794" calcext:value-type="float">
            <text:p>-59.3218839966794</text:p>
          </table:table-cell>
          <table:table-cell table:formula="of:=[.AY32]*[.X$6]" office:value-type="float" office:value="-159.280762814313" calcext:value-type="float">
            <text:p>-159.280762814313</text:p>
          </table:table-cell>
          <table:table-cell table:formula="of:=[.AZ32]*[.Y$6]" office:value-type="float" office:value="-33.7040177244463" calcext:value-type="float">
            <text:p>-33.7040177244463</text:p>
          </table:table-cell>
          <table:table-cell table:formula="of:=[.BA32]*[.Z$6]" office:value-type="float" office:value="-34.01611429513" calcext:value-type="float">
            <text:p>-34.01611429513</text:p>
          </table:table-cell>
          <table:table-cell table:formula="of:=[.BB32]*[.AA$6]" office:value-type="float" office:value="-179.194192444168" calcext:value-type="float">
            <text:p>-179.194192444168</text:p>
          </table:table-cell>
          <table:table-cell/>
          <table:table-cell table:formula="of:=SUM([.BD32:.CC32])" office:value-type="float" office:value="-1203.46349216587" calcext:value-type="float">
            <text:p>-1203.46349216587</text:p>
          </table:table-cell>
          <table:table-cell table:formula="of:=[.A32]" office:value-type="float" office:value="19" calcext:value-type="float">
            <text:p>19</text:p>
          </table:table-cell>
          <table:table-cell table:number-columns-repeated="2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C32]" office:value-type="string" office:string-value="u" calcext:value-type="string">
            <text:p>u</text:p>
          </table:table-cell>
          <table:table-cell table:formula="of:=[.D32]" office:value-type="string" office:string-value="v" calcext:value-type="string">
            <text:p>v</text:p>
          </table:table-cell>
          <table:table-cell table:formula="of:=[.E32]" office:value-type="string" office:string-value="w" calcext:value-type="string">
            <text:p>w</text:p>
          </table:table-cell>
          <table:table-cell table:formula="of:=[.F32]" office:value-type="string" office:string-value="x" calcext:value-type="string">
            <text:p>x</text:p>
          </table:table-cell>
          <table:table-cell table:formula="of:=[.G32]" office:value-type="string" office:string-value="y" calcext:value-type="string">
            <text:p>y</text:p>
          </table:table-cell>
          <table:table-cell table:formula="of:=[.H32]" office:value-type="string" office:string-value="z" calcext:value-type="string">
            <text:p>z</text:p>
          </table:table-cell>
          <table:table-cell table:formula="of:=[.I32]" office:value-type="string" office:string-value="a" calcext:value-type="string">
            <text:p>a</text:p>
          </table:table-cell>
          <table:table-cell table:formula="of:=[.J32]" office:value-type="string" office:string-value="b" calcext:value-type="string">
            <text:p>b</text:p>
          </table:table-cell>
          <table:table-cell table:formula="of:=[.K32]" office:value-type="string" office:string-value="c" calcext:value-type="string">
            <text:p>c</text:p>
          </table:table-cell>
          <table:table-cell table:formula="of:=[.L32]" office:value-type="string" office:string-value="d" calcext:value-type="string">
            <text:p>d</text:p>
          </table:table-cell>
          <table:table-cell table:formula="of:=[.M32]" office:value-type="string" office:string-value="e" calcext:value-type="string">
            <text:p>e</text:p>
          </table:table-cell>
          <table:table-cell table:formula="of:=[.N32]" office:value-type="string" office:string-value="f" calcext:value-type="string">
            <text:p>f</text:p>
          </table:table-cell>
          <table:table-cell table:formula="of:=[.O32]" office:value-type="string" office:string-value="g" calcext:value-type="string">
            <text:p>g</text:p>
          </table:table-cell>
          <table:table-cell table:formula="of:=[.P32]" office:value-type="string" office:string-value="h" calcext:value-type="string">
            <text:p>h</text:p>
          </table:table-cell>
          <table:table-cell table:formula="of:=[.Q32]" office:value-type="string" office:string-value="i" calcext:value-type="string">
            <text:p>i</text:p>
          </table:table-cell>
          <table:table-cell table:formula="of:=[.R32]" office:value-type="string" office:string-value="j" calcext:value-type="string">
            <text:p>j</text:p>
          </table:table-cell>
          <table:table-cell table:formula="of:=[.S32]" office:value-type="string" office:string-value="k" calcext:value-type="string">
            <text:p>k</text:p>
          </table:table-cell>
          <table:table-cell table:formula="of:=[.T32]" office:value-type="string" office:string-value="l" calcext:value-type="string">
            <text:p>l</text:p>
          </table:table-cell>
          <table:table-cell table:formula="of:=[.U32]" office:value-type="string" office:string-value="m" calcext:value-type="string">
            <text:p>m</text:p>
          </table:table-cell>
          <table:table-cell table:formula="of:=[.V32]" office:value-type="string" office:string-value="n" calcext:value-type="string">
            <text:p>n</text:p>
          </table:table-cell>
          <table:table-cell table:formula="of:=[.W32]" office:value-type="string" office:string-value="o" calcext:value-type="string">
            <text:p>o</text:p>
          </table:table-cell>
          <table:table-cell table:formula="of:=[.X32]" office:value-type="string" office:string-value="p" calcext:value-type="string">
            <text:p>p</text:p>
          </table:table-cell>
          <table:table-cell table:formula="of:=[.Y32]" office:value-type="string" office:string-value="q" calcext:value-type="string">
            <text:p>q</text:p>
          </table:table-cell>
          <table:table-cell table:formula="of:=[.Z32]" office:value-type="string" office:string-value="r" calcext:value-type="string">
            <text:p>r</text:p>
          </table:table-cell>
          <table:table-cell table:formula="of:=[.AA32]" office:value-type="string" office:string-value="s" calcext:value-type="string">
            <text:p>s</text:p>
          </table:table-cell>
          <table:table-cell table:formula="of:=[.B32]" office:value-type="string" office:string-value="t" calcext:value-type="string">
            <text:p>t</text:p>
          </table:table-cell>
          <table:table-cell/>
          <table:table-cell table:formula="of:=LEN([.$B$2]) - LEN(SUBSTITUTE(LOWER([.$B$2]); [.B33]; &quot;&quot;))" office:value-type="float" office:value="0" calcext:value-type="float">
            <text:p>0</text:p>
          </table:table-cell>
          <table:table-cell table:formula="of:=LEN([.$B$2]) - LEN(SUBSTITUTE(LOWER([.$B$2]); [.C33]; &quot;&quot;))" office:value-type="float" office:value="1" calcext:value-type="float">
            <text:p>1</text:p>
          </table:table-cell>
          <table:table-cell table:formula="of:=LEN([.$B$2]) - LEN(SUBSTITUTE(LOWER([.$B$2]); [.D33]; &quot;&quot;))" office:value-type="float" office:value="9" calcext:value-type="float">
            <text:p>9</text:p>
          </table:table-cell>
          <table:table-cell table:formula="of:=LEN([.$B$2]) - LEN(SUBSTITUTE(LOWER([.$B$2]); [.E33]; &quot;&quot;))" office:value-type="float" office:value="6" calcext:value-type="float">
            <text:p>6</text:p>
          </table:table-cell>
          <table:table-cell table:formula="of:=LEN([.$B$2]) - LEN(SUBSTITUTE(LOWER([.$B$2]); [.F33]; &quot;&quot;))" office:value-type="float" office:value="24" calcext:value-type="float">
            <text:p>24</text:p>
          </table:table-cell>
          <table:table-cell table:formula="of:=LEN([.$B$2]) - LEN(SUBSTITUTE(LOWER([.$B$2]); [.G33]; &quot;&quot;))" office:value-type="float" office:value="21" calcext:value-type="float">
            <text:p>21</text:p>
          </table:table-cell>
          <table:table-cell table:formula="of:=LEN([.$B$2]) - LEN(SUBSTITUTE(LOWER([.$B$2]); [.H33]; &quot;&quot;))" office:value-type="float" office:value="3" calcext:value-type="float">
            <text:p>3</text:p>
          </table:table-cell>
          <table:table-cell table:formula="of:=LEN([.$B$2]) - LEN(SUBSTITUTE(LOWER([.$B$2]); [.I33]; &quot;&quot;))" office:value-type="float" office:value="0" calcext:value-type="float">
            <text:p>0</text:p>
          </table:table-cell>
          <table:table-cell table:formula="of:=LEN([.$B$2]) - LEN(SUBSTITUTE(LOWER([.$B$2]); [.J33]; &quot;&quot;))" office:value-type="float" office:value="11" calcext:value-type="float">
            <text:p>11</text:p>
          </table:table-cell>
          <table:table-cell table:formula="of:=LEN([.$B$2]) - LEN(SUBSTITUTE(LOWER([.$B$2]); [.K33]; &quot;&quot;))" office:value-type="float" office:value="9" calcext:value-type="float">
            <text:p>9</text:p>
          </table:table-cell>
          <table:table-cell table:formula="of:=LEN([.$B$2]) - LEN(SUBSTITUTE(LOWER([.$B$2]); [.L33]; &quot;&quot;))" office:value-type="float" office:value="38" calcext:value-type="float">
            <text:p>38</text:p>
          </table:table-cell>
          <table:table-cell table:formula="of:=LEN([.$B$2]) - LEN(SUBSTITUTE(LOWER([.$B$2]); [.M33]; &quot;&quot;))" office:value-type="float" office:value="3" calcext:value-type="float">
            <text:p>3</text:p>
          </table:table-cell>
          <table:table-cell table:formula="of:=LEN([.$B$2]) - LEN(SUBSTITUTE(LOWER([.$B$2]); [.N33]; &quot;&quot;))" office:value-type="float" office:value="6" calcext:value-type="float">
            <text:p>6</text:p>
          </table:table-cell>
          <table:table-cell table:formula="of:=LEN([.$B$2]) - LEN(SUBSTITUTE(LOWER([.$B$2]); [.O33]; &quot;&quot;))" office:value-type="float" office:value="11" calcext:value-type="float">
            <text:p>11</text:p>
          </table:table-cell>
          <table:table-cell table:formula="of:=LEN([.$B$2]) - LEN(SUBSTITUTE(LOWER([.$B$2]); [.P33]; &quot;&quot;))" office:value-type="float" office:value="1" calcext:value-type="float">
            <text:p>1</text:p>
          </table:table-cell>
          <table:table-cell table:formula="of:=LEN([.$B$2]) - LEN(SUBSTITUTE(LOWER([.$B$2]); [.Q33]; &quot;&quot;))" office:value-type="float" office:value="3" calcext:value-type="float">
            <text:p>3</text:p>
          </table:table-cell>
          <table:table-cell table:formula="of:=LEN([.$B$2]) - LEN(SUBSTITUTE(LOWER([.$B$2]); [.R33]; &quot;&quot;))" office:value-type="float" office:value="0" calcext:value-type="float">
            <text:p>0</text:p>
          </table:table-cell>
          <table:table-cell table:formula="of:=LEN([.$B$2]) - LEN(SUBSTITUTE(LOWER([.$B$2]); [.S33]; &quot;&quot;))" office:value-type="float" office:value="30" calcext:value-type="float">
            <text:p>30</text:p>
          </table:table-cell>
          <table:table-cell table:formula="of:=LEN([.$B$2]) - LEN(SUBSTITUTE(LOWER([.$B$2]); [.T33]; &quot;&quot;))" office:value-type="float" office:value="8" calcext:value-type="float">
            <text:p>8</text:p>
          </table:table-cell>
          <table:table-cell table:formula="of:=LEN([.$B$2]) - LEN(SUBSTITUTE(LOWER([.$B$2]); [.U33]; &quot;&quot;))" office:value-type="float" office:value="5" calcext:value-type="float">
            <text:p>5</text:p>
          </table:table-cell>
          <table:table-cell table:formula="of:=LEN([.$B$2]) - LEN(SUBSTITUTE(LOWER([.$B$2]); [.V33]; &quot;&quot;))" office:value-type="float" office:value="13" calcext:value-type="float">
            <text:p>13</text:p>
          </table:table-cell>
          <table:table-cell table:formula="of:=LEN([.$B$2]) - LEN(SUBSTITUTE(LOWER([.$B$2]); [.W33]; &quot;&quot;))" office:value-type="float" office:value="43" calcext:value-type="float">
            <text:p>43</text:p>
          </table:table-cell>
          <table:table-cell table:formula="of:=LEN([.$B$2]) - LEN(SUBSTITUTE(LOWER([.$B$2]); [.X33]; &quot;&quot;))" office:value-type="float" office:value="5" calcext:value-type="float">
            <text:p>5</text:p>
          </table:table-cell>
          <table:table-cell table:formula="of:=LEN([.$B$2]) - LEN(SUBSTITUTE(LOWER([.$B$2]); [.Y33]; &quot;&quot;))" office:value-type="float" office:value="9" calcext:value-type="float">
            <text:p>9</text:p>
          </table:table-cell>
          <table:table-cell table:formula="of:=LEN([.$B$2]) - LEN(SUBSTITUTE(LOWER([.$B$2]); [.Z33]; &quot;&quot;))" office:value-type="float" office:value="24" calcext:value-type="float">
            <text:p>24</text:p>
          </table:table-cell>
          <table:table-cell table:formula="of:=LEN([.$B$2]) - LEN(SUBSTITUTE(LOWER([.$B$2]); [.AA33]; &quot;&quot;))" office:value-type="float" office:value="28" calcext:value-type="float">
            <text:p>28</text:p>
          </table:table-cell>
          <table:table-cell/>
          <table:table-cell table:formula="of:=[.AC33]*[.B$6]" office:value-type="float" office:value="-0" calcext:value-type="float">
            <text:p>0</text:p>
          </table:table-cell>
          <table:table-cell table:formula="of:=[.AD33]*[.C$6]" office:value-type="float" office:value="-4.21159328903695" calcext:value-type="float">
            <text:p>-4.21159328903695</text:p>
          </table:table-cell>
          <table:table-cell table:formula="of:=[.AE33]*[.D$6]" office:value-type="float" office:value="-34.1568335257826" calcext:value-type="float">
            <text:p>-34.1568335257826</text:p>
          </table:table-cell>
          <table:table-cell table:formula="of:=[.AF33]*[.E$6]" office:value-type="float" office:value="-18.9102915226568" calcext:value-type="float">
            <text:p>-18.9102915226568</text:p>
          </table:table-cell>
          <table:table-cell table:formula="of:=[.AG33]*[.F$6]" office:value-type="float" office:value="-50.6872225272739" calcext:value-type="float">
            <text:p>-50.6872225272739</text:p>
          </table:table-cell>
          <table:table-cell table:formula="of:=[.AH33]*[.G$6]" office:value-type="float" office:value="-80.5475302865543" calcext:value-type="float">
            <text:p>-80.5475302865543</text:p>
          </table:table-cell>
          <table:table-cell table:formula="of:=[.AI33]*[.H$6]" office:value-type="float" office:value="-11.9225184864493" calcext:value-type="float">
            <text:p>-11.9225184864493</text:p>
          </table:table-cell>
          <table:table-cell table:formula="of:=[.AJ33]*[.I$6]" office:value-type="float" office:value="-0" calcext:value-type="float">
            <text:p>0</text:p>
          </table:table-cell>
          <table:table-cell table:formula="of:=[.AK33]*[.J$6]" office:value-type="float" office:value="-29.6980562330374" calcext:value-type="float">
            <text:p>-29.6980562330374</text:p>
          </table:table-cell>
          <table:table-cell table:formula="of:=[.AL33]*[.K$6]" office:value-type="float" office:value="-61.6935286152469" calcext:value-type="float">
            <text:p>-61.6935286152469</text:p>
          </table:table-cell>
          <table:table-cell table:formula="of:=[.AM33]*[.L$6]" office:value-type="float" office:value="-180.473283298504" calcext:value-type="float">
            <text:p>-180.473283298504</text:p>
          </table:table-cell>
          <table:table-cell table:formula="of:=[.AN33]*[.M$6]" office:value-type="float" office:value="-9.55605313245444" calcext:value-type="float">
            <text:p>-9.55605313245444</text:p>
          </table:table-cell>
          <table:table-cell table:formula="of:=[.AO33]*[.N$6]" office:value-type="float" office:value="-21.5630959664248" calcext:value-type="float">
            <text:p>-21.5630959664248</text:p>
          </table:table-cell>
          <table:table-cell table:formula="of:=[.AP33]*[.O$6]" office:value-type="float" office:value="-29.7449963965548" calcext:value-type="float">
            <text:p>-29.7449963965548</text:p>
          </table:table-cell>
          <table:table-cell table:formula="of:=[.AQ33]*[.P$6]" office:value-type="float" office:value="-2.51945581397074" calcext:value-type="float">
            <text:p>-2.51945581397074</text:p>
          </table:table-cell>
          <table:table-cell table:formula="of:=[.AR33]*[.Q$6]" office:value-type="float" office:value="-12.3984377241723" calcext:value-type="float">
            <text:p>-12.3984377241723</text:p>
          </table:table-cell>
          <table:table-cell table:formula="of:=[.AS33]*[.R$6]" office:value-type="float" office:value="-0" calcext:value-type="float">
            <text:p>0</text:p>
          </table:table-cell>
          <table:table-cell table:formula="of:=[.AT33]*[.S$6]" office:value-type="float" office:value="-84.6101422667234" calcext:value-type="float">
            <text:p>-84.6101422667234</text:p>
          </table:table-cell>
          <table:table-cell table:formula="of:=[.AU33]*[.T$6]" office:value-type="float" office:value="-21.9174454227746" calcext:value-type="float">
            <text:p>-21.9174454227746</text:p>
          </table:table-cell>
          <table:table-cell table:formula="of:=[.AV33]*[.U$6]" office:value-type="float" office:value="-12.0706742405845" calcext:value-type="float">
            <text:p>-12.0706742405845</text:p>
          </table:table-cell>
          <table:table-cell table:formula="of:=[.AW33]*[.V$6]" office:value-type="float" office:value="-45.4303237075326" calcext:value-type="float">
            <text:p>-45.4303237075326</text:p>
          </table:table-cell>
          <table:table-cell table:formula="of:=[.AX33]*[.W$6]" office:value-type="float" office:value="-196.218539373632" calcext:value-type="float">
            <text:p>-196.218539373632</text:p>
          </table:table-cell>
          <table:table-cell table:formula="of:=[.AY33]*[.X$6]" office:value-type="float" office:value="-18.5210189318968" calcext:value-type="float">
            <text:p>-18.5210189318968</text:p>
          </table:table-cell>
          <table:table-cell table:formula="of:=[.AZ33]*[.Y$6]" office:value-type="float" office:value="-60.6672319040033" calcext:value-type="float">
            <text:p>-60.6672319040033</text:p>
          </table:table-cell>
          <table:table-cell table:formula="of:=[.BA33]*[.Z$6]" office:value-type="float" office:value="-90.7096381203467" calcext:value-type="float">
            <text:p>-90.7096381203467</text:p>
          </table:table-cell>
          <table:table-cell table:formula="of:=[.BB33]*[.AA$6]" office:value-type="float" office:value="-209.059891184862" calcext:value-type="float">
            <text:p>-209.059891184862</text:p>
          </table:table-cell>
          <table:table-cell/>
          <table:table-cell table:formula="of:=SUM([.BD33:.CC33])" office:value-type="float" office:value="-1287.28780197048" calcext:value-type="float">
            <text:p>-1287.28780197048</text:p>
          </table:table-cell>
          <table:table-cell table:formula="of:=[.A33]" office:value-type="float" office:value="20" calcext:value-type="float">
            <text:p>20</text:p>
          </table:table-cell>
          <table:table-cell table:number-columns-repeated="2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C33]" office:value-type="string" office:string-value="v" calcext:value-type="string">
            <text:p>v</text:p>
          </table:table-cell>
          <table:table-cell table:formula="of:=[.D33]" office:value-type="string" office:string-value="w" calcext:value-type="string">
            <text:p>w</text:p>
          </table:table-cell>
          <table:table-cell table:formula="of:=[.E33]" office:value-type="string" office:string-value="x" calcext:value-type="string">
            <text:p>x</text:p>
          </table:table-cell>
          <table:table-cell table:formula="of:=[.F33]" office:value-type="string" office:string-value="y" calcext:value-type="string">
            <text:p>y</text:p>
          </table:table-cell>
          <table:table-cell table:formula="of:=[.G33]" office:value-type="string" office:string-value="z" calcext:value-type="string">
            <text:p>z</text:p>
          </table:table-cell>
          <table:table-cell table:formula="of:=[.H33]" office:value-type="string" office:string-value="a" calcext:value-type="string">
            <text:p>a</text:p>
          </table:table-cell>
          <table:table-cell table:formula="of:=[.I33]" office:value-type="string" office:string-value="b" calcext:value-type="string">
            <text:p>b</text:p>
          </table:table-cell>
          <table:table-cell table:formula="of:=[.J33]" office:value-type="string" office:string-value="c" calcext:value-type="string">
            <text:p>c</text:p>
          </table:table-cell>
          <table:table-cell table:formula="of:=[.K33]" office:value-type="string" office:string-value="d" calcext:value-type="string">
            <text:p>d</text:p>
          </table:table-cell>
          <table:table-cell table:formula="of:=[.L33]" office:value-type="string" office:string-value="e" calcext:value-type="string">
            <text:p>e</text:p>
          </table:table-cell>
          <table:table-cell table:formula="of:=[.M33]" office:value-type="string" office:string-value="f" calcext:value-type="string">
            <text:p>f</text:p>
          </table:table-cell>
          <table:table-cell table:formula="of:=[.N33]" office:value-type="string" office:string-value="g" calcext:value-type="string">
            <text:p>g</text:p>
          </table:table-cell>
          <table:table-cell table:formula="of:=[.O33]" office:value-type="string" office:string-value="h" calcext:value-type="string">
            <text:p>h</text:p>
          </table:table-cell>
          <table:table-cell table:formula="of:=[.P33]" office:value-type="string" office:string-value="i" calcext:value-type="string">
            <text:p>i</text:p>
          </table:table-cell>
          <table:table-cell table:formula="of:=[.Q33]" office:value-type="string" office:string-value="j" calcext:value-type="string">
            <text:p>j</text:p>
          </table:table-cell>
          <table:table-cell table:formula="of:=[.R33]" office:value-type="string" office:string-value="k" calcext:value-type="string">
            <text:p>k</text:p>
          </table:table-cell>
          <table:table-cell table:formula="of:=[.S33]" office:value-type="string" office:string-value="l" calcext:value-type="string">
            <text:p>l</text:p>
          </table:table-cell>
          <table:table-cell table:formula="of:=[.T33]" office:value-type="string" office:string-value="m" calcext:value-type="string">
            <text:p>m</text:p>
          </table:table-cell>
          <table:table-cell table:formula="of:=[.U33]" office:value-type="string" office:string-value="n" calcext:value-type="string">
            <text:p>n</text:p>
          </table:table-cell>
          <table:table-cell table:formula="of:=[.V33]" office:value-type="string" office:string-value="o" calcext:value-type="string">
            <text:p>o</text:p>
          </table:table-cell>
          <table:table-cell table:formula="of:=[.W33]" office:value-type="string" office:string-value="p" calcext:value-type="string">
            <text:p>p</text:p>
          </table:table-cell>
          <table:table-cell table:formula="of:=[.X33]" office:value-type="string" office:string-value="q" calcext:value-type="string">
            <text:p>q</text:p>
          </table:table-cell>
          <table:table-cell table:formula="of:=[.Y33]" office:value-type="string" office:string-value="r" calcext:value-type="string">
            <text:p>r</text:p>
          </table:table-cell>
          <table:table-cell table:formula="of:=[.Z33]" office:value-type="string" office:string-value="s" calcext:value-type="string">
            <text:p>s</text:p>
          </table:table-cell>
          <table:table-cell table:formula="of:=[.AA33]" office:value-type="string" office:string-value="t" calcext:value-type="string">
            <text:p>t</text:p>
          </table:table-cell>
          <table:table-cell table:formula="of:=[.B33]" office:value-type="string" office:string-value="u" calcext:value-type="string">
            <text:p>u</text:p>
          </table:table-cell>
          <table:table-cell/>
          <table:table-cell table:formula="of:=LEN([.$B$2]) - LEN(SUBSTITUTE(LOWER([.$B$2]); [.B34]; &quot;&quot;))" office:value-type="float" office:value="1" calcext:value-type="float">
            <text:p>1</text:p>
          </table:table-cell>
          <table:table-cell table:formula="of:=LEN([.$B$2]) - LEN(SUBSTITUTE(LOWER([.$B$2]); [.C34]; &quot;&quot;))" office:value-type="float" office:value="9" calcext:value-type="float">
            <text:p>9</text:p>
          </table:table-cell>
          <table:table-cell table:formula="of:=LEN([.$B$2]) - LEN(SUBSTITUTE(LOWER([.$B$2]); [.D34]; &quot;&quot;))" office:value-type="float" office:value="6" calcext:value-type="float">
            <text:p>6</text:p>
          </table:table-cell>
          <table:table-cell table:formula="of:=LEN([.$B$2]) - LEN(SUBSTITUTE(LOWER([.$B$2]); [.E34]; &quot;&quot;))" office:value-type="float" office:value="24" calcext:value-type="float">
            <text:p>24</text:p>
          </table:table-cell>
          <table:table-cell table:formula="of:=LEN([.$B$2]) - LEN(SUBSTITUTE(LOWER([.$B$2]); [.F34]; &quot;&quot;))" office:value-type="float" office:value="21" calcext:value-type="float">
            <text:p>21</text:p>
          </table:table-cell>
          <table:table-cell table:formula="of:=LEN([.$B$2]) - LEN(SUBSTITUTE(LOWER([.$B$2]); [.G34]; &quot;&quot;))" office:value-type="float" office:value="3" calcext:value-type="float">
            <text:p>3</text:p>
          </table:table-cell>
          <table:table-cell table:formula="of:=LEN([.$B$2]) - LEN(SUBSTITUTE(LOWER([.$B$2]); [.H34]; &quot;&quot;))" office:value-type="float" office:value="0" calcext:value-type="float">
            <text:p>0</text:p>
          </table:table-cell>
          <table:table-cell table:formula="of:=LEN([.$B$2]) - LEN(SUBSTITUTE(LOWER([.$B$2]); [.I34]; &quot;&quot;))" office:value-type="float" office:value="11" calcext:value-type="float">
            <text:p>11</text:p>
          </table:table-cell>
          <table:table-cell table:formula="of:=LEN([.$B$2]) - LEN(SUBSTITUTE(LOWER([.$B$2]); [.J34]; &quot;&quot;))" office:value-type="float" office:value="9" calcext:value-type="float">
            <text:p>9</text:p>
          </table:table-cell>
          <table:table-cell table:formula="of:=LEN([.$B$2]) - LEN(SUBSTITUTE(LOWER([.$B$2]); [.K34]; &quot;&quot;))" office:value-type="float" office:value="38" calcext:value-type="float">
            <text:p>38</text:p>
          </table:table-cell>
          <table:table-cell table:formula="of:=LEN([.$B$2]) - LEN(SUBSTITUTE(LOWER([.$B$2]); [.L34]; &quot;&quot;))" office:value-type="float" office:value="3" calcext:value-type="float">
            <text:p>3</text:p>
          </table:table-cell>
          <table:table-cell table:formula="of:=LEN([.$B$2]) - LEN(SUBSTITUTE(LOWER([.$B$2]); [.M34]; &quot;&quot;))" office:value-type="float" office:value="6" calcext:value-type="float">
            <text:p>6</text:p>
          </table:table-cell>
          <table:table-cell table:formula="of:=LEN([.$B$2]) - LEN(SUBSTITUTE(LOWER([.$B$2]); [.N34]; &quot;&quot;))" office:value-type="float" office:value="11" calcext:value-type="float">
            <text:p>11</text:p>
          </table:table-cell>
          <table:table-cell table:formula="of:=LEN([.$B$2]) - LEN(SUBSTITUTE(LOWER([.$B$2]); [.O34]; &quot;&quot;))" office:value-type="float" office:value="1" calcext:value-type="float">
            <text:p>1</text:p>
          </table:table-cell>
          <table:table-cell table:formula="of:=LEN([.$B$2]) - LEN(SUBSTITUTE(LOWER([.$B$2]); [.P34]; &quot;&quot;))" office:value-type="float" office:value="3" calcext:value-type="float">
            <text:p>3</text:p>
          </table:table-cell>
          <table:table-cell table:formula="of:=LEN([.$B$2]) - LEN(SUBSTITUTE(LOWER([.$B$2]); [.Q34]; &quot;&quot;))" office:value-type="float" office:value="0" calcext:value-type="float">
            <text:p>0</text:p>
          </table:table-cell>
          <table:table-cell table:formula="of:=LEN([.$B$2]) - LEN(SUBSTITUTE(LOWER([.$B$2]); [.R34]; &quot;&quot;))" office:value-type="float" office:value="30" calcext:value-type="float">
            <text:p>30</text:p>
          </table:table-cell>
          <table:table-cell table:formula="of:=LEN([.$B$2]) - LEN(SUBSTITUTE(LOWER([.$B$2]); [.S34]; &quot;&quot;))" office:value-type="float" office:value="8" calcext:value-type="float">
            <text:p>8</text:p>
          </table:table-cell>
          <table:table-cell table:formula="of:=LEN([.$B$2]) - LEN(SUBSTITUTE(LOWER([.$B$2]); [.T34]; &quot;&quot;))" office:value-type="float" office:value="5" calcext:value-type="float">
            <text:p>5</text:p>
          </table:table-cell>
          <table:table-cell table:formula="of:=LEN([.$B$2]) - LEN(SUBSTITUTE(LOWER([.$B$2]); [.U34]; &quot;&quot;))" office:value-type="float" office:value="13" calcext:value-type="float">
            <text:p>13</text:p>
          </table:table-cell>
          <table:table-cell table:formula="of:=LEN([.$B$2]) - LEN(SUBSTITUTE(LOWER([.$B$2]); [.V34]; &quot;&quot;))" office:value-type="float" office:value="43" calcext:value-type="float">
            <text:p>43</text:p>
          </table:table-cell>
          <table:table-cell table:formula="of:=LEN([.$B$2]) - LEN(SUBSTITUTE(LOWER([.$B$2]); [.W34]; &quot;&quot;))" office:value-type="float" office:value="5" calcext:value-type="float">
            <text:p>5</text:p>
          </table:table-cell>
          <table:table-cell table:formula="of:=LEN([.$B$2]) - LEN(SUBSTITUTE(LOWER([.$B$2]); [.X34]; &quot;&quot;))" office:value-type="float" office:value="9" calcext:value-type="float">
            <text:p>9</text:p>
          </table:table-cell>
          <table:table-cell table:formula="of:=LEN([.$B$2]) - LEN(SUBSTITUTE(LOWER([.$B$2]); [.Y34]; &quot;&quot;))" office:value-type="float" office:value="24" calcext:value-type="float">
            <text:p>24</text:p>
          </table:table-cell>
          <table:table-cell table:formula="of:=LEN([.$B$2]) - LEN(SUBSTITUTE(LOWER([.$B$2]); [.Z34]; &quot;&quot;))" office:value-type="float" office:value="28" calcext:value-type="float">
            <text:p>28</text:p>
          </table:table-cell>
          <table:table-cell table:formula="of:=LEN([.$B$2]) - LEN(SUBSTITUTE(LOWER([.$B$2]); [.AA34]; &quot;&quot;))" office:value-type="float" office:value="0" calcext:value-type="float">
            <text:p>0</text:p>
          </table:table-cell>
          <table:table-cell/>
          <table:table-cell table:formula="of:=[.AC34]*[.B$6]" office:value-type="float" office:value="-2.5478085818751" calcext:value-type="float">
            <text:p>-2.5478085818751</text:p>
          </table:table-cell>
          <table:table-cell table:formula="of:=[.AD34]*[.C$6]" office:value-type="float" office:value="-37.9043396013325" calcext:value-type="float">
            <text:p>-37.9043396013325</text:p>
          </table:table-cell>
          <table:table-cell table:formula="of:=[.AE34]*[.D$6]" office:value-type="float" office:value="-22.7712223505218" calcext:value-type="float">
            <text:p>-22.7712223505218</text:p>
          </table:table-cell>
          <table:table-cell table:formula="of:=[.AF34]*[.E$6]" office:value-type="float" office:value="-75.6411660906272" calcext:value-type="float">
            <text:p>-75.6411660906272</text:p>
          </table:table-cell>
          <table:table-cell table:formula="of:=[.AG34]*[.F$6]" office:value-type="float" office:value="-44.3513197113647" calcext:value-type="float">
            <text:p>-44.3513197113647</text:p>
          </table:table-cell>
          <table:table-cell table:formula="of:=[.AH34]*[.G$6]" office:value-type="float" office:value="-11.5067900409363" calcext:value-type="float">
            <text:p>-11.5067900409363</text:p>
          </table:table-cell>
          <table:table-cell table:formula="of:=[.AI34]*[.H$6]" office:value-type="float" office:value="-0" calcext:value-type="float">
            <text:p>0</text:p>
          </table:table-cell>
          <table:table-cell table:formula="of:=[.AJ34]*[.I$6]" office:value-type="float" office:value="-29.8106383178037" calcext:value-type="float">
            <text:p>-29.8106383178037</text:p>
          </table:table-cell>
          <table:table-cell table:formula="of:=[.AK34]*[.J$6]" office:value-type="float" office:value="-24.2984096452124" calcext:value-type="float">
            <text:p>-24.2984096452124</text:p>
          </table:table-cell>
          <table:table-cell table:formula="of:=[.AL34]*[.K$6]" office:value-type="float" office:value="-260.483787486598" calcext:value-type="float">
            <text:p>-260.483787486598</text:p>
          </table:table-cell>
          <table:table-cell table:formula="of:=[.AM34]*[.L$6]" office:value-type="float" office:value="-14.247890786724" calcext:value-type="float">
            <text:p>-14.247890786724</text:p>
          </table:table-cell>
          <table:table-cell table:formula="of:=[.AN34]*[.M$6]" office:value-type="float" office:value="-19.1121062649089" calcext:value-type="float">
            <text:p>-19.1121062649089</text:p>
          </table:table-cell>
          <table:table-cell table:formula="of:=[.AO34]*[.N$6]" office:value-type="float" office:value="-39.5323426051121" calcext:value-type="float">
            <text:p>-39.5323426051121</text:p>
          </table:table-cell>
          <table:table-cell table:formula="of:=[.AP34]*[.O$6]" office:value-type="float" office:value="-2.70409058150498" calcext:value-type="float">
            <text:p>-2.70409058150498</text:p>
          </table:table-cell>
          <table:table-cell table:formula="of:=[.AQ34]*[.P$6]" office:value-type="float" office:value="-7.55836744191222" calcext:value-type="float">
            <text:p>-7.55836744191222</text:p>
          </table:table-cell>
          <table:table-cell table:formula="of:=[.AR34]*[.Q$6]" office:value-type="float" office:value="-0" calcext:value-type="float">
            <text:p>0</text:p>
          </table:table-cell>
          <table:table-cell table:formula="of:=[.AS34]*[.R$6]" office:value-type="float" office:value="-211.134779126881" calcext:value-type="float">
            <text:p>-211.134779126881</text:p>
          </table:table-cell>
          <table:table-cell table:formula="of:=[.AT34]*[.S$6]" office:value-type="float" office:value="-22.5627046044596" calcext:value-type="float">
            <text:p>-22.5627046044596</text:p>
          </table:table-cell>
          <table:table-cell table:formula="of:=[.AU34]*[.T$6]" office:value-type="float" office:value="-13.6984033892341" calcext:value-type="float">
            <text:p>-13.6984033892341</text:p>
          </table:table-cell>
          <table:table-cell table:formula="of:=[.AV34]*[.U$6]" office:value-type="float" office:value="-31.3837530255198" calcext:value-type="float">
            <text:p>-31.3837530255198</text:p>
          </table:table-cell>
          <table:table-cell table:formula="of:=[.AW34]*[.V$6]" office:value-type="float" office:value="-150.269532263377" calcext:value-type="float">
            <text:p>-150.269532263377</text:p>
          </table:table-cell>
          <table:table-cell table:formula="of:=[.AX34]*[.W$6]" office:value-type="float" office:value="-22.8161092294921" calcext:value-type="float">
            <text:p>-22.8161092294921</text:p>
          </table:table-cell>
          <table:table-cell table:formula="of:=[.AY34]*[.X$6]" office:value-type="float" office:value="-33.3378340774143" calcext:value-type="float">
            <text:p>-33.3378340774143</text:p>
          </table:table-cell>
          <table:table-cell table:formula="of:=[.AZ34]*[.Y$6]" office:value-type="float" office:value="-161.779285077342" calcext:value-type="float">
            <text:p>-161.779285077342</text:p>
          </table:table-cell>
          <table:table-cell table:formula="of:=[.BA34]*[.Z$6]" office:value-type="float" office:value="-105.827911140405" calcext:value-type="float">
            <text:p>-105.827911140405</text:p>
          </table:table-cell>
          <table:table-cell table:formula="of:=[.BB34]*[.AA$6]" office:value-type="float" office:value="-0" calcext:value-type="float">
            <text:p>0</text:p>
          </table:table-cell>
          <table:table-cell/>
          <table:table-cell table:formula="of:=SUM([.BD34:.CC34])" office:value-type="float" office:value="-1345.28059144056" calcext:value-type="float">
            <text:p>-1345.28059144056</text:p>
          </table:table-cell>
          <table:table-cell table:formula="of:=[.A34]" office:value-type="float" office:value="21" calcext:value-type="float">
            <text:p>21</text:p>
          </table:table-cell>
          <table:table-cell table:number-columns-repeated="2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C34]" office:value-type="string" office:string-value="w" calcext:value-type="string">
            <text:p>w</text:p>
          </table:table-cell>
          <table:table-cell table:formula="of:=[.D34]" office:value-type="string" office:string-value="x" calcext:value-type="string">
            <text:p>x</text:p>
          </table:table-cell>
          <table:table-cell table:formula="of:=[.E34]" office:value-type="string" office:string-value="y" calcext:value-type="string">
            <text:p>y</text:p>
          </table:table-cell>
          <table:table-cell table:formula="of:=[.F34]" office:value-type="string" office:string-value="z" calcext:value-type="string">
            <text:p>z</text:p>
          </table:table-cell>
          <table:table-cell table:formula="of:=[.G34]" office:value-type="string" office:string-value="a" calcext:value-type="string">
            <text:p>a</text:p>
          </table:table-cell>
          <table:table-cell table:formula="of:=[.H34]" office:value-type="string" office:string-value="b" calcext:value-type="string">
            <text:p>b</text:p>
          </table:table-cell>
          <table:table-cell table:formula="of:=[.I34]" office:value-type="string" office:string-value="c" calcext:value-type="string">
            <text:p>c</text:p>
          </table:table-cell>
          <table:table-cell table:formula="of:=[.J34]" office:value-type="string" office:string-value="d" calcext:value-type="string">
            <text:p>d</text:p>
          </table:table-cell>
          <table:table-cell table:formula="of:=[.K34]" office:value-type="string" office:string-value="e" calcext:value-type="string">
            <text:p>e</text:p>
          </table:table-cell>
          <table:table-cell table:formula="of:=[.L34]" office:value-type="string" office:string-value="f" calcext:value-type="string">
            <text:p>f</text:p>
          </table:table-cell>
          <table:table-cell table:formula="of:=[.M34]" office:value-type="string" office:string-value="g" calcext:value-type="string">
            <text:p>g</text:p>
          </table:table-cell>
          <table:table-cell table:formula="of:=[.N34]" office:value-type="string" office:string-value="h" calcext:value-type="string">
            <text:p>h</text:p>
          </table:table-cell>
          <table:table-cell table:formula="of:=[.O34]" office:value-type="string" office:string-value="i" calcext:value-type="string">
            <text:p>i</text:p>
          </table:table-cell>
          <table:table-cell table:formula="of:=[.P34]" office:value-type="string" office:string-value="j" calcext:value-type="string">
            <text:p>j</text:p>
          </table:table-cell>
          <table:table-cell table:formula="of:=[.Q34]" office:value-type="string" office:string-value="k" calcext:value-type="string">
            <text:p>k</text:p>
          </table:table-cell>
          <table:table-cell table:formula="of:=[.R34]" office:value-type="string" office:string-value="l" calcext:value-type="string">
            <text:p>l</text:p>
          </table:table-cell>
          <table:table-cell table:formula="of:=[.S34]" office:value-type="string" office:string-value="m" calcext:value-type="string">
            <text:p>m</text:p>
          </table:table-cell>
          <table:table-cell table:formula="of:=[.T34]" office:value-type="string" office:string-value="n" calcext:value-type="string">
            <text:p>n</text:p>
          </table:table-cell>
          <table:table-cell table:formula="of:=[.U34]" office:value-type="string" office:string-value="o" calcext:value-type="string">
            <text:p>o</text:p>
          </table:table-cell>
          <table:table-cell table:formula="of:=[.V34]" office:value-type="string" office:string-value="p" calcext:value-type="string">
            <text:p>p</text:p>
          </table:table-cell>
          <table:table-cell table:formula="of:=[.W34]" office:value-type="string" office:string-value="q" calcext:value-type="string">
            <text:p>q</text:p>
          </table:table-cell>
          <table:table-cell table:formula="of:=[.X34]" office:value-type="string" office:string-value="r" calcext:value-type="string">
            <text:p>r</text:p>
          </table:table-cell>
          <table:table-cell table:formula="of:=[.Y34]" office:value-type="string" office:string-value="s" calcext:value-type="string">
            <text:p>s</text:p>
          </table:table-cell>
          <table:table-cell table:formula="of:=[.Z34]" office:value-type="string" office:string-value="t" calcext:value-type="string">
            <text:p>t</text:p>
          </table:table-cell>
          <table:table-cell table:formula="of:=[.AA34]" office:value-type="string" office:string-value="u" calcext:value-type="string">
            <text:p>u</text:p>
          </table:table-cell>
          <table:table-cell table:formula="of:=[.B34]" office:value-type="string" office:string-value="v" calcext:value-type="string">
            <text:p>v</text:p>
          </table:table-cell>
          <table:table-cell/>
          <table:table-cell table:formula="of:=LEN([.$B$2]) - LEN(SUBSTITUTE(LOWER([.$B$2]); [.B35]; &quot;&quot;))" office:value-type="float" office:value="9" calcext:value-type="float">
            <text:p>9</text:p>
          </table:table-cell>
          <table:table-cell table:formula="of:=LEN([.$B$2]) - LEN(SUBSTITUTE(LOWER([.$B$2]); [.C35]; &quot;&quot;))" office:value-type="float" office:value="6" calcext:value-type="float">
            <text:p>6</text:p>
          </table:table-cell>
          <table:table-cell table:formula="of:=LEN([.$B$2]) - LEN(SUBSTITUTE(LOWER([.$B$2]); [.D35]; &quot;&quot;))" office:value-type="float" office:value="24" calcext:value-type="float">
            <text:p>24</text:p>
          </table:table-cell>
          <table:table-cell table:formula="of:=LEN([.$B$2]) - LEN(SUBSTITUTE(LOWER([.$B$2]); [.E35]; &quot;&quot;))" office:value-type="float" office:value="21" calcext:value-type="float">
            <text:p>21</text:p>
          </table:table-cell>
          <table:table-cell table:formula="of:=LEN([.$B$2]) - LEN(SUBSTITUTE(LOWER([.$B$2]); [.F35]; &quot;&quot;))" office:value-type="float" office:value="3" calcext:value-type="float">
            <text:p>3</text:p>
          </table:table-cell>
          <table:table-cell table:formula="of:=LEN([.$B$2]) - LEN(SUBSTITUTE(LOWER([.$B$2]); [.G35]; &quot;&quot;))" office:value-type="float" office:value="0" calcext:value-type="float">
            <text:p>0</text:p>
          </table:table-cell>
          <table:table-cell table:formula="of:=LEN([.$B$2]) - LEN(SUBSTITUTE(LOWER([.$B$2]); [.H35]; &quot;&quot;))" office:value-type="float" office:value="11" calcext:value-type="float">
            <text:p>11</text:p>
          </table:table-cell>
          <table:table-cell table:formula="of:=LEN([.$B$2]) - LEN(SUBSTITUTE(LOWER([.$B$2]); [.I35]; &quot;&quot;))" office:value-type="float" office:value="9" calcext:value-type="float">
            <text:p>9</text:p>
          </table:table-cell>
          <table:table-cell table:formula="of:=LEN([.$B$2]) - LEN(SUBSTITUTE(LOWER([.$B$2]); [.J35]; &quot;&quot;))" office:value-type="float" office:value="38" calcext:value-type="float">
            <text:p>38</text:p>
          </table:table-cell>
          <table:table-cell table:formula="of:=LEN([.$B$2]) - LEN(SUBSTITUTE(LOWER([.$B$2]); [.K35]; &quot;&quot;))" office:value-type="float" office:value="3" calcext:value-type="float">
            <text:p>3</text:p>
          </table:table-cell>
          <table:table-cell table:formula="of:=LEN([.$B$2]) - LEN(SUBSTITUTE(LOWER([.$B$2]); [.L35]; &quot;&quot;))" office:value-type="float" office:value="6" calcext:value-type="float">
            <text:p>6</text:p>
          </table:table-cell>
          <table:table-cell table:formula="of:=LEN([.$B$2]) - LEN(SUBSTITUTE(LOWER([.$B$2]); [.M35]; &quot;&quot;))" office:value-type="float" office:value="11" calcext:value-type="float">
            <text:p>11</text:p>
          </table:table-cell>
          <table:table-cell table:formula="of:=LEN([.$B$2]) - LEN(SUBSTITUTE(LOWER([.$B$2]); [.N35]; &quot;&quot;))" office:value-type="float" office:value="1" calcext:value-type="float">
            <text:p>1</text:p>
          </table:table-cell>
          <table:table-cell table:formula="of:=LEN([.$B$2]) - LEN(SUBSTITUTE(LOWER([.$B$2]); [.O35]; &quot;&quot;))" office:value-type="float" office:value="3" calcext:value-type="float">
            <text:p>3</text:p>
          </table:table-cell>
          <table:table-cell table:formula="of:=LEN([.$B$2]) - LEN(SUBSTITUTE(LOWER([.$B$2]); [.P35]; &quot;&quot;))" office:value-type="float" office:value="0" calcext:value-type="float">
            <text:p>0</text:p>
          </table:table-cell>
          <table:table-cell table:formula="of:=LEN([.$B$2]) - LEN(SUBSTITUTE(LOWER([.$B$2]); [.Q35]; &quot;&quot;))" office:value-type="float" office:value="30" calcext:value-type="float">
            <text:p>30</text:p>
          </table:table-cell>
          <table:table-cell table:formula="of:=LEN([.$B$2]) - LEN(SUBSTITUTE(LOWER([.$B$2]); [.R35]; &quot;&quot;))" office:value-type="float" office:value="8" calcext:value-type="float">
            <text:p>8</text:p>
          </table:table-cell>
          <table:table-cell table:formula="of:=LEN([.$B$2]) - LEN(SUBSTITUTE(LOWER([.$B$2]); [.S35]; &quot;&quot;))" office:value-type="float" office:value="5" calcext:value-type="float">
            <text:p>5</text:p>
          </table:table-cell>
          <table:table-cell table:formula="of:=LEN([.$B$2]) - LEN(SUBSTITUTE(LOWER([.$B$2]); [.T35]; &quot;&quot;))" office:value-type="float" office:value="13" calcext:value-type="float">
            <text:p>13</text:p>
          </table:table-cell>
          <table:table-cell table:formula="of:=LEN([.$B$2]) - LEN(SUBSTITUTE(LOWER([.$B$2]); [.U35]; &quot;&quot;))" office:value-type="float" office:value="43" calcext:value-type="float">
            <text:p>43</text:p>
          </table:table-cell>
          <table:table-cell table:formula="of:=LEN([.$B$2]) - LEN(SUBSTITUTE(LOWER([.$B$2]); [.V35]; &quot;&quot;))" office:value-type="float" office:value="5" calcext:value-type="float">
            <text:p>5</text:p>
          </table:table-cell>
          <table:table-cell table:formula="of:=LEN([.$B$2]) - LEN(SUBSTITUTE(LOWER([.$B$2]); [.W35]; &quot;&quot;))" office:value-type="float" office:value="9" calcext:value-type="float">
            <text:p>9</text:p>
          </table:table-cell>
          <table:table-cell table:formula="of:=LEN([.$B$2]) - LEN(SUBSTITUTE(LOWER([.$B$2]); [.X35]; &quot;&quot;))" office:value-type="float" office:value="24" calcext:value-type="float">
            <text:p>24</text:p>
          </table:table-cell>
          <table:table-cell table:formula="of:=LEN([.$B$2]) - LEN(SUBSTITUTE(LOWER([.$B$2]); [.Y35]; &quot;&quot;))" office:value-type="float" office:value="28" calcext:value-type="float">
            <text:p>28</text:p>
          </table:table-cell>
          <table:table-cell table:formula="of:=LEN([.$B$2]) - LEN(SUBSTITUTE(LOWER([.$B$2]); [.Z35]; &quot;&quot;))" office:value-type="float" office:value="0" calcext:value-type="float">
            <text:p>0</text:p>
          </table:table-cell>
          <table:table-cell table:formula="of:=LEN([.$B$2]) - LEN(SUBSTITUTE(LOWER([.$B$2]); [.AA35]; &quot;&quot;))" office:value-type="float" office:value="1" calcext:value-type="float">
            <text:p>1</text:p>
          </table:table-cell>
          <table:table-cell/>
          <table:table-cell table:formula="of:=[.AC35]*[.B$6]" office:value-type="float" office:value="-22.9302772368759" calcext:value-type="float">
            <text:p>-22.9302772368759</text:p>
          </table:table-cell>
          <table:table-cell table:formula="of:=[.AD35]*[.C$6]" office:value-type="float" office:value="-25.2695597342217" calcext:value-type="float">
            <text:p>-25.2695597342217</text:p>
          </table:table-cell>
          <table:table-cell table:formula="of:=[.AE35]*[.D$6]" office:value-type="float" office:value="-91.0848894020871" calcext:value-type="float">
            <text:p>-91.0848894020871</text:p>
          </table:table-cell>
          <table:table-cell table:formula="of:=[.AF35]*[.E$6]" office:value-type="float" office:value="-66.1860203292988" calcext:value-type="float">
            <text:p>-66.1860203292988</text:p>
          </table:table-cell>
          <table:table-cell table:formula="of:=[.AG35]*[.F$6]" office:value-type="float" office:value="-6.33590281590924" calcext:value-type="float">
            <text:p>-6.33590281590924</text:p>
          </table:table-cell>
          <table:table-cell table:formula="of:=[.AH35]*[.G$6]" office:value-type="float" office:value="-0" calcext:value-type="float">
            <text:p>0</text:p>
          </table:table-cell>
          <table:table-cell table:formula="of:=[.AI35]*[.H$6]" office:value-type="float" office:value="-43.7159011169808" calcext:value-type="float">
            <text:p>-43.7159011169808</text:p>
          </table:table-cell>
          <table:table-cell table:formula="of:=[.AJ35]*[.I$6]" office:value-type="float" office:value="-24.3905222600212" calcext:value-type="float">
            <text:p>-24.3905222600212</text:p>
          </table:table-cell>
          <table:table-cell table:formula="of:=[.AK35]*[.J$6]" office:value-type="float" office:value="-102.593285168675" calcext:value-type="float">
            <text:p>-102.593285168675</text:p>
          </table:table-cell>
          <table:table-cell table:formula="of:=[.AL35]*[.K$6]" office:value-type="float" office:value="-20.5645095384156" calcext:value-type="float">
            <text:p>-20.5645095384156</text:p>
          </table:table-cell>
          <table:table-cell table:formula="of:=[.AM35]*[.L$6]" office:value-type="float" office:value="-28.495781573448" calcext:value-type="float">
            <text:p>-28.495781573448</text:p>
          </table:table-cell>
          <table:table-cell table:formula="of:=[.AN35]*[.M$6]" office:value-type="float" office:value="-35.0388614856663" calcext:value-type="float">
            <text:p>-35.0388614856663</text:p>
          </table:table-cell>
          <table:table-cell table:formula="of:=[.AO35]*[.N$6]" office:value-type="float" office:value="-3.59384932773747" calcext:value-type="float">
            <text:p>-3.59384932773747</text:p>
          </table:table-cell>
          <table:table-cell table:formula="of:=[.AP35]*[.O$6]" office:value-type="float" office:value="-8.11227174451493" calcext:value-type="float">
            <text:p>-8.11227174451493</text:p>
          </table:table-cell>
          <table:table-cell table:formula="of:=[.AQ35]*[.P$6]" office:value-type="float" office:value="-0" calcext:value-type="float">
            <text:p>0</text:p>
          </table:table-cell>
          <table:table-cell table:formula="of:=[.AR35]*[.Q$6]" office:value-type="float" office:value="-123.984377241723" calcext:value-type="float">
            <text:p>-123.984377241723</text:p>
          </table:table-cell>
          <table:table-cell table:formula="of:=[.AS35]*[.R$6]" office:value-type="float" office:value="-56.3026077671684" calcext:value-type="float">
            <text:p>-56.3026077671684</text:p>
          </table:table-cell>
          <table:table-cell table:formula="of:=[.AT35]*[.S$6]" office:value-type="float" office:value="-14.1016903777872" calcext:value-type="float">
            <text:p>-14.1016903777872</text:p>
          </table:table-cell>
          <table:table-cell table:formula="of:=[.AU35]*[.T$6]" office:value-type="float" office:value="-35.6158488120087" calcext:value-type="float">
            <text:p>-35.6158488120087</text:p>
          </table:table-cell>
          <table:table-cell table:formula="of:=[.AV35]*[.U$6]" office:value-type="float" office:value="-103.807798469027" calcext:value-type="float">
            <text:p>-103.807798469027</text:p>
          </table:table-cell>
          <table:table-cell table:formula="of:=[.AW35]*[.V$6]" office:value-type="float" office:value="-17.4732014259741" calcext:value-type="float">
            <text:p>-17.4732014259741</text:p>
          </table:table-cell>
          <table:table-cell table:formula="of:=[.AX35]*[.W$6]" office:value-type="float" office:value="-41.0689966130857" calcext:value-type="float">
            <text:p>-41.0689966130857</text:p>
          </table:table-cell>
          <table:table-cell table:formula="of:=[.AY35]*[.X$6]" office:value-type="float" office:value="-88.9008908731048" calcext:value-type="float">
            <text:p>-88.9008908731048</text:p>
          </table:table-cell>
          <table:table-cell table:formula="of:=[.AZ35]*[.Y$6]" office:value-type="float" office:value="-188.742499256899" calcext:value-type="float">
            <text:p>-188.742499256899</text:p>
          </table:table-cell>
          <table:table-cell table:formula="of:=[.BA35]*[.Z$6]" office:value-type="float" office:value="-0" calcext:value-type="float">
            <text:p>0</text:p>
          </table:table-cell>
          <table:table-cell table:formula="of:=[.BB35]*[.AA$6]" office:value-type="float" office:value="-7.46642468517366" calcext:value-type="float">
            <text:p>-7.46642468517366</text:p>
          </table:table-cell>
          <table:table-cell/>
          <table:table-cell table:formula="of:=SUM([.BD35:.CC35])" office:value-type="float" office:value="-1155.7759672558" calcext:value-type="float">
            <text:p>-1155.7759672558</text:p>
          </table:table-cell>
          <table:table-cell table:formula="of:=[.A35]" office:value-type="float" office:value="22" calcext:value-type="float">
            <text:p>22</text:p>
          </table:table-cell>
          <table:table-cell table:number-columns-repeated="2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C35]" office:value-type="string" office:string-value="x" calcext:value-type="string">
            <text:p>x</text:p>
          </table:table-cell>
          <table:table-cell table:formula="of:=[.D35]" office:value-type="string" office:string-value="y" calcext:value-type="string">
            <text:p>y</text:p>
          </table:table-cell>
          <table:table-cell table:formula="of:=[.E35]" office:value-type="string" office:string-value="z" calcext:value-type="string">
            <text:p>z</text:p>
          </table:table-cell>
          <table:table-cell table:formula="of:=[.F35]" office:value-type="string" office:string-value="a" calcext:value-type="string">
            <text:p>a</text:p>
          </table:table-cell>
          <table:table-cell table:formula="of:=[.G35]" office:value-type="string" office:string-value="b" calcext:value-type="string">
            <text:p>b</text:p>
          </table:table-cell>
          <table:table-cell table:formula="of:=[.H35]" office:value-type="string" office:string-value="c" calcext:value-type="string">
            <text:p>c</text:p>
          </table:table-cell>
          <table:table-cell table:formula="of:=[.I35]" office:value-type="string" office:string-value="d" calcext:value-type="string">
            <text:p>d</text:p>
          </table:table-cell>
          <table:table-cell table:formula="of:=[.J35]" office:value-type="string" office:string-value="e" calcext:value-type="string">
            <text:p>e</text:p>
          </table:table-cell>
          <table:table-cell table:formula="of:=[.K35]" office:value-type="string" office:string-value="f" calcext:value-type="string">
            <text:p>f</text:p>
          </table:table-cell>
          <table:table-cell table:formula="of:=[.L35]" office:value-type="string" office:string-value="g" calcext:value-type="string">
            <text:p>g</text:p>
          </table:table-cell>
          <table:table-cell table:formula="of:=[.M35]" office:value-type="string" office:string-value="h" calcext:value-type="string">
            <text:p>h</text:p>
          </table:table-cell>
          <table:table-cell table:formula="of:=[.N35]" office:value-type="string" office:string-value="i" calcext:value-type="string">
            <text:p>i</text:p>
          </table:table-cell>
          <table:table-cell table:formula="of:=[.O35]" office:value-type="string" office:string-value="j" calcext:value-type="string">
            <text:p>j</text:p>
          </table:table-cell>
          <table:table-cell table:formula="of:=[.P35]" office:value-type="string" office:string-value="k" calcext:value-type="string">
            <text:p>k</text:p>
          </table:table-cell>
          <table:table-cell table:formula="of:=[.Q35]" office:value-type="string" office:string-value="l" calcext:value-type="string">
            <text:p>l</text:p>
          </table:table-cell>
          <table:table-cell table:formula="of:=[.R35]" office:value-type="string" office:string-value="m" calcext:value-type="string">
            <text:p>m</text:p>
          </table:table-cell>
          <table:table-cell table:formula="of:=[.S35]" office:value-type="string" office:string-value="n" calcext:value-type="string">
            <text:p>n</text:p>
          </table:table-cell>
          <table:table-cell table:formula="of:=[.T35]" office:value-type="string" office:string-value="o" calcext:value-type="string">
            <text:p>o</text:p>
          </table:table-cell>
          <table:table-cell table:formula="of:=[.U35]" office:value-type="string" office:string-value="p" calcext:value-type="string">
            <text:p>p</text:p>
          </table:table-cell>
          <table:table-cell table:formula="of:=[.V35]" office:value-type="string" office:string-value="q" calcext:value-type="string">
            <text:p>q</text:p>
          </table:table-cell>
          <table:table-cell table:formula="of:=[.W35]" office:value-type="string" office:string-value="r" calcext:value-type="string">
            <text:p>r</text:p>
          </table:table-cell>
          <table:table-cell table:formula="of:=[.X35]" office:value-type="string" office:string-value="s" calcext:value-type="string">
            <text:p>s</text:p>
          </table:table-cell>
          <table:table-cell table:formula="of:=[.Y35]" office:value-type="string" office:string-value="t" calcext:value-type="string">
            <text:p>t</text:p>
          </table:table-cell>
          <table:table-cell table:formula="of:=[.Z35]" office:value-type="string" office:string-value="u" calcext:value-type="string">
            <text:p>u</text:p>
          </table:table-cell>
          <table:table-cell table:formula="of:=[.AA35]" office:value-type="string" office:string-value="v" calcext:value-type="string">
            <text:p>v</text:p>
          </table:table-cell>
          <table:table-cell table:formula="of:=[.B35]" office:value-type="string" office:string-value="w" calcext:value-type="string">
            <text:p>w</text:p>
          </table:table-cell>
          <table:table-cell/>
          <table:table-cell table:formula="of:=LEN([.$B$2]) - LEN(SUBSTITUTE(LOWER([.$B$2]); [.B36]; &quot;&quot;))" office:value-type="float" office:value="6" calcext:value-type="float">
            <text:p>6</text:p>
          </table:table-cell>
          <table:table-cell table:formula="of:=LEN([.$B$2]) - LEN(SUBSTITUTE(LOWER([.$B$2]); [.C36]; &quot;&quot;))" office:value-type="float" office:value="24" calcext:value-type="float">
            <text:p>24</text:p>
          </table:table-cell>
          <table:table-cell table:formula="of:=LEN([.$B$2]) - LEN(SUBSTITUTE(LOWER([.$B$2]); [.D36]; &quot;&quot;))" office:value-type="float" office:value="21" calcext:value-type="float">
            <text:p>21</text:p>
          </table:table-cell>
          <table:table-cell table:formula="of:=LEN([.$B$2]) - LEN(SUBSTITUTE(LOWER([.$B$2]); [.E36]; &quot;&quot;))" office:value-type="float" office:value="3" calcext:value-type="float">
            <text:p>3</text:p>
          </table:table-cell>
          <table:table-cell table:formula="of:=LEN([.$B$2]) - LEN(SUBSTITUTE(LOWER([.$B$2]); [.F36]; &quot;&quot;))" office:value-type="float" office:value="0" calcext:value-type="float">
            <text:p>0</text:p>
          </table:table-cell>
          <table:table-cell table:formula="of:=LEN([.$B$2]) - LEN(SUBSTITUTE(LOWER([.$B$2]); [.G36]; &quot;&quot;))" office:value-type="float" office:value="11" calcext:value-type="float">
            <text:p>11</text:p>
          </table:table-cell>
          <table:table-cell table:formula="of:=LEN([.$B$2]) - LEN(SUBSTITUTE(LOWER([.$B$2]); [.H36]; &quot;&quot;))" office:value-type="float" office:value="9" calcext:value-type="float">
            <text:p>9</text:p>
          </table:table-cell>
          <table:table-cell table:formula="of:=LEN([.$B$2]) - LEN(SUBSTITUTE(LOWER([.$B$2]); [.I36]; &quot;&quot;))" office:value-type="float" office:value="38" calcext:value-type="float">
            <text:p>38</text:p>
          </table:table-cell>
          <table:table-cell table:formula="of:=LEN([.$B$2]) - LEN(SUBSTITUTE(LOWER([.$B$2]); [.J36]; &quot;&quot;))" office:value-type="float" office:value="3" calcext:value-type="float">
            <text:p>3</text:p>
          </table:table-cell>
          <table:table-cell table:formula="of:=LEN([.$B$2]) - LEN(SUBSTITUTE(LOWER([.$B$2]); [.K36]; &quot;&quot;))" office:value-type="float" office:value="6" calcext:value-type="float">
            <text:p>6</text:p>
          </table:table-cell>
          <table:table-cell table:formula="of:=LEN([.$B$2]) - LEN(SUBSTITUTE(LOWER([.$B$2]); [.L36]; &quot;&quot;))" office:value-type="float" office:value="11" calcext:value-type="float">
            <text:p>11</text:p>
          </table:table-cell>
          <table:table-cell table:formula="of:=LEN([.$B$2]) - LEN(SUBSTITUTE(LOWER([.$B$2]); [.M36]; &quot;&quot;))" office:value-type="float" office:value="1" calcext:value-type="float">
            <text:p>1</text:p>
          </table:table-cell>
          <table:table-cell table:formula="of:=LEN([.$B$2]) - LEN(SUBSTITUTE(LOWER([.$B$2]); [.N36]; &quot;&quot;))" office:value-type="float" office:value="3" calcext:value-type="float">
            <text:p>3</text:p>
          </table:table-cell>
          <table:table-cell table:formula="of:=LEN([.$B$2]) - LEN(SUBSTITUTE(LOWER([.$B$2]); [.O36]; &quot;&quot;))" office:value-type="float" office:value="0" calcext:value-type="float">
            <text:p>0</text:p>
          </table:table-cell>
          <table:table-cell table:formula="of:=LEN([.$B$2]) - LEN(SUBSTITUTE(LOWER([.$B$2]); [.P36]; &quot;&quot;))" office:value-type="float" office:value="30" calcext:value-type="float">
            <text:p>30</text:p>
          </table:table-cell>
          <table:table-cell table:formula="of:=LEN([.$B$2]) - LEN(SUBSTITUTE(LOWER([.$B$2]); [.Q36]; &quot;&quot;))" office:value-type="float" office:value="8" calcext:value-type="float">
            <text:p>8</text:p>
          </table:table-cell>
          <table:table-cell table:formula="of:=LEN([.$B$2]) - LEN(SUBSTITUTE(LOWER([.$B$2]); [.R36]; &quot;&quot;))" office:value-type="float" office:value="5" calcext:value-type="float">
            <text:p>5</text:p>
          </table:table-cell>
          <table:table-cell table:formula="of:=LEN([.$B$2]) - LEN(SUBSTITUTE(LOWER([.$B$2]); [.S36]; &quot;&quot;))" office:value-type="float" office:value="13" calcext:value-type="float">
            <text:p>13</text:p>
          </table:table-cell>
          <table:table-cell table:formula="of:=LEN([.$B$2]) - LEN(SUBSTITUTE(LOWER([.$B$2]); [.T36]; &quot;&quot;))" office:value-type="float" office:value="43" calcext:value-type="float">
            <text:p>43</text:p>
          </table:table-cell>
          <table:table-cell table:formula="of:=LEN([.$B$2]) - LEN(SUBSTITUTE(LOWER([.$B$2]); [.U36]; &quot;&quot;))" office:value-type="float" office:value="5" calcext:value-type="float">
            <text:p>5</text:p>
          </table:table-cell>
          <table:table-cell table:formula="of:=LEN([.$B$2]) - LEN(SUBSTITUTE(LOWER([.$B$2]); [.V36]; &quot;&quot;))" office:value-type="float" office:value="9" calcext:value-type="float">
            <text:p>9</text:p>
          </table:table-cell>
          <table:table-cell table:formula="of:=LEN([.$B$2]) - LEN(SUBSTITUTE(LOWER([.$B$2]); [.W36]; &quot;&quot;))" office:value-type="float" office:value="24" calcext:value-type="float">
            <text:p>24</text:p>
          </table:table-cell>
          <table:table-cell table:formula="of:=LEN([.$B$2]) - LEN(SUBSTITUTE(LOWER([.$B$2]); [.X36]; &quot;&quot;))" office:value-type="float" office:value="28" calcext:value-type="float">
            <text:p>28</text:p>
          </table:table-cell>
          <table:table-cell table:formula="of:=LEN([.$B$2]) - LEN(SUBSTITUTE(LOWER([.$B$2]); [.Y36]; &quot;&quot;))" office:value-type="float" office:value="0" calcext:value-type="float">
            <text:p>0</text:p>
          </table:table-cell>
          <table:table-cell table:formula="of:=LEN([.$B$2]) - LEN(SUBSTITUTE(LOWER([.$B$2]); [.Z36]; &quot;&quot;))" office:value-type="float" office:value="1" calcext:value-type="float">
            <text:p>1</text:p>
          </table:table-cell>
          <table:table-cell table:formula="of:=LEN([.$B$2]) - LEN(SUBSTITUTE(LOWER([.$B$2]); [.AA36]; &quot;&quot;))" office:value-type="float" office:value="9" calcext:value-type="float">
            <text:p>9</text:p>
          </table:table-cell>
          <table:table-cell/>
          <table:table-cell table:formula="of:=[.AC36]*[.B$6]" office:value-type="float" office:value="-15.2868514912506" calcext:value-type="float">
            <text:p>-15.2868514912506</text:p>
          </table:table-cell>
          <table:table-cell table:formula="of:=[.AD36]*[.C$6]" office:value-type="float" office:value="-101.078238936887" calcext:value-type="float">
            <text:p>-101.078238936887</text:p>
          </table:table-cell>
          <table:table-cell table:formula="of:=[.AE36]*[.D$6]" office:value-type="float" office:value="-79.6992782268262" calcext:value-type="float">
            <text:p>-79.6992782268262</text:p>
          </table:table-cell>
          <table:table-cell table:formula="of:=[.AF36]*[.E$6]" office:value-type="float" office:value="-9.45514576132841" calcext:value-type="float">
            <text:p>-9.45514576132841</text:p>
          </table:table-cell>
          <table:table-cell table:formula="of:=[.AG36]*[.F$6]" office:value-type="float" office:value="-0" calcext:value-type="float">
            <text:p>0</text:p>
          </table:table-cell>
          <table:table-cell table:formula="of:=[.AH36]*[.G$6]" office:value-type="float" office:value="-42.1915634834332" calcext:value-type="float">
            <text:p>-42.1915634834332</text:p>
          </table:table-cell>
          <table:table-cell table:formula="of:=[.AI36]*[.H$6]" office:value-type="float" office:value="-35.7675554593479" calcext:value-type="float">
            <text:p>-35.7675554593479</text:p>
          </table:table-cell>
          <table:table-cell table:formula="of:=[.AJ36]*[.I$6]" office:value-type="float" office:value="-102.982205097867" calcext:value-type="float">
            <text:p>-102.982205097867</text:p>
          </table:table-cell>
          <table:table-cell table:formula="of:=[.AK36]*[.J$6]" office:value-type="float" office:value="-8.09946988173747" calcext:value-type="float">
            <text:p>-8.09946988173747</text:p>
          </table:table-cell>
          <table:table-cell table:formula="of:=[.AL36]*[.K$6]" office:value-type="float" office:value="-41.1290190768313" calcext:value-type="float">
            <text:p>-41.1290190768313</text:p>
          </table:table-cell>
          <table:table-cell table:formula="of:=[.AM36]*[.L$6]" office:value-type="float" office:value="-52.242266217988" calcext:value-type="float">
            <text:p>-52.242266217988</text:p>
          </table:table-cell>
          <table:table-cell table:formula="of:=[.AN36]*[.M$6]" office:value-type="float" office:value="-3.18535104415148" calcext:value-type="float">
            <text:p>-3.18535104415148</text:p>
          </table:table-cell>
          <table:table-cell table:formula="of:=[.AO36]*[.N$6]" office:value-type="float" office:value="-10.7815479832124" calcext:value-type="float">
            <text:p>-10.7815479832124</text:p>
          </table:table-cell>
          <table:table-cell table:formula="of:=[.AP36]*[.O$6]" office:value-type="float" office:value="-0" calcext:value-type="float">
            <text:p>0</text:p>
          </table:table-cell>
          <table:table-cell table:formula="of:=[.AQ36]*[.P$6]" office:value-type="float" office:value="-75.5836744191222" calcext:value-type="float">
            <text:p>-75.5836744191222</text:p>
          </table:table-cell>
          <table:table-cell table:formula="of:=[.AR36]*[.Q$6]" office:value-type="float" office:value="-33.0625005977929" calcext:value-type="float">
            <text:p>-33.0625005977929</text:p>
          </table:table-cell>
          <table:table-cell table:formula="of:=[.AS36]*[.R$6]" office:value-type="float" office:value="-35.1891298544802" calcext:value-type="float">
            <text:p>-35.1891298544802</text:p>
          </table:table-cell>
          <table:table-cell table:formula="of:=[.AT36]*[.S$6]" office:value-type="float" office:value="-36.6643949822468" calcext:value-type="float">
            <text:p>-36.6643949822468</text:p>
          </table:table-cell>
          <table:table-cell table:formula="of:=[.AU36]*[.T$6]" office:value-type="float" office:value="-117.806269147414" calcext:value-type="float">
            <text:p>-117.806269147414</text:p>
          </table:table-cell>
          <table:table-cell table:formula="of:=[.AV36]*[.U$6]" office:value-type="float" office:value="-12.0706742405845" calcext:value-type="float">
            <text:p>-12.0706742405845</text:p>
          </table:table-cell>
          <table:table-cell table:formula="of:=[.AW36]*[.V$6]" office:value-type="float" office:value="-31.4517625667533" calcext:value-type="float">
            <text:p>-31.4517625667533</text:p>
          </table:table-cell>
          <table:table-cell table:formula="of:=[.AX36]*[.W$6]" office:value-type="float" office:value="-109.517324301562" calcext:value-type="float">
            <text:p>-109.517324301562</text:p>
          </table:table-cell>
          <table:table-cell table:formula="of:=[.AY36]*[.X$6]" office:value-type="float" office:value="-103.717706018622" calcext:value-type="float">
            <text:p>-103.717706018622</text:p>
          </table:table-cell>
          <table:table-cell table:formula="of:=[.AZ36]*[.Y$6]" office:value-type="float" office:value="-0" calcext:value-type="float">
            <text:p>0</text:p>
          </table:table-cell>
          <table:table-cell table:formula="of:=[.BA36]*[.Z$6]" office:value-type="float" office:value="-3.77956825501445" calcext:value-type="float">
            <text:p>-3.77956825501445</text:p>
          </table:table-cell>
          <table:table-cell table:formula="of:=[.BB36]*[.AA$6]" office:value-type="float" office:value="-67.1978221665629" calcext:value-type="float">
            <text:p>-67.1978221665629</text:p>
          </table:table-cell>
          <table:table-cell/>
          <table:table-cell table:formula="of:=SUM([.BD36:.CC36])" office:value-type="float" office:value="-1127.93931921102" calcext:value-type="float">
            <text:p>-1127.93931921102</text:p>
          </table:table-cell>
          <table:table-cell table:formula="of:=[.A36]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C36]" office:value-type="string" office:string-value="y" calcext:value-type="string">
            <text:p>y</text:p>
          </table:table-cell>
          <table:table-cell table:formula="of:=[.D36]" office:value-type="string" office:string-value="z" calcext:value-type="string">
            <text:p>z</text:p>
          </table:table-cell>
          <table:table-cell table:formula="of:=[.E36]" office:value-type="string" office:string-value="a" calcext:value-type="string">
            <text:p>a</text:p>
          </table:table-cell>
          <table:table-cell table:formula="of:=[.F36]" office:value-type="string" office:string-value="b" calcext:value-type="string">
            <text:p>b</text:p>
          </table:table-cell>
          <table:table-cell table:formula="of:=[.G36]" office:value-type="string" office:string-value="c" calcext:value-type="string">
            <text:p>c</text:p>
          </table:table-cell>
          <table:table-cell table:formula="of:=[.H36]" office:value-type="string" office:string-value="d" calcext:value-type="string">
            <text:p>d</text:p>
          </table:table-cell>
          <table:table-cell table:formula="of:=[.I36]" office:value-type="string" office:string-value="e" calcext:value-type="string">
            <text:p>e</text:p>
          </table:table-cell>
          <table:table-cell table:formula="of:=[.J36]" office:value-type="string" office:string-value="f" calcext:value-type="string">
            <text:p>f</text:p>
          </table:table-cell>
          <table:table-cell table:formula="of:=[.K36]" office:value-type="string" office:string-value="g" calcext:value-type="string">
            <text:p>g</text:p>
          </table:table-cell>
          <table:table-cell table:formula="of:=[.L36]" office:value-type="string" office:string-value="h" calcext:value-type="string">
            <text:p>h</text:p>
          </table:table-cell>
          <table:table-cell table:formula="of:=[.M36]" office:value-type="string" office:string-value="i" calcext:value-type="string">
            <text:p>i</text:p>
          </table:table-cell>
          <table:table-cell table:formula="of:=[.N36]" office:value-type="string" office:string-value="j" calcext:value-type="string">
            <text:p>j</text:p>
          </table:table-cell>
          <table:table-cell table:formula="of:=[.O36]" office:value-type="string" office:string-value="k" calcext:value-type="string">
            <text:p>k</text:p>
          </table:table-cell>
          <table:table-cell table:formula="of:=[.P36]" office:value-type="string" office:string-value="l" calcext:value-type="string">
            <text:p>l</text:p>
          </table:table-cell>
          <table:table-cell table:formula="of:=[.Q36]" office:value-type="string" office:string-value="m" calcext:value-type="string">
            <text:p>m</text:p>
          </table:table-cell>
          <table:table-cell table:formula="of:=[.R36]" office:value-type="string" office:string-value="n" calcext:value-type="string">
            <text:p>n</text:p>
          </table:table-cell>
          <table:table-cell table:formula="of:=[.S36]" office:value-type="string" office:string-value="o" calcext:value-type="string">
            <text:p>o</text:p>
          </table:table-cell>
          <table:table-cell table:formula="of:=[.T36]" office:value-type="string" office:string-value="p" calcext:value-type="string">
            <text:p>p</text:p>
          </table:table-cell>
          <table:table-cell table:formula="of:=[.U36]" office:value-type="string" office:string-value="q" calcext:value-type="string">
            <text:p>q</text:p>
          </table:table-cell>
          <table:table-cell table:formula="of:=[.V36]" office:value-type="string" office:string-value="r" calcext:value-type="string">
            <text:p>r</text:p>
          </table:table-cell>
          <table:table-cell table:formula="of:=[.W36]" office:value-type="string" office:string-value="s" calcext:value-type="string">
            <text:p>s</text:p>
          </table:table-cell>
          <table:table-cell table:formula="of:=[.X36]" office:value-type="string" office:string-value="t" calcext:value-type="string">
            <text:p>t</text:p>
          </table:table-cell>
          <table:table-cell table:formula="of:=[.Y36]" office:value-type="string" office:string-value="u" calcext:value-type="string">
            <text:p>u</text:p>
          </table:table-cell>
          <table:table-cell table:formula="of:=[.Z36]" office:value-type="string" office:string-value="v" calcext:value-type="string">
            <text:p>v</text:p>
          </table:table-cell>
          <table:table-cell table:formula="of:=[.AA36]" office:value-type="string" office:string-value="w" calcext:value-type="string">
            <text:p>w</text:p>
          </table:table-cell>
          <table:table-cell table:formula="of:=[.B36]" office:value-type="string" office:string-value="x" calcext:value-type="string">
            <text:p>x</text:p>
          </table:table-cell>
          <table:table-cell/>
          <table:table-cell table:formula="of:=LEN([.$B$2]) - LEN(SUBSTITUTE(LOWER([.$B$2]); [.B37]; &quot;&quot;))" office:value-type="float" office:value="24" calcext:value-type="float">
            <text:p>24</text:p>
          </table:table-cell>
          <table:table-cell table:formula="of:=LEN([.$B$2]) - LEN(SUBSTITUTE(LOWER([.$B$2]); [.C37]; &quot;&quot;))" office:value-type="float" office:value="21" calcext:value-type="float">
            <text:p>21</text:p>
          </table:table-cell>
          <table:table-cell table:formula="of:=LEN([.$B$2]) - LEN(SUBSTITUTE(LOWER([.$B$2]); [.D37]; &quot;&quot;))" office:value-type="float" office:value="3" calcext:value-type="float">
            <text:p>3</text:p>
          </table:table-cell>
          <table:table-cell table:formula="of:=LEN([.$B$2]) - LEN(SUBSTITUTE(LOWER([.$B$2]); [.E37]; &quot;&quot;))" office:value-type="float" office:value="0" calcext:value-type="float">
            <text:p>0</text:p>
          </table:table-cell>
          <table:table-cell table:formula="of:=LEN([.$B$2]) - LEN(SUBSTITUTE(LOWER([.$B$2]); [.F37]; &quot;&quot;))" office:value-type="float" office:value="11" calcext:value-type="float">
            <text:p>11</text:p>
          </table:table-cell>
          <table:table-cell table:formula="of:=LEN([.$B$2]) - LEN(SUBSTITUTE(LOWER([.$B$2]); [.G37]; &quot;&quot;))" office:value-type="float" office:value="9" calcext:value-type="float">
            <text:p>9</text:p>
          </table:table-cell>
          <table:table-cell table:formula="of:=LEN([.$B$2]) - LEN(SUBSTITUTE(LOWER([.$B$2]); [.H37]; &quot;&quot;))" office:value-type="float" office:value="38" calcext:value-type="float">
            <text:p>38</text:p>
          </table:table-cell>
          <table:table-cell table:formula="of:=LEN([.$B$2]) - LEN(SUBSTITUTE(LOWER([.$B$2]); [.I37]; &quot;&quot;))" office:value-type="float" office:value="3" calcext:value-type="float">
            <text:p>3</text:p>
          </table:table-cell>
          <table:table-cell table:formula="of:=LEN([.$B$2]) - LEN(SUBSTITUTE(LOWER([.$B$2]); [.J37]; &quot;&quot;))" office:value-type="float" office:value="6" calcext:value-type="float">
            <text:p>6</text:p>
          </table:table-cell>
          <table:table-cell table:formula="of:=LEN([.$B$2]) - LEN(SUBSTITUTE(LOWER([.$B$2]); [.K37]; &quot;&quot;))" office:value-type="float" office:value="11" calcext:value-type="float">
            <text:p>11</text:p>
          </table:table-cell>
          <table:table-cell table:formula="of:=LEN([.$B$2]) - LEN(SUBSTITUTE(LOWER([.$B$2]); [.L37]; &quot;&quot;))" office:value-type="float" office:value="1" calcext:value-type="float">
            <text:p>1</text:p>
          </table:table-cell>
          <table:table-cell table:formula="of:=LEN([.$B$2]) - LEN(SUBSTITUTE(LOWER([.$B$2]); [.M37]; &quot;&quot;))" office:value-type="float" office:value="3" calcext:value-type="float">
            <text:p>3</text:p>
          </table:table-cell>
          <table:table-cell table:formula="of:=LEN([.$B$2]) - LEN(SUBSTITUTE(LOWER([.$B$2]); [.N37]; &quot;&quot;))" office:value-type="float" office:value="0" calcext:value-type="float">
            <text:p>0</text:p>
          </table:table-cell>
          <table:table-cell table:formula="of:=LEN([.$B$2]) - LEN(SUBSTITUTE(LOWER([.$B$2]); [.O37]; &quot;&quot;))" office:value-type="float" office:value="30" calcext:value-type="float">
            <text:p>30</text:p>
          </table:table-cell>
          <table:table-cell table:formula="of:=LEN([.$B$2]) - LEN(SUBSTITUTE(LOWER([.$B$2]); [.P37]; &quot;&quot;))" office:value-type="float" office:value="8" calcext:value-type="float">
            <text:p>8</text:p>
          </table:table-cell>
          <table:table-cell table:formula="of:=LEN([.$B$2]) - LEN(SUBSTITUTE(LOWER([.$B$2]); [.Q37]; &quot;&quot;))" office:value-type="float" office:value="5" calcext:value-type="float">
            <text:p>5</text:p>
          </table:table-cell>
          <table:table-cell table:formula="of:=LEN([.$B$2]) - LEN(SUBSTITUTE(LOWER([.$B$2]); [.R37]; &quot;&quot;))" office:value-type="float" office:value="13" calcext:value-type="float">
            <text:p>13</text:p>
          </table:table-cell>
          <table:table-cell table:formula="of:=LEN([.$B$2]) - LEN(SUBSTITUTE(LOWER([.$B$2]); [.S37]; &quot;&quot;))" office:value-type="float" office:value="43" calcext:value-type="float">
            <text:p>43</text:p>
          </table:table-cell>
          <table:table-cell table:formula="of:=LEN([.$B$2]) - LEN(SUBSTITUTE(LOWER([.$B$2]); [.T37]; &quot;&quot;))" office:value-type="float" office:value="5" calcext:value-type="float">
            <text:p>5</text:p>
          </table:table-cell>
          <table:table-cell table:formula="of:=LEN([.$B$2]) - LEN(SUBSTITUTE(LOWER([.$B$2]); [.U37]; &quot;&quot;))" office:value-type="float" office:value="9" calcext:value-type="float">
            <text:p>9</text:p>
          </table:table-cell>
          <table:table-cell table:formula="of:=LEN([.$B$2]) - LEN(SUBSTITUTE(LOWER([.$B$2]); [.V37]; &quot;&quot;))" office:value-type="float" office:value="24" calcext:value-type="float">
            <text:p>24</text:p>
          </table:table-cell>
          <table:table-cell table:formula="of:=LEN([.$B$2]) - LEN(SUBSTITUTE(LOWER([.$B$2]); [.W37]; &quot;&quot;))" office:value-type="float" office:value="28" calcext:value-type="float">
            <text:p>28</text:p>
          </table:table-cell>
          <table:table-cell table:formula="of:=LEN([.$B$2]) - LEN(SUBSTITUTE(LOWER([.$B$2]); [.X37]; &quot;&quot;))" office:value-type="float" office:value="0" calcext:value-type="float">
            <text:p>0</text:p>
          </table:table-cell>
          <table:table-cell table:formula="of:=LEN([.$B$2]) - LEN(SUBSTITUTE(LOWER([.$B$2]); [.Y37]; &quot;&quot;))" office:value-type="float" office:value="1" calcext:value-type="float">
            <text:p>1</text:p>
          </table:table-cell>
          <table:table-cell table:formula="of:=LEN([.$B$2]) - LEN(SUBSTITUTE(LOWER([.$B$2]); [.Z37]; &quot;&quot;))" office:value-type="float" office:value="9" calcext:value-type="float">
            <text:p>9</text:p>
          </table:table-cell>
          <table:table-cell table:formula="of:=LEN([.$B$2]) - LEN(SUBSTITUTE(LOWER([.$B$2]); [.AA37]; &quot;&quot;))" office:value-type="float" office:value="6" calcext:value-type="float">
            <text:p>6</text:p>
          </table:table-cell>
          <table:table-cell/>
          <table:table-cell table:formula="of:=[.AC37]*[.B$6]" office:value-type="float" office:value="-61.1474059650024" calcext:value-type="float">
            <text:p>-61.1474059650024</text:p>
          </table:table-cell>
          <table:table-cell table:formula="of:=[.AD37]*[.C$6]" office:value-type="float" office:value="-88.4434590697759" calcext:value-type="float">
            <text:p>-88.4434590697759</text:p>
          </table:table-cell>
          <table:table-cell table:formula="of:=[.AE37]*[.D$6]" office:value-type="float" office:value="-11.3856111752609" calcext:value-type="float">
            <text:p>-11.3856111752609</text:p>
          </table:table-cell>
          <table:table-cell table:formula="of:=[.AF37]*[.E$6]" office:value-type="float" office:value="-0" calcext:value-type="float">
            <text:p>0</text:p>
          </table:table-cell>
          <table:table-cell table:formula="of:=[.AG37]*[.F$6]" office:value-type="float" office:value="-23.2316436583339" calcext:value-type="float">
            <text:p>-23.2316436583339</text:p>
          </table:table-cell>
          <table:table-cell table:formula="of:=[.AH37]*[.G$6]" office:value-type="float" office:value="-34.520370122809" calcext:value-type="float">
            <text:p>-34.520370122809</text:p>
          </table:table-cell>
          <table:table-cell table:formula="of:=[.AI37]*[.H$6]" office:value-type="float" office:value="-151.018567495025" calcext:value-type="float">
            <text:p>-151.018567495025</text:p>
          </table:table-cell>
          <table:table-cell table:formula="of:=[.AJ37]*[.I$6]" office:value-type="float" office:value="-8.13017408667372" calcext:value-type="float">
            <text:p>-8.13017408667372</text:p>
          </table:table-cell>
          <table:table-cell table:formula="of:=[.AK37]*[.J$6]" office:value-type="float" office:value="-16.1989397634749" calcext:value-type="float">
            <text:p>-16.1989397634749</text:p>
          </table:table-cell>
          <table:table-cell table:formula="of:=[.AL37]*[.K$6]" office:value-type="float" office:value="-75.4032016408574" calcext:value-type="float">
            <text:p>-75.4032016408574</text:p>
          </table:table-cell>
          <table:table-cell table:formula="of:=[.AM37]*[.L$6]" office:value-type="float" office:value="-4.749296928908" calcext:value-type="float">
            <text:p>-4.749296928908</text:p>
          </table:table-cell>
          <table:table-cell table:formula="of:=[.AN37]*[.M$6]" office:value-type="float" office:value="-9.55605313245444" calcext:value-type="float">
            <text:p>-9.55605313245444</text:p>
          </table:table-cell>
          <table:table-cell table:formula="of:=[.AO37]*[.N$6]" office:value-type="float" office:value="-0" calcext:value-type="float">
            <text:p>0</text:p>
          </table:table-cell>
          <table:table-cell table:formula="of:=[.AP37]*[.O$6]" office:value-type="float" office:value="-81.1227174451493" calcext:value-type="float">
            <text:p>-81.1227174451493</text:p>
          </table:table-cell>
          <table:table-cell table:formula="of:=[.AQ37]*[.P$6]" office:value-type="float" office:value="-20.1556465117659" calcext:value-type="float">
            <text:p>-20.1556465117659</text:p>
          </table:table-cell>
          <table:table-cell table:formula="of:=[.AR37]*[.Q$6]" office:value-type="float" office:value="-20.6640628736206" calcext:value-type="float">
            <text:p>-20.6640628736206</text:p>
          </table:table-cell>
          <table:table-cell table:formula="of:=[.AS37]*[.R$6]" office:value-type="float" office:value="-91.4917376216486" calcext:value-type="float">
            <text:p>-91.4917376216486</text:p>
          </table:table-cell>
          <table:table-cell table:formula="of:=[.AT37]*[.S$6]" office:value-type="float" office:value="-121.27453724897" calcext:value-type="float">
            <text:p>-121.27453724897</text:p>
          </table:table-cell>
          <table:table-cell table:formula="of:=[.AU37]*[.T$6]" office:value-type="float" office:value="-13.6984033892341" calcext:value-type="float">
            <text:p>-13.6984033892341</text:p>
          </table:table-cell>
          <table:table-cell table:formula="of:=[.AV37]*[.U$6]" office:value-type="float" office:value="-21.7272136330521" calcext:value-type="float">
            <text:p>-21.7272136330521</text:p>
          </table:table-cell>
          <table:table-cell table:formula="of:=[.AW37]*[.V$6]" office:value-type="float" office:value="-83.8713668446756" calcext:value-type="float">
            <text:p>-83.8713668446756</text:p>
          </table:table-cell>
          <table:table-cell table:formula="of:=[.AX37]*[.W$6]" office:value-type="float" office:value="-127.770211685156" calcext:value-type="float">
            <text:p>-127.770211685156</text:p>
          </table:table-cell>
          <table:table-cell table:formula="of:=[.AY37]*[.X$6]" office:value-type="float" office:value="-0" calcext:value-type="float">
            <text:p>0</text:p>
          </table:table-cell>
          <table:table-cell table:formula="of:=[.AZ37]*[.Y$6]" office:value-type="float" office:value="-6.74080354488926" calcext:value-type="float">
            <text:p>-6.74080354488926</text:p>
          </table:table-cell>
          <table:table-cell table:formula="of:=[.BA37]*[.Z$6]" office:value-type="float" office:value="-34.01611429513" calcext:value-type="float">
            <text:p>-34.01611429513</text:p>
          </table:table-cell>
          <table:table-cell table:formula="of:=[.BB37]*[.AA$6]" office:value-type="float" office:value="-44.798548111042" calcext:value-type="float">
            <text:p>-44.798548111042</text:p>
          </table:table-cell>
          <table:table-cell/>
          <table:table-cell table:formula="of:=SUM([.BD37:.CC37])" office:value-type="float" office:value="-1151.11608624291" calcext:value-type="float">
            <text:p>-1151.11608624291</text:p>
          </table:table-cell>
          <table:table-cell table:formula="of:=[.A37]" office:value-type="float" office:value="24" calcext:value-type="float">
            <text:p>24</text:p>
          </table:table-cell>
          <table:table-cell table:number-columns-repeated="2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C37]" office:value-type="string" office:string-value="z" calcext:value-type="string">
            <text:p>z</text:p>
          </table:table-cell>
          <table:table-cell table:formula="of:=[.D37]" office:value-type="string" office:string-value="a" calcext:value-type="string">
            <text:p>a</text:p>
          </table:table-cell>
          <table:table-cell table:formula="of:=[.E37]" office:value-type="string" office:string-value="b" calcext:value-type="string">
            <text:p>b</text:p>
          </table:table-cell>
          <table:table-cell table:formula="of:=[.F37]" office:value-type="string" office:string-value="c" calcext:value-type="string">
            <text:p>c</text:p>
          </table:table-cell>
          <table:table-cell table:formula="of:=[.G37]" office:value-type="string" office:string-value="d" calcext:value-type="string">
            <text:p>d</text:p>
          </table:table-cell>
          <table:table-cell table:formula="of:=[.H37]" office:value-type="string" office:string-value="e" calcext:value-type="string">
            <text:p>e</text:p>
          </table:table-cell>
          <table:table-cell table:formula="of:=[.I37]" office:value-type="string" office:string-value="f" calcext:value-type="string">
            <text:p>f</text:p>
          </table:table-cell>
          <table:table-cell table:formula="of:=[.J37]" office:value-type="string" office:string-value="g" calcext:value-type="string">
            <text:p>g</text:p>
          </table:table-cell>
          <table:table-cell table:formula="of:=[.K37]" office:value-type="string" office:string-value="h" calcext:value-type="string">
            <text:p>h</text:p>
          </table:table-cell>
          <table:table-cell table:formula="of:=[.L37]" office:value-type="string" office:string-value="i" calcext:value-type="string">
            <text:p>i</text:p>
          </table:table-cell>
          <table:table-cell table:formula="of:=[.M37]" office:value-type="string" office:string-value="j" calcext:value-type="string">
            <text:p>j</text:p>
          </table:table-cell>
          <table:table-cell table:formula="of:=[.N37]" office:value-type="string" office:string-value="k" calcext:value-type="string">
            <text:p>k</text:p>
          </table:table-cell>
          <table:table-cell table:formula="of:=[.O37]" office:value-type="string" office:string-value="l" calcext:value-type="string">
            <text:p>l</text:p>
          </table:table-cell>
          <table:table-cell table:formula="of:=[.P37]" office:value-type="string" office:string-value="m" calcext:value-type="string">
            <text:p>m</text:p>
          </table:table-cell>
          <table:table-cell table:formula="of:=[.Q37]" office:value-type="string" office:string-value="n" calcext:value-type="string">
            <text:p>n</text:p>
          </table:table-cell>
          <table:table-cell table:formula="of:=[.R37]" office:value-type="string" office:string-value="o" calcext:value-type="string">
            <text:p>o</text:p>
          </table:table-cell>
          <table:table-cell table:formula="of:=[.S37]" office:value-type="string" office:string-value="p" calcext:value-type="string">
            <text:p>p</text:p>
          </table:table-cell>
          <table:table-cell table:formula="of:=[.T37]" office:value-type="string" office:string-value="q" calcext:value-type="string">
            <text:p>q</text:p>
          </table:table-cell>
          <table:table-cell table:formula="of:=[.U37]" office:value-type="string" office:string-value="r" calcext:value-type="string">
            <text:p>r</text:p>
          </table:table-cell>
          <table:table-cell table:formula="of:=[.V37]" office:value-type="string" office:string-value="s" calcext:value-type="string">
            <text:p>s</text:p>
          </table:table-cell>
          <table:table-cell table:formula="of:=[.W37]" office:value-type="string" office:string-value="t" calcext:value-type="string">
            <text:p>t</text:p>
          </table:table-cell>
          <table:table-cell table:formula="of:=[.X37]" office:value-type="string" office:string-value="u" calcext:value-type="string">
            <text:p>u</text:p>
          </table:table-cell>
          <table:table-cell table:formula="of:=[.Y37]" office:value-type="string" office:string-value="v" calcext:value-type="string">
            <text:p>v</text:p>
          </table:table-cell>
          <table:table-cell table:formula="of:=[.Z37]" office:value-type="string" office:string-value="w" calcext:value-type="string">
            <text:p>w</text:p>
          </table:table-cell>
          <table:table-cell table:formula="of:=[.AA37]" office:value-type="string" office:string-value="x" calcext:value-type="string">
            <text:p>x</text:p>
          </table:table-cell>
          <table:table-cell table:formula="of:=[.B37]" office:value-type="string" office:string-value="y" calcext:value-type="string">
            <text:p>y</text:p>
          </table:table-cell>
          <table:table-cell/>
          <table:table-cell table:formula="of:=LEN([.$B$2]) - LEN(SUBSTITUTE(LOWER([.$B$2]); [.B38]; &quot;&quot;))" office:value-type="float" office:value="21" calcext:value-type="float">
            <text:p>21</text:p>
          </table:table-cell>
          <table:table-cell table:formula="of:=LEN([.$B$2]) - LEN(SUBSTITUTE(LOWER([.$B$2]); [.C38]; &quot;&quot;))" office:value-type="float" office:value="3" calcext:value-type="float">
            <text:p>3</text:p>
          </table:table-cell>
          <table:table-cell table:formula="of:=LEN([.$B$2]) - LEN(SUBSTITUTE(LOWER([.$B$2]); [.D38]; &quot;&quot;))" office:value-type="float" office:value="0" calcext:value-type="float">
            <text:p>0</text:p>
          </table:table-cell>
          <table:table-cell table:formula="of:=LEN([.$B$2]) - LEN(SUBSTITUTE(LOWER([.$B$2]); [.E38]; &quot;&quot;))" office:value-type="float" office:value="11" calcext:value-type="float">
            <text:p>11</text:p>
          </table:table-cell>
          <table:table-cell table:formula="of:=LEN([.$B$2]) - LEN(SUBSTITUTE(LOWER([.$B$2]); [.F38]; &quot;&quot;))" office:value-type="float" office:value="9" calcext:value-type="float">
            <text:p>9</text:p>
          </table:table-cell>
          <table:table-cell table:formula="of:=LEN([.$B$2]) - LEN(SUBSTITUTE(LOWER([.$B$2]); [.G38]; &quot;&quot;))" office:value-type="float" office:value="38" calcext:value-type="float">
            <text:p>38</text:p>
          </table:table-cell>
          <table:table-cell table:formula="of:=LEN([.$B$2]) - LEN(SUBSTITUTE(LOWER([.$B$2]); [.H38]; &quot;&quot;))" office:value-type="float" office:value="3" calcext:value-type="float">
            <text:p>3</text:p>
          </table:table-cell>
          <table:table-cell table:formula="of:=LEN([.$B$2]) - LEN(SUBSTITUTE(LOWER([.$B$2]); [.I38]; &quot;&quot;))" office:value-type="float" office:value="6" calcext:value-type="float">
            <text:p>6</text:p>
          </table:table-cell>
          <table:table-cell table:formula="of:=LEN([.$B$2]) - LEN(SUBSTITUTE(LOWER([.$B$2]); [.J38]; &quot;&quot;))" office:value-type="float" office:value="11" calcext:value-type="float">
            <text:p>11</text:p>
          </table:table-cell>
          <table:table-cell table:formula="of:=LEN([.$B$2]) - LEN(SUBSTITUTE(LOWER([.$B$2]); [.K38]; &quot;&quot;))" office:value-type="float" office:value="1" calcext:value-type="float">
            <text:p>1</text:p>
          </table:table-cell>
          <table:table-cell table:formula="of:=LEN([.$B$2]) - LEN(SUBSTITUTE(LOWER([.$B$2]); [.L38]; &quot;&quot;))" office:value-type="float" office:value="3" calcext:value-type="float">
            <text:p>3</text:p>
          </table:table-cell>
          <table:table-cell table:formula="of:=LEN([.$B$2]) - LEN(SUBSTITUTE(LOWER([.$B$2]); [.M38]; &quot;&quot;))" office:value-type="float" office:value="0" calcext:value-type="float">
            <text:p>0</text:p>
          </table:table-cell>
          <table:table-cell table:formula="of:=LEN([.$B$2]) - LEN(SUBSTITUTE(LOWER([.$B$2]); [.N38]; &quot;&quot;))" office:value-type="float" office:value="30" calcext:value-type="float">
            <text:p>30</text:p>
          </table:table-cell>
          <table:table-cell table:formula="of:=LEN([.$B$2]) - LEN(SUBSTITUTE(LOWER([.$B$2]); [.O38]; &quot;&quot;))" office:value-type="float" office:value="8" calcext:value-type="float">
            <text:p>8</text:p>
          </table:table-cell>
          <table:table-cell table:formula="of:=LEN([.$B$2]) - LEN(SUBSTITUTE(LOWER([.$B$2]); [.P38]; &quot;&quot;))" office:value-type="float" office:value="5" calcext:value-type="float">
            <text:p>5</text:p>
          </table:table-cell>
          <table:table-cell table:formula="of:=LEN([.$B$2]) - LEN(SUBSTITUTE(LOWER([.$B$2]); [.Q38]; &quot;&quot;))" office:value-type="float" office:value="13" calcext:value-type="float">
            <text:p>13</text:p>
          </table:table-cell>
          <table:table-cell table:formula="of:=LEN([.$B$2]) - LEN(SUBSTITUTE(LOWER([.$B$2]); [.R38]; &quot;&quot;))" office:value-type="float" office:value="43" calcext:value-type="float">
            <text:p>43</text:p>
          </table:table-cell>
          <table:table-cell table:formula="of:=LEN([.$B$2]) - LEN(SUBSTITUTE(LOWER([.$B$2]); [.S38]; &quot;&quot;))" office:value-type="float" office:value="5" calcext:value-type="float">
            <text:p>5</text:p>
          </table:table-cell>
          <table:table-cell table:formula="of:=LEN([.$B$2]) - LEN(SUBSTITUTE(LOWER([.$B$2]); [.T38]; &quot;&quot;))" office:value-type="float" office:value="9" calcext:value-type="float">
            <text:p>9</text:p>
          </table:table-cell>
          <table:table-cell table:formula="of:=LEN([.$B$2]) - LEN(SUBSTITUTE(LOWER([.$B$2]); [.U38]; &quot;&quot;))" office:value-type="float" office:value="24" calcext:value-type="float">
            <text:p>24</text:p>
          </table:table-cell>
          <table:table-cell table:formula="of:=LEN([.$B$2]) - LEN(SUBSTITUTE(LOWER([.$B$2]); [.V38]; &quot;&quot;))" office:value-type="float" office:value="28" calcext:value-type="float">
            <text:p>28</text:p>
          </table:table-cell>
          <table:table-cell table:formula="of:=LEN([.$B$2]) - LEN(SUBSTITUTE(LOWER([.$B$2]); [.W38]; &quot;&quot;))" office:value-type="float" office:value="0" calcext:value-type="float">
            <text:p>0</text:p>
          </table:table-cell>
          <table:table-cell table:formula="of:=LEN([.$B$2]) - LEN(SUBSTITUTE(LOWER([.$B$2]); [.X38]; &quot;&quot;))" office:value-type="float" office:value="1" calcext:value-type="float">
            <text:p>1</text:p>
          </table:table-cell>
          <table:table-cell table:formula="of:=LEN([.$B$2]) - LEN(SUBSTITUTE(LOWER([.$B$2]); [.Y38]; &quot;&quot;))" office:value-type="float" office:value="9" calcext:value-type="float">
            <text:p>9</text:p>
          </table:table-cell>
          <table:table-cell table:formula="of:=LEN([.$B$2]) - LEN(SUBSTITUTE(LOWER([.$B$2]); [.Z38]; &quot;&quot;))" office:value-type="float" office:value="6" calcext:value-type="float">
            <text:p>6</text:p>
          </table:table-cell>
          <table:table-cell table:formula="of:=LEN([.$B$2]) - LEN(SUBSTITUTE(LOWER([.$B$2]); [.AA38]; &quot;&quot;))" office:value-type="float" office:value="24" calcext:value-type="float">
            <text:p>24</text:p>
          </table:table-cell>
          <table:table-cell/>
          <table:table-cell table:formula="of:=[.AC38]*[.B$6]" office:value-type="float" office:value="-53.5039802193771" calcext:value-type="float">
            <text:p>-53.5039802193771</text:p>
          </table:table-cell>
          <table:table-cell table:formula="of:=[.AD38]*[.C$6]" office:value-type="float" office:value="-12.6347798671108" calcext:value-type="float">
            <text:p>-12.6347798671108</text:p>
          </table:table-cell>
          <table:table-cell table:formula="of:=[.AE38]*[.D$6]" office:value-type="float" office:value="-0" calcext:value-type="float">
            <text:p>0</text:p>
          </table:table-cell>
          <table:table-cell table:formula="of:=[.AF38]*[.E$6]" office:value-type="float" office:value="-34.6688677915375" calcext:value-type="float">
            <text:p>-34.6688677915375</text:p>
          </table:table-cell>
          <table:table-cell table:formula="of:=[.AG38]*[.F$6]" office:value-type="float" office:value="-19.0077084477277" calcext:value-type="float">
            <text:p>-19.0077084477277</text:p>
          </table:table-cell>
          <table:table-cell table:formula="of:=[.AH38]*[.G$6]" office:value-type="float" office:value="-145.75267385186" calcext:value-type="float">
            <text:p>-145.75267385186</text:p>
          </table:table-cell>
          <table:table-cell table:formula="of:=[.AI38]*[.H$6]" office:value-type="float" office:value="-11.9225184864493" calcext:value-type="float">
            <text:p>-11.9225184864493</text:p>
          </table:table-cell>
          <table:table-cell table:formula="of:=[.AJ38]*[.I$6]" office:value-type="float" office:value="-16.2603481733475" calcext:value-type="float">
            <text:p>-16.2603481733475</text:p>
          </table:table-cell>
          <table:table-cell table:formula="of:=[.AK38]*[.J$6]" office:value-type="float" office:value="-29.6980562330374" calcext:value-type="float">
            <text:p>-29.6980562330374</text:p>
          </table:table-cell>
          <table:table-cell table:formula="of:=[.AL38]*[.K$6]" office:value-type="float" office:value="-6.85483651280521" calcext:value-type="float">
            <text:p>-6.85483651280521</text:p>
          </table:table-cell>
          <table:table-cell table:formula="of:=[.AM38]*[.L$6]" office:value-type="float" office:value="-14.247890786724" calcext:value-type="float">
            <text:p>-14.247890786724</text:p>
          </table:table-cell>
          <table:table-cell table:formula="of:=[.AN38]*[.M$6]" office:value-type="float" office:value="-0" calcext:value-type="float">
            <text:p>0</text:p>
          </table:table-cell>
          <table:table-cell table:formula="of:=[.AO38]*[.N$6]" office:value-type="float" office:value="-107.815479832124" calcext:value-type="float">
            <text:p>-107.815479832124</text:p>
          </table:table-cell>
          <table:table-cell table:formula="of:=[.AP38]*[.O$6]" office:value-type="float" office:value="-21.6327246520398" calcext:value-type="float">
            <text:p>-21.6327246520398</text:p>
          </table:table-cell>
          <table:table-cell table:formula="of:=[.AQ38]*[.P$6]" office:value-type="float" office:value="-12.5972790698537" calcext:value-type="float">
            <text:p>-12.5972790698537</text:p>
          </table:table-cell>
          <table:table-cell table:formula="of:=[.AR38]*[.Q$6]" office:value-type="float" office:value="-53.7265634714135" calcext:value-type="float">
            <text:p>-53.7265634714135</text:p>
          </table:table-cell>
          <table:table-cell table:formula="of:=[.AS38]*[.R$6]" office:value-type="float" office:value="-302.62651674853" calcext:value-type="float">
            <text:p>-302.62651674853</text:p>
          </table:table-cell>
          <table:table-cell table:formula="of:=[.AT38]*[.S$6]" office:value-type="float" office:value="-14.1016903777872" calcext:value-type="float">
            <text:p>-14.1016903777872</text:p>
          </table:table-cell>
          <table:table-cell table:formula="of:=[.AU38]*[.T$6]" office:value-type="float" office:value="-24.6571261006214" calcext:value-type="float">
            <text:p>-24.6571261006214</text:p>
          </table:table-cell>
          <table:table-cell table:formula="of:=[.AV38]*[.U$6]" office:value-type="float" office:value="-57.9392363548057" calcext:value-type="float">
            <text:p>-57.9392363548057</text:p>
          </table:table-cell>
          <table:table-cell table:formula="of:=[.AW38]*[.V$6]" office:value-type="float" office:value="-97.8499279854549" calcext:value-type="float">
            <text:p>-97.8499279854549</text:p>
          </table:table-cell>
          <table:table-cell table:formula="of:=[.AX38]*[.W$6]" office:value-type="float" office:value="-0" calcext:value-type="float">
            <text:p>0</text:p>
          </table:table-cell>
          <table:table-cell table:formula="of:=[.AY38]*[.X$6]" office:value-type="float" office:value="-3.70420378637937" calcext:value-type="float">
            <text:p>-3.70420378637937</text:p>
          </table:table-cell>
          <table:table-cell table:formula="of:=[.AZ38]*[.Y$6]" office:value-type="float" office:value="-60.6672319040033" calcext:value-type="float">
            <text:p>-60.6672319040033</text:p>
          </table:table-cell>
          <table:table-cell table:formula="of:=[.BA38]*[.Z$6]" office:value-type="float" office:value="-22.6774095300867" calcext:value-type="float">
            <text:p>-22.6774095300867</text:p>
          </table:table-cell>
          <table:table-cell table:formula="of:=[.BB38]*[.AA$6]" office:value-type="float" office:value="-179.194192444168" calcext:value-type="float">
            <text:p>-179.194192444168</text:p>
          </table:table-cell>
          <table:table-cell/>
          <table:table-cell table:formula="of:=SUM([.BD38:.CC38])" office:value-type="float" office:value="-1303.74124262724" calcext:value-type="float">
            <text:p>-1303.74124262724</text:p>
          </table:table-cell>
          <table:table-cell table:formula="of:=[.A38]"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C38]" office:value-type="string" office:string-value="a" calcext:value-type="string">
            <text:p>a</text:p>
          </table:table-cell>
          <table:table-cell table:formula="of:=[.D38]" office:value-type="string" office:string-value="b" calcext:value-type="string">
            <text:p>b</text:p>
          </table:table-cell>
          <table:table-cell table:formula="of:=[.E38]" office:value-type="string" office:string-value="c" calcext:value-type="string">
            <text:p>c</text:p>
          </table:table-cell>
          <table:table-cell table:formula="of:=[.F38]" office:value-type="string" office:string-value="d" calcext:value-type="string">
            <text:p>d</text:p>
          </table:table-cell>
          <table:table-cell table:formula="of:=[.G38]" office:value-type="string" office:string-value="e" calcext:value-type="string">
            <text:p>e</text:p>
          </table:table-cell>
          <table:table-cell table:formula="of:=[.H38]" office:value-type="string" office:string-value="f" calcext:value-type="string">
            <text:p>f</text:p>
          </table:table-cell>
          <table:table-cell table:formula="of:=[.I38]" office:value-type="string" office:string-value="g" calcext:value-type="string">
            <text:p>g</text:p>
          </table:table-cell>
          <table:table-cell table:formula="of:=[.J38]" office:value-type="string" office:string-value="h" calcext:value-type="string">
            <text:p>h</text:p>
          </table:table-cell>
          <table:table-cell table:formula="of:=[.K38]" office:value-type="string" office:string-value="i" calcext:value-type="string">
            <text:p>i</text:p>
          </table:table-cell>
          <table:table-cell table:formula="of:=[.L38]" office:value-type="string" office:string-value="j" calcext:value-type="string">
            <text:p>j</text:p>
          </table:table-cell>
          <table:table-cell table:formula="of:=[.M38]" office:value-type="string" office:string-value="k" calcext:value-type="string">
            <text:p>k</text:p>
          </table:table-cell>
          <table:table-cell table:formula="of:=[.N38]" office:value-type="string" office:string-value="l" calcext:value-type="string">
            <text:p>l</text:p>
          </table:table-cell>
          <table:table-cell table:formula="of:=[.O38]" office:value-type="string" office:string-value="m" calcext:value-type="string">
            <text:p>m</text:p>
          </table:table-cell>
          <table:table-cell table:formula="of:=[.P38]" office:value-type="string" office:string-value="n" calcext:value-type="string">
            <text:p>n</text:p>
          </table:table-cell>
          <table:table-cell table:formula="of:=[.Q38]" office:value-type="string" office:string-value="o" calcext:value-type="string">
            <text:p>o</text:p>
          </table:table-cell>
          <table:table-cell table:formula="of:=[.R38]" office:value-type="string" office:string-value="p" calcext:value-type="string">
            <text:p>p</text:p>
          </table:table-cell>
          <table:table-cell table:formula="of:=[.S38]" office:value-type="string" office:string-value="q" calcext:value-type="string">
            <text:p>q</text:p>
          </table:table-cell>
          <table:table-cell table:formula="of:=[.T38]" office:value-type="string" office:string-value="r" calcext:value-type="string">
            <text:p>r</text:p>
          </table:table-cell>
          <table:table-cell table:formula="of:=[.U38]" office:value-type="string" office:string-value="s" calcext:value-type="string">
            <text:p>s</text:p>
          </table:table-cell>
          <table:table-cell table:formula="of:=[.V38]" office:value-type="string" office:string-value="t" calcext:value-type="string">
            <text:p>t</text:p>
          </table:table-cell>
          <table:table-cell table:formula="of:=[.W38]" office:value-type="string" office:string-value="u" calcext:value-type="string">
            <text:p>u</text:p>
          </table:table-cell>
          <table:table-cell table:formula="of:=[.X38]" office:value-type="string" office:string-value="v" calcext:value-type="string">
            <text:p>v</text:p>
          </table:table-cell>
          <table:table-cell table:formula="of:=[.Y38]" office:value-type="string" office:string-value="w" calcext:value-type="string">
            <text:p>w</text:p>
          </table:table-cell>
          <table:table-cell table:formula="of:=[.Z38]" office:value-type="string" office:string-value="x" calcext:value-type="string">
            <text:p>x</text:p>
          </table:table-cell>
          <table:table-cell table:formula="of:=[.AA38]" office:value-type="string" office:string-value="y" calcext:value-type="string">
            <text:p>y</text:p>
          </table:table-cell>
          <table:table-cell table:formula="of:=[.B38]" office:value-type="string" office:string-value="z" calcext:value-type="string">
            <text:p>z</text:p>
          </table:table-cell>
          <table:table-cell/>
          <table:table-cell table:formula="of:=LEN([.$B$2]) - LEN(SUBSTITUTE(LOWER([.$B$2]); [.B39]; &quot;&quot;))" office:value-type="float" office:value="3" calcext:value-type="float">
            <text:p>3</text:p>
          </table:table-cell>
          <table:table-cell table:formula="of:=LEN([.$B$2]) - LEN(SUBSTITUTE(LOWER([.$B$2]); [.C39]; &quot;&quot;))" office:value-type="float" office:value="0" calcext:value-type="float">
            <text:p>0</text:p>
          </table:table-cell>
          <table:table-cell table:formula="of:=LEN([.$B$2]) - LEN(SUBSTITUTE(LOWER([.$B$2]); [.D39]; &quot;&quot;))" office:value-type="float" office:value="11" calcext:value-type="float">
            <text:p>11</text:p>
          </table:table-cell>
          <table:table-cell table:formula="of:=LEN([.$B$2]) - LEN(SUBSTITUTE(LOWER([.$B$2]); [.E39]; &quot;&quot;))" office:value-type="float" office:value="9" calcext:value-type="float">
            <text:p>9</text:p>
          </table:table-cell>
          <table:table-cell table:formula="of:=LEN([.$B$2]) - LEN(SUBSTITUTE(LOWER([.$B$2]); [.F39]; &quot;&quot;))" office:value-type="float" office:value="38" calcext:value-type="float">
            <text:p>38</text:p>
          </table:table-cell>
          <table:table-cell table:formula="of:=LEN([.$B$2]) - LEN(SUBSTITUTE(LOWER([.$B$2]); [.G39]; &quot;&quot;))" office:value-type="float" office:value="3" calcext:value-type="float">
            <text:p>3</text:p>
          </table:table-cell>
          <table:table-cell table:formula="of:=LEN([.$B$2]) - LEN(SUBSTITUTE(LOWER([.$B$2]); [.H39]; &quot;&quot;))" office:value-type="float" office:value="6" calcext:value-type="float">
            <text:p>6</text:p>
          </table:table-cell>
          <table:table-cell table:formula="of:=LEN([.$B$2]) - LEN(SUBSTITUTE(LOWER([.$B$2]); [.I39]; &quot;&quot;))" office:value-type="float" office:value="11" calcext:value-type="float">
            <text:p>11</text:p>
          </table:table-cell>
          <table:table-cell table:formula="of:=LEN([.$B$2]) - LEN(SUBSTITUTE(LOWER([.$B$2]); [.J39]; &quot;&quot;))" office:value-type="float" office:value="1" calcext:value-type="float">
            <text:p>1</text:p>
          </table:table-cell>
          <table:table-cell table:formula="of:=LEN([.$B$2]) - LEN(SUBSTITUTE(LOWER([.$B$2]); [.K39]; &quot;&quot;))" office:value-type="float" office:value="3" calcext:value-type="float">
            <text:p>3</text:p>
          </table:table-cell>
          <table:table-cell table:formula="of:=LEN([.$B$2]) - LEN(SUBSTITUTE(LOWER([.$B$2]); [.L39]; &quot;&quot;))" office:value-type="float" office:value="0" calcext:value-type="float">
            <text:p>0</text:p>
          </table:table-cell>
          <table:table-cell table:formula="of:=LEN([.$B$2]) - LEN(SUBSTITUTE(LOWER([.$B$2]); [.M39]; &quot;&quot;))" office:value-type="float" office:value="30" calcext:value-type="float">
            <text:p>30</text:p>
          </table:table-cell>
          <table:table-cell table:formula="of:=LEN([.$B$2]) - LEN(SUBSTITUTE(LOWER([.$B$2]); [.N39]; &quot;&quot;))" office:value-type="float" office:value="8" calcext:value-type="float">
            <text:p>8</text:p>
          </table:table-cell>
          <table:table-cell table:formula="of:=LEN([.$B$2]) - LEN(SUBSTITUTE(LOWER([.$B$2]); [.O39]; &quot;&quot;))" office:value-type="float" office:value="5" calcext:value-type="float">
            <text:p>5</text:p>
          </table:table-cell>
          <table:table-cell table:formula="of:=LEN([.$B$2]) - LEN(SUBSTITUTE(LOWER([.$B$2]); [.P39]; &quot;&quot;))" office:value-type="float" office:value="13" calcext:value-type="float">
            <text:p>13</text:p>
          </table:table-cell>
          <table:table-cell table:formula="of:=LEN([.$B$2]) - LEN(SUBSTITUTE(LOWER([.$B$2]); [.Q39]; &quot;&quot;))" office:value-type="float" office:value="43" calcext:value-type="float">
            <text:p>43</text:p>
          </table:table-cell>
          <table:table-cell table:formula="of:=LEN([.$B$2]) - LEN(SUBSTITUTE(LOWER([.$B$2]); [.R39]; &quot;&quot;))" office:value-type="float" office:value="5" calcext:value-type="float">
            <text:p>5</text:p>
          </table:table-cell>
          <table:table-cell table:formula="of:=LEN([.$B$2]) - LEN(SUBSTITUTE(LOWER([.$B$2]); [.S39]; &quot;&quot;))" office:value-type="float" office:value="9" calcext:value-type="float">
            <text:p>9</text:p>
          </table:table-cell>
          <table:table-cell table:formula="of:=LEN([.$B$2]) - LEN(SUBSTITUTE(LOWER([.$B$2]); [.T39]; &quot;&quot;))" office:value-type="float" office:value="24" calcext:value-type="float">
            <text:p>24</text:p>
          </table:table-cell>
          <table:table-cell table:formula="of:=LEN([.$B$2]) - LEN(SUBSTITUTE(LOWER([.$B$2]); [.U39]; &quot;&quot;))" office:value-type="float" office:value="28" calcext:value-type="float">
            <text:p>28</text:p>
          </table:table-cell>
          <table:table-cell table:formula="of:=LEN([.$B$2]) - LEN(SUBSTITUTE(LOWER([.$B$2]); [.V39]; &quot;&quot;))" office:value-type="float" office:value="0" calcext:value-type="float">
            <text:p>0</text:p>
          </table:table-cell>
          <table:table-cell table:formula="of:=LEN([.$B$2]) - LEN(SUBSTITUTE(LOWER([.$B$2]); [.W39]; &quot;&quot;))" office:value-type="float" office:value="1" calcext:value-type="float">
            <text:p>1</text:p>
          </table:table-cell>
          <table:table-cell table:formula="of:=LEN([.$B$2]) - LEN(SUBSTITUTE(LOWER([.$B$2]); [.X39]; &quot;&quot;))" office:value-type="float" office:value="9" calcext:value-type="float">
            <text:p>9</text:p>
          </table:table-cell>
          <table:table-cell table:formula="of:=LEN([.$B$2]) - LEN(SUBSTITUTE(LOWER([.$B$2]); [.Y39]; &quot;&quot;))" office:value-type="float" office:value="6" calcext:value-type="float">
            <text:p>6</text:p>
          </table:table-cell>
          <table:table-cell table:formula="of:=LEN([.$B$2]) - LEN(SUBSTITUTE(LOWER([.$B$2]); [.Z39]; &quot;&quot;))" office:value-type="float" office:value="24" calcext:value-type="float">
            <text:p>24</text:p>
          </table:table-cell>
          <table:table-cell table:formula="of:=LEN([.$B$2]) - LEN(SUBSTITUTE(LOWER([.$B$2]); [.AA39]; &quot;&quot;))" office:value-type="float" office:value="21" calcext:value-type="float">
            <text:p>21</text:p>
          </table:table-cell>
          <table:table-cell/>
          <table:table-cell table:formula="of:=[.AC39]*[.B$6]" office:value-type="float" office:value="-7.6434257456253" calcext:value-type="float">
            <text:p>-7.6434257456253</text:p>
          </table:table-cell>
          <table:table-cell table:formula="of:=[.AD39]*[.C$6]" office:value-type="float" office:value="-0" calcext:value-type="float">
            <text:p>0</text:p>
          </table:table-cell>
          <table:table-cell table:formula="of:=[.AE39]*[.D$6]" office:value-type="float" office:value="-41.7472409759566" calcext:value-type="float">
            <text:p>-41.7472409759566</text:p>
          </table:table-cell>
          <table:table-cell table:formula="of:=[.AF39]*[.E$6]" office:value-type="float" office:value="-28.3654372839852" calcext:value-type="float">
            <text:p>-28.3654372839852</text:p>
          </table:table-cell>
          <table:table-cell table:formula="of:=[.AG39]*[.F$6]" office:value-type="float" office:value="-80.254769001517" calcext:value-type="float">
            <text:p>-80.254769001517</text:p>
          </table:table-cell>
          <table:table-cell table:formula="of:=[.AH39]*[.G$6]" office:value-type="float" office:value="-11.5067900409363" calcext:value-type="float">
            <text:p>-11.5067900409363</text:p>
          </table:table-cell>
          <table:table-cell table:formula="of:=[.AI39]*[.H$6]" office:value-type="float" office:value="-23.8450369728986" calcext:value-type="float">
            <text:p>-23.8450369728986</text:p>
          </table:table-cell>
          <table:table-cell table:formula="of:=[.AJ39]*[.I$6]" office:value-type="float" office:value="-29.8106383178037" calcext:value-type="float">
            <text:p>-29.8106383178037</text:p>
          </table:table-cell>
          <table:table-cell table:formula="of:=[.AK39]*[.J$6]" office:value-type="float" office:value="-2.69982329391249" calcext:value-type="float">
            <text:p>-2.69982329391249</text:p>
          </table:table-cell>
          <table:table-cell table:formula="of:=[.AL39]*[.K$6]" office:value-type="float" office:value="-20.5645095384156" calcext:value-type="float">
            <text:p>-20.5645095384156</text:p>
          </table:table-cell>
          <table:table-cell table:formula="of:=[.AM39]*[.L$6]" office:value-type="float" office:value="-0" calcext:value-type="float">
            <text:p>0</text:p>
          </table:table-cell>
          <table:table-cell table:formula="of:=[.AN39]*[.M$6]" office:value-type="float" office:value="-95.5605313245444" calcext:value-type="float">
            <text:p>-95.5605313245444</text:p>
          </table:table-cell>
          <table:table-cell table:formula="of:=[.AO39]*[.N$6]" office:value-type="float" office:value="-28.7507946218997" calcext:value-type="float">
            <text:p>-28.7507946218997</text:p>
          </table:table-cell>
          <table:table-cell table:formula="of:=[.AP39]*[.O$6]" office:value-type="float" office:value="-13.5204529075249" calcext:value-type="float">
            <text:p>-13.5204529075249</text:p>
          </table:table-cell>
          <table:table-cell table:formula="of:=[.AQ39]*[.P$6]" office:value-type="float" office:value="-32.7529255816196" calcext:value-type="float">
            <text:p>-32.7529255816196</text:p>
          </table:table-cell>
          <table:table-cell table:formula="of:=[.AR39]*[.Q$6]" office:value-type="float" office:value="-177.710940713137" calcext:value-type="float">
            <text:p>-177.710940713137</text:p>
          </table:table-cell>
          <table:table-cell table:formula="of:=[.AS39]*[.R$6]" office:value-type="float" office:value="-35.1891298544802" calcext:value-type="float">
            <text:p>-35.1891298544802</text:p>
          </table:table-cell>
          <table:table-cell table:formula="of:=[.AT39]*[.S$6]" office:value-type="float" office:value="-25.383042680017" calcext:value-type="float">
            <text:p>-25.383042680017</text:p>
          </table:table-cell>
          <table:table-cell table:formula="of:=[.AU39]*[.T$6]" office:value-type="float" office:value="-65.7523362683238" calcext:value-type="float">
            <text:p>-65.7523362683238</text:p>
          </table:table-cell>
          <table:table-cell table:formula="of:=[.AV39]*[.U$6]" office:value-type="float" office:value="-67.5957757472733" calcext:value-type="float">
            <text:p>-67.5957757472733</text:p>
          </table:table-cell>
          <table:table-cell table:formula="of:=[.AW39]*[.V$6]" office:value-type="float" office:value="-0" calcext:value-type="float">
            <text:p>0</text:p>
          </table:table-cell>
          <table:table-cell table:formula="of:=[.AX39]*[.W$6]" office:value-type="float" office:value="-4.56322184589842" calcext:value-type="float">
            <text:p>-4.56322184589842</text:p>
          </table:table-cell>
          <table:table-cell table:formula="of:=[.AY39]*[.X$6]" office:value-type="float" office:value="-33.3378340774143" calcext:value-type="float">
            <text:p>-33.3378340774143</text:p>
          </table:table-cell>
          <table:table-cell table:formula="of:=[.AZ39]*[.Y$6]" office:value-type="float" office:value="-40.4448212693356" calcext:value-type="float">
            <text:p>-40.4448212693356</text:p>
          </table:table-cell>
          <table:table-cell table:formula="of:=[.BA39]*[.Z$6]" office:value-type="float" office:value="-90.7096381203467" calcext:value-type="float">
            <text:p>-90.7096381203467</text:p>
          </table:table-cell>
          <table:table-cell table:formula="of:=[.BB39]*[.AA$6]" office:value-type="float" office:value="-156.794918388647" calcext:value-type="float">
            <text:p>-156.794918388647</text:p>
          </table:table-cell>
          <table:table-cell/>
          <table:table-cell table:formula="of:=SUM([.BD39:.CC39])" office:value-type="float" office:value="-1114.50403457151" calcext:value-type="float">
            <text:p>-1114.50403457151</text:p>
          </table:table-cell>
          <table:table-cell table:formula="of:=[.A39]" office:value-type="float" office:value="26" calcext:value-type="float">
            <text:p>26</text:p>
          </table:table-cell>
          <table:table-cell table:number-columns-repeated="23"/>
        </table:table-row>
        <table:table-row table:style-name="ro1">
          <table:table-cell table:number-columns-repeated="107"/>
        </table:table-row>
        <table:table-row table:style-name="ro1">
          <table:table-cell table:number-columns-repeated="80"/>
          <table:table-cell office:value-type="string" calcext:value-type="string">
            <text:p>Hightest probability</text:p>
          </table:table-cell>
          <table:table-cell/>
          <table:table-cell table:formula="of:=MAX([.CE13:.CE39])" office:value-type="float" office:value="-885.764618622603" calcext:value-type="float">
            <text:p>-885.764618622603</text:p>
          </table:table-cell>
          <table:table-cell table:formula="of:=VLOOKUP([.CE41]; [.CE13:.CF39]; 2; 0)" office:value-type="float" office:value="11" calcext:value-type="float">
            <text:p>11</text:p>
          </table:table-cell>
          <table:table-cell table:number-columns-repeated="23"/>
        </table:table-row>
        <table:table-row table:style-name="ro1" table:number-rows-repeated="1048534">
          <table:table-cell table:number-columns-repeated="107"/>
        </table:table-row>
        <table:table-row table:style-name="ro1">
          <table:table-cell table:number-columns-repeated="107"/>
        </table:table-row>
      </table:table>
      <table:table table:name="Sheet2" table:style-name="ta1">
        <table:table-column table:style-name="co4" table:number-columns-repeated="7" table:default-cell-style-name="Default"/>
        <table:table-column table:style-name="co4" table:number-columns-repeated="2" table:default-cell-style-name="ce3"/>
        <table:table-column table:style-name="co4" table:number-columns-repeated="27" table:default-cell-style-name="Default"/>
        <table:table-row table:style-name="ro1" table:number-rows-repeated="2">
          <table:table-cell table:number-columns-repeated="7"/>
          <table:table-cell table:style-name="Default" table:number-columns-repeated="2"/>
          <table:table-cell table:number-columns-repeated="27"/>
        </table:table-row>
        <table:table-row table:style-name="ro1">
          <table:table-cell table:number-columns-repeated="3"/>
          <table:table-cell office:value-type="string" calcext:value-type="string">
            <text:p>Letter</text:p>
          </table:table-cell>
          <table:table-cell office:value-type="string" calcext:value-type="string">
            <text:p>Sample count</text:p>
          </table:table-cell>
          <table:table-cell/>
          <table:table-cell office:value-type="string" calcext:value-type="string">
            <text:p>ln(P(letter)</text:p>
          </table:table-cell>
          <table:table-cell table:style-name="Default" office:value-type="string" calcext:value-type="string">
            <text:p>log10(P(letter))</text:p>
          </table:table-cell>
          <table:table-cell table:style-name="Default"/>
          <table:table-cell table:number-columns-repeated="27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27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float" office:value="489107" calcext:value-type="float">
            <text:p>489107</text:p>
          </table:table-cell>
          <table:table-cell/>
          <table:table-cell table:formula="of:=LN([.E5]/SUM([.E$5:.E$30]))" office:value-type="float" office:value="-2.5478085818751" calcext:value-type="float">
            <text:p>-2.5478085818751</text:p>
          </table:table-cell>
          <table:table-cell table:formula="of:=LOG10([.E5]/SUM([.E$5:.E$30]))" office:value-type="float" office:value="-1.1064992080541" calcext:value-type="float">
            <text:p>-1.1064992080541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 office:value-type="float" office:value="92647" calcext:value-type="float">
            <text:p>92647</text:p>
          </table:table-cell>
          <table:table-cell/>
          <table:table-cell table:formula="of:=LN([.E6]/SUM([.E$5:.E$30]))" office:value-type="float" office:value="-4.21159328903695" calcext:value-type="float">
            <text:p>-4.21159328903695</text:p>
          </table:table-cell>
          <table:table-cell table:formula="of:=LOG10([.E6]/SUM([.E$5:.E$30]))" office:value-type="float" office:value="-1.82907172544951" calcext:value-type="float">
            <text:p>-1.82907172544951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c</text:p>
          </table:table-cell>
          <table:table-cell office:value-type="float" office:value="140497" calcext:value-type="float">
            <text:p>140497</text:p>
          </table:table-cell>
          <table:table-cell/>
          <table:table-cell table:formula="of:=LN([.E7]/SUM([.E$5:.E$30]))" office:value-type="float" office:value="-3.79520372508696" calcext:value-type="float">
            <text:p>-3.79520372508696</text:p>
          </table:table-cell>
          <table:table-cell table:formula="of:=LOG10([.E7]/SUM([.E$5:.E$30]))" office:value-type="float" office:value="-1.64823603550393" calcext:value-type="float">
            <text:p>-1.64823603550393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d</text:p>
          </table:table-cell>
          <table:table-cell office:value-type="float" office:value="267381" calcext:value-type="float">
            <text:p>267381</text:p>
          </table:table-cell>
          <table:table-cell/>
          <table:table-cell table:formula="of:=LN([.E8]/SUM([.E$5:.E$30]))" office:value-type="float" office:value="-3.15171525377613" calcext:value-type="float">
            <text:p>-3.15171525377613</text:p>
          </table:table-cell>
          <table:table-cell table:formula="of:=LOG10([.E8]/SUM([.E$5:.E$30]))" office:value-type="float" office:value="-1.36877254324528" calcext:value-type="float">
            <text:p>-1.36877254324528</text:p>
          </table:table-cell>
          <table:table-cell/>
          <table:table-cell office:value-type="string" calcext:value-type="string">
            <text:p>ln</text:p>
          </table:table-cell>
          <table:table-cell office:value-type="float" office:value="-2.5478085818751" calcext:value-type="float">
            <text:p>-2.5478085818751</text:p>
          </table:table-cell>
          <table:table-cell office:value-type="float" office:value="-4.21159328903695" calcext:value-type="float">
            <text:p>-4.21159328903695</text:p>
          </table:table-cell>
          <table:table-cell office:value-type="float" office:value="-3.79520372508696" calcext:value-type="float">
            <text:p>-3.79520372508696</text:p>
          </table:table-cell>
          <table:table-cell office:value-type="float" office:value="-3.15171525377613" calcext:value-type="float">
            <text:p>-3.15171525377613</text:p>
          </table:table-cell>
          <table:table-cell office:value-type="float" office:value="-2.11196760530308" calcext:value-type="float">
            <text:p>-2.11196760530308</text:p>
          </table:table-cell>
          <table:table-cell office:value-type="float" office:value="-3.83559668031211" calcext:value-type="float">
            <text:p>-3.83559668031211</text:p>
          </table:table-cell>
          <table:table-cell office:value-type="float" office:value="-3.97417282881644" calcext:value-type="float">
            <text:p>-3.97417282881644</text:p>
          </table:table-cell>
          <table:table-cell office:value-type="float" office:value="-2.71005802889124" calcext:value-type="float">
            <text:p>-2.71005802889124</text:p>
          </table:table-cell>
          <table:table-cell office:value-type="float" office:value="-2.69982329391249" calcext:value-type="float">
            <text:p>-2.69982329391249</text:p>
          </table:table-cell>
          <table:table-cell office:value-type="float" office:value="-6.85483651280521" calcext:value-type="float">
            <text:p>-6.85483651280521</text:p>
          </table:table-cell>
          <table:table-cell office:value-type="float" office:value="-4.749296928908" calcext:value-type="float">
            <text:p>-4.749296928908</text:p>
          </table:table-cell>
          <table:table-cell office:value-type="float" office:value="-3.18535104415148" calcext:value-type="float">
            <text:p>-3.18535104415148</text:p>
          </table:table-cell>
          <table:table-cell office:value-type="float" office:value="-3.59384932773747" calcext:value-type="float">
            <text:p>-3.59384932773747</text:p>
          </table:table-cell>
          <table:table-cell office:value-type="float" office:value="-2.70409058150498" calcext:value-type="float">
            <text:p>-2.70409058150498</text:p>
          </table:table-cell>
          <table:table-cell office:value-type="float" office:value="-2.51945581397074" calcext:value-type="float">
            <text:p>-2.51945581397074</text:p>
          </table:table-cell>
          <table:table-cell office:value-type="float" office:value="-4.13281257472412" calcext:value-type="float">
            <text:p>-4.13281257472412</text:p>
          </table:table-cell>
          <table:table-cell office:value-type="float" office:value="-7.03782597089605" calcext:value-type="float">
            <text:p>-7.03782597089605</text:p>
          </table:table-cell>
          <table:table-cell office:value-type="float" office:value="-2.82033807555745" calcext:value-type="float">
            <text:p>-2.82033807555745</text:p>
          </table:table-cell>
          <table:table-cell office:value-type="float" office:value="-2.73968067784683" calcext:value-type="float">
            <text:p>-2.73968067784683</text:p>
          </table:table-cell>
          <table:table-cell office:value-type="float" office:value="-2.4141348481169" calcext:value-type="float">
            <text:p>-2.4141348481169</text:p>
          </table:table-cell>
          <table:table-cell office:value-type="float" office:value="-3.49464028519482" calcext:value-type="float">
            <text:p>-3.49464028519482</text:p>
          </table:table-cell>
          <table:table-cell office:value-type="float" office:value="-4.56322184589842" calcext:value-type="float">
            <text:p>-4.56322184589842</text:p>
          </table:table-cell>
          <table:table-cell office:value-type="float" office:value="-3.70420378637937" calcext:value-type="float">
            <text:p>-3.70420378637937</text:p>
          </table:table-cell>
          <table:table-cell office:value-type="float" office:value="-6.74080354488926" calcext:value-type="float">
            <text:p>-6.74080354488926</text:p>
          </table:table-cell>
          <table:table-cell office:value-type="float" office:value="-3.77956825501445" calcext:value-type="float">
            <text:p>-3.77956825501445</text:p>
          </table:table-cell>
          <table:table-cell office:value-type="float" office:value="-7.46642468517366" calcext:value-type="float">
            <text:p>-7.4664246851736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</text:p>
          </table:table-cell>
          <table:table-cell office:value-type="float" office:value="756288" calcext:value-type="float">
            <text:p>756288</text:p>
          </table:table-cell>
          <table:table-cell/>
          <table:table-cell table:formula="of:=LN([.E9]/SUM([.E$5:.E$30]))" office:value-type="float" office:value="-2.11196760530308" calcext:value-type="float">
            <text:p>-2.11196760530308</text:p>
          </table:table-cell>
          <table:table-cell table:formula="of:=LOG10([.E9]/SUM([.E$5:.E$30]))" office:value-type="float" office:value="-0.917215876941552" calcext:value-type="float">
            <text:p>-0.917215876941552</text:p>
          </table:table-cell>
          <table:table-cell/>
          <table:table-cell office:value-type="string" calcext:value-type="string">
            <text:p>log10</text:p>
          </table:table-cell>
          <table:table-cell office:value-type="float" office:value="-1.1064992080541" calcext:value-type="float">
            <text:p>-1.1064992080541</text:p>
          </table:table-cell>
          <table:table-cell office:value-type="float" office:value="-1.82907172544951" calcext:value-type="float">
            <text:p>-1.82907172544951</text:p>
          </table:table-cell>
          <table:table-cell office:value-type="float" office:value="-1.64823603550393" calcext:value-type="float">
            <text:p>-1.64823603550393</text:p>
          </table:table-cell>
          <table:table-cell office:value-type="float" office:value="-1.36877254324528" calcext:value-type="float">
            <text:p>-1.36877254324528</text:p>
          </table:table-cell>
          <table:table-cell office:value-type="float" office:value="-0.917215876941552" calcext:value-type="float">
            <text:p>-0.917215876941552</text:p>
          </table:table-cell>
          <table:table-cell office:value-type="float" office:value="-1.66577847306598" calcext:value-type="float">
            <text:p>-1.66577847306598</text:p>
          </table:table-cell>
          <table:table-cell office:value-type="float" office:value="-1.72596132968482" calcext:value-type="float">
            <text:p>-1.72596132968482</text:p>
          </table:table-cell>
          <table:table-cell office:value-type="float" office:value="-1.17696324758507" calcext:value-type="float">
            <text:p>-1.17696324758507</text:p>
          </table:table-cell>
          <table:table-cell office:value-type="float" office:value="-1.17251835866006" calcext:value-type="float">
            <text:p>-1.17251835866006</text:p>
          </table:table-cell>
          <table:table-cell office:value-type="float" office:value="-2.97701767186023" calcext:value-type="float">
            <text:p>-2.97701767186023</text:p>
          </table:table-cell>
          <table:table-cell office:value-type="float" office:value="-2.06259344914481" calcext:value-type="float">
            <text:p>-2.06259344914481</text:p>
          </table:table-cell>
          <table:table-cell office:value-type="float" office:value="-1.38338038139975" calcext:value-type="float">
            <text:p>-1.38338038139975</text:p>
          </table:table-cell>
          <table:table-cell office:value-type="float" office:value="-1.56078893182809" calcext:value-type="float">
            <text:p>-1.56078893182809</text:p>
          </table:table-cell>
          <table:table-cell office:value-type="float" office:value="-1.17437161811417" calcext:value-type="float">
            <text:p>-1.17437161811417</text:p>
          </table:table-cell>
          <table:table-cell office:value-type="float" office:value="-1.09418575740656" calcext:value-type="float">
            <text:p>-1.09418575740656</text:p>
          </table:table-cell>
          <table:table-cell office:value-type="float" office:value="-1.79485769594305" calcext:value-type="float">
            <text:p>-1.79485769594305</text:p>
          </table:table-cell>
          <table:table-cell office:value-type="float" office:value="-3.05648898375555" calcext:value-type="float">
            <text:p>-3.05648898375555</text:p>
          </table:table-cell>
          <table:table-cell office:value-type="float" office:value="-1.22485726331624" calcext:value-type="float">
            <text:p>-1.22485726331624</text:p>
          </table:table-cell>
          <table:table-cell office:value-type="float" office:value="-1.18982820056584" calcext:value-type="float">
            <text:p>-1.18982820056584</text:p>
          </table:table-cell>
          <table:table-cell office:value-type="float" office:value="-1.04844544310752" calcext:value-type="float">
            <text:p>-1.04844544310752</text:p>
          </table:table-cell>
          <table:table-cell office:value-type="float" office:value="-1.51770299209692" calcext:value-type="float">
            <text:p>-1.51770299209692</text:p>
          </table:table-cell>
          <table:table-cell office:value-type="float" office:value="-1.98178206737405" calcext:value-type="float">
            <text:p>-1.98178206737405</text:p>
          </table:table-cell>
          <table:table-cell office:value-type="float" office:value="-1.60871526426969" calcext:value-type="float">
            <text:p>-1.60871526426969</text:p>
          </table:table-cell>
          <table:table-cell office:value-type="float" office:value="-2.92749378313928" calcext:value-type="float">
            <text:p>-2.92749378313928</text:p>
          </table:table-cell>
          <table:table-cell office:value-type="float" office:value="-1.64144563712948" calcext:value-type="float">
            <text:p>-1.64144563712948</text:p>
          </table:table-cell>
          <table:table-cell office:value-type="float" office:value="-3.24262704031714" calcext:value-type="float">
            <text:p>-3.2426270403171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</text:p>
          </table:table-cell>
          <table:table-cell office:value-type="float" office:value="134935" calcext:value-type="float">
            <text:p>134935</text:p>
          </table:table-cell>
          <table:table-cell/>
          <table:table-cell table:formula="of:=LN([.E10]/SUM([.E$5:.E$30]))" office:value-type="float" office:value="-3.83559668031211" calcext:value-type="float">
            <text:p>-3.83559668031211</text:p>
          </table:table-cell>
          <table:table-cell table:formula="of:=LOG10([.E10]/SUM([.E$5:.E$30]))" office:value-type="float" office:value="-1.66577847306598" calcext:value-type="float">
            <text:p>-1.66577847306598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g</text:p>
          </table:table-cell>
          <table:table-cell office:value-type="float" office:value="117474" calcext:value-type="float">
            <text:p>117474</text:p>
          </table:table-cell>
          <table:table-cell/>
          <table:table-cell table:formula="of:=LN([.E11]/SUM([.E$5:.E$30]))" office:value-type="float" office:value="-3.97417282881644" calcext:value-type="float">
            <text:p>-3.97417282881644</text:p>
          </table:table-cell>
          <table:table-cell table:formula="of:=LOG10([.E11]/SUM([.E$5:.E$30]))" office:value-type="float" office:value="-1.72596132968482" calcext:value-type="float">
            <text:p>-1.72596132968482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h</text:p>
          </table:table-cell>
          <table:table-cell office:value-type="float" office:value="415853" calcext:value-type="float">
            <text:p>415853</text:p>
          </table:table-cell>
          <table:table-cell/>
          <table:table-cell table:formula="of:=LN([.E12]/SUM([.E$5:.E$30]))" office:value-type="float" office:value="-2.71005802889124" calcext:value-type="float">
            <text:p>-2.71005802889124</text:p>
          </table:table-cell>
          <table:table-cell table:formula="of:=LOG10([.E12]/SUM([.E$5:.E$30]))" office:value-type="float" office:value="-1.17696324758507" calcext:value-type="float">
            <text:p>-1.17696324758507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i</text:p>
          </table:table-cell>
          <table:table-cell office:value-type="float" office:value="420131" calcext:value-type="float">
            <text:p>420131</text:p>
          </table:table-cell>
          <table:table-cell/>
          <table:table-cell table:formula="of:=LN([.E13]/SUM([.E$5:.E$30]))" office:value-type="float" office:value="-2.69982329391249" calcext:value-type="float">
            <text:p>-2.69982329391249</text:p>
          </table:table-cell>
          <table:table-cell table:formula="of:=LOG10([.E13]/SUM([.E$5:.E$30]))" office:value-type="float" office:value="-1.17251835866006" calcext:value-type="float">
            <text:p>-1.17251835866006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j</text:p>
          </table:table-cell>
          <table:table-cell office:value-type="float" office:value="6590" calcext:value-type="float">
            <text:p>6590</text:p>
          </table:table-cell>
          <table:table-cell/>
          <table:table-cell table:formula="of:=LN([.E14]/SUM([.E$5:.E$30]))" office:value-type="float" office:value="-6.85483651280521" calcext:value-type="float">
            <text:p>-6.85483651280521</text:p>
          </table:table-cell>
          <table:table-cell table:formula="of:=LOG10([.E14]/SUM([.E$5:.E$30]))" office:value-type="float" office:value="-2.97701767186023" calcext:value-type="float">
            <text:p>-2.97701767186023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k</text:p>
          </table:table-cell>
          <table:table-cell office:value-type="float" office:value="54114" calcext:value-type="float">
            <text:p>54114</text:p>
          </table:table-cell>
          <table:table-cell/>
          <table:table-cell table:formula="of:=LN([.E15]/SUM([.E$5:.E$30]))" office:value-type="float" office:value="-4.749296928908" calcext:value-type="float">
            <text:p>-4.749296928908</text:p>
          </table:table-cell>
          <table:table-cell table:formula="of:=LOG10([.E15]/SUM([.E$5:.E$30]))" office:value-type="float" office:value="-2.06259344914481" calcext:value-type="float">
            <text:p>-2.06259344914481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l</text:p>
          </table:table-cell>
          <table:table-cell office:value-type="float" office:value="258537" calcext:value-type="float">
            <text:p>258537</text:p>
          </table:table-cell>
          <table:table-cell/>
          <table:table-cell table:formula="of:=LN([.E16]/SUM([.E$5:.E$30]))" office:value-type="float" office:value="-3.18535104415148" calcext:value-type="float">
            <text:p>-3.18535104415148</text:p>
          </table:table-cell>
          <table:table-cell table:formula="of:=LOG10([.E16]/SUM([.E$5:.E$30]))" office:value-type="float" office:value="-1.38338038139975" calcext:value-type="float">
            <text:p>-1.38338038139975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m</text:p>
          </table:table-cell>
          <table:table-cell office:value-type="float" office:value="171836" calcext:value-type="float">
            <text:p>171836</text:p>
          </table:table-cell>
          <table:table-cell/>
          <table:table-cell table:formula="of:=LN([.E17]/SUM([.E$5:.E$30]))" office:value-type="float" office:value="-3.59384932773747" calcext:value-type="float">
            <text:p>-3.59384932773747</text:p>
          </table:table-cell>
          <table:table-cell table:formula="of:=LOG10([.E17]/SUM([.E$5:.E$30]))" office:value-type="float" office:value="-1.56078893182809" calcext:value-type="float">
            <text:p>-1.56078893182809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n</text:p>
          </table:table-cell>
          <table:table-cell office:value-type="float" office:value="418342" calcext:value-type="float">
            <text:p>418342</text:p>
          </table:table-cell>
          <table:table-cell/>
          <table:table-cell table:formula="of:=LN([.E18]/SUM([.E$5:.E$30]))" office:value-type="float" office:value="-2.70409058150498" calcext:value-type="float">
            <text:p>-2.70409058150498</text:p>
          </table:table-cell>
          <table:table-cell table:formula="of:=LOG10([.E18]/SUM([.E$5:.E$30]))" office:value-type="float" office:value="-1.17437161811417" calcext:value-type="float">
            <text:p>-1.17437161811417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o</text:p>
          </table:table-cell>
          <table:table-cell office:value-type="float" office:value="503173" calcext:value-type="float">
            <text:p>503173</text:p>
          </table:table-cell>
          <table:table-cell/>
          <table:table-cell table:formula="of:=LN([.E19]/SUM([.E$5:.E$30]))" office:value-type="float" office:value="-2.51945581397074" calcext:value-type="float">
            <text:p>-2.51945581397074</text:p>
          </table:table-cell>
          <table:table-cell table:formula="of:=LOG10([.E19]/SUM([.E$5:.E$30]))" office:value-type="float" office:value="-1.09418575740656" calcext:value-type="float">
            <text:p>-1.09418575740656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p</text:p>
          </table:table-cell>
          <table:table-cell office:value-type="float" office:value="100241" calcext:value-type="float">
            <text:p>100241</text:p>
          </table:table-cell>
          <table:table-cell/>
          <table:table-cell table:formula="of:=LN([.E20]/SUM([.E$5:.E$30]))" office:value-type="float" office:value="-4.13281257472412" calcext:value-type="float">
            <text:p>-4.13281257472412</text:p>
          </table:table-cell>
          <table:table-cell table:formula="of:=LOG10([.E20]/SUM([.E$5:.E$30]))" office:value-type="float" office:value="-1.79485769594305" calcext:value-type="float">
            <text:p>-1.79485769594305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q</text:p>
          </table:table-cell>
          <table:table-cell office:value-type="float" office:value="5488" calcext:value-type="float">
            <text:p>5488</text:p>
          </table:table-cell>
          <table:table-cell/>
          <table:table-cell table:formula="of:=LN([.E21]/SUM([.E$5:.E$30]))" office:value-type="float" office:value="-7.03782597089605" calcext:value-type="float">
            <text:p>-7.03782597089605</text:p>
          </table:table-cell>
          <table:table-cell table:formula="of:=LOG10([.E21]/SUM([.E$5:.E$30]))" office:value-type="float" office:value="-3.05648898375555" calcext:value-type="float">
            <text:p>-3.05648898375555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r</text:p>
          </table:table-cell>
          <table:table-cell office:value-type="float" office:value="372431" calcext:value-type="float">
            <text:p>372431</text:p>
          </table:table-cell>
          <table:table-cell/>
          <table:table-cell table:formula="of:=LN([.E22]/SUM([.E$5:.E$30]))" office:value-type="float" office:value="-2.82033807555745" calcext:value-type="float">
            <text:p>-2.82033807555745</text:p>
          </table:table-cell>
          <table:table-cell table:formula="of:=LOG10([.E22]/SUM([.E$5:.E$30]))" office:value-type="float" office:value="-1.22485726331624" calcext:value-type="float">
            <text:p>-1.22485726331624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s</text:p>
          </table:table-cell>
          <table:table-cell office:value-type="float" office:value="403715" calcext:value-type="float">
            <text:p>403715</text:p>
          </table:table-cell>
          <table:table-cell/>
          <table:table-cell table:formula="of:=LN([.E23]/SUM([.E$5:.E$30]))" office:value-type="float" office:value="-2.73968067784683" calcext:value-type="float">
            <text:p>-2.73968067784683</text:p>
          </table:table-cell>
          <table:table-cell table:formula="of:=LOG10([.E23]/SUM([.E$5:.E$30]))" office:value-type="float" office:value="-1.18982820056584" calcext:value-type="float">
            <text:p>-1.18982820056584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t</text:p>
          </table:table-cell>
          <table:table-cell office:value-type="float" office:value="559059" calcext:value-type="float">
            <text:p>559059</text:p>
          </table:table-cell>
          <table:table-cell/>
          <table:table-cell table:formula="of:=LN([.E24]/SUM([.E$5:.E$30]))" office:value-type="float" office:value="-2.4141348481169" calcext:value-type="float">
            <text:p>-2.4141348481169</text:p>
          </table:table-cell>
          <table:table-cell table:formula="of:=LOG10([.E24]/SUM([.E$5:.E$30]))" office:value-type="float" office:value="-1.04844544310752" calcext:value-type="float">
            <text:p>-1.04844544310752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u</text:p>
          </table:table-cell>
          <table:table-cell office:value-type="float" office:value="189758" calcext:value-type="float">
            <text:p>189758</text:p>
          </table:table-cell>
          <table:table-cell/>
          <table:table-cell table:formula="of:=LN([.E25]/SUM([.E$5:.E$30]))" office:value-type="float" office:value="-3.49464028519482" calcext:value-type="float">
            <text:p>-3.49464028519482</text:p>
          </table:table-cell>
          <table:table-cell table:formula="of:=LOG10([.E25]/SUM([.E$5:.E$30]))" office:value-type="float" office:value="-1.51770299209692" calcext:value-type="float">
            <text:p>-1.51770299209692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v</text:p>
          </table:table-cell>
          <table:table-cell office:value-type="float" office:value="65181" calcext:value-type="float">
            <text:p>65181</text:p>
          </table:table-cell>
          <table:table-cell/>
          <table:table-cell table:formula="of:=LN([.E26]/SUM([.E$5:.E$30]))" office:value-type="float" office:value="-4.56322184589842" calcext:value-type="float">
            <text:p>-4.56322184589842</text:p>
          </table:table-cell>
          <table:table-cell table:formula="of:=LOG10([.E26]/SUM([.E$5:.E$30]))" office:value-type="float" office:value="-1.98178206737405" calcext:value-type="float">
            <text:p>-1.98178206737405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w</text:p>
          </table:table-cell>
          <table:table-cell office:value-type="float" office:value="153882" calcext:value-type="float">
            <text:p>153882</text:p>
          </table:table-cell>
          <table:table-cell/>
          <table:table-cell table:formula="of:=LN([.E27]/SUM([.E$5:.E$30]))" office:value-type="float" office:value="-3.70420378637937" calcext:value-type="float">
            <text:p>-3.70420378637937</text:p>
          </table:table-cell>
          <table:table-cell table:formula="of:=LOG10([.E27]/SUM([.E$5:.E$30]))" office:value-type="float" office:value="-1.60871526426969" calcext:value-type="float">
            <text:p>-1.60871526426969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float" office:value="7386" calcext:value-type="float">
            <text:p>7386</text:p>
          </table:table-cell>
          <table:table-cell/>
          <table:table-cell table:formula="of:=LN([.E28]/SUM([.E$5:.E$30]))" office:value-type="float" office:value="-6.74080354488926" calcext:value-type="float">
            <text:p>-6.74080354488926</text:p>
          </table:table-cell>
          <table:table-cell table:formula="of:=LOG10([.E28]/SUM([.E$5:.E$30]))" office:value-type="float" office:value="-2.92749378313928" calcext:value-type="float">
            <text:p>-2.92749378313928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 office:value-type="float" office:value="142711" calcext:value-type="float">
            <text:p>142711</text:p>
          </table:table-cell>
          <table:table-cell/>
          <table:table-cell table:formula="of:=LN([.E29]/SUM([.E$5:.E$30]))" office:value-type="float" office:value="-3.77956825501445" calcext:value-type="float">
            <text:p>-3.77956825501445</text:p>
          </table:table-cell>
          <table:table-cell table:formula="of:=LOG10([.E29]/SUM([.E$5:.E$30]))" office:value-type="float" office:value="-1.64144563712948" calcext:value-type="float">
            <text:p>-1.64144563712948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z</text:p>
          </table:table-cell>
          <table:table-cell office:value-type="float" office:value="3575" calcext:value-type="float">
            <text:p>3575</text:p>
          </table:table-cell>
          <table:table-cell/>
          <table:table-cell table:formula="of:=LN([.E30]/SUM([.E$5:.E$30]))" office:value-type="float" office:value="-7.46642468517366" calcext:value-type="float">
            <text:p>-7.46642468517366</text:p>
          </table:table-cell>
          <table:table-cell table:formula="of:=LOG10([.E30]/SUM([.E$5:.E$30]))" office:value-type="float" office:value="-3.24262704031714" calcext:value-type="float">
            <text:p>-3.24262704031714</text:p>
          </table:table-cell>
          <table:table-cell table:number-columns-repeated="28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27"/>
        </table:table-row>
        <table:table-row table:style-name="ro1">
          <table:table-cell table:number-columns-repeated="4"/>
          <table:table-cell table:formula="of:=SUM([.E5:.E30])" office:value-type="float" office:value="6250332" calcext:value-type="float">
            <text:p>6250332</text:p>
          </table:table-cell>
          <table:table-cell table:number-columns-repeated="2"/>
          <table:table-cell table:style-name="Default" table:number-columns-repeated="2"/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il Smith</meta:initial-creator>
    <meta:creation-date>2017-10-05T08:50:25.161686229</meta:creation-date>
    <dc:date>2017-10-05T09:42:02.875091488</dc:date>
    <dc:creator>Neil Smith</dc:creator>
    <meta:editing-duration>PT8M52S</meta:editing-duration>
    <meta:editing-cycles>5</meta:editing-cycles>
    <meta:generator>LibreOffice/5.3.1.2$Linux_X86_64 LibreOffice_project/30m0$Build-2</meta:generator>
    <meta:document-statistic meta:table-count="2" meta:cell-count="2494" meta:object-count="0"/>
  </office:meta>
</office:document-meta>
</file>